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Arial-BoldMT" svg:font-family="Arial-BoldMT" style:font-family-generic="roman"/>
    <style:font-face style:name="Arial-ItalicMT" svg:font-family="Arial-ItalicMT" style:font-family-generic="roman"/>
    <style:font-face style:name="Courier New" svg:font-family="'Courier New'" style:font-family-generic="roman"/>
    <style:font-face style:name="CourierNewPS-BoldMT" svg:font-family="CourierNewPS-BoldMT" style:font-family-generic="roman"/>
    <style:font-face style:name="CourierNewPSMT" svg:font-family="CourierNewPSMT" style:font-family-generic="roman"/>
    <style:font-face style:name="Liberation Sans" svg:font-family="'Liberation Sans'" style:font-family-generic="roman"/>
    <style:font-face style:name="Liberation Serif" svg:font-family="'Liberation Serif'" style:font-family-generic="roman"/>
    <style:font-face style:name="OpenSymbol" svg:font-family="OpenSymbol" style:font-family-generic="roman"/>
    <style:font-face style:name="Times New Roman" svg:font-family="'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Liberation Sans1" svg:font-family="'Liberation Sans'"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BoldMT1" svg:font-family="Arial-BoldMT" style:font-family-generic="system" style:font-pitch="variable"/>
    <style:font-face style:name="Courier New2" svg:font-family="'Courier New'" style:font-family-generic="system" style:font-pitch="variable"/>
    <style:font-face style:name="CourierNewPS-BoldMT1" svg:font-family="CourierNewPS-BoldMT" style:font-family-generic="system" style:font-pitch="variable"/>
    <style:font-face style:name="CourierNewPSMT1" svg:font-family="CourierNewPSMT"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BoldMT1" svg:font-family="TimesNewRomanPS-BoldMT" style:font-family-generic="system" style:font-pitch="variable"/>
    <style:font-face style:name="TimesNewRomanPSMT1" svg:font-family="TimesNewRomanPSMT"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in" fo:margin-right="0in" fo:margin-top="0in" fo:margin-bottom="0in" loext:contextual-spacing="false" fo:line-height="100%" fo:text-align="start" style:justify-single-word="false" fo:keep-together="always" fo:orphans="0" fo:widows="0" fo:hyphenation-ladder-count="no-limit" fo:text-indent="0in" style:auto-text-indent="false" fo:keep-with-next="always" style:writing-mode="lr-tb">
        <style:tab-stops>
          <style:tab-stop style:position="3in" style:type="center"/>
          <style:tab-stop style:position="6in" style:type="right"/>
        </style:tab-stops>
      </style:paragraph-properties>
      <style:text-properties fo:color="#000000" style:font-name="Liberation Serif" fo:font-size="12pt" fo:language="en" fo:country="US" style:letter-kerning="true" style:font-name-asian="Liberation Sans2" style:font-size-asian="12pt" style:language-asian="hi" style:country-asian="IN" fo:hyphenate="false" fo:hyphenation-remain-char-count="2" fo:hyphenation-push-char-count="2"/>
    </style:style>
    <style:style style:name="P2" style:family="paragraph" style:parent-style-name="Footer">
      <style:paragraph-properties fo:margin-left="0in" fo:margin-right="0in" fo:margin-top="0in" fo:margin-bottom="0in" loext:contextual-spacing="false" fo:line-height="100%" fo:text-align="start" style:justify-single-word="false" fo:keep-together="always" fo:orphans="0" fo:widows="0" fo:hyphenation-ladder-count="no-limit" fo:text-indent="0in" style:auto-text-indent="false" fo:keep-with-next="always" style:writing-mode="lr-tb">
        <style:tab-stops>
          <style:tab-stop style:position="3in" style:type="center"/>
          <style:tab-stop style:position="6in" style:type="right"/>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in" fo:margin-bottom="0.0835in" loext:contextual-spacing="false" fo:line-height="100%" fo:keep-together="auto" fo:text-indent="0in" style:auto-text-indent="false" fo:keep-with-next="auto"/>
    </style:style>
    <style:style style:name="P4" style:family="paragraph" style:parent-style-name="Standard">
      <style:paragraph-properties fo:margin-left="0in" fo:margin-right="0in" fo:margin-top="0in" fo:margin-bottom="0.0835in" loext:contextual-spacing="false" fo:line-height="100%" fo:keep-together="auto" fo:text-indent="0in" style:auto-text-indent="false" fo:keep-with-next="auto"/>
      <style:text-properties officeooo:paragraph-rsid="0039c4ef"/>
    </style:style>
    <style:style style:name="P5" style:family="paragraph" style:parent-style-name="Standard">
      <style:paragraph-properties fo:margin-left="0in" fo:margin-right="0in" fo:margin-top="0in" fo:margin-bottom="0.0835in" loext:contextual-spacing="false" fo:line-height="100%" fo:keep-together="auto" fo:text-indent="0in" style:auto-text-indent="false" fo:keep-with-next="auto"/>
      <style:text-properties fo:color="#000000" style:font-name="Times New Roman" fo:font-size="12pt" fo:language="en" fo:country="US" style:letter-kerning="true" style:font-name-asian="Times New Roman2" style:font-size-asian="12pt" style:language-asian="hi" style:country-asian="IN" style:font-name-complex="Times New Roman2"/>
    </style:style>
    <style:style style:name="P6" style:family="paragraph" style:parent-style-name="Standard">
      <style:paragraph-properties fo:margin-left="0in" fo:margin-right="0in" fo:margin-top="0in" fo:margin-bottom="0.0835in" loext:contextual-spacing="false" fo:line-height="100%" fo:keep-together="auto" fo:text-indent="0in" style:auto-text-indent="false" fo:keep-with-next="auto"/>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7" style:family="paragraph" style:parent-style-name="Standard">
      <style:paragraph-properties fo:margin-left="0in" fo:margin-right="0in" fo:margin-top="0in" fo:margin-bottom="0.0835in" loext:contextual-spacing="false" fo:line-height="100%" fo:keep-together="auto" fo:text-indent="0in" style:auto-text-indent="false" fo:keep-with-next="auto"/>
      <style:text-properties fo:color="#000000" style:font-name="Courier New" fo:font-size="10.5pt" fo:language="en" fo:country="US" fo:font-weight="bold" style:letter-kerning="true" style:font-name-asian="Courier New2" style:font-size-asian="10.5pt" style:language-asian="hi" style:country-asian="IN" style:font-weight-asian="bold" style:font-name-complex="Courier New2"/>
    </style:style>
    <style:style style:name="P8" style:family="paragraph" style:parent-style-name="Standard" style:master-page-name="">
      <style:paragraph-properties fo:margin-left="0in" fo:margin-right="0in" fo:margin-top="0in" fo:margin-bottom="0.0835in" loext:contextual-spacing="false" fo:line-height="100%" fo:keep-together="auto" fo:text-indent="0in" style:auto-text-indent="false" style:page-number="auto" fo:keep-with-next="auto"/>
    </style:style>
    <style:style style:name="P9" style:family="paragraph" style:parent-style-name="Standard" style:master-page-name="">
      <style:paragraph-properties fo:margin-left="0in" fo:margin-right="0in" fo:margin-top="0in" fo:margin-bottom="0.0835in" loext:contextual-spacing="false" fo:line-height="100%" fo:keep-together="auto" fo:text-indent="0in" style:auto-text-indent="false" style:page-number="auto" fo:keep-with-next="auto"/>
      <style:text-properties officeooo:paragraph-rsid="00b72b93"/>
    </style:style>
    <style:style style:name="P10" style:family="paragraph" style:parent-style-name="Standard">
      <style:paragraph-properties fo:margin-left="0in" fo:margin-right="0in" fo:margin-top="0in" fo:margin-bottom="0.0835in" loext:contextual-spacing="false" fo:line-height="100%" fo:text-indent="0in" style:auto-text-indent="false"/>
      <style:text-properties fo:color="#000000" style:font-name="Times New Roman" fo:font-size="12pt" fo:language="en" fo:country="US" officeooo:paragraph-rsid="00a2588b" style:letter-kerning="true" style:font-name-asian="Times New Roman2" style:font-size-asian="12pt" style:language-asian="hi" style:country-asian="IN" style:font-name-complex="Times New Roman2"/>
    </style:style>
    <style:style style:name="P11" style:family="paragraph" style:parent-style-name="Standard">
      <style:paragraph-properties fo:margin-left="0in" fo:margin-right="0in" fo:line-height="100%" fo:text-indent="0in" style:auto-text-indent="false"/>
    </style:style>
    <style:style style:name="P12" style:family="paragraph" style:parent-style-name="Text_20_body_20__28_user_29_">
      <style:paragraph-properties fo:margin-left="0in" fo:margin-right="0in" fo:line-height="100%" fo:keep-together="auto" fo:text-indent="0in" style:auto-text-indent="false" fo:keep-with-next="auto"/>
    </style:style>
    <style:style style:name="P13" style:family="paragraph" style:parent-style-name="Text_20_body_20__28_user_29_">
      <style:paragraph-properties fo:margin-left="0in" fo:margin-right="0in" fo:line-height="100%" fo:keep-together="auto" fo:text-indent="0in" style:auto-text-indent="false" fo:keep-with-next="auto"/>
      <style:text-properties fo:color="#000000" style:font-name="Courier New" fo:font-size="11pt" fo:language="en" fo:country="US" fo:font-weight="bold" style:letter-kerning="true" style:font-name-asian="Courier New2" style:font-size-asian="11pt" style:language-asian="hi" style:country-asian="IN" style:font-weight-asian="bold" style:font-name-complex="Courier New2" style:font-size-complex="11pt"/>
    </style:style>
    <style:style style:name="P14" style:family="paragraph" style:parent-style-name="Text_20_body_20__28_user_29_">
      <style:paragraph-properties fo:margin-left="0in" fo:margin-right="0in" fo:line-height="100%" fo:keep-together="auto" fo:text-indent="0in" style:auto-text-indent="false" fo:keep-with-next="auto"/>
      <style:text-properties fo:color="#000000" style:font-name="Times New Roman" fo:font-size="12pt" fo:language="en" fo:country="US" style:letter-kerning="true" style:font-name-asian="Times New Roman2" style:font-size-asian="12pt" style:language-asian="hi" style:country-asian="IN" style:font-name-complex="Times New Roman2"/>
    </style:style>
    <style:style style:name="P15" style:family="paragraph" style:parent-style-name="Standard">
      <style:paragraph-properties fo:margin-left="0in" fo:margin-right="0in" fo:line-height="100%" fo:keep-together="auto" fo:orphans="2" fo:widows="2" fo:text-indent="0in" style:auto-text-indent="false" fo:keep-with-next="auto"/>
      <style:text-properties fo:color="#000000" style:font-name="Times New Roman" fo:font-size="12pt" fo:language="en" fo:country="US" style:letter-kerning="true" style:font-name-asian="Times New Roman2" style:font-size-asian="12pt" style:language-asian="hi" style:country-asian="IN" style:font-name-complex="Times New Roman2"/>
    </style:style>
    <style:style style:name="P16" style:family="paragraph" style:parent-style-name="Text_20_body">
      <style:paragraph-properties fo:margin-left="0in" fo:margin-right="0in" fo:line-height="120%" fo:text-align="center" style:justify-single-word="false" fo:text-indent="0in" style:auto-text-indent="false"/>
    </style:style>
    <style:style style:name="P17" style:family="paragraph" style:parent-style-name="Text_20_body_20__28_user_29_" style:master-page-name="">
      <style:paragraph-properties fo:margin-left="0in" fo:margin-right="0in" fo:line-height="100%" fo:keep-together="auto" fo:text-indent="0in" style:auto-text-indent="false" style:page-number="auto" fo:keep-with-next="auto"/>
    </style:style>
    <style:style style:name="P18" style:family="paragraph" style:parent-style-name="Text_20_body_20__28_user_29_" style:master-page-name="">
      <style:paragraph-properties fo:margin-left="0in" fo:margin-right="0in" fo:line-height="100%" fo:keep-together="auto" fo:text-indent="0in" style:auto-text-indent="false" style:page-number="auto" fo:keep-with-next="auto"/>
      <style:text-properties officeooo:paragraph-rsid="002fdb0a"/>
    </style:style>
    <style:style style:name="P19" style:family="paragraph" style:parent-style-name="Text_20_body_20__28_user_29_" style:master-page-name="">
      <style:paragraph-properties fo:margin-left="0in" fo:margin-right="0in" fo:line-height="100%" fo:keep-together="auto" fo:text-indent="0in" style:auto-text-indent="false" style:page-number="auto" fo:keep-with-next="auto"/>
      <style:text-properties fo:color="#000000" style:font-name="Times New Roman" fo:font-size="12pt" fo:language="en" fo:country="US" style:letter-kerning="true" style:font-name-asian="Times New Roman2" style:font-size-asian="12pt" style:language-asian="hi" style:country-asian="IN" style:font-name-complex="Times New Roman2"/>
    </style:style>
    <style:style style:name="P20" style:family="paragraph" style:parent-style-name="Text_20_body_20__28_user_29_" style:master-page-name="">
      <style:paragraph-properties fo:margin-left="0in" fo:margin-right="0in" fo:line-height="100%" fo:keep-together="auto" fo:orphans="0" fo:widows="0" fo:text-indent="0in" style:auto-text-indent="false" style:page-number="auto" fo:keep-with-next="auto"/>
      <style:text-properties fo:color="#000000" style:font-name="Times New Roman" fo:font-size="12pt" fo:language="en" fo:country="US" style:letter-kerning="true" style:font-name-asian="Times New Roman2" style:font-size-asian="12pt" style:language-asian="hi" style:country-asian="IN" style:font-name-complex="Times New Roman2"/>
    </style:style>
    <style:style style:name="P21" style:family="paragraph" style:parent-style-name="Text_20_body_20__28_user_29_" style:master-page-name="">
      <style:paragraph-properties fo:margin-left="0in" fo:margin-right="0in" fo:line-height="100%" fo:text-indent="0in" style:auto-text-indent="false" style:page-number="auto" fo:keep-with-next="auto"/>
      <style:text-properties fo:color="#000000" style:font-name="Courier New" fo:font-size="11pt" fo:language="en" fo:country="US" fo:font-weight="bold" style:letter-kerning="true" style:font-name-asian="Courier New2" style:font-size-asian="11pt" style:language-asian="hi" style:country-asian="IN" style:font-weight-asian="bold" style:font-name-complex="Courier New2" style:font-size-complex="11pt"/>
    </style:style>
    <style:style style:name="P22" style:family="paragraph" style:parent-style-name="Text_20_body_20__28_user_29_" style:master-page-name="">
      <style:paragraph-properties fo:margin-left="0in" fo:margin-right="0in" fo:line-height="100%" fo:keep-together="auto" fo:text-indent="0in" style:auto-text-indent="false" style:page-number="auto" fo:keep-with-next="auto"/>
      <style:text-properties officeooo:rsid="002fdb0a" officeooo:paragraph-rsid="002fdb0a"/>
    </style:style>
    <style:style style:name="P23" style:family="paragraph" style:parent-style-name="Standard">
      <style:paragraph-properties fo:margin-left="0.5in" fo:margin-right="0in" fo:margin-top="0in" fo:margin-bottom="0.0835in" loext:contextual-spacing="false" fo:line-height="100%" fo:keep-together="auto" fo:text-indent="0in" style:auto-text-indent="false" fo:keep-with-next="auto">
        <style:tab-stops>
          <style:tab-stop style:position="3in"/>
        </style:tab-stops>
      </style:paragraph-properties>
    </style:style>
    <style:style style:name="P24" style:family="paragraph" style:parent-style-name="Standard">
      <style:paragraph-properties fo:margin-left="0.5in" fo:margin-right="0in" fo:margin-top="0in" fo:margin-bottom="0.0835in" loext:contextual-spacing="false" fo:line-height="100%" fo:keep-together="auto" fo:text-indent="0in" style:auto-text-indent="false" fo:keep-with-next="auto">
        <style:tab-stops>
          <style:tab-stop style:position="3in"/>
        </style:tab-stops>
      </style:paragraph-properties>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25" style:family="paragraph" style:parent-style-name="Text_20_body">
      <style:paragraph-properties fo:margin-left="0.5in" fo:margin-right="0in" fo:margin-top="0in" fo:margin-bottom="0.0835in" loext:contextual-spacing="false" fo:line-height="120%" fo:keep-together="auto" fo:text-indent="0in" style:auto-text-indent="false" fo:keep-with-next="auto">
        <style:tab-stops>
          <style:tab-stop style:position="3in"/>
        </style:tab-stops>
      </style:paragraph-properties>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26" style:family="paragraph" style:parent-style-name="Standard" style:master-page-name="">
      <style:paragraph-properties fo:margin-left="0.5in" fo:margin-right="0in" fo:margin-top="0in" fo:margin-bottom="0.0835in" loext:contextual-spacing="false" fo:line-height="100%" fo:keep-together="auto" fo:text-indent="0in" style:auto-text-indent="false" style:page-number="auto" fo:keep-with-next="auto">
        <style:tab-stops>
          <style:tab-stop style:position="3in"/>
        </style:tab-stops>
      </style:paragraph-properties>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27" style:family="paragraph" style:parent-style-name="Text_20_body" style:master-page-name="">
      <style:paragraph-properties fo:line-height="120%" fo:keep-together="auto" style:page-number="auto" fo:keep-with-next="auto"/>
    </style:style>
    <style:style style:name="P28" style:family="paragraph" style:parent-style-name="Text_20_body" style:master-page-name="">
      <style:paragraph-properties fo:line-height="120%" fo:keep-together="auto" style:page-number="auto" fo:keep-with-next="auto"/>
      <style:text-properties officeooo:paragraph-rsid="003eff66"/>
    </style:style>
    <style:style style:name="P29" style:family="paragraph" style:parent-style-name="Text_20_body" style:master-page-name="">
      <style:paragraph-properties fo:line-height="120%" fo:keep-together="auto" style:page-number="auto" fo:keep-with-next="auto"/>
      <style:text-properties officeooo:paragraph-rsid="00577557"/>
    </style:style>
    <style:style style:name="P30" style:family="paragraph" style:parent-style-name="Text_20_body" style:master-page-name="">
      <style:paragraph-properties fo:line-height="120%" style:page-number="auto" fo:keep-with-next="auto"/>
      <style:text-properties officeooo:paragraph-rsid="006b9470"/>
    </style:style>
    <style:style style:name="P31" style:family="paragraph" style:parent-style-name="Text_20_body" style:master-page-name="">
      <style:paragraph-properties fo:line-height="120%" fo:keep-together="auto" style:page-number="auto" fo:keep-with-next="auto"/>
      <style:text-properties fo:color="#000000" style:font-name="Times New Roman" fo:font-size="12pt" fo:language="en" fo:country="US" style:letter-kerning="true" style:font-name-asian="Times New Roman2" style:font-size-asian="12pt" style:language-asian="hi" style:country-asian="IN"/>
    </style:style>
    <style:style style:name="P32" style:family="paragraph" style:parent-style-name="Text_20_body" style:master-page-name="">
      <style:paragraph-properties fo:line-height="120%" fo:keep-together="auto" style:page-number="auto" fo:keep-with-next="auto"/>
      <style:text-properties fo:color="#000000" style:font-name="Times New Roman" fo:font-size="12pt" fo:language="en" fo:country="US" officeooo:rsid="0031cf62" officeooo:paragraph-rsid="0031cf62" style:letter-kerning="true" style:font-name-asian="Times New Roman2" style:font-size-asian="12pt" style:language-asian="hi" style:country-asian="IN"/>
    </style:style>
    <style:style style:name="P33" style:family="paragraph" style:parent-style-name="Text_20_body" style:master-page-name="">
      <style:paragraph-properties fo:line-height="120%" fo:keep-together="auto" style:page-number="auto" fo:keep-with-next="auto"/>
      <style:text-properties fo:color="#000000" style:font-name="Times New Roman" fo:font-size="12pt" fo:language="en" fo:country="US" style:letter-kerning="true" style:font-name-asian="Liberation Serif1" style:font-size-asian="12pt" style:language-asian="hi" style:country-asian="IN"/>
    </style:style>
    <style:style style:name="P34" style:family="paragraph" style:parent-style-name="Text_20_body" style:master-page-name="">
      <style:paragraph-properties fo:line-height="120%" fo:keep-together="auto" style:page-number="auto" fo:keep-with-next="auto"/>
      <style:text-properties fo:color="#000000" style:font-name="Times New Roman" fo:font-size="12pt" fo:language="en" fo:country="US" style:letter-kerning="true" style:font-name-asian="TimesNewRomanPSMT1" style:font-size-asian="12pt" style:language-asian="hi" style:country-asian="IN" style:font-name-complex="Times New Roman2"/>
    </style:style>
    <style:style style:name="P35" style:family="paragraph" style:parent-style-name="Text_20_body" style:master-page-name="">
      <style:paragraph-properties fo:line-height="120%" fo:keep-together="auto" style:page-number="auto" fo:keep-with-next="auto"/>
      <style:text-properties fo:color="#000000" style:font-name="Times New Roman" fo:font-size="12pt" fo:language="en" fo:country="US" fo:font-weight="bold" style:letter-kerning="true" style:font-name-asian="Times New Roman2" style:font-size-asian="12pt" style:language-asian="hi" style:country-asian="IN" style:font-weight-asian="bold"/>
    </style:style>
    <style:style style:name="P36" style:family="paragraph" style:parent-style-name="Text_20_body" style:master-page-name="">
      <style:paragraph-properties fo:line-height="120%" fo:keep-together="auto" style:page-number="auto" fo:keep-with-next="auto"/>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37" style:family="paragraph" style:parent-style-name="Text_20_body" style:master-page-name="">
      <style:paragraph-properties fo:line-height="120%" fo:keep-together="auto" style:page-number="auto" fo:keep-with-next="auto"/>
      <style:text-properties fo:color="#000000" style:font-name="Courier New" fo:font-size="12pt" fo:language="en" fo:country="US" fo:font-weight="bold" style:letter-kerning="true" style:font-name-asian="Times New Roman2" style:font-size-asian="12pt" style:language-asian="hi" style:country-asian="IN" style:font-weight-asian="bold" style:font-name-complex="Courier New2"/>
    </style:style>
    <style:style style:name="P38" style:family="paragraph" style:parent-style-name="Text_20_body" style:master-page-name="">
      <style:paragraph-properties fo:line-height="120%" fo:keep-together="auto" style:page-number="auto" fo:keep-with-next="auto"/>
      <style:text-properties officeooo:rsid="004efb01" officeooo:paragraph-rsid="006b9470"/>
    </style:style>
    <style:style style:name="P39" style:family="paragraph" style:parent-style-name="Text_20_body_20__28_user_29_" style:master-page-name="">
      <style:paragraph-properties fo:text-align="center" style:justify-single-word="false" fo:keep-together="auto" style:page-number="auto" fo:keep-with-next="auto"/>
    </style:style>
    <style:style style:name="P40" style:family="paragraph" style:parent-style-name="Standard" style:master-page-name="">
      <style:paragraph-properties fo:line-height="100%" fo:keep-together="auto" style:page-number="auto" fo:keep-with-next="auto"/>
      <style:text-properties fo:color="#000000" style:font-name="Courier New" fo:font-size="8pt" fo:language="en" fo:country="US" fo:font-weight="bold" style:letter-kerning="true" style:font-name-asian="Liberation Serif1" style:font-size-asian="8pt" style:language-asian="hi" style:country-asian="IN" style:font-weight-asian="bold" style:font-name-complex="Courier New2"/>
    </style:style>
    <style:style style:name="P41" style:family="paragraph" style:parent-style-name="Standard" style:master-page-name="">
      <style:paragraph-properties fo:line-height="100%" fo:keep-together="auto" style:page-number="auto" fo:keep-with-next="auto"/>
      <style:text-properties fo:color="#000000" style:font-name="Courier New" fo:font-size="10pt" fo:language="en" fo:country="US" fo:font-weight="bold" style:letter-kerning="true" style:font-name-asian="Liberation Serif1" style:font-size-asian="10pt" style:language-asian="hi" style:country-asian="IN" style:font-weight-asian="bold" style:font-name-complex="Courier New2"/>
    </style:style>
    <style:style style:name="P42" style:family="paragraph" style:parent-style-name="Text_20_body" style:master-page-name="">
      <style:paragraph-properties fo:line-height="120%" fo:keep-together="auto" style:page-number="auto" fo:keep-with-next="always"/>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43" style:family="paragraph" style:parent-style-name="Text_20_body" style:master-page-name="">
      <style:paragraph-properties fo:line-height="120%" fo:keep-together="auto" style:page-number="auto"/>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44" style:family="paragraph" style:parent-style-name="Text_20_body" style:master-page-name="">
      <style:paragraph-properties fo:line-height="120%" style:page-number="auto"/>
      <style:text-properties fo:color="#000000" style:font-name="Times New Roman" fo:font-size="12pt" fo:language="en" fo:country="US" officeooo:paragraph-rsid="00587b7d" style:letter-kerning="true" style:font-name-asian="Times New Roman2" style:font-size-asian="12pt" style:language-asian="hi" style:country-asian="IN"/>
    </style:style>
    <style:style style:name="P45" style:family="paragraph" style:parent-style-name="Text_20_body" style:master-page-name="">
      <style:paragraph-properties fo:line-height="120%" style:page-number="auto"/>
      <style:text-properties officeooo:paragraph-rsid="0043d405"/>
    </style:style>
    <style:style style:name="P46" style:family="paragraph" style:parent-style-name="Text_20_body" style:master-page-name="">
      <style:paragraph-properties fo:line-height="120%" style:page-number="auto"/>
      <style:text-properties officeooo:paragraph-rsid="00dd69c8"/>
    </style:style>
    <style:style style:name="P47" style:family="paragraph" style:parent-style-name="Standard">
      <style:paragraph-properties fo:line-height="100%" fo:keep-together="auto" fo:keep-with-next="auto"/>
      <style:text-properties fo:color="#000000" style:font-name="Courier New" fo:font-size="8pt" fo:language="en" fo:country="US" fo:font-weight="bold" style:letter-kerning="true" style:font-name-asian="Liberation Serif1" style:font-size-asian="8pt" style:language-asian="hi" style:country-asian="IN" style:font-weight-asian="bold" style:font-name-complex="Courier New2"/>
    </style:style>
    <style:style style:name="P48" style:family="paragraph" style:parent-style-name="Standard">
      <style:paragraph-properties fo:line-height="100%" fo:keep-together="auto" fo:keep-with-next="auto"/>
      <style:text-properties fo:color="#000000" style:font-name="Courier New" fo:font-size="10pt" fo:language="en" fo:country="US" fo:font-weight="bold" style:letter-kerning="true" style:font-name-asian="Liberation Serif1" style:font-size-asian="10pt" style:language-asian="hi" style:country-asian="IN" style:font-weight-asian="bold" style:font-name-complex="Courier New2"/>
    </style:style>
    <style:style style:name="P49" style:family="paragraph" style:parent-style-name="Standard">
      <style:paragraph-properties fo:line-height="100%" fo:keep-together="auto" fo:keep-with-next="auto"/>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50" style:family="paragraph" style:parent-style-name="Standard">
      <style:paragraph-properties fo:line-height="100%" fo:keep-together="auto" fo:keep-with-next="auto"/>
    </style:style>
    <style:style style:name="P51" style:family="paragraph" style:parent-style-name="Text_20_body">
      <style:paragraph-properties fo:line-height="120%" fo:keep-together="auto" fo:keep-with-next="auto"/>
    </style:style>
    <style:style style:name="P52" style:family="paragraph" style:parent-style-name="Text_20_body">
      <style:paragraph-properties fo:line-height="120%" fo:keep-together="auto" fo:keep-with-next="auto"/>
      <style:text-properties officeooo:paragraph-rsid="0029d1dd"/>
    </style:style>
    <style:style style:name="P53" style:family="paragraph" style:parent-style-name="Text_20_body">
      <style:paragraph-properties fo:line-height="120%" fo:keep-together="auto" fo:keep-with-next="auto"/>
      <style:text-properties officeooo:paragraph-rsid="00577557"/>
    </style:style>
    <style:style style:name="P54" style:family="paragraph" style:parent-style-name="Text_20_body">
      <style:paragraph-properties fo:line-height="120%" fo:keep-together="auto" fo:keep-with-next="auto"/>
      <style:text-properties officeooo:paragraph-rsid="00587b7d"/>
    </style:style>
    <style:style style:name="P55" style:family="paragraph" style:parent-style-name="Text_20_body">
      <style:paragraph-properties fo:line-height="120%" fo:keep-together="auto" fo:keep-with-next="auto"/>
      <style:text-properties officeooo:paragraph-rsid="006b6ab1"/>
    </style:style>
    <style:style style:name="P56" style:family="paragraph" style:parent-style-name="Text_20_body">
      <style:paragraph-properties fo:line-height="120%" fo:keep-together="auto" fo:keep-with-next="auto"/>
      <style:text-properties officeooo:paragraph-rsid="006f3f8d"/>
    </style:style>
    <style:style style:name="P57" style:family="paragraph" style:parent-style-name="Text_20_body">
      <style:paragraph-properties fo:line-height="120%" fo:keep-together="auto" fo:keep-with-next="auto"/>
      <style:text-properties officeooo:paragraph-rsid="004a8094"/>
    </style:style>
    <style:style style:name="P58" style:family="paragraph" style:parent-style-name="Text_20_body">
      <style:paragraph-properties fo:line-height="120%" fo:keep-together="auto" fo:keep-with-next="auto"/>
      <style:text-properties officeooo:paragraph-rsid="00dc9e62"/>
    </style:style>
    <style:style style:name="P59" style:family="paragraph" style:parent-style-name="Text_20_body">
      <style:paragraph-properties fo:line-height="120%" fo:keep-together="auto" fo:keep-with-next="auto"/>
      <style:text-properties officeooo:paragraph-rsid="00e9febf"/>
    </style:style>
    <style:style style:name="P60" style:family="paragraph" style:parent-style-name="Text_20_body">
      <style:paragraph-properties fo:line-height="120%" fo:keep-with-next="auto"/>
      <style:text-properties officeooo:paragraph-rsid="006b9470"/>
    </style:style>
    <style:style style:name="P61" style:family="paragraph" style:parent-style-name="Text_20_body">
      <style:paragraph-properties fo:line-height="120%" fo:keep-with-next="auto"/>
      <style:text-properties officeooo:paragraph-rsid="006d0228"/>
    </style:style>
    <style:style style:name="P62" style:family="paragraph" style:parent-style-name="Text_20_body">
      <style:paragraph-properties fo:line-height="120%" fo:keep-together="auto" fo:keep-with-next="auto"/>
      <style:text-properties fo:color="#000000" style:font-name="Times New Roman" fo:font-size="12pt" fo:language="en" fo:country="US" style:letter-kerning="true" style:font-name-asian="Liberation Serif1" style:font-size-asian="12pt" style:language-asian="hi" style:country-asian="IN"/>
    </style:style>
    <style:style style:name="P63" style:family="paragraph" style:parent-style-name="Text_20_body">
      <style:paragraph-properties fo:line-height="120%" fo:keep-together="auto" fo:keep-with-next="auto"/>
      <style:text-properties fo:color="#000000" style:font-name="Times New Roman" fo:font-size="12pt" fo:language="en" fo:country="US" style:letter-kerning="true" style:font-name-asian="Times New Roman2" style:font-size-asian="12pt" style:language-asian="hi" style:country-asian="IN"/>
    </style:style>
    <style:style style:name="P64" style:family="paragraph" style:parent-style-name="Text_20_body">
      <style:paragraph-properties fo:line-height="120%" fo:keep-together="auto" fo:keep-with-next="auto"/>
      <style:text-properties fo:color="#000000" style:font-name="Times New Roman" fo:font-size="12pt" fo:language="en" fo:country="US" officeooo:paragraph-rsid="0053fc0f" style:letter-kerning="true" style:font-name-asian="Times New Roman2" style:font-size-asian="12pt" style:language-asian="hi" style:country-asian="IN"/>
    </style:style>
    <style:style style:name="P65" style:family="paragraph" style:parent-style-name="Text_20_body">
      <style:paragraph-properties fo:line-height="120%" fo:keep-together="auto" fo:keep-with-next="auto"/>
      <style:text-properties fo:color="#000000" style:font-name="Times New Roman" fo:font-size="12pt" fo:language="en" fo:country="US" officeooo:paragraph-rsid="00569fd5" style:letter-kerning="true" style:font-name-asian="Times New Roman2" style:font-size-asian="12pt" style:language-asian="hi" style:country-asian="IN"/>
    </style:style>
    <style:style style:name="P66" style:family="paragraph" style:parent-style-name="Text_20_body">
      <style:paragraph-properties fo:line-height="120%" fo:keep-together="auto" fo:keep-with-next="auto"/>
      <style:text-properties fo:color="#000000" style:font-name="Times New Roman" fo:font-size="12pt" fo:language="en" fo:country="US" style:letter-kerning="true" style:font-name-asian="TimesNewRomanPSMT1" style:font-size-asian="12pt" style:language-asian="hi" style:country-asian="IN" style:font-name-complex="Times New Roman2"/>
    </style:style>
    <style:style style:name="P67" style:family="paragraph" style:parent-style-name="Text_20_body">
      <style:paragraph-properties fo:line-height="120%" fo:keep-together="auto" fo:keep-with-next="auto"/>
      <style:text-properties fo:color="#000000" style:font-name="Times New Roman" fo:font-size="12pt" fo:language="en" fo:country="US" fo:font-weight="bold" style:letter-kerning="true" style:font-name-asian="Times New Roman2" style:font-size-asian="12pt" style:language-asian="hi" style:country-asian="IN" style:font-weight-asian="bold"/>
    </style:style>
    <style:style style:name="P68" style:family="paragraph" style:parent-style-name="Text_20_body">
      <style:paragraph-properties fo:line-height="120%" fo:text-align="center" style:justify-single-word="false" fo:keep-together="auto" fo:keep-with-next="auto"/>
      <style:text-properties fo:color="#000000" style:font-name="Times New Roman" fo:font-size="12pt" fo:language="en" fo:country="US" fo:font-weight="bold" style:letter-kerning="true" style:font-name-asian="Liberation Serif1" style:font-size-asian="12pt" style:language-asian="hi" style:country-asian="IN" style:font-weight-asian="bold"/>
    </style:style>
    <style:style style:name="P69" style:family="paragraph" style:parent-style-name="Text_20_body">
      <style:paragraph-properties fo:line-height="120%" fo:keep-together="auto" fo:keep-with-next="auto"/>
      <style:text-properties fo:color="#000000" style:font-name="Times New Roman" fo:font-size="12pt" fo:language="en" fo:country="US" fo:font-weight="normal" style:letter-kerning="true" style:font-name-asian="Times New Roman2" style:font-size-asian="12pt" style:language-asian="hi" style:country-asian="IN" style:font-weight-asian="normal"/>
    </style:style>
    <style:style style:name="P70" style:family="paragraph" style:parent-style-name="Text_20_body">
      <style:paragraph-properties fo:line-height="120%" fo:keep-together="auto" fo:keep-with-next="auto"/>
      <style:text-properties fo:color="#000000" style:font-name="Courier New" fo:font-size="9pt" fo:language="en" fo:country="US" fo:font-weight="bold" style:letter-kerning="true" style:font-name-asian="Courier New2" style:font-size-asian="9pt" style:language-asian="hi" style:country-asian="IN" style:font-weight-asian="bold" style:font-name-complex="Courier New2"/>
    </style:style>
    <style:style style:name="P71" style:family="paragraph" style:parent-style-name="Text_20_body">
      <style:paragraph-properties fo:line-height="120%" fo:keep-together="auto" fo:keep-with-next="auto"/>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72" style:family="paragraph" style:parent-style-name="Text_20_body">
      <style:paragraph-properties fo:line-height="120%" fo:keep-together="auto" fo:keep-with-next="auto"/>
      <style:text-properties fo:color="#000000" style:font-name="Courier New" fo:font-size="12pt" fo:language="en" fo:country="US" fo:font-weight="bold" officeooo:rsid="001863bb" officeooo:paragraph-rsid="001863bb" style:letter-kerning="true" style:font-name-asian="Courier New2" style:font-size-asian="12pt" style:language-asian="hi" style:country-asian="IN" style:font-weight-asian="bold" style:font-name-complex="Courier New2"/>
    </style:style>
    <style:style style:name="P73" style:family="paragraph" style:parent-style-name="Text_20_body">
      <style:paragraph-properties fo:line-height="120%" fo:keep-together="auto" fo:keep-with-next="auto"/>
      <style:text-properties fo:color="#000000" style:font-name="Courier New" fo:font-size="10pt" fo:language="en" fo:country="US" fo:font-weight="bold" style:letter-kerning="true" style:font-name-asian="Courier New2" style:font-size-asian="10pt" style:language-asian="hi" style:country-asian="IN" style:font-weight-asian="bold" style:font-name-complex="Courier New2"/>
    </style:style>
    <style:style style:name="P74" style:family="paragraph" style:parent-style-name="Text_20_body">
      <style:paragraph-properties fo:line-height="120%" fo:keep-together="auto" fo:keep-with-next="auto"/>
      <style:text-properties fo:color="#000000" style:font-name="Courier New" fo:font-size="11pt" fo:language="en" fo:country="US" fo:font-weight="bold" style:letter-kerning="true" style:font-name-asian="Times New Roman2" style:font-size-asian="11pt" style:language-asian="hi" style:country-asian="IN" style:font-weight-asian="bold" style:font-name-complex="Courier New2" style:font-size-complex="11pt"/>
    </style:style>
    <style:style style:name="P75" style:family="paragraph" style:parent-style-name="Text_20_body">
      <style:paragraph-properties fo:line-height="120%" fo:keep-with-next="auto"/>
      <style:text-properties officeooo:rsid="004a8094" officeooo:paragraph-rsid="006d0228"/>
    </style:style>
    <style:style style:name="P76" style:family="paragraph" style:parent-style-name="Text_20_body">
      <style:paragraph-properties fo:line-height="120%"/>
    </style:style>
    <style:style style:name="P77" style:family="paragraph" style:parent-style-name="Text_20_body">
      <style:paragraph-properties fo:line-height="120%"/>
      <style:text-properties officeooo:paragraph-rsid="00569fd5"/>
    </style:style>
    <style:style style:name="P78" style:family="paragraph" style:parent-style-name="Text_20_body">
      <style:paragraph-properties fo:line-height="120%"/>
      <style:text-properties officeooo:paragraph-rsid="006b6ab1"/>
    </style:style>
    <style:style style:name="P79" style:family="paragraph" style:parent-style-name="Text_20_body">
      <style:paragraph-properties fo:line-height="120%"/>
      <style:text-properties officeooo:paragraph-rsid="006f3f8d"/>
    </style:style>
    <style:style style:name="P80" style:family="paragraph" style:parent-style-name="Text_20_body">
      <style:paragraph-properties fo:line-height="120%"/>
      <style:text-properties officeooo:paragraph-rsid="00dd69c8"/>
    </style:style>
    <style:style style:name="P81" style:family="paragraph" style:parent-style-name="Text_20_body">
      <style:paragraph-properties fo:line-height="120%"/>
      <style:text-properties officeooo:paragraph-rsid="00e9febf"/>
    </style:style>
    <style:style style:name="P82" style:family="paragraph" style:parent-style-name="Text_20_body">
      <style:paragraph-properties fo:line-height="120%"/>
      <style:text-properties fo:color="#000000" style:font-name="Times New Roman" fo:font-size="12pt" fo:language="en" fo:country="US" style:letter-kerning="true" style:font-name-asian="Times New Roman2" style:font-size-asian="12pt" style:language-asian="hi" style:country-asian="IN"/>
    </style:style>
    <style:style style:name="P83" style:family="paragraph" style:parent-style-name="Text_20_body">
      <style:paragraph-properties fo:line-height="120%"/>
      <style:text-properties fo:color="#000000" style:font-name="Times New Roman" fo:font-size="12pt" fo:language="en" fo:country="US" officeooo:paragraph-rsid="0053fc0f" style:letter-kerning="true" style:font-name-asian="Times New Roman2" style:font-size-asian="12pt" style:language-asian="hi" style:country-asian="IN"/>
    </style:style>
    <style:style style:name="P84" style:family="paragraph" style:parent-style-name="Text_20_body">
      <style:paragraph-properties fo:line-height="120%"/>
      <style:text-properties fo:color="#000000" style:font-name="Times New Roman" fo:font-size="12pt" fo:language="en" fo:country="US" officeooo:paragraph-rsid="005558b3" style:letter-kerning="true" style:font-name-asian="Times New Roman2" style:font-size-asian="12pt" style:language-asian="hi" style:country-asian="IN"/>
    </style:style>
    <style:style style:name="P85" style:family="paragraph" style:parent-style-name="Text_20_body">
      <style:paragraph-properties fo:line-height="120%"/>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86" style:family="paragraph" style:parent-style-name="Text_20_body">
      <style:paragraph-properties fo:line-height="120%"/>
      <style:text-properties fo:color="#000000" style:font-name="Courier New1" fo:font-size="11pt" fo:language="en" fo:country="US" fo:font-weight="bold" officeooo:rsid="00587b7d" officeooo:paragraph-rsid="00587b7d" style:letter-kerning="true" style:font-name-asian="Times New Roman2" style:font-size-asian="11pt" style:language-asian="hi" style:country-asian="IN" style:font-weight-asian="bold" style:font-size-complex="11pt" style:font-weight-complex="bold"/>
    </style:style>
    <style:style style:name="P87" style:family="paragraph" style:parent-style-name="Text_20_body">
      <style:text-properties style:font-name="Courier New1" fo:font-size="11pt" fo:language="en" fo:country="US" fo:font-weight="bold" officeooo:paragraph-rsid="00587b7d" style:font-size-asian="11pt" style:language-asian="hi" style:country-asian="IN" style:font-weight-asian="bold" style:font-size-complex="11pt" style:font-weight-complex="bold"/>
    </style:style>
    <style:style style:name="P88" style:family="paragraph" style:parent-style-name="Text_20_body">
      <style:paragraph-properties fo:line-height="120%"/>
      <style:text-properties officeooo:rsid="0071c215" officeooo:paragraph-rsid="007635e3"/>
    </style:style>
    <style:style style:name="P89" style:family="paragraph" style:parent-style-name="Text_20_body">
      <style:paragraph-properties fo:line-height="120%"/>
      <style:text-properties officeooo:rsid="00780098" officeooo:paragraph-rsid="00780098"/>
    </style:style>
    <style:style style:name="P90" style:family="paragraph" style:parent-style-name="Text_20_body">
      <style:paragraph-properties fo:line-height="120%"/>
      <style:text-properties officeooo:rsid="00eb8083" officeooo:paragraph-rsid="00eb8083"/>
    </style:style>
    <style:style style:name="P91" style:family="paragraph" style:parent-style-name="Standard">
      <style:paragraph-properties fo:line-height="100%"/>
      <style:text-properties fo:color="#000000" style:font-name="Courier New" fo:font-size="10pt" fo:language="en" fo:country="US" fo:font-weight="bold" style:letter-kerning="true" style:font-name-asian="Liberation Serif1" style:font-size-asian="10pt" style:language-asian="hi" style:country-asian="IN" style:font-weight-asian="bold" style:font-name-complex="Courier New2"/>
    </style:style>
    <style:style style:name="P92" style:family="paragraph" style:parent-style-name="Standard">
      <style:paragraph-properties fo:line-height="100%"/>
      <style:text-properties fo:color="#000000" style:font-name="Courier New" fo:font-size="10pt" fo:language="en" fo:country="US" fo:font-weight="normal" style:letter-kerning="true" style:font-name-asian="Liberation Serif1" style:font-size-asian="10pt" style:language-asian="hi" style:country-asian="IN" style:font-weight-asian="normal" style:font-name-complex="Courier New2" style:font-weight-complex="normal"/>
    </style:style>
    <style:style style:name="P93" style:family="paragraph" style:parent-style-name="Standard" style:master-page-name="">
      <style:paragraph-properties fo:margin-left="0.25in" fo:margin-right="0in" fo:margin-top="0in" fo:margin-bottom="0.0835in" loext:contextual-spacing="false" fo:line-height="100%" fo:keep-together="auto" fo:text-indent="0in" style:auto-text-indent="false" style:page-number="auto">
        <style:tab-stops>
          <style:tab-stop style:position="1.5in"/>
          <style:tab-stop style:position="1.75in"/>
        </style:tab-stops>
      </style:paragraph-properties>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94" style:family="paragraph" style:parent-style-name="Standard" style:master-page-name="">
      <style:paragraph-properties fo:margin-left="0.25in" fo:margin-right="0in" fo:margin-top="0in" fo:margin-bottom="0.0835in" loext:contextual-spacing="false" fo:line-height="100%" fo:keep-together="auto" fo:text-indent="0in" style:auto-text-indent="false" style:page-number="auto" fo:keep-with-next="auto">
        <style:tab-stops>
          <style:tab-stop style:position="1.5in"/>
          <style:tab-stop style:position="1.75in"/>
        </style:tab-stops>
      </style:paragraph-properties>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95" style:family="paragraph" style:parent-style-name="Standard" style:master-page-name="">
      <style:paragraph-properties fo:margin-left="0.25in" fo:margin-right="0in" fo:margin-top="0in" fo:margin-bottom="0.0835in" loext:contextual-spacing="false" fo:line-height="100%" fo:keep-together="always" fo:text-indent="0in" style:auto-text-indent="false" style:page-number="auto" fo:keep-with-next="auto">
        <style:tab-stops>
          <style:tab-stop style:position="1.5in"/>
          <style:tab-stop style:position="1.75in"/>
        </style:tab-stops>
      </style:paragraph-properties>
      <style:text-properties fo:color="#000000" style:font-name="Courier New" fo:font-size="11pt" fo:language="en" fo:country="US" fo:font-weight="bold" officeooo:paragraph-rsid="000fda45" style:letter-kerning="true" style:font-name-asian="Courier New2" style:font-size-asian="11pt" style:language-asian="hi" style:country-asian="IN" style:font-weight-asian="bold" style:font-name-complex="Courier New2" style:font-size-complex="11pt"/>
    </style:style>
    <style:style style:name="P96" style:family="paragraph" style:parent-style-name="Standard" style:master-page-name="">
      <style:paragraph-properties fo:margin-left="0.25in" fo:margin-right="0in" fo:margin-top="0in" fo:margin-bottom="0.0835in" loext:contextual-spacing="false" fo:line-height="100%" fo:text-indent="0in" style:auto-text-indent="false" style:page-number="auto" fo:keep-with-next="auto">
        <style:tab-stops>
          <style:tab-stop style:position="1.5in"/>
          <style:tab-stop style:position="1.75in"/>
        </style:tab-stops>
      </style:paragraph-properties>
      <style:text-properties fo:color="#000000" style:font-name="Courier New" fo:font-size="11pt" fo:language="en" fo:country="US" fo:font-weight="bold" officeooo:paragraph-rsid="000fda45" style:letter-kerning="true" style:font-name-asian="Courier New2" style:font-size-asian="11pt" style:language-asian="hi" style:country-asian="IN" style:font-weight-asian="bold" style:font-name-complex="Courier New2" style:font-size-complex="11pt"/>
    </style:style>
    <style:style style:name="P97" style:family="paragraph" style:parent-style-name="Standard">
      <style:paragraph-properties fo:margin-left="0.25in" fo:margin-right="0in" fo:margin-top="0in" fo:margin-bottom="0.0835in" loext:contextual-spacing="false" fo:line-height="100%" fo:keep-together="auto" fo:text-indent="0in" style:auto-text-indent="false" fo:keep-with-next="auto">
        <style:tab-stops>
          <style:tab-stop style:position="1.5in"/>
          <style:tab-stop style:position="1.75in"/>
        </style:tab-stops>
      </style:paragraph-properties>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P98" style:family="paragraph" style:parent-style-name="Heading_20_2">
      <style:text-properties fo:language="en" fo:country="AU" style:language-asian="hi" style:country-asian="IN"/>
    </style:style>
    <style:style style:name="P99" style:family="paragraph" style:parent-style-name="Heading_20_2">
      <style:text-properties fo:language="en" fo:country="US" style:language-asian="hi" style:country-asian="IN"/>
    </style:style>
    <style:style style:name="P100" style:family="paragraph" style:parent-style-name="Heading_20_2">
      <style:text-properties officeooo:paragraph-rsid="0043d405"/>
    </style:style>
    <style:style style:name="P101" style:family="paragraph" style:parent-style-name="Heading_20_3">
      <style:paragraph-properties fo:line-height="100%"/>
      <style:text-properties fo:color="#000000" style:font-name="Times New Roman" fo:font-size="12pt" fo:language="en" fo:country="US" fo:font-weight="bold" style:letter-kerning="true" style:font-name-asian="Times New Roman2" style:font-size-asian="12pt" style:language-asian="hi" style:country-asian="IN" style:font-weight-asian="bold" style:font-name-complex="Times New Roman2"/>
    </style:style>
    <style:style style:name="P102" style:family="paragraph" style:parent-style-name="Heading_20_3">
      <style:text-properties fo:language="en" fo:country="US" style:language-asian="hi" style:country-asian="IN"/>
    </style:style>
    <style:style style:name="P103" style:family="paragraph" style:parent-style-name="Text_20_body">
      <style:paragraph-properties fo:line-height="120%"/>
      <style:text-properties fo:color="#000000" style:font-name="Courier New1" fo:font-size="12pt" fo:language="en" fo:country="US" fo:font-style="normal" fo:font-weight="bold" officeooo:rsid="00e9febf" officeooo:paragraph-rsid="00e9febf" style:letter-kerning="true" style:font-name-asian="Times New Roman2" style:font-size-asian="12pt" style:language-asian="hi" style:country-asian="IN" style:font-style-asian="normal" style:font-weight-asian="bold" style:font-style-complex="normal" style:font-weight-complex="bold"/>
    </style:style>
    <style:style style:name="P104" style:family="paragraph" style:parent-style-name="Text_20_body" style:list-style-name="WWNum4" style:master-page-name="">
      <style:paragraph-properties fo:margin-left="0.5in" fo:margin-right="0in" fo:line-height="120%" fo:keep-together="auto" fo:text-indent="-0.25in" style:auto-text-indent="false" style:page-number="auto" fo:keep-with-next="auto"/>
    </style:style>
    <style:style style:name="P105" style:family="paragraph" style:parent-style-name="Text_20_body" style:list-style-name="WWNum4">
      <style:paragraph-properties fo:margin-left="0.5in" fo:margin-right="0in" fo:line-height="120%" fo:keep-together="auto" fo:text-indent="-0.25in" style:auto-text-indent="false" fo:keep-with-next="auto"/>
    </style:style>
    <style:style style:name="P106" style:family="paragraph" style:parent-style-name="Text_20_body" style:list-style-name="WWNum3">
      <style:paragraph-properties fo:margin-left="0.5in" fo:margin-right="0in" fo:line-height="120%" fo:keep-together="auto" fo:text-indent="-0.25in" style:auto-text-indent="false" fo:keep-with-next="auto"/>
      <style:text-properties fo:color="#000000" style:font-name="Times New Roman" fo:font-size="12pt" fo:language="en" fo:country="US" style:letter-kerning="true" style:font-name-asian="Liberation Serif1" style:font-size-asian="12pt" style:language-asian="hi" style:country-asian="IN"/>
    </style:style>
    <style:style style:name="P107" style:family="paragraph" style:parent-style-name="Text_20_body_20__28_user_29_" style:list-style-name="WWNum2">
      <style:text-properties style:font-name="Times New Roman1" fo:font-weight="bold" style:font-weight-asian="bold" style:font-weight-complex="bold"/>
    </style:style>
    <style:style style:name="P108" style:family="paragraph" style:parent-style-name="Title" style:master-page-name="Standard">
      <style:paragraph-properties fo:margin-left="0in" fo:margin-right="0in" fo:line-height="100%" fo:text-indent="0in" style:auto-text-indent="false" style:page-number="auto"/>
    </style:style>
    <style:style style:name="P109" style:family="paragraph" style:parent-style-name="Contents_20_3">
      <style:paragraph-properties>
        <style:tab-stops>
          <style:tab-stop style:position="6.5in" style:type="right" style:leader-style="dotted" style:leader-text="."/>
        </style:tab-stops>
      </style:paragraph-properties>
    </style:style>
    <style:style style:name="P110" style:family="paragraph" style:parent-style-name="Contents_20_2">
      <style:paragraph-properties>
        <style:tab-stops>
          <style:tab-stop style:position="6.5in" style:type="right" style:leader-style="dotted" style:leader-text="."/>
        </style:tab-stops>
      </style:paragraph-properties>
    </style:style>
    <style:style style:name="P111"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color="#000000" style:font-name="Arial-BoldMT" fo:font-size="9pt" fo:language="en" fo:country="US" fo:font-weight="bold" style:letter-kerning="true" style:font-name-asian="Arial-BoldMT1" style:font-size-asian="9pt" style:language-asian="hi" style:country-asian="IN" style:font-weight-asian="bold" style:font-name-complex="Arial-BoldMT1"/>
    </style:style>
    <style:style style:name="T2" style:family="text">
      <style:text-properties fo:color="#000000" style:font-name="Arial-BoldMT" fo:font-size="16pt" fo:language="en" fo:country="AU" fo:font-weight="bold" style:letter-kerning="true" style:font-name-asian="Liberation Sans2" style:font-size-asian="16pt" style:language-asian="hi" style:country-asian="IN" style:font-weight-asian="bold"/>
    </style:style>
    <style:style style:name="T3" style:family="text">
      <style:text-properties fo:color="#000000" style:font-name="Arial-BoldMT" fo:font-size="16pt" fo:language="en" fo:country="AU" fo:font-style="italic" fo:font-weight="bold" style:letter-kerning="true" style:font-name-asian="Liberation Sans2" style:font-size-asian="16pt" style:language-asian="hi" style:country-asian="IN" style:font-style-asian="italic" style:font-weight-asian="bold"/>
    </style:style>
    <style:style style:name="T4" style:family="text">
      <style:text-properties fo:color="#000000" style:font-name="Arial-BoldMT" fo:font-size="12pt" fo:language="en" fo:country="AU" fo:font-weight="bold" style:letter-kerning="true" style:font-name-asian="Arial-BoldMT1" style:font-size-asian="12pt" style:language-asian="hi" style:country-asian="IN" style:font-weight-asian="bold" style:font-name-complex="Arial-BoldMT1"/>
    </style:style>
    <style:style style:name="T5" style:family="text">
      <style:text-properties fo:color="#000000" style:font-name="Arial-BoldMT" fo:font-size="12pt" fo:language="en" fo:country="AU" fo:font-weight="bold" officeooo:rsid="0038b3ae" style:letter-kerning="true" style:font-name-asian="Arial-BoldMT1" style:font-size-asian="12pt" style:language-asian="hi" style:country-asian="IN" style:font-weight-asian="bold" style:font-name-complex="Arial-BoldMT1"/>
    </style:style>
    <style:style style:name="T6" style:family="text">
      <style:text-properties fo:color="#000000" style:font-name="TimesNewRomanPSMT" fo:font-size="12pt" fo:language="en" fo:country="US" style:letter-kerning="true" style:font-name-asian="TimesNewRomanPSMT1" style:font-size-asian="12pt" style:language-asian="hi" style:country-asian="IN" style:font-name-complex="TimesNewRomanPSMT1"/>
    </style:style>
    <style:style style:name="T7" style:family="text">
      <style:text-properties fo:color="#000000" style:font-name="TimesNewRomanPSMT" fo:font-size="12pt" fo:language="en" fo:country="US" style:letter-kerning="true" style:font-name-asian="Liberation Sans2" style:font-size-asian="12pt" style:language-asian="hi" style:country-asian="IN"/>
    </style:style>
    <style:style style:name="T8" style:family="text">
      <style:text-properties fo:color="#000000" style:font-name="TimesNewRomanPSMT" fo:font-size="12pt" fo:language="en" fo:country="US" fo:font-weight="bold" style:letter-kerning="true" style:font-name-asian="TimesNewRomanPSMT1" style:font-size-asian="12pt" style:language-asian="hi" style:country-asian="IN" style:font-weight-asian="bold" style:font-name-complex="TimesNewRomanPSMT1"/>
    </style:style>
    <style:style style:name="T9" style:family="text">
      <style:text-properties fo:color="#000000" style:font-name="Liberation Serif" fo:font-size="9pt" fo:language="en" fo:country="US" fo:font-weight="bold" style:letter-kerning="true" style:font-name-asian="Liberation Sans2" style:font-size-asian="9pt" style:language-asian="hi" style:country-asian="IN" style:font-weight-asian="bold"/>
    </style:style>
    <style:style style:name="T10" style:family="text">
      <style:text-properties fo:color="#000000" style:font-name="Liberation Serif" fo:font-size="12pt" fo:language="en" fo:country="US" style:letter-kerning="true" style:font-name-asian="Liberation Serif1" style:font-size-asian="12pt" style:language-asian="hi" style:country-asian="IN"/>
    </style:style>
    <style:style style:name="T11" style:family="text">
      <style:text-properties fo:color="#000000" style:font-name="Times New Roman" fo:font-size="12pt" fo:language="en" fo:country="AU" style:letter-kerning="true" style:font-name-asian="Times New Roman2" style:font-size-asian="12pt" style:language-asian="hi" style:country-asian="IN"/>
    </style:style>
    <style:style style:name="T12" style:family="text">
      <style:text-properties fo:color="#000000" style:font-name="Times New Roman" fo:font-size="12pt" fo:language="en" fo:country="AU" officeooo:rsid="000fda45" style:letter-kerning="true" style:font-name-asian="Times New Roman2" style:font-size-asian="12pt" style:language-asian="hi" style:country-asian="IN"/>
    </style:style>
    <style:style style:name="T13" style:family="text">
      <style:text-properties fo:color="#000000" style:font-name="Times New Roman" fo:font-size="12pt" fo:language="en" fo:country="AU" fo:font-weight="bold" style:letter-kerning="true" style:font-name-asian="Times New Roman2" style:font-size-asian="12pt" style:language-asian="hi" style:country-asian="IN" style:font-weight-asian="bold"/>
    </style:style>
    <style:style style:name="T14" style:family="text">
      <style:text-properties fo:color="#000000" style:font-name="Times New Roman" fo:font-size="12pt" fo:language="en" fo:country="US" style:letter-kerning="true" style:font-name-asian="Times New Roman2" style:font-size-asian="12pt" style:language-asian="hi" style:country-asian="IN"/>
    </style:style>
    <style:style style:name="T15" style:family="text">
      <style:text-properties fo:color="#000000" style:font-name="Times New Roman" fo:font-size="12pt" fo:language="en" fo:country="US" style:letter-kerning="true" style:font-name-asian="Times New Roman2" style:font-size-asian="12pt" style:language-asian="hi" style:country-asian="IN" style:font-name-complex="Times New Roman2"/>
    </style:style>
    <style:style style:name="T16" style:family="text">
      <style:text-properties fo:color="#000000" style:font-name="Times New Roman" fo:font-size="12pt" fo:language="en" fo:country="US" officeooo:rsid="002e74d0" style:letter-kerning="true" style:font-name-asian="Times New Roman2" style:font-size-asian="12pt" style:language-asian="hi" style:country-asian="IN" style:font-name-complex="Times New Roman2"/>
    </style:style>
    <style:style style:name="T17" style:family="text">
      <style:text-properties fo:color="#000000" style:font-name="Times New Roman" fo:font-size="12pt" fo:language="en" fo:country="US" officeooo:rsid="002fdb0a" style:letter-kerning="true" style:font-name-asian="Times New Roman2" style:font-size-asian="12pt" style:language-asian="hi" style:country-asian="IN" style:font-name-complex="Times New Roman2"/>
    </style:style>
    <style:style style:name="T18" style:family="text">
      <style:text-properties fo:color="#000000" style:font-name="Times New Roman" fo:font-size="12pt" fo:language="en" fo:country="US" officeooo:rsid="0030dfe9" style:letter-kerning="true" style:font-name-asian="Times New Roman2" style:font-size-asian="12pt" style:language-asian="hi" style:country-asian="IN" style:font-name-complex="Times New Roman2"/>
    </style:style>
    <style:style style:name="T19" style:family="text">
      <style:text-properties fo:color="#000000" style:font-name="Times New Roman" fo:font-size="12pt" fo:language="en" fo:country="US" officeooo:rsid="0098ae66" style:letter-kerning="true" style:font-name-asian="Times New Roman2" style:font-size-asian="12pt" style:language-asian="hi" style:country-asian="IN" style:font-name-complex="Times New Roman2"/>
    </style:style>
    <style:style style:name="T20" style:family="text">
      <style:text-properties fo:color="#000000" style:font-name="Times New Roman" fo:font-size="12pt" fo:language="en" fo:country="US" officeooo:rsid="00994abf" style:letter-kerning="true" style:font-name-asian="Times New Roman2" style:font-size-asian="12pt" style:language-asian="hi" style:country-asian="IN" style:font-name-complex="Times New Roman2"/>
    </style:style>
    <style:style style:name="T21" style:family="text">
      <style:text-properties fo:color="#000000" style:font-name="Times New Roman" fo:font-size="12pt" fo:language="en" fo:country="US" officeooo:rsid="009b2eec" style:letter-kerning="true" style:font-name-asian="Times New Roman2" style:font-size-asian="12pt" style:language-asian="hi" style:country-asian="IN" style:font-name-complex="Times New Roman2"/>
    </style:style>
    <style:style style:name="T22" style:family="text">
      <style:text-properties fo:color="#000000" style:font-name="Times New Roman" fo:font-size="12pt" fo:language="en" fo:country="US" officeooo:rsid="0039c4ef" style:letter-kerning="true" style:font-name-asian="Times New Roman2" style:font-size-asian="12pt" style:language-asian="hi" style:country-asian="IN" style:font-name-complex="Times New Roman2"/>
    </style:style>
    <style:style style:name="T23" style:family="text">
      <style:text-properties fo:color="#000000" style:font-name="Times New Roman" fo:font-size="12pt" fo:language="en" fo:country="US" officeooo:rsid="00a21529" style:letter-kerning="true" style:font-name-asian="Times New Roman2" style:font-size-asian="12pt" style:language-asian="hi" style:country-asian="IN" style:font-name-complex="Times New Roman2"/>
    </style:style>
    <style:style style:name="T24" style:family="text">
      <style:text-properties fo:color="#000000" style:font-name="Times New Roman" fo:font-size="12pt" fo:language="en" fo:country="US" officeooo:rsid="00b5e1ad" style:letter-kerning="true" style:font-name-asian="Times New Roman2" style:font-size-asian="12pt" style:language-asian="hi" style:country-asian="IN" style:font-name-complex="Times New Roman2"/>
    </style:style>
    <style:style style:name="T25" style:family="text">
      <style:text-properties fo:color="#000000" style:font-name="Times New Roman" fo:font-size="12pt" fo:language="en" fo:country="US" officeooo:rsid="00b72b93" style:letter-kerning="true" style:font-name-asian="Times New Roman2" style:font-size-asian="12pt" style:language-asian="hi" style:country-asian="IN" style:font-name-complex="Times New Roman2"/>
    </style:style>
    <style:style style:name="T26" style:family="text">
      <style:text-properties fo:color="#000000" style:font-name="Times New Roman" fo:font-size="12pt" fo:language="en" fo:country="US" officeooo:rsid="000fda45" style:letter-kerning="true" style:font-name-asian="Times New Roman2" style:font-size-asian="12pt" style:language-asian="hi" style:country-asian="IN"/>
    </style:style>
    <style:style style:name="T27" style:family="text">
      <style:text-properties fo:color="#000000" style:font-name="Times New Roman" fo:font-size="12pt" fo:language="en" fo:country="US" officeooo:rsid="0014b3fb" style:letter-kerning="true" style:font-name-asian="Times New Roman2" style:font-size-asian="12pt" style:language-asian="hi" style:country-asian="IN"/>
    </style:style>
    <style:style style:name="T28" style:family="text">
      <style:text-properties fo:color="#000000" style:font-name="Times New Roman" fo:font-size="12pt" fo:language="en" fo:country="US" officeooo:rsid="0014c34a" style:letter-kerning="true" style:font-name-asian="Times New Roman2" style:font-size-asian="12pt" style:language-asian="hi" style:country-asian="IN"/>
    </style:style>
    <style:style style:name="T29" style:family="text">
      <style:text-properties fo:color="#000000" style:font-name="Times New Roman" fo:font-size="12pt" fo:language="en" fo:country="US" officeooo:rsid="001863bb" style:letter-kerning="true" style:font-name-asian="Times New Roman2" style:font-size-asian="12pt" style:language-asian="hi" style:country-asian="IN"/>
    </style:style>
    <style:style style:name="T30" style:family="text">
      <style:text-properties fo:color="#000000" style:font-name="Times New Roman" fo:font-size="12pt" fo:language="en" fo:country="US" officeooo:rsid="002e74d0" style:letter-kerning="true" style:font-name-asian="Times New Roman2" style:font-size-asian="12pt" style:language-asian="hi" style:country-asian="IN"/>
    </style:style>
    <style:style style:name="T31" style:family="text">
      <style:text-properties fo:color="#000000" style:font-name="Times New Roman" fo:font-size="12pt" fo:language="en" fo:country="US" officeooo:rsid="0031cf62" style:letter-kerning="true" style:font-name-asian="Times New Roman2" style:font-size-asian="12pt" style:language-asian="hi" style:country-asian="IN"/>
    </style:style>
    <style:style style:name="T32" style:family="text">
      <style:text-properties fo:color="#000000" style:font-name="Times New Roman" fo:font-size="12pt" fo:language="en" fo:country="US" officeooo:rsid="003eff66" style:letter-kerning="true" style:font-name-asian="Times New Roman2" style:font-size-asian="12pt" style:language-asian="hi" style:country-asian="IN"/>
    </style:style>
    <style:style style:name="T33" style:family="text">
      <style:text-properties fo:color="#000000" style:font-name="Times New Roman" fo:font-size="12pt" fo:language="en" fo:country="US" officeooo:rsid="0044f7fc" style:letter-kerning="true" style:font-name-asian="Times New Roman2" style:font-size-asian="12pt" style:language-asian="hi" style:country-asian="IN"/>
    </style:style>
    <style:style style:name="T34" style:family="text">
      <style:text-properties fo:color="#000000" style:font-name="Times New Roman" fo:font-size="12pt" fo:language="en" fo:country="US" officeooo:rsid="004a8094" style:letter-kerning="true" style:font-name-asian="Times New Roman2" style:font-size-asian="12pt" style:language-asian="hi" style:country-asian="IN"/>
    </style:style>
    <style:style style:name="T35" style:family="text">
      <style:text-properties fo:color="#000000" style:font-name="Times New Roman" fo:font-size="12pt" fo:language="en" fo:country="US" officeooo:rsid="004ba24f" style:letter-kerning="true" style:font-name-asian="Times New Roman2" style:font-size-asian="12pt" style:language-asian="hi" style:country-asian="IN"/>
    </style:style>
    <style:style style:name="T36" style:family="text">
      <style:text-properties fo:color="#000000" style:font-name="Times New Roman" fo:font-size="12pt" fo:language="en" fo:country="US" officeooo:rsid="004c8b08" style:letter-kerning="true" style:font-name-asian="Times New Roman2" style:font-size-asian="12pt" style:language-asian="hi" style:country-asian="IN"/>
    </style:style>
    <style:style style:name="T37" style:family="text">
      <style:text-properties fo:color="#000000" style:font-name="Times New Roman" fo:font-size="12pt" fo:language="en" fo:country="US" officeooo:rsid="004efb01" style:letter-kerning="true" style:font-name-asian="Times New Roman2" style:font-size-asian="12pt" style:language-asian="hi" style:country-asian="IN"/>
    </style:style>
    <style:style style:name="T38" style:family="text">
      <style:text-properties fo:color="#000000" style:font-name="Times New Roman" fo:font-size="12pt" fo:language="en" fo:country="US" officeooo:rsid="0052681e" style:letter-kerning="true" style:font-name-asian="Times New Roman2" style:font-size-asian="12pt" style:language-asian="hi" style:country-asian="IN"/>
    </style:style>
    <style:style style:name="T39" style:family="text">
      <style:text-properties fo:color="#000000" style:font-name="Times New Roman" fo:font-size="12pt" fo:language="en" fo:country="US" officeooo:rsid="0053fc0f" style:letter-kerning="true" style:font-name-asian="Times New Roman2" style:font-size-asian="12pt" style:language-asian="hi" style:country-asian="IN"/>
    </style:style>
    <style:style style:name="T40" style:family="text">
      <style:text-properties fo:color="#000000" style:font-name="Times New Roman" fo:font-size="12pt" fo:language="en" fo:country="US" officeooo:rsid="00569fd5" style:letter-kerning="true" style:font-name-asian="Times New Roman2" style:font-size-asian="12pt" style:language-asian="hi" style:country-asian="IN"/>
    </style:style>
    <style:style style:name="T41" style:family="text">
      <style:text-properties fo:color="#000000" style:font-name="Times New Roman" fo:font-size="12pt" fo:language="en" fo:country="US" officeooo:rsid="00577557" style:letter-kerning="true" style:font-name-asian="Times New Roman2" style:font-size-asian="12pt" style:language-asian="hi" style:country-asian="IN"/>
    </style:style>
    <style:style style:name="T42" style:family="text">
      <style:text-properties fo:color="#000000" style:font-name="Times New Roman" fo:font-size="12pt" fo:language="en" fo:country="US" officeooo:rsid="00587b7d" style:letter-kerning="true" style:font-name-asian="Times New Roman2" style:font-size-asian="12pt" style:language-asian="hi" style:country-asian="IN"/>
    </style:style>
    <style:style style:name="T43" style:family="text">
      <style:text-properties fo:color="#000000" style:font-name="Times New Roman" fo:font-size="12pt" fo:language="en" fo:country="US" officeooo:rsid="005b3fad" style:letter-kerning="true" style:font-name-asian="Times New Roman2" style:font-size-asian="12pt" style:language-asian="hi" style:country-asian="IN"/>
    </style:style>
    <style:style style:name="T44" style:family="text">
      <style:text-properties fo:color="#000000" style:font-name="Times New Roman" fo:font-size="12pt" fo:language="en" fo:country="US" officeooo:rsid="005d7ca4" style:letter-kerning="true" style:font-name-asian="Times New Roman2" style:font-size-asian="12pt" style:language-asian="hi" style:country-asian="IN"/>
    </style:style>
    <style:style style:name="T45" style:family="text">
      <style:text-properties fo:color="#000000" style:font-name="Times New Roman" fo:font-size="12pt" fo:language="en" fo:country="US" officeooo:rsid="0061e00c" style:letter-kerning="true" style:font-name-asian="Times New Roman2" style:font-size-asian="12pt" style:language-asian="hi" style:country-asian="IN"/>
    </style:style>
    <style:style style:name="T46" style:family="text">
      <style:text-properties fo:color="#000000" style:font-name="Times New Roman" fo:font-size="12pt" fo:language="en" fo:country="US" officeooo:rsid="00639026" style:letter-kerning="true" style:font-name-asian="Times New Roman2" style:font-size-asian="12pt" style:language-asian="hi" style:country-asian="IN"/>
    </style:style>
    <style:style style:name="T47" style:family="text">
      <style:text-properties fo:color="#000000" style:font-name="Times New Roman" fo:font-size="12pt" fo:language="en" fo:country="US" officeooo:rsid="0064e1f2" style:letter-kerning="true" style:font-name-asian="Times New Roman2" style:font-size-asian="12pt" style:language-asian="hi" style:country-asian="IN"/>
    </style:style>
    <style:style style:name="T48" style:family="text">
      <style:text-properties fo:color="#000000" style:font-name="Times New Roman" fo:font-size="12pt" fo:language="en" fo:country="US" officeooo:rsid="004b9f81" style:letter-kerning="true" style:font-name-asian="Times New Roman2" style:font-size-asian="12pt" style:language-asian="hi" style:country-asian="IN"/>
    </style:style>
    <style:style style:name="T49" style:family="text">
      <style:text-properties fo:color="#000000" style:font-name="Times New Roman" fo:font-size="12pt" fo:language="en" fo:country="US" officeooo:rsid="006f3f8d" style:letter-kerning="true" style:font-name-asian="Times New Roman2" style:font-size-asian="12pt" style:language-asian="hi" style:country-asian="IN"/>
    </style:style>
    <style:style style:name="T50" style:family="text">
      <style:text-properties fo:color="#000000" style:font-name="Times New Roman" fo:font-size="12pt" fo:language="en" fo:country="US" officeooo:rsid="00730728" style:letter-kerning="true" style:font-name-asian="Times New Roman2" style:font-size-asian="12pt" style:language-asian="hi" style:country-asian="IN"/>
    </style:style>
    <style:style style:name="T51" style:family="text">
      <style:text-properties fo:color="#000000" style:font-name="Times New Roman" fo:font-size="12pt" fo:language="en" fo:country="US" officeooo:rsid="00735030" style:letter-kerning="true" style:font-name-asian="Times New Roman2" style:font-size-asian="12pt" style:language-asian="hi" style:country-asian="IN"/>
    </style:style>
    <style:style style:name="T52" style:family="text">
      <style:text-properties fo:color="#000000" style:font-name="Times New Roman" fo:font-size="12pt" fo:language="en" fo:country="US" officeooo:rsid="00736580" style:letter-kerning="true" style:font-name-asian="Times New Roman2" style:font-size-asian="12pt" style:language-asian="hi" style:country-asian="IN"/>
    </style:style>
    <style:style style:name="T53" style:family="text">
      <style:text-properties fo:color="#000000" style:font-name="Times New Roman" fo:font-size="12pt" fo:language="en" fo:country="US" officeooo:rsid="0075bd41" style:letter-kerning="true" style:font-name-asian="Times New Roman2" style:font-size-asian="12pt" style:language-asian="hi" style:country-asian="IN"/>
    </style:style>
    <style:style style:name="T54" style:family="text">
      <style:text-properties fo:color="#000000" style:font-name="Times New Roman" fo:font-size="12pt" fo:language="en" fo:country="US" officeooo:rsid="0076273c" style:letter-kerning="true" style:font-name-asian="Times New Roman2" style:font-size-asian="12pt" style:language-asian="hi" style:country-asian="IN"/>
    </style:style>
    <style:style style:name="T55" style:family="text">
      <style:text-properties fo:color="#000000" style:font-name="Times New Roman" fo:font-size="12pt" fo:language="en" fo:country="US" officeooo:rsid="007635e3" style:letter-kerning="true" style:font-name-asian="Times New Roman2" style:font-size-asian="12pt" style:language-asian="hi" style:country-asian="IN"/>
    </style:style>
    <style:style style:name="T56" style:family="text">
      <style:text-properties fo:color="#000000" style:font-name="Times New Roman" fo:font-size="12pt" fo:language="en" fo:country="US" officeooo:rsid="007877ef" style:letter-kerning="true" style:font-name-asian="Times New Roman2" style:font-size-asian="12pt" style:language-asian="hi" style:country-asian="IN"/>
    </style:style>
    <style:style style:name="T57" style:family="text">
      <style:text-properties fo:color="#000000" style:font-name="Times New Roman" fo:font-size="12pt" fo:language="en" fo:country="US" officeooo:rsid="0079ef7d" style:letter-kerning="true" style:font-name-asian="Times New Roman2" style:font-size-asian="12pt" style:language-asian="hi" style:country-asian="IN"/>
    </style:style>
    <style:style style:name="T58" style:family="text">
      <style:text-properties fo:color="#000000" style:font-name="Times New Roman" fo:font-size="12pt" fo:language="en" fo:country="US" officeooo:rsid="007a7b3e" style:letter-kerning="true" style:font-name-asian="Times New Roman2" style:font-size-asian="12pt" style:language-asian="hi" style:country-asian="IN"/>
    </style:style>
    <style:style style:name="T59" style:family="text">
      <style:text-properties fo:color="#000000" style:font-name="Times New Roman" fo:font-size="12pt" fo:language="en" fo:country="US" officeooo:rsid="00800a8a" style:letter-kerning="true" style:font-name-asian="Times New Roman2" style:font-size-asian="12pt" style:language-asian="hi" style:country-asian="IN"/>
    </style:style>
    <style:style style:name="T60" style:family="text">
      <style:text-properties fo:color="#000000" style:font-name="Times New Roman" fo:font-size="12pt" fo:language="en" fo:country="US" officeooo:rsid="008d507a" style:letter-kerning="true" style:font-name-asian="Times New Roman2" style:font-size-asian="12pt" style:language-asian="hi" style:country-asian="IN"/>
    </style:style>
    <style:style style:name="T61" style:family="text">
      <style:text-properties fo:color="#000000" style:font-name="Times New Roman" fo:font-size="12pt" fo:language="en" fo:country="US" officeooo:rsid="008e1555" style:letter-kerning="true" style:font-name-asian="Times New Roman2" style:font-size-asian="12pt" style:language-asian="hi" style:country-asian="IN"/>
    </style:style>
    <style:style style:name="T62" style:family="text">
      <style:text-properties fo:color="#000000" style:font-name="Times New Roman" fo:font-size="12pt" fo:language="en" fo:country="US" officeooo:rsid="0095bc84" style:letter-kerning="true" style:font-name-asian="Times New Roman2" style:font-size-asian="12pt" style:language-asian="hi" style:country-asian="IN"/>
    </style:style>
    <style:style style:name="T63" style:family="text">
      <style:text-properties fo:color="#000000" style:font-name="Times New Roman" fo:font-size="12pt" fo:language="en" fo:country="US" officeooo:rsid="00975811" style:letter-kerning="true" style:font-name-asian="Times New Roman2" style:font-size-asian="12pt" style:language-asian="hi" style:country-asian="IN"/>
    </style:style>
    <style:style style:name="T64" style:family="text">
      <style:text-properties fo:color="#000000" style:font-name="Times New Roman" fo:font-size="12pt" fo:language="en" fo:country="US" officeooo:rsid="0098ae66" style:letter-kerning="true" style:font-name-asian="Times New Roman2" style:font-size-asian="12pt" style:language-asian="hi" style:country-asian="IN"/>
    </style:style>
    <style:style style:name="T65" style:family="text">
      <style:text-properties fo:color="#000000" style:font-name="Times New Roman" fo:font-size="12pt" fo:language="en" fo:country="US" officeooo:rsid="009b69af" style:letter-kerning="true" style:font-name-asian="Times New Roman2" style:font-size-asian="12pt" style:language-asian="hi" style:country-asian="IN"/>
    </style:style>
    <style:style style:name="T66" style:family="text">
      <style:text-properties fo:color="#000000" style:font-name="Times New Roman" fo:font-size="12pt" fo:language="en" fo:country="US" officeooo:rsid="009cbbb3" style:letter-kerning="true" style:font-name-asian="Times New Roman2" style:font-size-asian="12pt" style:language-asian="hi" style:country-asian="IN"/>
    </style:style>
    <style:style style:name="T67" style:family="text">
      <style:text-properties fo:color="#000000" style:font-name="Times New Roman" fo:font-size="12pt" fo:language="en" fo:country="US" officeooo:rsid="009f2cfa" style:letter-kerning="true" style:font-name-asian="Times New Roman2" style:font-size-asian="12pt" style:language-asian="hi" style:country-asian="IN"/>
    </style:style>
    <style:style style:name="T68" style:family="text">
      <style:text-properties fo:color="#000000" style:font-name="Times New Roman" fo:font-size="12pt" fo:language="en" fo:country="US" officeooo:rsid="00a058bd" style:letter-kerning="true" style:font-name-asian="Times New Roman2" style:font-size-asian="12pt" style:language-asian="hi" style:country-asian="IN"/>
    </style:style>
    <style:style style:name="T69" style:family="text">
      <style:text-properties fo:color="#000000" style:font-name="Times New Roman" fo:font-size="12pt" fo:language="en" fo:country="US" officeooo:rsid="00a40125" style:letter-kerning="true" style:font-name-asian="Times New Roman2" style:font-size-asian="12pt" style:language-asian="hi" style:country-asian="IN"/>
    </style:style>
    <style:style style:name="T70" style:family="text">
      <style:text-properties fo:color="#000000" style:font-name="Times New Roman" fo:font-size="12pt" fo:language="en" fo:country="US" officeooo:rsid="00a81a49" style:letter-kerning="true" style:font-name-asian="Times New Roman2" style:font-size-asian="12pt" style:language-asian="hi" style:country-asian="IN"/>
    </style:style>
    <style:style style:name="T71" style:family="text">
      <style:text-properties fo:color="#000000" style:font-name="Times New Roman" fo:font-size="12pt" fo:language="en" fo:country="US" officeooo:rsid="00aa18a0" style:letter-kerning="true" style:font-name-asian="Times New Roman2" style:font-size-asian="12pt" style:language-asian="hi" style:country-asian="IN"/>
    </style:style>
    <style:style style:name="T72" style:family="text">
      <style:text-properties fo:color="#000000" style:font-name="Times New Roman" fo:font-size="12pt" fo:language="en" fo:country="US" officeooo:rsid="00ab7a18" style:letter-kerning="true" style:font-name-asian="Times New Roman2" style:font-size-asian="12pt" style:language-asian="hi" style:country-asian="IN"/>
    </style:style>
    <style:style style:name="T73" style:family="text">
      <style:text-properties fo:color="#000000" style:font-name="Times New Roman" fo:font-size="12pt" fo:language="en" fo:country="US" officeooo:rsid="00abc537" style:letter-kerning="true" style:font-name-asian="Times New Roman2" style:font-size-asian="12pt" style:language-asian="hi" style:country-asian="IN"/>
    </style:style>
    <style:style style:name="T74" style:family="text">
      <style:text-properties fo:color="#000000" style:font-name="Times New Roman" fo:font-size="12pt" fo:language="en" fo:country="US" officeooo:rsid="00acebd8" style:letter-kerning="true" style:font-name-asian="Times New Roman2" style:font-size-asian="12pt" style:language-asian="hi" style:country-asian="IN"/>
    </style:style>
    <style:style style:name="T75" style:family="text">
      <style:text-properties fo:color="#000000" style:font-name="Times New Roman" fo:font-size="12pt" fo:language="en" fo:country="US" officeooo:rsid="00b23ddd" style:letter-kerning="true" style:font-name-asian="Times New Roman2" style:font-size-asian="12pt" style:language-asian="hi" style:country-asian="IN"/>
    </style:style>
    <style:style style:name="T76" style:family="text">
      <style:text-properties fo:color="#000000" style:font-name="Times New Roman" fo:font-size="12pt" fo:language="en" fo:country="US" officeooo:rsid="00b2a465" style:letter-kerning="true" style:font-name-asian="Times New Roman2" style:font-size-asian="12pt" style:language-asian="hi" style:country-asian="IN"/>
    </style:style>
    <style:style style:name="T77" style:family="text">
      <style:text-properties fo:color="#000000" style:font-name="Times New Roman" fo:font-size="12pt" fo:language="en" fo:country="US" officeooo:rsid="00b3ae4e" style:letter-kerning="true" style:font-name-asian="Times New Roman2" style:font-size-asian="12pt" style:language-asian="hi" style:country-asian="IN"/>
    </style:style>
    <style:style style:name="T78" style:family="text">
      <style:text-properties fo:color="#000000" style:font-name="Times New Roman" fo:font-size="12pt" fo:language="en" fo:country="US" officeooo:rsid="00b89a70" style:letter-kerning="true" style:font-name-asian="Times New Roman2" style:font-size-asian="12pt" style:language-asian="hi" style:country-asian="IN"/>
    </style:style>
    <style:style style:name="T79" style:family="text">
      <style:text-properties fo:color="#000000" style:font-name="Times New Roman" fo:font-size="12pt" fo:language="en" fo:country="US" officeooo:rsid="00b986cf" style:letter-kerning="true" style:font-name-asian="Times New Roman2" style:font-size-asian="12pt" style:language-asian="hi" style:country-asian="IN"/>
    </style:style>
    <style:style style:name="T80" style:family="text">
      <style:text-properties fo:color="#000000" style:font-name="Times New Roman" fo:font-size="12pt" fo:language="en" fo:country="US" officeooo:rsid="00bcd835" style:letter-kerning="true" style:font-name-asian="Times New Roman2" style:font-size-asian="12pt" style:language-asian="hi" style:country-asian="IN"/>
    </style:style>
    <style:style style:name="T81" style:family="text">
      <style:text-properties fo:color="#000000" style:font-name="Times New Roman" fo:font-size="12pt" fo:language="en" fo:country="US" officeooo:rsid="00bec94b" style:letter-kerning="true" style:font-name-asian="Times New Roman2" style:font-size-asian="12pt" style:language-asian="hi" style:country-asian="IN"/>
    </style:style>
    <style:style style:name="T82" style:family="text">
      <style:text-properties fo:color="#000000" style:font-name="Times New Roman" fo:font-size="12pt" fo:language="en" fo:country="US" officeooo:rsid="00c3acd2" style:letter-kerning="true" style:font-name-asian="Times New Roman2" style:font-size-asian="12pt" style:language-asian="hi" style:country-asian="IN"/>
    </style:style>
    <style:style style:name="T83" style:family="text">
      <style:text-properties fo:color="#000000" style:font-name="Times New Roman" fo:font-size="12pt" fo:language="en" fo:country="US" officeooo:rsid="00c5348d" style:letter-kerning="true" style:font-name-asian="Times New Roman2" style:font-size-asian="12pt" style:language-asian="hi" style:country-asian="IN"/>
    </style:style>
    <style:style style:name="T84" style:family="text">
      <style:text-properties fo:color="#000000" style:font-name="Times New Roman" fo:font-size="12pt" fo:language="en" fo:country="US" officeooo:rsid="00c82962" style:letter-kerning="true" style:font-name-asian="Times New Roman2" style:font-size-asian="12pt" style:language-asian="hi" style:country-asian="IN"/>
    </style:style>
    <style:style style:name="T85" style:family="text">
      <style:text-properties fo:color="#000000" style:font-name="Times New Roman" fo:font-size="12pt" fo:language="en" fo:country="US" officeooo:rsid="00c91caa" style:letter-kerning="true" style:font-name-asian="Times New Roman2" style:font-size-asian="12pt" style:language-asian="hi" style:country-asian="IN"/>
    </style:style>
    <style:style style:name="T86" style:family="text">
      <style:text-properties fo:color="#000000" style:font-name="Times New Roman" fo:font-size="12pt" fo:language="en" fo:country="US" officeooo:rsid="00c9b408" style:letter-kerning="true" style:font-name-asian="Times New Roman2" style:font-size-asian="12pt" style:language-asian="hi" style:country-asian="IN"/>
    </style:style>
    <style:style style:name="T87" style:family="text">
      <style:text-properties fo:color="#000000" style:font-name="Times New Roman" fo:font-size="12pt" fo:language="en" fo:country="US" officeooo:rsid="00cac19d" style:letter-kerning="true" style:font-name-asian="Times New Roman2" style:font-size-asian="12pt" style:language-asian="hi" style:country-asian="IN"/>
    </style:style>
    <style:style style:name="T88" style:family="text">
      <style:text-properties fo:color="#000000" style:font-name="Times New Roman" fo:font-size="12pt" fo:language="en" fo:country="US" officeooo:rsid="00cca84e" style:letter-kerning="true" style:font-name-asian="Times New Roman2" style:font-size-asian="12pt" style:language-asian="hi" style:country-asian="IN"/>
    </style:style>
    <style:style style:name="T89" style:family="text">
      <style:text-properties fo:color="#000000" style:font-name="Times New Roman" fo:font-size="12pt" fo:language="en" fo:country="US" officeooo:rsid="00d54a59" style:letter-kerning="true" style:font-name-asian="Times New Roman2" style:font-size-asian="12pt" style:language-asian="hi" style:country-asian="IN"/>
    </style:style>
    <style:style style:name="T90" style:family="text">
      <style:text-properties fo:color="#000000" style:font-name="Times New Roman" fo:font-size="12pt" fo:language="en" fo:country="US" officeooo:rsid="00d75b3e" style:letter-kerning="true" style:font-name-asian="Times New Roman2" style:font-size-asian="12pt" style:language-asian="hi" style:country-asian="IN"/>
    </style:style>
    <style:style style:name="T91" style:family="text">
      <style:text-properties fo:color="#000000" style:font-name="Times New Roman" fo:font-size="12pt" fo:language="en" fo:country="US" officeooo:rsid="00d9b9f0" style:letter-kerning="true" style:font-name-asian="Times New Roman2" style:font-size-asian="12pt" style:language-asian="hi" style:country-asian="IN"/>
    </style:style>
    <style:style style:name="T92" style:family="text">
      <style:text-properties fo:color="#000000" style:font-name="Times New Roman" fo:font-size="12pt" fo:language="en" fo:country="US" officeooo:rsid="00dbcefc" style:letter-kerning="true" style:font-name-asian="Times New Roman2" style:font-size-asian="12pt" style:language-asian="hi" style:country-asian="IN"/>
    </style:style>
    <style:style style:name="T93" style:family="text">
      <style:text-properties fo:color="#000000" style:font-name="Times New Roman" fo:font-size="12pt" fo:language="en" fo:country="US" officeooo:rsid="00dd69c8" style:letter-kerning="true" style:font-name-asian="Times New Roman2" style:font-size-asian="12pt" style:language-asian="hi" style:country-asian="IN"/>
    </style:style>
    <style:style style:name="T94" style:family="text">
      <style:text-properties fo:color="#000000" style:font-name="Times New Roman" fo:font-size="12pt" fo:language="en" fo:country="US" officeooo:rsid="00defaed" style:letter-kerning="true" style:font-name-asian="Times New Roman2" style:font-size-asian="12pt" style:language-asian="hi" style:country-asian="IN"/>
    </style:style>
    <style:style style:name="T95" style:family="text">
      <style:text-properties fo:color="#000000" style:font-name="Times New Roman" fo:font-size="12pt" fo:language="en" fo:country="US" officeooo:rsid="00dfc886" style:letter-kerning="true" style:font-name-asian="Times New Roman2" style:font-size-asian="12pt" style:language-asian="hi" style:country-asian="IN"/>
    </style:style>
    <style:style style:name="T96" style:family="text">
      <style:text-properties fo:color="#000000" style:font-name="Times New Roman" fo:font-size="12pt" fo:language="en" fo:country="US" officeooo:rsid="00ecce13" style:letter-kerning="true" style:font-name-asian="Times New Roman2" style:font-size-asian="12pt" style:language-asian="hi" style:country-asian="IN"/>
    </style:style>
    <style:style style:name="T97" style:family="text">
      <style:text-properties fo:color="#000000" style:font-name="Times New Roman" fo:font-size="12pt" fo:language="en" fo:country="US" officeooo:rsid="00ecf808" style:letter-kerning="true" style:font-name-asian="Times New Roman2" style:font-size-asian="12pt" style:language-asian="hi" style:country-asian="IN"/>
    </style:style>
    <style:style style:name="T98" style:family="text">
      <style:text-properties fo:color="#000000" style:font-name="Times New Roman" fo:font-size="12pt" fo:language="en" fo:country="US" officeooo:rsid="00f040b8" style:letter-kerning="true" style:font-name-asian="Times New Roman2" style:font-size-asian="12pt" style:language-asian="hi" style:country-asian="IN"/>
    </style:style>
    <style:style style:name="T99" style:family="text">
      <style:text-properties fo:color="#000000" style:font-name="Times New Roman" fo:font-size="12pt" fo:language="en" fo:country="US" style:letter-kerning="true" style:font-name-asian="Times New Roman2" style:font-size-asian="12pt" style:language-asian="en" style:country-asian="US"/>
    </style:style>
    <style:style style:name="T100" style:family="text">
      <style:text-properties fo:color="#000000" style:font-name="Times New Roman" fo:font-size="12pt" fo:language="en" fo:country="US" style:letter-kerning="true" style:font-name-asian="TimesNewRomanPSMT1" style:font-size-asian="12pt" style:language-asian="hi" style:country-asian="IN"/>
    </style:style>
    <style:style style:name="T101" style:family="text">
      <style:text-properties fo:color="#000000" style:font-name="Times New Roman" fo:font-size="12pt" fo:language="en" fo:country="US" style:letter-kerning="true" style:font-name-asian="TimesNewRomanPSMT1" style:font-size-asian="12pt" style:language-asian="hi" style:country-asian="IN" style:font-name-complex="Times New Roman2"/>
    </style:style>
    <style:style style:name="T102" style:family="text">
      <style:text-properties fo:color="#000000" style:font-name="Times New Roman" fo:font-size="12pt" fo:language="en" fo:country="US" officeooo:rsid="00d8054a" style:letter-kerning="true" style:font-name-asian="TimesNewRomanPSMT1" style:font-size-asian="12pt" style:language-asian="hi" style:country-asian="IN" style:font-name-complex="Times New Roman2"/>
    </style:style>
    <style:style style:name="T103" style:family="text">
      <style:text-properties fo:color="#000000" style:font-name="Times New Roman" fo:font-size="12pt" fo:language="en" fo:country="US" officeooo:rsid="00d9301b" style:letter-kerning="true" style:font-name-asian="TimesNewRomanPSMT1" style:font-size-asian="12pt" style:language-asian="hi" style:country-asian="IN" style:font-name-complex="Times New Roman2"/>
    </style:style>
    <style:style style:name="T104" style:family="text">
      <style:text-properties fo:color="#000000" style:font-name="Times New Roman" fo:font-size="12pt" fo:language="en" fo:country="US" officeooo:rsid="00d9b9f0" style:letter-kerning="true" style:font-name-asian="TimesNewRomanPSMT1" style:font-size-asian="12pt" style:language-asian="hi" style:country-asian="IN" style:font-name-complex="Times New Roman2"/>
    </style:style>
    <style:style style:name="T105" style:family="text">
      <style:text-properties fo:color="#000000" style:font-name="Times New Roman" fo:font-size="12pt" fo:language="en" fo:country="US" officeooo:rsid="0014b3fb" style:letter-kerning="true" style:font-name-asian="TimesNewRomanPSMT1" style:font-size-asian="12pt" style:language-asian="hi" style:country-asian="IN"/>
    </style:style>
    <style:style style:name="T106" style:family="text">
      <style:text-properties fo:color="#000000" style:font-name="Times New Roman" fo:font-size="12pt" fo:language="en" fo:country="US" officeooo:rsid="003eff66" style:letter-kerning="true" style:font-name-asian="TimesNewRomanPSMT1" style:font-size-asian="12pt" style:language-asian="hi" style:country-asian="IN"/>
    </style:style>
    <style:style style:name="T107" style:family="text">
      <style:text-properties fo:color="#000000" style:font-name="Times New Roman" fo:font-size="12pt" fo:language="en" fo:country="US" officeooo:rsid="00adf6d1" style:letter-kerning="true" style:font-name-asian="TimesNewRomanPSMT1" style:font-size-asian="12pt" style:language-asian="hi" style:country-asian="IN"/>
    </style:style>
    <style:style style:name="T108" style:family="text">
      <style:text-properties fo:color="#000000" style:font-name="Times New Roman" fo:font-size="12pt" fo:language="en" fo:country="US" style:letter-kerning="true" style:font-name-asian="Liberation Serif1" style:font-size-asian="12pt" style:language-asian="hi" style:country-asian="IN"/>
    </style:style>
    <style:style style:name="T109" style:family="text">
      <style:text-properties fo:color="#000000" style:font-name="Times New Roman" fo:font-size="12pt" fo:language="en" fo:country="US" officeooo:rsid="000fda45" style:letter-kerning="true" style:font-name-asian="Liberation Serif1" style:font-size-asian="12pt" style:language-asian="hi" style:country-asian="IN"/>
    </style:style>
    <style:style style:name="T110" style:family="text">
      <style:text-properties fo:color="#000000" style:font-name="Times New Roman" fo:font-size="12pt" fo:language="en" fo:country="US" officeooo:rsid="0014b3fb" style:letter-kerning="true" style:font-name-asian="Liberation Serif1" style:font-size-asian="12pt" style:language-asian="hi" style:country-asian="IN"/>
    </style:style>
    <style:style style:name="T111" style:family="text">
      <style:text-properties fo:color="#000000" style:font-name="Times New Roman" fo:font-size="12pt" fo:language="en" fo:country="US" officeooo:rsid="0015233c" style:letter-kerning="true" style:font-name-asian="Liberation Serif1" style:font-size-asian="12pt" style:language-asian="hi" style:country-asian="IN"/>
    </style:style>
    <style:style style:name="T112" style:family="text">
      <style:text-properties fo:color="#000000" style:font-name="Times New Roman" fo:font-size="12pt" fo:language="en" fo:country="US" officeooo:rsid="00163e98" style:letter-kerning="true" style:font-name-asian="Liberation Serif1" style:font-size-asian="12pt" style:language-asian="hi" style:country-asian="IN"/>
    </style:style>
    <style:style style:name="T113" style:family="text">
      <style:text-properties fo:color="#000000" style:font-name="Times New Roman" fo:font-size="12pt" fo:language="en" fo:country="US" officeooo:rsid="0016f85e" style:letter-kerning="true" style:font-name-asian="Liberation Serif1" style:font-size-asian="12pt" style:language-asian="hi" style:country-asian="IN"/>
    </style:style>
    <style:style style:name="T114" style:family="text">
      <style:text-properties fo:color="#000000" style:font-name="Times New Roman" fo:font-size="12pt" fo:language="en" fo:country="US" officeooo:rsid="001863bb" style:letter-kerning="true" style:font-name-asian="Liberation Serif1" style:font-size-asian="12pt" style:language-asian="hi" style:country-asian="IN"/>
    </style:style>
    <style:style style:name="T115" style:family="text">
      <style:text-properties fo:color="#000000" style:font-name="Times New Roman" fo:font-size="12pt" fo:language="en" fo:country="US" officeooo:rsid="0018c6f1" style:letter-kerning="true" style:font-name-asian="Liberation Serif1" style:font-size-asian="12pt" style:language-asian="hi" style:country-asian="IN"/>
    </style:style>
    <style:style style:name="T116" style:family="text">
      <style:text-properties fo:color="#000000" style:font-name="Times New Roman" fo:font-size="12pt" fo:language="en" fo:country="US" officeooo:rsid="0027a76f" style:letter-kerning="true" style:font-name-asian="Liberation Serif1" style:font-size-asian="12pt" style:language-asian="hi" style:country-asian="IN"/>
    </style:style>
    <style:style style:name="T117" style:family="text">
      <style:text-properties fo:color="#000000" style:font-name="Times New Roman" fo:font-size="12pt" fo:language="en" fo:country="US" officeooo:rsid="00283622" style:letter-kerning="true" style:font-name-asian="Liberation Serif1" style:font-size-asian="12pt" style:language-asian="hi" style:country-asian="IN"/>
    </style:style>
    <style:style style:name="T118" style:family="text">
      <style:text-properties fo:color="#000000" style:font-name="Times New Roman" fo:font-size="12pt" fo:language="en" fo:country="US" officeooo:rsid="0029d1dd" style:letter-kerning="true" style:font-name-asian="Liberation Serif1" style:font-size-asian="12pt" style:language-asian="hi" style:country-asian="IN"/>
    </style:style>
    <style:style style:name="T119" style:family="text">
      <style:text-properties fo:color="#000000" style:font-name="Times New Roman" fo:font-size="12pt" fo:language="en" fo:country="US" officeooo:rsid="002b5b9c" style:letter-kerning="true" style:font-name-asian="Liberation Serif1" style:font-size-asian="12pt" style:language-asian="hi" style:country-asian="IN"/>
    </style:style>
    <style:style style:name="T120" style:family="text">
      <style:text-properties fo:color="#000000" style:font-name="Times New Roman" fo:font-size="12pt" fo:language="en" fo:country="US" officeooo:rsid="00400d0b" style:letter-kerning="true" style:font-name-asian="Liberation Serif1" style:font-size-asian="12pt" style:language-asian="hi" style:country-asian="IN"/>
    </style:style>
    <style:style style:name="T121" style:family="text">
      <style:text-properties fo:color="#000000" style:font-name="Times New Roman" fo:font-size="12pt" fo:language="en" fo:country="US" officeooo:rsid="00405211" style:letter-kerning="true" style:font-name-asian="Liberation Serif1" style:font-size-asian="12pt" style:language-asian="hi" style:country-asian="IN"/>
    </style:style>
    <style:style style:name="T122" style:family="text">
      <style:text-properties fo:color="#000000" style:font-name="Times New Roman" fo:font-size="12pt" fo:language="en" fo:country="US" officeooo:rsid="00446c27" style:letter-kerning="true" style:font-name-asian="Liberation Serif1" style:font-size-asian="12pt" style:language-asian="hi" style:country-asian="IN"/>
    </style:style>
    <style:style style:name="T123" style:family="text">
      <style:text-properties fo:color="#000000" style:font-name="Times New Roman" fo:font-size="12pt" fo:language="en" fo:country="US" officeooo:rsid="00447eaa" style:letter-kerning="true" style:font-name-asian="Liberation Serif1" style:font-size-asian="12pt" style:language-asian="hi" style:country-asian="IN"/>
    </style:style>
    <style:style style:name="T124" style:family="text">
      <style:text-properties fo:color="#000000" style:font-name="Times New Roman" fo:font-size="12pt" fo:language="en" fo:country="US" officeooo:rsid="0044f7fc" style:letter-kerning="true" style:font-name-asian="Liberation Serif1" style:font-size-asian="12pt" style:language-asian="hi" style:country-asian="IN"/>
    </style:style>
    <style:style style:name="T125" style:family="text">
      <style:text-properties fo:color="#000000" style:font-name="Times New Roman" fo:font-size="12pt" fo:language="en" fo:country="US" officeooo:rsid="00465940" style:letter-kerning="true" style:font-name-asian="Liberation Serif1" style:font-size-asian="12pt" style:language-asian="hi" style:country-asian="IN"/>
    </style:style>
    <style:style style:name="T126" style:family="text">
      <style:text-properties fo:color="#000000" style:font-name="Times New Roman" fo:font-size="12pt" fo:language="en" fo:country="US" officeooo:rsid="0048ecb1" style:letter-kerning="true" style:font-name-asian="Liberation Serif1" style:font-size-asian="12pt" style:language-asian="hi" style:country-asian="IN"/>
    </style:style>
    <style:style style:name="T127" style:family="text">
      <style:text-properties fo:color="#000000" style:font-name="Times New Roman" fo:font-size="12pt" fo:language="en" fo:country="US" officeooo:rsid="004a8094" style:letter-kerning="true" style:font-name-asian="Liberation Serif1" style:font-size-asian="12pt" style:language-asian="hi" style:country-asian="IN"/>
    </style:style>
    <style:style style:name="T128" style:family="text">
      <style:text-properties fo:color="#000000" style:font-name="Times New Roman" fo:font-size="12pt" fo:language="en" fo:country="US" officeooo:rsid="005ff9df" style:letter-kerning="true" style:font-name-asian="Liberation Serif1" style:font-size-asian="12pt" style:language-asian="hi" style:country-asian="IN"/>
    </style:style>
    <style:style style:name="T129" style:family="text">
      <style:text-properties fo:color="#000000" style:font-name="Times New Roman" fo:font-size="12pt" fo:language="en" fo:country="US" officeooo:rsid="0068e9cf" style:letter-kerning="true" style:font-name-asian="Liberation Serif1" style:font-size-asian="12pt" style:language-asian="hi" style:country-asian="IN"/>
    </style:style>
    <style:style style:name="T130" style:family="text">
      <style:text-properties fo:color="#000000" style:font-name="Times New Roman" fo:font-size="12pt" fo:language="en" fo:country="US" officeooo:rsid="0069c805" style:letter-kerning="true" style:font-name-asian="Liberation Serif1" style:font-size-asian="12pt" style:language-asian="hi" style:country-asian="IN"/>
    </style:style>
    <style:style style:name="T131" style:family="text">
      <style:text-properties fo:color="#000000" style:font-name="Times New Roman" fo:font-size="12pt" fo:language="en" fo:country="US" officeooo:rsid="006b6ab1" style:letter-kerning="true" style:font-name-asian="Liberation Serif1" style:font-size-asian="12pt" style:language-asian="hi" style:country-asian="IN"/>
    </style:style>
    <style:style style:name="T132" style:family="text">
      <style:text-properties fo:color="#000000" style:font-name="Times New Roman" fo:font-size="12pt" fo:language="en" fo:country="US" officeooo:rsid="006b9470" style:letter-kerning="true" style:font-name-asian="Liberation Serif1" style:font-size-asian="12pt" style:language-asian="hi" style:country-asian="IN"/>
    </style:style>
    <style:style style:name="T133" style:family="text">
      <style:text-properties fo:color="#000000" style:font-name="Times New Roman" fo:font-size="12pt" fo:language="en" fo:country="US" officeooo:rsid="006f3f8d" style:letter-kerning="true" style:font-name-asian="Liberation Serif1" style:font-size-asian="12pt" style:language-asian="hi" style:country-asian="IN"/>
    </style:style>
    <style:style style:name="T134" style:family="text">
      <style:text-properties fo:color="#000000" style:font-name="Times New Roman" fo:font-size="12pt" fo:language="en" fo:country="US" officeooo:rsid="00836906" style:letter-kerning="true" style:font-name-asian="Liberation Serif1" style:font-size-asian="12pt" style:language-asian="hi" style:country-asian="IN"/>
    </style:style>
    <style:style style:name="T135" style:family="text">
      <style:text-properties fo:color="#000000" style:font-name="Times New Roman" fo:font-size="12pt" fo:language="en" fo:country="US" officeooo:rsid="00850625" style:letter-kerning="true" style:font-name-asian="Liberation Serif1" style:font-size-asian="12pt" style:language-asian="hi" style:country-asian="IN"/>
    </style:style>
    <style:style style:name="T136" style:family="text">
      <style:text-properties fo:color="#000000" style:font-name="Times New Roman" fo:font-size="12pt" fo:language="en" fo:country="US" officeooo:rsid="00dc9e62" style:letter-kerning="true" style:font-name-asian="Liberation Serif1" style:font-size-asian="12pt" style:language-asian="hi" style:country-asian="IN"/>
    </style:style>
    <style:style style:name="T137" style:family="text">
      <style:text-properties fo:color="#000000" style:font-name="Times New Roman" fo:font-size="12pt" fo:language="en" fo:country="US" officeooo:rsid="00e16569" style:letter-kerning="true" style:font-name-asian="Liberation Serif1" style:font-size-asian="12pt" style:language-asian="hi" style:country-asian="IN"/>
    </style:style>
    <style:style style:name="T138" style:family="text">
      <style:text-properties fo:color="#000000" style:font-name="Times New Roman" fo:font-size="12pt" fo:language="en" fo:country="US" officeooo:rsid="00e4d244" style:letter-kerning="true" style:font-name-asian="Liberation Serif1" style:font-size-asian="12pt" style:language-asian="hi" style:country-asian="IN"/>
    </style:style>
    <style:style style:name="T139" style:family="text">
      <style:text-properties fo:color="#000000" style:font-name="Times New Roman" fo:font-size="12pt" fo:language="en" fo:country="US" officeooo:rsid="00e666af" style:letter-kerning="true" style:font-name-asian="Liberation Serif1" style:font-size-asian="12pt" style:language-asian="hi" style:country-asian="IN"/>
    </style:style>
    <style:style style:name="T140" style:family="text">
      <style:text-properties fo:color="#000000" style:font-name="Times New Roman" fo:font-size="12pt" fo:language="en" fo:country="US" fo:font-weight="bold" style:letter-kerning="true" style:font-name-asian="Times New Roman2" style:font-size-asian="12pt" style:language-asian="hi" style:country-asian="IN" style:font-weight-asian="bold"/>
    </style:style>
    <style:style style:name="T141" style:family="text">
      <style:text-properties fo:color="#000000" style:font-name="Times New Roman" fo:font-size="12pt" fo:language="en" fo:country="US" fo:font-weight="bold" style:letter-kerning="true" style:font-name-asian="Times New Roman2" style:font-size-asian="12pt" style:language-asian="hi" style:country-asian="IN" style:font-weight-asian="bold" style:font-name-complex="Times New Roman2"/>
    </style:style>
    <style:style style:name="T142" style:family="text">
      <style:text-properties fo:color="#000000" style:font-name="Times New Roman" fo:font-size="12pt" fo:language="en" fo:country="US" fo:font-weight="bold" style:letter-kerning="true" style:font-name-asian="Times New Roman2" style:font-size-asian="12pt" style:language-asian="hi" style:country-asian="IN" style:font-weight-asian="bold" style:font-name-complex="Times New Roman2" style:font-weight-complex="bold"/>
    </style:style>
    <style:style style:name="T143" style:family="text">
      <style:text-properties fo:color="#000000" style:font-name="Times New Roman" fo:font-size="12pt" fo:language="en" fo:country="US" fo:font-weight="bold" officeooo:rsid="002fdb0a" style:letter-kerning="true" style:font-name-asian="Times New Roman2" style:font-size-asian="12pt" style:language-asian="hi" style:country-asian="IN" style:font-weight-asian="bold" style:font-name-complex="Times New Roman2" style:font-weight-complex="bold"/>
    </style:style>
    <style:style style:name="T144" style:family="text">
      <style:text-properties fo:color="#000000" style:font-name="Times New Roman" fo:font-size="12pt" fo:language="en" fo:country="US" fo:font-weight="bold" style:letter-kerning="true" style:font-name-asian="Times New Roman2" style:font-size-asian="12pt" style:language-asian="hi" style:country-asian="IN" style:font-weight-asian="bold" style:font-weight-complex="bold"/>
    </style:style>
    <style:style style:name="T145" style:family="text">
      <style:text-properties fo:color="#000000" style:font-name="Times New Roman" fo:font-size="12pt" fo:language="en" fo:country="US" fo:font-weight="bold" officeooo:rsid="0014b3fb" style:letter-kerning="true" style:font-name-asian="Times New Roman2" style:font-size-asian="12pt" style:language-asian="hi" style:country-asian="IN" style:font-weight-asian="bold" style:font-weight-complex="bold"/>
    </style:style>
    <style:style style:name="T146" style:family="text">
      <style:text-properties fo:color="#000000" style:font-name="Times New Roman" fo:font-size="12pt" fo:language="en" fo:country="US" fo:font-weight="bold" officeooo:rsid="0014c34a" style:letter-kerning="true" style:font-name-asian="Times New Roman2" style:font-size-asian="12pt" style:language-asian="hi" style:country-asian="IN" style:font-weight-asian="bold" style:font-weight-complex="bold"/>
    </style:style>
    <style:style style:name="T147" style:family="text">
      <style:text-properties fo:color="#000000" style:font-name="Times New Roman" fo:font-size="12pt" fo:language="en" fo:country="US" fo:font-weight="bold" officeooo:rsid="001863bb" style:letter-kerning="true" style:font-name-asian="Times New Roman2" style:font-size-asian="12pt" style:language-asian="hi" style:country-asian="IN" style:font-weight-asian="bold" style:font-weight-complex="bold"/>
    </style:style>
    <style:style style:name="T148" style:family="text">
      <style:text-properties fo:color="#000000" style:font-name="Times New Roman" fo:font-size="12pt" fo:language="en" fo:country="US" fo:font-weight="bold" officeooo:rsid="002509ca" style:letter-kerning="true" style:font-name-asian="Times New Roman2" style:font-size-asian="12pt" style:language-asian="hi" style:country-asian="IN" style:font-weight-asian="bold" style:font-weight-complex="bold"/>
    </style:style>
    <style:style style:name="T149" style:family="text">
      <style:text-properties fo:color="#000000" style:font-name="Times New Roman" fo:font-size="12pt" fo:language="en" fo:country="US" fo:font-weight="bold" officeooo:rsid="002de396" style:letter-kerning="true" style:font-name-asian="Times New Roman2" style:font-size-asian="12pt" style:language-asian="hi" style:country-asian="IN" style:font-weight-asian="bold" style:font-weight-complex="bold"/>
    </style:style>
    <style:style style:name="T150" style:family="text">
      <style:text-properties fo:color="#000000" style:font-name="Times New Roman" fo:font-size="12pt" fo:language="en" fo:country="US" fo:font-weight="bold" officeooo:rsid="002e74d0" style:letter-kerning="true" style:font-name-asian="Times New Roman2" style:font-size-asian="12pt" style:language-asian="hi" style:country-asian="IN" style:font-weight-asian="bold" style:font-weight-complex="bold"/>
    </style:style>
    <style:style style:name="T151" style:family="text">
      <style:text-properties fo:color="#000000" style:font-name="Times New Roman" fo:font-size="12pt" fo:language="en" fo:country="US" fo:font-weight="bold" officeooo:rsid="004a8094" style:letter-kerning="true" style:font-name-asian="Times New Roman2" style:font-size-asian="12pt" style:language-asian="hi" style:country-asian="IN" style:font-weight-asian="bold" style:font-weight-complex="bold"/>
    </style:style>
    <style:style style:name="T152" style:family="text">
      <style:text-properties fo:color="#000000" style:font-name="Times New Roman" fo:font-size="12pt" fo:language="en" fo:country="US" fo:font-weight="bold" officeooo:rsid="004ba24f" style:letter-kerning="true" style:font-name-asian="Times New Roman2" style:font-size-asian="12pt" style:language-asian="hi" style:country-asian="IN" style:font-weight-asian="bold" style:font-weight-complex="bold"/>
    </style:style>
    <style:style style:name="T153" style:family="text">
      <style:text-properties fo:color="#000000" style:font-name="Times New Roman" fo:font-size="12pt" fo:language="en" fo:country="US" fo:font-weight="bold" officeooo:rsid="0050ccb7" style:letter-kerning="true" style:font-name-asian="Times New Roman2" style:font-size-asian="12pt" style:language-asian="hi" style:country-asian="IN" style:font-weight-asian="bold" style:font-weight-complex="bold"/>
    </style:style>
    <style:style style:name="T154" style:family="text">
      <style:text-properties fo:color="#000000" style:font-name="Times New Roman" fo:font-size="12pt" fo:language="en" fo:country="US" fo:font-weight="bold" officeooo:rsid="00569fd5" style:letter-kerning="true" style:font-name-asian="Times New Roman2" style:font-size-asian="12pt" style:language-asian="hi" style:country-asian="IN" style:font-weight-asian="bold" style:font-weight-complex="bold"/>
    </style:style>
    <style:style style:name="T155" style:family="text">
      <style:text-properties fo:color="#000000" style:font-name="Times New Roman" fo:font-size="12pt" fo:language="en" fo:country="US" fo:font-weight="bold" officeooo:rsid="00577557" style:letter-kerning="true" style:font-name-asian="Times New Roman2" style:font-size-asian="12pt" style:language-asian="hi" style:country-asian="IN" style:font-weight-asian="bold" style:font-weight-complex="bold"/>
    </style:style>
    <style:style style:name="T156" style:family="text">
      <style:text-properties fo:color="#000000" style:font-name="Times New Roman" fo:font-size="12pt" fo:language="en" fo:country="US" fo:font-weight="bold" officeooo:rsid="00587b7d" style:letter-kerning="true" style:font-name-asian="Times New Roman2" style:font-size-asian="12pt" style:language-asian="hi" style:country-asian="IN" style:font-weight-asian="bold" style:font-weight-complex="bold"/>
    </style:style>
    <style:style style:name="T157" style:family="text">
      <style:text-properties fo:color="#000000" style:font-name="Times New Roman" fo:font-size="12pt" fo:language="en" fo:country="US" fo:font-weight="bold" officeooo:rsid="006b6ab1" style:letter-kerning="true" style:font-name-asian="Times New Roman2" style:font-size-asian="12pt" style:language-asian="hi" style:country-asian="IN" style:font-weight-asian="bold" style:font-weight-complex="bold"/>
    </style:style>
    <style:style style:name="T158" style:family="text">
      <style:text-properties fo:color="#000000" style:font-name="Times New Roman" fo:font-size="12pt" fo:language="en" fo:country="US" fo:font-weight="bold" officeooo:rsid="006b9470" style:letter-kerning="true" style:font-name-asian="Times New Roman2" style:font-size-asian="12pt" style:language-asian="hi" style:country-asian="IN" style:font-weight-asian="bold" style:font-weight-complex="bold"/>
    </style:style>
    <style:style style:name="T159" style:family="text">
      <style:text-properties fo:color="#000000" style:font-name="Times New Roman" fo:font-size="12pt" fo:language="en" fo:country="US" fo:font-weight="bold" officeooo:rsid="004b9f81" style:letter-kerning="true" style:font-name-asian="Times New Roman2" style:font-size-asian="12pt" style:language-asian="hi" style:country-asian="IN" style:font-weight-asian="bold" style:font-weight-complex="bold"/>
    </style:style>
    <style:style style:name="T160" style:family="text">
      <style:text-properties fo:color="#000000" style:font-name="Times New Roman" fo:font-size="12pt" fo:language="en" fo:country="US" fo:font-weight="bold" officeooo:rsid="006f3f8d" style:letter-kerning="true" style:font-name-asian="Times New Roman2" style:font-size-asian="12pt" style:language-asian="hi" style:country-asian="IN" style:font-weight-asian="bold" style:font-weight-complex="bold"/>
    </style:style>
    <style:style style:name="T161" style:family="text">
      <style:text-properties fo:color="#000000" style:font-name="Times New Roman" fo:font-size="12pt" fo:language="en" fo:country="US" fo:font-weight="bold" officeooo:rsid="00735030" style:letter-kerning="true" style:font-name-asian="Times New Roman2" style:font-size-asian="12pt" style:language-asian="hi" style:country-asian="IN" style:font-weight-asian="bold" style:font-weight-complex="bold"/>
    </style:style>
    <style:style style:name="T162" style:family="text">
      <style:text-properties fo:color="#000000" style:font-name="Times New Roman" fo:font-size="12pt" fo:language="en" fo:country="US" fo:font-weight="bold" officeooo:rsid="00730728" style:letter-kerning="true" style:font-name-asian="Times New Roman2" style:font-size-asian="12pt" style:language-asian="hi" style:country-asian="IN" style:font-weight-asian="bold" style:font-weight-complex="bold"/>
    </style:style>
    <style:style style:name="T163" style:family="text">
      <style:text-properties fo:color="#000000" style:font-name="Times New Roman" fo:font-size="12pt" fo:language="en" fo:country="US" fo:font-weight="bold" officeooo:rsid="007a7b3e" style:letter-kerning="true" style:font-name-asian="Times New Roman2" style:font-size-asian="12pt" style:language-asian="hi" style:country-asian="IN" style:font-weight-asian="bold" style:font-weight-complex="bold"/>
    </style:style>
    <style:style style:name="T164" style:family="text">
      <style:text-properties fo:color="#000000" style:font-name="Times New Roman" fo:font-size="12pt" fo:language="en" fo:country="US" fo:font-weight="bold" officeooo:rsid="00800a8a" style:letter-kerning="true" style:font-name-asian="Times New Roman2" style:font-size-asian="12pt" style:language-asian="hi" style:country-asian="IN" style:font-weight-asian="bold" style:font-weight-complex="bold"/>
    </style:style>
    <style:style style:name="T165" style:family="text">
      <style:text-properties fo:color="#000000" style:font-name="Times New Roman" fo:font-size="12pt" fo:language="en" fo:country="US" fo:font-weight="bold" officeooo:rsid="00b986cf" style:letter-kerning="true" style:font-name-asian="Times New Roman2" style:font-size-asian="12pt" style:language-asian="hi" style:country-asian="IN" style:font-weight-asian="bold" style:font-weight-complex="bold"/>
    </style:style>
    <style:style style:name="T166" style:family="text">
      <style:text-properties fo:color="#000000" style:font-name="Times New Roman" fo:font-size="12pt" fo:language="en" fo:country="US" fo:font-weight="bold" officeooo:rsid="00c82962" style:letter-kerning="true" style:font-name-asian="Times New Roman2" style:font-size-asian="12pt" style:language-asian="hi" style:country-asian="IN" style:font-weight-asian="bold" style:font-weight-complex="bold"/>
    </style:style>
    <style:style style:name="T167" style:family="text">
      <style:text-properties fo:color="#000000" style:font-name="Times New Roman" fo:font-size="12pt" fo:language="en" fo:country="US" fo:font-weight="bold" officeooo:rsid="00d408df" style:letter-kerning="true" style:font-name-asian="Times New Roman2" style:font-size-asian="12pt" style:language-asian="hi" style:country-asian="IN" style:font-weight-asian="bold" style:font-weight-complex="bold"/>
    </style:style>
    <style:style style:name="T168" style:family="text">
      <style:text-properties fo:color="#000000" style:font-name="Times New Roman" fo:font-size="12pt" fo:language="en" fo:country="US" fo:font-weight="bold" officeooo:rsid="00d75b3e" style:letter-kerning="true" style:font-name-asian="Times New Roman2" style:font-size-asian="12pt" style:language-asian="hi" style:country-asian="IN" style:font-weight-asian="bold" style:font-weight-complex="bold"/>
    </style:style>
    <style:style style:name="T169" style:family="text">
      <style:text-properties fo:color="#000000" style:font-name="Times New Roman" fo:font-size="12pt" fo:language="en" fo:country="US" fo:font-weight="bold" officeooo:rsid="004cd4cc" style:letter-kerning="true" style:font-name-asian="Times New Roman2" style:font-size-asian="12pt" style:language-asian="hi" style:country-asian="IN" style:font-weight-asian="bold" style:font-weight-complex="bold"/>
    </style:style>
    <style:style style:name="T170" style:family="text">
      <style:text-properties fo:color="#000000" style:font-name="Times New Roman" fo:font-size="12pt" fo:language="en" fo:country="US" fo:font-weight="bold" officeooo:rsid="00f040b8" style:letter-kerning="true" style:font-name-asian="Times New Roman2" style:font-size-asian="12pt" style:language-asian="hi" style:country-asian="IN" style:font-weight-asian="bold" style:font-weight-complex="bold"/>
    </style:style>
    <style:style style:name="T171" style:family="text">
      <style:text-properties fo:color="#000000" style:font-name="Times New Roman" fo:font-size="12pt" fo:language="en" fo:country="US" fo:font-weight="bold" officeooo:rsid="00577557" style:letter-kerning="true" style:font-name-asian="Times New Roman2" style:font-size-asian="12pt" style:language-asian="hi" style:country-asian="IN" style:font-weight-asian="bold"/>
    </style:style>
    <style:style style:name="T172" style:family="text">
      <style:text-properties fo:color="#000000" style:font-name="Times New Roman" fo:font-size="12pt" fo:language="en" fo:country="US" fo:font-weight="bold" officeooo:rsid="005d7ca4" style:letter-kerning="true" style:font-name-asian="Times New Roman2" style:font-size-asian="12pt" style:language-asian="hi" style:country-asian="IN" style:font-weight-asian="bold"/>
    </style:style>
    <style:style style:name="T173" style:family="text">
      <style:text-properties fo:color="#000000" style:font-name="Times New Roman" fo:font-size="12pt" fo:language="en" fo:country="US" fo:font-weight="bold" officeooo:rsid="005ec83f" style:letter-kerning="true" style:font-name-asian="Times New Roman2" style:font-size-asian="12pt" style:language-asian="hi" style:country-asian="IN" style:font-weight-asian="bold"/>
    </style:style>
    <style:style style:name="T174" style:family="text">
      <style:text-properties fo:color="#000000" style:font-name="Times New Roman" fo:font-size="12pt" fo:language="en" fo:country="US" fo:font-weight="bold" style:letter-kerning="true" style:font-name-asian="TimesNewRomanPSMT1" style:font-size-asian="12pt" style:language-asian="hi" style:country-asian="IN" style:font-weight-asian="bold"/>
    </style:style>
    <style:style style:name="T175" style:family="text">
      <style:text-properties fo:color="#000000" style:font-name="Times New Roman" fo:font-size="12pt" fo:language="en" fo:country="US" fo:font-weight="bold" style:letter-kerning="true" style:font-name-asian="TimesNewRomanPSMT1" style:font-size-asian="12pt" style:language-asian="hi" style:country-asian="IN" style:font-weight-asian="bold" style:font-name-complex="Times New Roman2"/>
    </style:style>
    <style:style style:name="T176" style:family="text">
      <style:text-properties fo:color="#000000" style:font-name="Times New Roman" fo:font-size="12pt" fo:language="en" fo:country="US" fo:font-weight="bold" style:letter-kerning="true" style:font-name-asian="TimesNewRomanPSMT1" style:font-size-asian="12pt" style:language-asian="hi" style:country-asian="IN" style:font-weight-asian="bold" style:font-name-complex="Times New Roman2" style:font-weight-complex="bold"/>
    </style:style>
    <style:style style:name="T177" style:family="text">
      <style:text-properties fo:color="#000000" style:font-name="Times New Roman" fo:font-size="12pt" fo:language="en" fo:country="US" fo:font-weight="bold" style:letter-kerning="true" style:font-name-asian="Liberation Serif1" style:font-size-asian="12pt" style:language-asian="hi" style:country-asian="IN" style:font-weight-asian="bold"/>
    </style:style>
    <style:style style:name="T178" style:family="text">
      <style:text-properties fo:color="#000000" style:font-name="Times New Roman" fo:font-size="12pt" fo:language="en" fo:country="US" fo:font-weight="bold" style:letter-kerning="true" style:font-name-asian="Liberation Serif1" style:font-size-asian="12pt" style:language-asian="hi" style:country-asian="IN" style:font-weight-asian="bold" style:font-weight-complex="bold"/>
    </style:style>
    <style:style style:name="T179" style:family="text">
      <style:text-properties fo:color="#000000" style:font-name="Times New Roman" fo:font-size="12pt" fo:language="en" fo:country="US" fo:font-weight="bold" officeooo:rsid="0015233c" style:letter-kerning="true" style:font-name-asian="Liberation Serif1" style:font-size-asian="12pt" style:language-asian="hi" style:country-asian="IN" style:font-weight-asian="bold" style:font-weight-complex="bold"/>
    </style:style>
    <style:style style:name="T180" style:family="text">
      <style:text-properties fo:color="#000000" style:font-name="Times New Roman" fo:font-size="12pt" fo:language="en" fo:country="US" fo:font-weight="bold" officeooo:rsid="00163e98" style:letter-kerning="true" style:font-name-asian="Liberation Serif1" style:font-size-asian="12pt" style:language-asian="hi" style:country-asian="IN" style:font-weight-asian="bold" style:font-weight-complex="bold"/>
    </style:style>
    <style:style style:name="T181" style:family="text">
      <style:text-properties fo:color="#000000" style:font-name="Times New Roman" fo:font-size="12pt" fo:language="en" fo:country="US" fo:font-weight="bold" officeooo:rsid="0016f85e" style:letter-kerning="true" style:font-name-asian="Liberation Serif1" style:font-size-asian="12pt" style:language-asian="hi" style:country-asian="IN" style:font-weight-asian="bold" style:font-weight-complex="bold"/>
    </style:style>
    <style:style style:name="T182" style:family="text">
      <style:text-properties fo:color="#000000" style:font-name="Times New Roman" fo:font-size="12pt" fo:language="en" fo:country="US" fo:font-weight="bold" officeooo:rsid="00405211" style:letter-kerning="true" style:font-name-asian="Liberation Serif1" style:font-size-asian="12pt" style:language-asian="hi" style:country-asian="IN" style:font-weight-asian="bold" style:font-weight-complex="bold"/>
    </style:style>
    <style:style style:name="T183" style:family="text">
      <style:text-properties fo:color="#000000" style:font-name="Times New Roman" fo:font-size="12pt" fo:language="en" fo:country="US" fo:font-weight="bold" officeooo:rsid="0069c805" style:letter-kerning="true" style:font-name-asian="Liberation Serif1" style:font-size-asian="12pt" style:language-asian="hi" style:country-asian="IN" style:font-weight-asian="bold" style:font-weight-complex="bold"/>
    </style:style>
    <style:style style:name="T184" style:family="text">
      <style:text-properties fo:color="#000000" style:font-name="Times New Roman" fo:font-size="12pt" fo:language="en" fo:country="US" fo:font-weight="bold" officeooo:rsid="006f3f8d" style:letter-kerning="true" style:font-name-asian="Liberation Serif1" style:font-size-asian="12pt" style:language-asian="hi" style:country-asian="IN" style:font-weight-asian="bold" style:font-weight-complex="bold"/>
    </style:style>
    <style:style style:name="T185" style:family="text">
      <style:text-properties fo:color="#000000" style:font-name="Times New Roman" fo:font-size="12pt" fo:language="en" fo:country="US" fo:font-weight="bold" officeooo:rsid="002cca74" style:letter-kerning="true" style:font-name-asian="Liberation Serif1" style:font-size-asian="12pt" style:language-asian="hi" style:country-asian="IN" style:font-weight-asian="bold" style:font-weight-complex="bold"/>
    </style:style>
    <style:style style:name="T186" style:family="text">
      <style:text-properties fo:color="#000000" style:font-name="Times New Roman" fo:font-size="12pt" fo:language="en" fo:country="US" fo:font-weight="bold" officeooo:rsid="0031872e" style:letter-kerning="true" style:font-name-asian="Liberation Serif1" style:font-size-asian="12pt" style:language-asian="hi" style:country-asian="IN" style:font-weight-asian="bold" style:font-weight-complex="bold"/>
    </style:style>
    <style:style style:name="T187" style:family="text">
      <style:text-properties fo:color="#000000" style:font-name="Times New Roman" fo:font-size="12pt" fo:language="en" fo:country="US" fo:font-weight="bold" officeooo:rsid="002cf687" style:letter-kerning="true" style:font-name-asian="Liberation Serif1" style:font-size-asian="12pt" style:language-asian="hi" style:country-asian="IN" style:font-weight-asian="bold" style:font-weight-complex="bold"/>
    </style:style>
    <style:style style:name="T188" style:family="text">
      <style:text-properties fo:color="#000000" style:font-name="Times New Roman" fo:font-size="12pt" fo:language="en" fo:country="US" fo:font-weight="bold" officeooo:rsid="0044134a" style:letter-kerning="true" style:font-name-asian="Liberation Serif1" style:font-size-asian="12pt" style:language-asian="hi" style:country-asian="IN" style:font-weight-asian="bold" style:font-weight-complex="bold"/>
    </style:style>
    <style:style style:name="T189" style:family="text">
      <style:text-properties fo:color="#000000" style:font-name="Times New Roman" fo:font-size="12pt" fo:language="en" fo:country="US" fo:font-weight="bold" officeooo:rsid="0042275f" style:letter-kerning="true" style:font-name-asian="Liberation Serif1" style:font-size-asian="12pt" style:language-asian="hi" style:country-asian="IN" style:font-weight-asian="bold" style:font-weight-complex="bold"/>
    </style:style>
    <style:style style:name="T190" style:family="text">
      <style:text-properties fo:color="#000000" style:font-name="Times New Roman" fo:font-size="12pt" fo:language="en" fo:country="US" fo:font-weight="bold" officeooo:rsid="0031cf62" style:letter-kerning="true" style:font-name-asian="Liberation Serif1" style:font-size-asian="12pt" style:language-asian="hi" style:country-asian="IN" style:font-weight-asian="bold" style:font-weight-complex="bold"/>
    </style:style>
    <style:style style:name="T191" style:family="text">
      <style:text-properties fo:color="#000000" style:font-name="Times New Roman" fo:font-size="12pt" fo:language="en" fo:country="US" fo:font-weight="bold" officeooo:rsid="00446c27" style:letter-kerning="true" style:font-name-asian="Liberation Serif1" style:font-size-asian="12pt" style:language-asian="hi" style:country-asian="IN" style:font-weight-asian="bold" style:font-weight-complex="bold"/>
    </style:style>
    <style:style style:name="T192" style:family="text">
      <style:text-properties fo:color="#000000" style:font-name="Times New Roman" fo:font-size="12pt" fo:language="en" fo:country="US" fo:font-weight="bold" style:letter-kerning="true" style:font-name-asian="TimesNewRomanPS-BoldMT1" style:font-size-asian="12pt" style:language-asian="hi" style:country-asian="IN" style:font-weight-asian="bold"/>
    </style:style>
    <style:style style:name="T193" style:family="text">
      <style:text-properties fo:color="#000000" style:font-name="Times New Roman" fo:font-size="12pt" fo:language="en" fo:country="US" fo:font-weight="normal" style:letter-kerning="true" style:font-name-asian="Times New Roman2" style:font-size-asian="12pt" style:language-asian="hi" style:country-asian="IN" style:font-weight-asian="normal"/>
    </style:style>
    <style:style style:name="T194" style:family="text">
      <style:text-properties fo:color="#000000" style:font-name="Times New Roman" fo:font-size="12pt" fo:language="en" fo:country="US" fo:font-weight="normal" style:letter-kerning="true" style:font-name-asian="Times New Roman2" style:font-size-asian="12pt" style:language-asian="hi" style:country-asian="IN" style:font-weight-asian="normal" style:font-name-complex="Times New Roman2"/>
    </style:style>
    <style:style style:name="T195" style:family="text">
      <style:text-properties fo:color="#000000" style:font-name="Times New Roman" fo:font-size="12pt" fo:language="en" fo:country="US" fo:font-weight="normal" style:letter-kerning="true" style:font-name-asian="Times New Roman2" style:font-size-asian="12pt" style:language-asian="hi" style:country-asian="IN" style:font-weight-asian="normal" style:font-weight-complex="normal"/>
    </style:style>
    <style:style style:name="T196" style:family="text">
      <style:text-properties fo:color="#000000" style:font-name="Times New Roman" fo:font-size="12pt" fo:language="en" fo:country="US" fo:font-weight="normal" officeooo:rsid="002509ca" style:letter-kerning="true" style:font-name-asian="Times New Roman2" style:font-size-asian="12pt" style:language-asian="hi" style:country-asian="IN" style:font-weight-asian="normal" style:font-weight-complex="normal"/>
    </style:style>
    <style:style style:name="T197" style:family="text">
      <style:text-properties fo:color="#000000" style:font-name="Times New Roman" fo:font-size="12pt" fo:language="en" fo:country="US" fo:font-weight="normal" officeooo:rsid="004a8094" style:letter-kerning="true" style:font-name-asian="Times New Roman2" style:font-size-asian="12pt" style:language-asian="hi" style:country-asian="IN" style:font-weight-asian="normal" style:font-weight-complex="normal"/>
    </style:style>
    <style:style style:name="T198" style:family="text">
      <style:text-properties fo:color="#000000" style:font-name="Times New Roman" fo:font-size="12pt" fo:language="en" fo:country="US" fo:font-weight="normal" officeooo:rsid="004b9f81" style:letter-kerning="true" style:font-name-asian="Times New Roman2" style:font-size-asian="12pt" style:language-asian="hi" style:country-asian="IN" style:font-weight-asian="normal" style:font-weight-complex="normal"/>
    </style:style>
    <style:style style:name="T199" style:family="text">
      <style:text-properties fo:color="#000000" style:font-name="Times New Roman" fo:font-size="12pt" fo:language="en" fo:country="US" fo:font-weight="normal" officeooo:rsid="004cd4cc" style:letter-kerning="true" style:font-name-asian="Times New Roman2" style:font-size-asian="12pt" style:language-asian="hi" style:country-asian="IN" style:font-weight-asian="normal" style:font-weight-complex="normal"/>
    </style:style>
    <style:style style:name="T200" style:family="text">
      <style:text-properties fo:color="#000000" style:font-name="Times New Roman" fo:font-size="12pt" fo:language="en" fo:country="US" fo:font-weight="normal" officeooo:rsid="004c8b08" style:letter-kerning="true" style:font-name-asian="Times New Roman2" style:font-size-asian="12pt" style:language-asian="hi" style:country-asian="IN" style:font-weight-asian="normal" style:font-weight-complex="normal"/>
    </style:style>
    <style:style style:name="T201" style:family="text">
      <style:text-properties fo:color="#000000" style:font-name="Times New Roman" fo:font-size="12pt" fo:language="en" fo:country="US" fo:font-weight="normal" officeooo:rsid="004e6279" style:letter-kerning="true" style:font-name-asian="Times New Roman2" style:font-size-asian="12pt" style:language-asian="hi" style:country-asian="IN" style:font-weight-asian="normal" style:font-weight-complex="normal"/>
    </style:style>
    <style:style style:name="T202" style:family="text">
      <style:text-properties fo:color="#000000" style:font-name="Times New Roman" fo:font-size="12pt" fo:language="en" fo:country="US" fo:font-weight="normal" officeooo:rsid="004eb838" style:letter-kerning="true" style:font-name-asian="Times New Roman2" style:font-size-asian="12pt" style:language-asian="hi" style:country-asian="IN" style:font-weight-asian="normal" style:font-weight-complex="normal"/>
    </style:style>
    <style:style style:name="T203" style:family="text">
      <style:text-properties fo:color="#000000" style:font-name="Times New Roman" fo:font-size="12pt" fo:language="en" fo:country="US" fo:font-weight="normal" officeooo:rsid="0050ccb7" style:letter-kerning="true" style:font-name-asian="Times New Roman2" style:font-size-asian="12pt" style:language-asian="hi" style:country-asian="IN" style:font-weight-asian="normal" style:font-weight-complex="normal"/>
    </style:style>
    <style:style style:name="T204" style:family="text">
      <style:text-properties fo:color="#000000" style:font-name="Times New Roman" fo:font-size="12pt" fo:language="en" fo:country="US" fo:font-weight="normal" officeooo:rsid="0052681e" style:letter-kerning="true" style:font-name-asian="Times New Roman2" style:font-size-asian="12pt" style:language-asian="hi" style:country-asian="IN" style:font-weight-asian="normal" style:font-weight-complex="normal"/>
    </style:style>
    <style:style style:name="T205" style:family="text">
      <style:text-properties fo:color="#000000" style:font-name="Times New Roman" fo:font-size="12pt" fo:language="en" fo:country="US" fo:font-weight="normal" officeooo:rsid="00639026" style:letter-kerning="true" style:font-name-asian="Times New Roman2" style:font-size-asian="12pt" style:language-asian="hi" style:country-asian="IN" style:font-weight-asian="normal" style:font-weight-complex="normal"/>
    </style:style>
    <style:style style:name="T206" style:family="text">
      <style:text-properties fo:color="#000000" style:font-name="Times New Roman" fo:font-size="12pt" fo:language="en" fo:country="US" fo:font-weight="normal" officeooo:rsid="0064e1f2" style:letter-kerning="true" style:font-name-asian="Times New Roman2" style:font-size-asian="12pt" style:language-asian="hi" style:country-asian="IN" style:font-weight-asian="normal" style:font-weight-complex="normal"/>
    </style:style>
    <style:style style:name="T207" style:family="text">
      <style:text-properties fo:color="#000000" style:font-name="Times New Roman" fo:font-size="12pt" fo:language="en" fo:country="US" fo:font-weight="normal" officeooo:rsid="006b9470" style:letter-kerning="true" style:font-name-asian="Times New Roman2" style:font-size-asian="12pt" style:language-asian="hi" style:country-asian="IN" style:font-weight-asian="normal" style:font-weight-complex="normal"/>
    </style:style>
    <style:style style:name="T208" style:family="text">
      <style:text-properties fo:color="#000000" style:font-name="Times New Roman" fo:font-size="12pt" fo:language="en" fo:country="US" fo:font-weight="normal" officeooo:rsid="006dc1bd" style:letter-kerning="true" style:font-name-asian="Times New Roman2" style:font-size-asian="12pt" style:language-asian="hi" style:country-asian="IN" style:font-weight-asian="normal" style:font-weight-complex="normal"/>
    </style:style>
    <style:style style:name="T209" style:family="text">
      <style:text-properties fo:color="#000000" style:font-name="Times New Roman" fo:font-size="12pt" fo:language="en" fo:country="US" fo:font-weight="normal" officeooo:rsid="006f3f8d" style:letter-kerning="true" style:font-name-asian="Times New Roman2" style:font-size-asian="12pt" style:language-asian="hi" style:country-asian="IN" style:font-weight-asian="normal" style:font-weight-complex="normal"/>
    </style:style>
    <style:style style:name="T210" style:family="text">
      <style:text-properties fo:color="#000000" style:font-name="Times New Roman" fo:font-size="12pt" fo:language="en" fo:country="US" fo:font-weight="normal" officeooo:rsid="006ffcba" style:letter-kerning="true" style:font-name-asian="Times New Roman2" style:font-size-asian="12pt" style:language-asian="hi" style:country-asian="IN" style:font-weight-asian="normal" style:font-weight-complex="normal"/>
    </style:style>
    <style:style style:name="T211" style:family="text">
      <style:text-properties fo:color="#000000" style:font-name="Times New Roman" fo:font-size="12pt" fo:language="en" fo:country="US" fo:font-weight="normal" officeooo:rsid="00dedae8" style:letter-kerning="true" style:font-name-asian="Times New Roman2" style:font-size-asian="12pt" style:language-asian="hi" style:country-asian="IN" style:font-weight-asian="normal" style:font-weight-complex="normal"/>
    </style:style>
    <style:style style:name="T212" style:family="text">
      <style:text-properties fo:color="#000000" style:font-name="Times New Roman" fo:font-size="12pt" fo:language="en" fo:country="US" fo:font-weight="normal" officeooo:rsid="00defaed" style:letter-kerning="true" style:font-name-asian="Times New Roman2" style:font-size-asian="12pt" style:language-asian="hi" style:country-asian="IN" style:font-weight-asian="normal" style:font-weight-complex="normal"/>
    </style:style>
    <style:style style:name="T213" style:family="text">
      <style:text-properties fo:color="#000000" style:font-name="Times New Roman" fo:font-size="12pt" fo:language="en" fo:country="US" fo:font-weight="normal" officeooo:rsid="00e16569" style:letter-kerning="true" style:font-name-asian="Times New Roman2" style:font-size-asian="12pt" style:language-asian="hi" style:country-asian="IN" style:font-weight-asian="normal" style:font-weight-complex="normal"/>
    </style:style>
    <style:style style:name="T214" style:family="text">
      <style:text-properties fo:color="#000000" style:font-name="Times New Roman" fo:font-size="12pt" fo:language="en" fo:country="US" fo:font-weight="normal" officeooo:rsid="00e9febf" style:letter-kerning="true" style:font-name-asian="Times New Roman2" style:font-size-asian="12pt" style:language-asian="hi" style:country-asian="IN" style:font-weight-asian="normal" style:font-weight-complex="normal"/>
    </style:style>
    <style:style style:name="T215" style:family="text">
      <style:text-properties fo:color="#000000" style:font-name="Times New Roman" fo:font-size="12pt" fo:language="en" fo:country="US" fo:font-weight="normal" officeooo:rsid="00800a8a" style:letter-kerning="true" style:font-name-asian="Times New Roman2" style:font-size-asian="12pt" style:language-asian="hi" style:country-asian="IN" style:font-weight-asian="normal" style:font-weight-complex="normal"/>
    </style:style>
    <style:style style:name="T216" style:family="text">
      <style:text-properties fo:color="#000000" style:font-name="Times New Roman" fo:font-size="12pt" fo:language="en" fo:country="US" fo:font-weight="normal" officeooo:rsid="00f040b8" style:letter-kerning="true" style:font-name-asian="Times New Roman2" style:font-size-asian="12pt" style:language-asian="hi" style:country-asian="IN" style:font-weight-asian="normal" style:font-weight-complex="normal"/>
    </style:style>
    <style:style style:name="T217" style:family="text">
      <style:text-properties fo:color="#000000" style:font-name="Times New Roman" fo:font-size="12pt" fo:language="en" fo:country="US" fo:font-weight="normal" officeooo:rsid="00bbb6d9" style:letter-kerning="true" style:font-name-asian="Times New Roman2" style:font-size-asian="12pt" style:language-asian="hi" style:country-asian="IN" style:font-weight-asian="normal"/>
    </style:style>
    <style:style style:name="T218" style:family="text">
      <style:text-properties fo:color="#000000" style:font-name="Times New Roman" fo:font-size="12pt" fo:language="en" fo:country="US" fo:font-weight="normal" officeooo:rsid="00c64698" style:letter-kerning="true" style:font-name-asian="Times New Roman2" style:font-size-asian="12pt" style:language-asian="hi" style:country-asian="IN" style:font-weight-asian="normal"/>
    </style:style>
    <style:style style:name="T219" style:family="text">
      <style:text-properties fo:color="#000000" style:font-name="Times New Roman" fo:font-size="12pt" fo:language="en" fo:country="US" fo:font-weight="normal" officeooo:rsid="002cf687" style:letter-kerning="true" style:font-name-asian="Liberation Serif1" style:font-size-asian="12pt" style:language-asian="hi" style:country-asian="IN" style:font-weight-asian="normal" style:font-weight-complex="normal"/>
    </style:style>
    <style:style style:name="T220" style:family="text">
      <style:text-properties fo:color="#000000" style:font-name="Times New Roman" fo:font-size="12pt" fo:language="en" fo:country="US" fo:font-weight="normal" officeooo:rsid="00329749" style:letter-kerning="true" style:font-name-asian="Liberation Serif1" style:font-size-asian="12pt" style:language-asian="hi" style:country-asian="IN" style:font-weight-asian="normal" style:font-weight-complex="normal"/>
    </style:style>
    <style:style style:name="T221" style:family="text">
      <style:text-properties fo:color="#000000" style:font-name="Times New Roman" fo:font-size="12pt" fo:language="en" fo:country="US" style:text-underline-style="solid" style:text-underline-width="auto" style:text-underline-color="font-color" style:letter-kerning="true" style:font-name-asian="Times New Roman2" style:font-size-asian="12pt" style:language-asian="hi" style:country-asian="IN"/>
    </style:style>
    <style:style style:name="T222" style:family="text">
      <style:text-properties fo:color="#000000" style:font-name="Times New Roman" fo:font-size="12pt" fo:language="en" fo:country="US" fo:font-style="normal" fo:font-weight="bold" style:letter-kerning="true" style:font-name-asian="TimesNewRomanPSMT1" style:font-size-asian="12pt" style:language-asian="hi" style:country-asian="IN" style:font-style-asian="normal" style:font-weight-asian="bold" style:font-name-complex="Times New Roman2"/>
    </style:style>
    <style:style style:name="T223" style:family="text">
      <style:text-properties fo:color="#000000" style:font-name="Times New Roman" fo:font-size="12pt" fo:language="en" fo:country="US" fo:font-style="normal" fo:font-weight="normal" officeooo:rsid="006ffcba" style:letter-kerning="true" style:font-name-asian="Times New Roman2" style:font-size-asian="12pt" style:language-asian="hi" style:country-asian="IN" style:font-style-asian="normal" style:font-weight-asian="normal" style:font-style-complex="normal" style:font-weight-complex="normal"/>
    </style:style>
    <style:style style:name="T224" style:family="text">
      <style:text-properties fo:color="#000000" style:font-name="Times New Roman" fo:font-size="12pt" fo:language="en" fo:country="US" fo:font-style="normal" fo:font-weight="normal" officeooo:rsid="00e9e829" style:letter-kerning="true" style:font-name-asian="Times New Roman2" style:font-size-asian="12pt" style:language-asian="hi" style:country-asian="IN" style:font-style-asian="normal" style:font-weight-asian="normal" style:font-style-complex="normal" style:font-weight-complex="normal"/>
    </style:style>
    <style:style style:name="T225" style:family="text">
      <style:text-properties fo:color="#000000" style:font-name="Times New Roman" fo:font-size="12pt" fo:language="en" fo:country="US" fo:font-style="normal" fo:font-weight="normal" officeooo:rsid="00e9febf" style:letter-kerning="true" style:font-name-asian="Times New Roman2" style:font-size-asian="12pt" style:language-asian="hi" style:country-asian="IN" style:font-style-asian="normal" style:font-weight-asian="normal" style:font-style-complex="normal" style:font-weight-complex="normal"/>
    </style:style>
    <style:style style:name="T226" style:family="text">
      <style:text-properties fo:color="#000000" style:font-name="Times New Roman" fo:font-size="10pt" fo:language="en" fo:country="US" style:letter-kerning="true" style:font-name-asian="Times New Roman2" style:font-size-asian="10pt" style:language-asian="hi" style:country-asian="IN"/>
    </style:style>
    <style:style style:name="T227" style:family="text">
      <style:text-properties fo:color="#000000" style:font-name="Courier New" fo:font-size="9pt" fo:language="en" fo:country="US" fo:font-weight="bold" style:letter-kerning="true" style:font-name-asian="Courier New2" style:font-size-asian="9pt" style:language-asian="hi" style:country-asian="IN" style:font-weight-asian="bold" style:font-name-complex="Courier New2"/>
    </style:style>
    <style:style style:name="T228" style:family="text">
      <style:text-properties fo:color="#000000" style:font-name="Courier New" fo:font-size="9pt" fo:language="en" fo:country="US" fo:font-weight="bold" style:letter-kerning="true" style:font-name-asian="Courier New2" style:font-size-asian="9pt" style:language-asian="en" style:country-asian="US" style:font-weight-asian="bold" style:font-name-complex="Courier New2"/>
    </style:style>
    <style:style style:name="T229" style:family="text">
      <style:text-properties fo:color="#000000" style:font-name="Courier New" fo:font-size="9pt" fo:language="en" fo:country="US" style:letter-kerning="true" style:font-name-asian="Courier New2" style:font-size-asian="9pt" style:language-asian="hi" style:country-asian="IN" style:font-name-complex="Courier New2"/>
    </style:style>
    <style:style style:name="T230" style:family="text">
      <style:text-properties fo:color="#000000" style:font-name="Courier New" fo:font-size="9pt" fo:language="en" fo:country="US" style:letter-kerning="true" style:font-name-asian="Courier New2" style:font-size-asian="9pt" style:language-asian="en" style:country-asian="US" style:font-name-complex="Courier New2"/>
    </style:style>
    <style:style style:name="T231" style:family="text">
      <style:text-properties fo:color="#000000" style:font-name="Courier New" fo:font-size="9pt" fo:language="en" fo:country="US" fo:font-weight="normal" style:letter-kerning="true" style:font-name-asian="Courier New2" style:font-size-asian="9pt" style:language-asian="hi" style:country-asian="IN" style:font-weight-asian="normal" style:font-name-complex="Courier New2"/>
    </style:style>
    <style:style style:name="T232" style:family="text">
      <style:text-properties fo:color="#000000" style:font-name="Courier New" fo:font-size="12pt" fo:language="en" fo:country="US" fo:font-weight="bold" style:letter-kerning="true" style:font-name-asian="Courier New2" style:font-size-asian="12pt" style:language-asian="en" style:country-asian="US" style:font-weight-asian="bold" style:font-name-complex="Courier New2"/>
    </style:style>
    <style:style style:name="T233" style:family="text">
      <style:text-properties fo:color="#000000" style:font-name="Courier New" fo:font-size="12pt" fo:language="en" fo:country="US" fo:font-weight="bold" style:letter-kerning="true" style:font-name-asian="Courier New2" style:font-size-asian="12pt" style:language-asian="hi" style:country-asian="IN" style:font-weight-asian="bold" style:font-name-complex="Courier New2"/>
    </style:style>
    <style:style style:name="T234" style:family="text">
      <style:text-properties fo:color="#000000" style:font-name="Courier New" fo:font-size="12pt" fo:language="en" fo:country="US" fo:font-weight="bold" style:letter-kerning="true" style:font-name-asian="Times New Roman2" style:font-size-asian="12pt" style:language-asian="hi" style:country-asian="IN" style:font-weight-asian="bold" style:font-name-complex="Courier New2"/>
    </style:style>
    <style:style style:name="T235" style:family="text">
      <style:text-properties fo:color="#000000" style:font-name="Courier New" fo:font-size="12pt" fo:language="en" fo:country="US" fo:font-weight="bold" officeooo:rsid="00577557" style:letter-kerning="true" style:font-name-asian="Times New Roman2" style:font-size-asian="12pt" style:language-asian="hi" style:country-asian="IN" style:font-weight-asian="bold" style:font-name-complex="Courier New2"/>
    </style:style>
    <style:style style:name="T236" style:family="text">
      <style:text-properties fo:color="#000000" style:font-name="Courier New" fo:font-size="12pt" fo:language="en" fo:country="US" fo:font-weight="bold" style:letter-kerning="true" style:font-name-asian="Liberation Serif1" style:font-size-asian="12pt" style:language-asian="hi" style:country-asian="IN" style:font-weight-asian="bold" style:font-name-complex="Courier New2"/>
    </style:style>
    <style:style style:name="T237" style:family="text">
      <style:text-properties fo:color="#000000" style:font-name="Courier New" fo:font-size="12pt" fo:language="en" fo:country="US" fo:font-weight="bold" style:letter-kerning="true" style:font-name-asian="TimesNewRomanPSMT1" style:font-size-asian="12pt" style:language-asian="hi" style:country-asian="IN" style:font-weight-asian="bold" style:font-name-complex="Courier New2"/>
    </style:style>
    <style:style style:name="T238" style:family="text">
      <style:text-properties fo:color="#000000" style:font-name="Courier New" fo:font-size="12pt" fo:language="en" fo:country="US" style:letter-kerning="true" style:font-name-asian="Courier New2" style:font-size-asian="12pt" style:language-asian="hi" style:country-asian="IN" style:font-name-complex="Courier New2"/>
    </style:style>
    <style:style style:name="T239" style:family="text">
      <style:text-properties fo:color="#000000" style:font-name="Courier New" fo:font-size="12pt" fo:language="en" fo:country="US" style:letter-kerning="true" style:font-name-asian="Times New Roman2" style:font-size-asian="12pt" style:language-asian="hi" style:country-asian="IN" style:font-name-complex="Courier New2"/>
    </style:style>
    <style:style style:name="T240" style:family="text">
      <style:text-properties fo:color="#000000" style:font-name="Courier New" fo:font-size="12pt" fo:language="en" fo:country="US" fo:font-weight="normal" style:letter-kerning="true" style:font-name-asian="Courier New2" style:font-size-asian="12pt" style:language-asian="hi" style:country-asian="IN" style:font-weight-asian="normal" style:font-name-complex="Courier New2"/>
    </style:style>
    <style:style style:name="T241" style:family="text">
      <style:text-properties fo:color="#000000" style:font-name="Courier New" fo:font-size="10pt" fo:language="en" fo:country="US" fo:font-weight="bold" style:letter-kerning="true" style:font-name-asian="Courier New2" style:font-size-asian="10pt" style:language-asian="en" style:country-asian="US" style:font-weight-asian="bold" style:font-name-complex="Courier New2"/>
    </style:style>
    <style:style style:name="T242" style:family="text">
      <style:text-properties fo:color="#000000" style:font-name="Courier New" fo:font-size="10pt" fo:language="en" fo:country="US" fo:font-weight="bold" style:letter-kerning="true" style:font-name-asian="Courier New2" style:font-size-asian="10pt" style:language-asian="hi" style:country-asian="IN" style:font-weight-asian="bold" style:font-name-complex="Courier New2"/>
    </style:style>
    <style:style style:name="T243" style:family="text">
      <style:text-properties fo:color="#000000" style:font-name="CourierNewPS-BoldMT" fo:font-size="10pt" fo:language="en" fo:country="US" fo:font-weight="bold" style:letter-kerning="true" style:font-name-asian="CourierNewPS-BoldMT1" style:font-size-asian="10pt" style:language-asian="hi" style:country-asian="IN" style:font-weight-asian="bold" style:font-name-complex="CourierNewPS-BoldMT1"/>
    </style:style>
    <style:style style:name="T244" style:family="text">
      <style:text-properties fo:color="#000000" style:font-name="TimesNewRomanPS-BoldMT" fo:font-size="12pt" fo:language="en" fo:country="US" fo:font-weight="bold" style:letter-kerning="true" style:font-name-asian="TimesNewRomanPS-BoldMT1" style:font-size-asian="12pt" style:language-asian="hi" style:country-asian="IN" style:font-weight-asian="bold" style:font-name-complex="TimesNewRomanPS-BoldMT1"/>
    </style:style>
    <style:style style:name="T245" style:family="text">
      <style:text-properties fo:color="#000000" style:font-name="CourierNewPSMT" fo:font-size="9pt" fo:language="en" fo:country="US" style:letter-kerning="true" style:font-name-asian="CourierNewPSMT1" style:font-size-asian="9pt" style:language-asian="hi" style:country-asian="IN" style:font-name-complex="CourierNewPSMT1"/>
    </style:style>
    <style:style style:name="T246" style:family="text">
      <style:text-properties fo:color="#000000" style:font-name="Courier New1" fo:font-size="12pt" fo:language="en" fo:country="US" fo:font-weight="bold" style:letter-kerning="true" style:font-name-asian="Liberation Serif1" style:font-size-asian="12pt" style:language-asian="hi" style:country-asian="IN" style:font-weight-asian="bold" style:font-weight-complex="bold"/>
    </style:style>
    <style:style style:name="T247" style:family="text">
      <style:text-properties fo:color="#000000" style:font-name="Courier New1" fo:font-size="12pt" fo:language="en" fo:country="US" fo:font-weight="bold" officeooo:rsid="001863bb" style:letter-kerning="true" style:font-name-asian="Liberation Serif1" style:font-size-asian="12pt" style:language-asian="hi" style:country-asian="IN" style:font-weight-asian="bold" style:font-weight-complex="bold"/>
    </style:style>
    <style:style style:name="T248" style:family="text">
      <style:text-properties fo:color="#000000" style:font-name="Courier New1" fo:font-size="12pt" fo:language="en" fo:country="US" fo:font-weight="bold" officeooo:rsid="006f3f8d" style:letter-kerning="true" style:font-name-asian="Liberation Serif1" style:font-size-asian="12pt" style:language-asian="hi" style:country-asian="IN" style:font-weight-asian="bold" style:font-weight-complex="bold"/>
    </style:style>
    <style:style style:name="T249" style:family="text">
      <style:text-properties fo:color="#000000" style:font-name="Courier New1" fo:font-size="12pt" fo:language="en" fo:country="US" fo:font-weight="bold" officeooo:rsid="00283622" style:letter-kerning="true" style:font-name-asian="Liberation Serif1" style:font-size-asian="12pt" style:language-asian="hi" style:country-asian="IN" style:font-weight-asian="bold" style:font-weight-complex="bold"/>
    </style:style>
    <style:style style:name="T250" style:family="text">
      <style:text-properties fo:color="#000000" style:font-name="Courier New1" fo:font-size="12pt" fo:language="en" fo:country="US" fo:font-weight="bold" officeooo:rsid="00163e98" style:letter-kerning="true" style:font-name-asian="Liberation Serif1" style:font-size-asian="12pt" style:language-asian="hi" style:country-asian="IN" style:font-weight-asian="bold" style:font-weight-complex="bold"/>
    </style:style>
    <style:style style:name="T251" style:family="text">
      <style:text-properties fo:color="#000000" style:font-name="Courier New1" fo:font-size="12pt" fo:language="en" fo:country="US" fo:font-weight="bold" officeooo:rsid="0044f7fc" style:letter-kerning="true" style:font-name-asian="Liberation Serif1" style:font-size-asian="12pt" style:language-asian="hi" style:country-asian="IN" style:font-weight-asian="bold" style:font-weight-complex="bold"/>
    </style:style>
    <style:style style:name="T252" style:family="text">
      <style:text-properties fo:color="#000000" style:font-name="Courier New1" fo:font-size="12pt" fo:language="en" fo:country="US" fo:font-weight="bold" officeooo:rsid="0068e9cf" style:letter-kerning="true" style:font-name-asian="Liberation Serif1" style:font-size-asian="12pt" style:language-asian="hi" style:country-asian="IN" style:font-weight-asian="bold" style:font-weight-complex="bold"/>
    </style:style>
    <style:style style:name="T253" style:family="text">
      <style:text-properties fo:color="#000000" style:font-name="Courier New1" fo:font-size="12pt" fo:language="en" fo:country="US" fo:font-weight="bold" style:letter-kerning="true" style:font-name-asian="Times New Roman2" style:font-size-asian="12pt" style:language-asian="hi" style:country-asian="IN" style:font-weight-asian="bold"/>
    </style:style>
    <style:style style:name="T254" style:family="text">
      <style:text-properties fo:color="#000000" style:font-name="Courier New1" fo:font-size="12pt" fo:language="en" fo:country="US" fo:font-weight="bold" style:letter-kerning="true" style:font-name-asian="Times New Roman2" style:font-size-asian="12pt" style:language-asian="hi" style:country-asian="IN" style:font-weight-asian="bold" style:font-weight-complex="bold"/>
    </style:style>
    <style:style style:name="T255" style:family="text">
      <style:text-properties fo:color="#000000" style:font-name="Courier New1" fo:font-size="12pt" fo:language="en" fo:country="US" fo:font-weight="bold" officeooo:rsid="0050ccb7" style:letter-kerning="true" style:font-name-asian="Times New Roman2" style:font-size-asian="12pt" style:language-asian="hi" style:country-asian="IN" style:font-weight-asian="bold" style:font-weight-complex="bold"/>
    </style:style>
    <style:style style:name="T256" style:family="text">
      <style:text-properties fo:color="#000000" style:font-name="Courier New1" fo:font-size="12pt" fo:language="en" fo:country="US" fo:font-weight="bold" officeooo:rsid="0064e1f2" style:letter-kerning="true" style:font-name-asian="Times New Roman2" style:font-size-asian="12pt" style:language-asian="hi" style:country-asian="IN" style:font-weight-asian="bold" style:font-weight-complex="bold"/>
    </style:style>
    <style:style style:name="T257" style:family="text">
      <style:text-properties fo:color="#000000" style:font-name="Courier New1" fo:font-size="12pt" fo:language="en" fo:country="US" fo:font-weight="bold" officeooo:rsid="004cd4cc" style:letter-kerning="true" style:font-name-asian="Times New Roman2" style:font-size-asian="12pt" style:language-asian="hi" style:country-asian="IN" style:font-weight-asian="bold" style:font-weight-complex="bold"/>
    </style:style>
    <style:style style:name="T258" style:family="text">
      <style:text-properties fo:color="#000000" style:font-name="Courier New1" fo:font-size="12pt" fo:language="en" fo:country="US" fo:font-weight="bold" officeooo:rsid="006b9470" style:letter-kerning="true" style:font-name-asian="Times New Roman2" style:font-size-asian="12pt" style:language-asian="hi" style:country-asian="IN" style:font-weight-asian="bold" style:font-weight-complex="bold"/>
    </style:style>
    <style:style style:name="T259" style:family="text">
      <style:text-properties fo:color="#000000" style:font-name="Courier New1" fo:font-size="12pt" fo:language="en" fo:country="US" fo:font-weight="bold" officeooo:rsid="006f3f8d" style:letter-kerning="true" style:font-name-asian="Times New Roman2" style:font-size-asian="12pt" style:language-asian="hi" style:country-asian="IN" style:font-weight-asian="bold" style:font-weight-complex="bold"/>
    </style:style>
    <style:style style:name="T260" style:family="text">
      <style:text-properties fo:color="#000000" style:font-name="Courier New1" fo:font-size="12pt" fo:language="en" fo:country="US" fo:font-weight="bold" officeooo:rsid="006ffcba" style:letter-kerning="true" style:font-name-asian="Times New Roman2" style:font-size-asian="12pt" style:language-asian="hi" style:country-asian="IN" style:font-weight-asian="bold" style:font-weight-complex="bold"/>
    </style:style>
    <style:style style:name="T261" style:family="text">
      <style:text-properties fo:color="#000000" style:font-name="Courier New1" fo:font-size="12pt" fo:language="en" fo:country="US" fo:font-weight="bold" officeooo:rsid="00735030" style:letter-kerning="true" style:font-name-asian="Times New Roman2" style:font-size-asian="12pt" style:language-asian="hi" style:country-asian="IN" style:font-weight-asian="bold" style:font-weight-complex="bold"/>
    </style:style>
    <style:style style:name="T262" style:family="text">
      <style:text-properties fo:color="#000000" style:font-name="Courier New1" fo:font-size="12pt" fo:language="en" fo:country="US" fo:font-weight="bold" officeooo:rsid="00730728" style:letter-kerning="true" style:font-name-asian="Times New Roman2" style:font-size-asian="12pt" style:language-asian="hi" style:country-asian="IN" style:font-weight-asian="bold" style:font-weight-complex="bold"/>
    </style:style>
    <style:style style:name="T263" style:family="text">
      <style:text-properties fo:color="#000000" style:font-name="Courier New1" fo:font-size="12pt" fo:language="en" fo:country="US" fo:font-weight="bold" officeooo:rsid="0075bd41" style:letter-kerning="true" style:font-name-asian="Times New Roman2" style:font-size-asian="12pt" style:language-asian="hi" style:country-asian="IN" style:font-weight-asian="bold" style:font-weight-complex="bold"/>
    </style:style>
    <style:style style:name="T264" style:family="text">
      <style:text-properties fo:color="#000000" style:font-name="Courier New1" fo:font-size="12pt" fo:language="en" fo:country="US" fo:font-weight="bold" officeooo:rsid="0076273c" style:letter-kerning="true" style:font-name-asian="Times New Roman2" style:font-size-asian="12pt" style:language-asian="hi" style:country-asian="IN" style:font-weight-asian="bold" style:font-weight-complex="bold"/>
    </style:style>
    <style:style style:name="T265" style:family="text">
      <style:text-properties fo:color="#000000" style:font-name="Courier New1" fo:font-size="12pt" fo:language="en" fo:country="US" fo:font-weight="bold" officeooo:rsid="00aa18a0" style:letter-kerning="true" style:font-name-asian="Times New Roman2" style:font-size-asian="12pt" style:language-asian="hi" style:country-asian="IN" style:font-weight-asian="bold" style:font-weight-complex="bold"/>
    </style:style>
    <style:style style:name="T266" style:family="text">
      <style:text-properties fo:color="#000000" style:font-name="Courier New1" fo:font-size="12pt" fo:language="en" fo:country="US" fo:font-weight="bold" officeooo:rsid="00539f0b" style:letter-kerning="true" style:font-name-asian="Times New Roman2" style:font-size-asian="12pt" style:language-asian="hi" style:country-asian="IN" style:font-weight-asian="bold"/>
    </style:style>
    <style:style style:name="T267" style:family="text">
      <style:text-properties fo:color="#000000" style:font-name="Courier New1" fo:font-size="12pt" fo:language="en" fo:country="US" fo:font-weight="bold" style:letter-kerning="true" style:font-name-asian="TimesNewRomanPSMT1" style:font-size-asian="12pt" style:language-asian="hi" style:country-asian="IN" style:font-weight-asian="bold" style:font-name-complex="Times New Roman2" style:font-weight-complex="bold"/>
    </style:style>
    <style:style style:name="T268" style:family="text">
      <style:text-properties fo:color="#000000" style:font-name="Courier New1" fo:font-size="12pt" fo:language="en" fo:country="US" style:text-underline-style="solid" style:text-underline-width="auto" style:text-underline-color="font-color" fo:font-weight="bold" style:letter-kerning="true" style:font-name-asian="Times New Roman2" style:font-size-asian="12pt" style:language-asian="hi" style:country-asian="IN" style:font-weight-asian="bold"/>
    </style:style>
    <style:style style:name="T269" style:family="text">
      <style:text-properties fo:color="#000000" style:font-name="Courier New1" fo:font-size="12pt" fo:language="en" fo:country="US" fo:font-style="normal" fo:font-weight="bold" officeooo:rsid="006ffcba" style:letter-kerning="true" style:font-name-asian="Times New Roman2" style:font-size-asian="12pt" style:language-asian="hi" style:country-asian="IN" style:font-style-asian="normal" style:font-weight-asian="bold" style:font-style-complex="normal" style:font-weight-complex="bold"/>
    </style:style>
    <style:style style:name="T270" style:family="text">
      <style:text-properties fo:color="#000000" style:font-name="Courier New1" fo:font-size="12pt" fo:language="en" fo:country="US" fo:font-style="normal" fo:font-weight="bold" officeooo:rsid="00735030" style:letter-kerning="true" style:font-name-asian="Times New Roman2" style:font-size-asian="12pt" style:language-asian="hi" style:country-asian="IN" style:font-style-asian="normal" style:font-weight-asian="bold" style:font-style-complex="normal" style:font-weight-complex="bold"/>
    </style:style>
    <style:style style:name="T271" style:family="text">
      <style:text-properties fo:color="#000000" style:font-name="Courier New1" fo:font-size="12pt" fo:language="en" fo:country="US" fo:font-style="normal" fo:font-weight="bold" officeooo:rsid="00e9e829" style:letter-kerning="true" style:font-name-asian="Times New Roman2" style:font-size-asian="12pt" style:language-asian="hi" style:country-asian="IN" style:font-style-asian="normal" style:font-weight-asian="bold" style:font-style-complex="normal" style:font-weight-complex="bold"/>
    </style:style>
    <style:style style:name="T272" style:family="text">
      <style:text-properties fo:color="#000000" style:font-name="Courier New1" fo:font-size="12pt" fo:language="en" fo:country="US" fo:font-style="normal" fo:font-weight="bold" officeooo:rsid="00e9febf" style:letter-kerning="true" style:font-name-asian="Times New Roman2" style:font-size-asian="12pt" style:language-asian="hi" style:country-asian="IN" style:font-style-asian="normal" style:font-weight-asian="bold" style:font-style-complex="normal" style:font-weight-complex="bold"/>
    </style:style>
    <style:style style:name="T273" style:family="text">
      <style:text-properties fo:color="#000000" style:font-name="Courier New1" fo:font-size="12pt" fo:language="en" fo:country="US" fo:font-style="italic" fo:font-weight="bold" officeooo:rsid="00735030" style:letter-kerning="true" style:font-name-asian="Times New Roman2" style:font-size-asian="12pt" style:language-asian="hi" style:country-asian="IN" style:font-style-asian="italic" style:font-weight-asian="bold" style:font-style-complex="italic" style:font-weight-complex="bold"/>
    </style:style>
    <style:style style:name="T274" style:family="text">
      <style:text-properties fo:color="#000000" style:font-name="Courier New1" fo:font-size="12pt" fo:language="en" fo:country="US" style:letter-kerning="true" style:font-name-asian="Times New Roman2" style:font-size-asian="12pt" style:language-asian="hi" style:country-asian="IN"/>
    </style:style>
    <style:style style:name="T275" style:family="text">
      <style:text-properties fo:color="#000000" style:font-name="Courier New1" fo:font-size="12pt" fo:language="en" fo:country="US" officeooo:rsid="004c8b08" style:letter-kerning="true" style:font-name-asian="Times New Roman2" style:font-size-asian="12pt" style:language-asian="hi" style:country-asian="IN"/>
    </style:style>
    <style:style style:name="T276" style:family="text">
      <style:text-properties fo:color="#000000" style:font-name="Times New Roman1" fo:font-size="12pt" fo:language="en" fo:country="US" fo:font-style="normal" fo:font-weight="normal" style:letter-kerning="true" style:font-name-asian="Times New Roman2" style:font-size-asian="12pt" style:language-asian="hi" style:country-asian="IN" style:font-style-asian="normal" style:font-weight-asian="normal" style:font-style-complex="normal" style:font-weight-complex="normal"/>
    </style:style>
    <style:style style:name="T277" style:family="text">
      <style:text-properties fo:color="#000000" style:font-name="Times New Roman1" fo:font-size="12pt" fo:language="en" fo:country="US" fo:font-style="normal" fo:font-weight="normal" officeooo:rsid="006ffcba" style:letter-kerning="true" style:font-name-asian="Times New Roman2" style:font-size-asian="12pt" style:language-asian="hi" style:country-asian="IN" style:font-style-asian="normal" style:font-weight-asian="normal" style:font-style-complex="normal" style:font-weight-complex="normal"/>
    </style:style>
    <style:style style:name="T278" style:family="text">
      <style:text-properties fo:color="#000000" style:font-name="Times New Roman1" fo:font-size="12pt" fo:language="en" fo:country="US" fo:font-style="normal" fo:font-weight="normal" officeooo:rsid="00e9e829" style:letter-kerning="true" style:font-name-asian="Times New Roman2" style:font-size-asian="12pt" style:language-asian="hi" style:country-asian="IN" style:font-style-asian="normal" style:font-weight-asian="normal" style:font-style-complex="normal" style:font-weight-complex="normal"/>
    </style:style>
    <style:style style:name="T279" style:family="text">
      <style:text-properties fo:color="#000000" style:font-name="Times New Roman1" fo:font-size="12pt" fo:language="en" fo:country="US" fo:font-style="normal" fo:font-weight="normal" officeooo:rsid="00e9febf" style:letter-kerning="true" style:font-name-asian="Times New Roman2" style:font-size-asian="12pt" style:language-asian="hi" style:country-asian="IN" style:font-style-asian="normal" style:font-weight-asian="normal" style:font-style-complex="normal" style:font-weight-complex="normal"/>
    </style:style>
    <style:style style:name="T280" style:family="text">
      <style:text-properties fo:color="#000000" style:font-name="Times New Roman1" fo:font-size="12pt" fo:language="en" fo:country="US" fo:font-style="normal" fo:font-weight="bold" style:letter-kerning="true" style:font-name-asian="Times New Roman2" style:font-size-asian="12pt" style:language-asian="hi" style:country-asian="IN" style:font-style-asian="normal" style:font-weight-asian="bold" style:font-style-complex="normal" style:font-weight-complex="bold"/>
    </style:style>
    <style:style style:name="T281" style:family="text">
      <style:text-properties fo:color="#000000" style:font-name="Times New Roman1" fo:font-size="12pt" fo:language="en" fo:country="US" fo:font-style="normal" fo:font-weight="bold" officeooo:rsid="00e9febf" style:letter-kerning="true" style:font-name-asian="Times New Roman2" style:font-size-asian="12pt" style:language-asian="hi" style:country-asian="IN" style:font-style-asian="normal" style:font-weight-asian="bold" style:font-style-complex="normal" style:font-weight-complex="bold"/>
    </style:style>
    <style:style style:name="T282" style:family="text">
      <style:text-properties fo:color="#000000" style:font-name="Times New Roman1" fo:font-size="12pt" fo:language="en" fo:country="US" fo:font-weight="normal" style:letter-kerning="true" style:font-name-asian="Courier New2" style:font-size-asian="12pt" style:language-asian="hi" style:country-asian="IN" style:font-weight-asian="normal" style:font-name-complex="Courier New2" style:font-weight-complex="normal"/>
    </style:style>
    <style:style style:name="T283" style:family="text">
      <style:text-properties fo:color="#000000" style:font-name="Times New Roman1" fo:font-size="12pt" fo:language="en" fo:country="US" fo:font-weight="normal" officeooo:rsid="008b94aa" style:letter-kerning="true" style:font-name-asian="Courier New2" style:font-size-asian="12pt" style:language-asian="hi" style:country-asian="IN" style:font-weight-asian="normal" style:font-name-complex="Courier New2" style:font-weight-complex="normal"/>
    </style:style>
    <style:style style:name="T284" style:family="text">
      <style:text-properties fo:color="#000000" style:font-name="Times New Roman1" fo:font-size="12pt" fo:language="en" fo:country="US" fo:font-weight="normal" style:letter-kerning="true" style:font-name-asian="TimesNewRomanPSMT1" style:font-size-asian="12pt" style:language-asian="hi" style:country-asian="IN" style:font-weight-asian="normal" style:font-name-complex="TimesNewRomanPSMT1"/>
    </style:style>
    <style:style style:name="T285" style:family="text">
      <style:text-properties fo:color="#000000" style:font-name="Times New Roman1" fo:font-size="12pt" fo:language="en" fo:country="US" fo:font-weight="normal" officeooo:rsid="00d9830b" style:letter-kerning="true" style:font-name-asian="TimesNewRomanPSMT1" style:font-size-asian="12pt" style:language-asian="hi" style:country-asian="IN" style:font-weight-asian="normal" style:font-name-complex="TimesNewRomanPSMT1"/>
    </style:style>
    <style:style style:name="T286" style:family="text">
      <style:text-properties fo:color="#0000ff" style:font-name="Times New Roman" fo:font-size="12pt" fo:language="en" fo:country="US" style:text-underline-style="solid" style:text-underline-width="auto" style:text-underline-color="font-color" style:letter-kerning="true" style:font-name-asian="Times New Roman2" style:font-size-asian="12pt" style:language-asian="hi" style:country-asian="IN"/>
    </style:style>
    <style:style style:name="T287" style:family="text">
      <style:text-properties fo:color="#000080" style:font-name="Times New Roman" fo:font-size="12pt" fo:language="en" fo:country="US" style:text-underline-style="solid" style:text-underline-width="auto" style:text-underline-color="font-color" style:letter-kerning="true" style:font-name-asian="Times New Roman2" style:font-size-asian="12pt" style:language-asian="hi" style:country-asian="IN"/>
    </style:style>
    <style:style style:name="T288" style:family="text">
      <style:text-properties fo:color="#000080" style:font-name="Times New Roman" fo:font-size="12pt" fo:language="en" fo:country="US" style:text-underline-style="solid" style:text-underline-width="auto" style:text-underline-color="font-color" fo:font-weight="bold" style:letter-kerning="true" style:font-name-asian="Times New Roman2" style:font-size-asian="12pt" style:language-asian="hi" style:country-asian="IN" style:font-weight-asian="bold"/>
    </style:style>
    <style:style style:name="T289" style:family="text">
      <style:text-properties fo:language="en" fo:country="US" style:language-asian="hi" style:country-asian="IN"/>
    </style:style>
    <style:style style:name="T290" style:family="text">
      <style:text-properties fo:language="en" fo:country="US" officeooo:rsid="00221af5" style:language-asian="hi" style:country-asian="IN"/>
    </style:style>
    <style:style style:name="T291" style:family="text">
      <style:text-properties fo:language="en" fo:country="US" officeooo:rsid="0022e917" style:language-asian="hi" style:country-asian="IN"/>
    </style:style>
    <style:style style:name="T292" style:family="text">
      <style:text-properties fo:language="en" fo:country="US" officeooo:rsid="003460b1" style:language-asian="hi" style:country-asian="IN"/>
    </style:style>
    <style:style style:name="T293" style:family="text">
      <style:text-properties fo:language="en" fo:country="US" officeooo:rsid="00370804" style:language-asian="hi" style:country-asian="IN"/>
    </style:style>
    <style:style style:name="T294" style:family="text">
      <style:text-properties fo:language="en" fo:country="US" officeooo:rsid="00400d0b" style:language-asian="hi" style:country-asian="IN"/>
    </style:style>
    <style:style style:name="T295" style:family="text">
      <style:text-properties fo:language="en" fo:country="US" officeooo:rsid="00acebd8" style:language-asian="hi" style:country-asian="IN"/>
    </style:style>
    <style:style style:name="T296" style:family="text">
      <style:text-properties officeooo:rsid="0015233c"/>
    </style:style>
    <style:style style:name="T297" style:family="text">
      <style:text-properties fo:font-weight="bold" style:font-weight-asian="bold" style:font-weight-complex="bold"/>
    </style:style>
    <style:style style:name="T298" style:family="text">
      <style:text-properties fo:font-weight="bold" officeooo:rsid="005558b3" style:font-weight-asian="bold" style:font-weight-complex="bold"/>
    </style:style>
    <style:style style:name="T299" style:family="text">
      <style:text-properties fo:font-weight="bold" officeooo:rsid="00569fd5" style:font-weight-asian="bold" style:font-weight-complex="bold"/>
    </style:style>
    <style:style style:name="T300" style:family="text">
      <style:text-properties style:font-name="Courier New1" fo:font-weight="bold" style:font-weight-asian="bold" style:font-weight-complex="bold"/>
    </style:style>
    <style:style style:name="T301" style:family="text">
      <style:text-properties style:font-name="Courier New1" fo:font-weight="bold" officeooo:rsid="00329749" style:font-weight-asian="bold" style:font-weight-complex="bold"/>
    </style:style>
    <style:style style:name="T302" style:family="text">
      <style:text-properties style:font-name="Times New Roman1" fo:font-weight="normal" officeooo:rsid="00329749" style:font-weight-asian="normal" style:font-weight-complex="normal"/>
    </style:style>
    <style:style style:name="T303" style:family="text">
      <style:text-properties style:font-name="Times New Roman1" fo:font-weight="normal" officeooo:rsid="005be777" style:font-weight-asian="normal" style:font-weight-complex="normal"/>
    </style:style>
    <style:style style:name="T304" style:family="text">
      <style:text-properties style:font-name="Times New Roman1" fo:language="en" fo:country="US" style:language-asian="hi" style:country-asian="IN"/>
    </style:style>
    <style:style style:name="T305" style:family="text">
      <style:text-properties officeooo:rsid="002e74d0"/>
    </style:style>
    <style:style style:name="T306" style:family="text">
      <style:text-properties officeooo:rsid="0031cf62"/>
    </style:style>
    <style:style style:name="T307" style:family="text">
      <style:text-properties officeooo:rsid="00329749"/>
    </style:style>
    <style:style style:name="T308" style:family="text">
      <style:text-properties officeooo:rsid="00370804"/>
    </style:style>
    <style:style style:name="T309" style:family="text">
      <style:text-properties officeooo:rsid="003cd143"/>
    </style:style>
    <style:style style:name="T310" style:family="text">
      <style:text-properties officeooo:rsid="0043d405"/>
    </style:style>
    <style:style style:name="T311" style:family="text">
      <style:text-properties officeooo:rsid="0053fc0f"/>
    </style:style>
    <style:style style:name="T312" style:family="text">
      <style:text-properties officeooo:rsid="005558b3"/>
    </style:style>
    <style:style style:name="T313" style:family="text">
      <style:text-properties officeooo:rsid="00569fd5"/>
    </style:style>
    <style:style style:name="T314" style:family="text">
      <style:text-properties officeooo:rsid="005be777"/>
    </style:style>
    <style:style style:name="T315" style:family="text">
      <style:text-properties officeooo:rsid="00661ad1"/>
    </style:style>
    <style:style style:name="T316" style:family="text">
      <style:text-properties officeooo:rsid="006f3f8d"/>
    </style:style>
    <style:style style:name="T317" style:family="text">
      <style:text-properties officeooo:rsid="0071c215"/>
    </style:style>
    <style:style style:name="T318" style:family="text">
      <style:text-properties officeooo:rsid="0074a962"/>
    </style:style>
    <style:style style:name="T319" style:family="text">
      <style:text-properties officeooo:rsid="008a1cc1"/>
    </style:style>
    <style:style style:name="T320" style:family="text">
      <style:text-properties officeooo:rsid="008f2997"/>
    </style:style>
    <style:style style:name="T321" style:family="text">
      <style:text-properties officeooo:rsid="00907ae9"/>
    </style:style>
    <style:style style:name="T322" style:family="text">
      <style:text-properties officeooo:rsid="0090ab32"/>
    </style:style>
    <style:style style:name="T323" style:family="text">
      <style:text-properties officeooo:rsid="0094a060"/>
    </style:style>
    <style:style style:name="T324" style:family="text">
      <style:text-properties officeooo:rsid="009cbbb3"/>
    </style:style>
    <style:style style:name="T325" style:family="text">
      <style:text-properties officeooo:rsid="00a058bd"/>
    </style:style>
    <style:style style:name="T326" style:family="text">
      <style:text-properties officeooo:rsid="00a2588b"/>
    </style:style>
    <style:style style:name="T327" style:family="text">
      <style:text-properties officeooo:rsid="00a6cdd9"/>
    </style:style>
    <style:style style:name="T328" style:family="text">
      <style:text-properties officeooo:rsid="00ae7e79"/>
    </style:style>
    <style:style style:name="T329" style:family="text">
      <style:text-properties officeooo:rsid="00af7f93"/>
    </style:style>
    <style:style style:name="T330" style:family="text">
      <style:text-properties officeooo:rsid="00b09294"/>
    </style:style>
    <style:style style:name="T331" style:family="text">
      <style:text-properties officeooo:rsid="00b986cf"/>
    </style:style>
    <style:style style:name="T332" style:family="text">
      <style:text-properties officeooo:rsid="00c82962"/>
    </style:style>
    <style:style style:name="T333" style:family="text">
      <style:text-properties officeooo:rsid="00c9b408"/>
    </style:style>
    <style:style style:name="T334" style:family="text">
      <style:text-properties officeooo:rsid="00cd9974"/>
    </style:style>
    <style:style style:name="T335" style:family="text">
      <style:text-properties officeooo:rsid="00cf6bf7"/>
    </style:style>
    <style:style style:name="T336" style:family="text">
      <style:text-properties officeooo:rsid="00d06910"/>
    </style:style>
    <style:style style:name="T337" style:family="text">
      <style:text-properties officeooo:rsid="00d18e0f"/>
    </style:style>
    <style:style style:name="T338" style:family="text">
      <style:text-properties officeooo:rsid="00d27dfd"/>
    </style:style>
    <style:style style:name="T339" style:family="text">
      <style:text-properties officeooo:rsid="00d2ed26"/>
    </style:style>
    <style:style style:name="T340" style:family="text">
      <style:text-properties officeooo:rsid="00d408df"/>
    </style:style>
    <style:style style:name="T341" style:family="text">
      <style:text-properties officeooo:rsid="00d54a59"/>
    </style:style>
    <style:style style:name="T342" style:family="text">
      <style:text-properties officeooo:rsid="00d75b3e"/>
    </style:style>
    <style:style style:name="T343" style:family="text">
      <style:text-properties officeooo:rsid="00d9b9f0"/>
    </style:style>
    <style:style style:name="T344" style:family="text">
      <style:text-properties officeooo:rsid="00dada1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bookmark-start text:name="__RefHeading___Toc2241_3553356107"/><text:bookmark-start text:name="Setting up wxWidgets and Adapt It on Ubuntu or Wasta"/><text:bookmark text:name="_Toce16b606"/><text:span text:style-name="T2">Setting up wxWidgets and </text:span><text:span text:style-name="T3">Adapt It</text:span><text:line-break/><text:span text:style-name="T2">on Ubuntu/Wasta Linux</text:span><text:bookmark-end text:name="__RefHeading___Toc2241_3553356107"/><text:bookmark-end text:name="Setting up wxWidgets and Adapt It on Ubuntu or Wasta"/></text:p>
      <text:p text:style-name="P16"><text:bookmark-start text:name="_Toc6fc94b53"/><text:span text:style-name="T4">by Bill Martin (Revised 1</text:span><text:span text:style-name="T5">9</text:span><text:span text:style-name="T4"> June 20</text:span><text:bookmark-end text:name="_Toc6fc94b53"/><text:span text:style-name="T4">21)</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10"><text:a xlink:type="simple" xlink:href="#__RefHeading___Toc2899_3553356107" text:style-name="Index_20_Link" text:visited-style-name="Index_20_Link">Forward notes:<text:tab/>1</text:a></text:p>
          <text:p text:style-name="P110"><text:a xlink:type="simple" xlink:href="#__RefHeading___Toc2243_3553356107" text:style-name="Index_20_Link" text:visited-style-name="Index_20_Link">Repository organization<text:tab/>2</text:a></text:p>
          <text:p text:style-name="P110"><text:a xlink:type="simple" xlink:href="#__RefHeading___Toc2245_3553356107" text:style-name="Index_20_Link" text:visited-style-name="Index_20_Link">Automated setup via the aid-dev-setup.sh script<text:tab/>2</text:a></text:p>
          <text:p text:style-name="P109"><text:a xlink:type="simple" xlink:href="#__RefHeading___Toc2247_3553356107" text:style-name="Index_20_Link" text:visited-style-name="Index_20_Link">Build Adapt It using the make command<text:tab/>4</text:a></text:p>
          <text:p text:style-name="P109"><text:a xlink:type="simple" xlink:href="#__RefHeading___Toc2249_3553356107" text:style-name="Index_20_Link" text:visited-style-name="Index_20_Link">Side note about wxDesigner<text:tab/>5</text:a></text:p>
          <text:p text:style-name="P110"><text:a xlink:type="simple" xlink:href="#__RefHeading___Toc2251_3553356107" text:style-name="Index_20_Link" text:visited-style-name="Index_20_Link">Setting up your development environment from the command line<text:tab/>6</text:a></text:p>
          <text:p text:style-name="P110"><text:a xlink:type="simple" xlink:href="#__RefHeading___Toc2253_3553356107" text:style-name="Index_20_Link" text:visited-style-name="Index_20_Link">The packages.sil.org/ubuntu (PSO) repository<text:tab/>7</text:a></text:p>
          <text:p text:style-name="P110"><text:a xlink:type="simple" xlink:href="#__RefHeading___Toc2255_3553356107" text:style-name="Index_20_Link" text:visited-style-name="Index_20_Link">Notes about the wxWidgets library<text:tab/>8</text:a></text:p>
          <text:p text:style-name="P110"><text:a xlink:type="simple" xlink:href="#__RefHeading___Toc2257_3553356107" text:style-name="Index_20_Link" text:visited-style-name="Index_20_Link">Cloning the adaptit project from GitHub<text:tab/>9</text:a></text:p>
          <text:p text:style-name="P110"><text:a xlink:type="simple" xlink:href="#__RefHeading___Toc2259_3553356107" text:style-name="Index_20_Link" text:visited-style-name="Index_20_Link">Building and running Adapt It from the command line<text:tab/>10</text:a></text:p>
          <text:p text:style-name="P109"><text:a xlink:type="simple" xlink:href="#__RefHeading___Toc2261_3553356107" text:style-name="Index_20_Link" text:visited-style-name="Index_20_Link">Building a debug version of Adapt It<text:tab/>10</text:a></text:p>
          <text:p text:style-name="P109"><text:a xlink:type="simple" xlink:href="#__RefHeading___Toc2267_3553356107" text:style-name="Index_20_Link" text:visited-style-name="Index_20_Link">Building a release (non-debug) version of Adapt It<text:tab/>11</text:a></text:p>
          <text:p text:style-name="P109"><text:a xlink:type="simple" xlink:href="#__RefHeading___Toc2269_3553356107" text:style-name="Index_20_Link" text:visited-style-name="Index_20_Link">Adding or removing source files from the Linux project – in Makefile.am<text:tab/>12</text:a></text:p>
          <text:p text:style-name="P109"><text:a xlink:type="simple" xlink:href="#__RefHeading___Toc2271_3553356107" text:style-name="Index_20_Link" text:visited-style-name="Index_20_Link">Building and running Adapt It from the the CodeBlocks IDE<text:tab/>14</text:a></text:p>
          <text:p text:style-name="P109"><text:a xlink:type="simple" xlink:href="#__RefHeading___Toc2273_3553356107" text:style-name="Index_20_Link" text:visited-style-name="Index_20_Link">Adding or removing source files from the CodeBlocks project<text:tab/>15</text:a></text:p>
          <text:p text:style-name="P109"><text:a xlink:type="simple" xlink:href="#__RefHeading___Toc2275_3553356107" text:style-name="Index_20_Link" text:visited-style-name="Index_20_Link">Working with Git on Linux (after initial cloning of the adaptit project):<text:tab/>16</text:a></text:p>
          <text:p text:style-name="P111"><text:a xlink:type="simple" xlink:href="#__RefHeading___Toc2277_3553356107" text:style-name="Index_20_Link" text:visited-style-name="Index_20_Link">Appendix<text:tab/>18</text:a></text:p>
          <text:p text:style-name="P110"><text:a xlink:type="simple" xlink:href="#__RefHeading___Toc2279_3553356107" text:style-name="Index_20_Link" text:visited-style-name="Index_20_Link">Downloading a specific version of the wxWidgets library for testing on Linux (optional)<text:tab/>18</text:a></text:p>
          <text:p text:style-name="P110"><text:a xlink:type="simple" xlink:href="#__RefHeading___Toc2281_3553356107" text:style-name="Index_20_Link" text:visited-style-name="Index_20_Link">Building specific versions of the wxWidgets library (optional)<text:tab/>20</text:a></text:p>
          <text:p text:style-name="P109"><text:a xlink:type="simple" xlink:href="#__RefHeading___Toc2283_3553356107" text:style-name="Index_20_Link" text:visited-style-name="Index_20_Link">Building the Unicode Debug version of the wxWidgets library (optional)<text:tab/>21</text:a></text:p>
          <text:p text:style-name="P109"><text:a xlink:type="simple" xlink:href="#__RefHeading___Toc2285_3553356107" text:style-name="Index_20_Link" text:visited-style-name="Index_20_Link">Building the Unicode Release version of the wxWidgets library (optional)<text:tab/>26</text:a></text:p>
          <text:p text:style-name="P110"><text:a xlink:type="simple" xlink:href="#__RefHeading___Toc2287_3553356107" text:style-name="Index_20_Link" text:visited-style-name="Index_20_Link">Building Adapt It at the command line against a custom build of wxWidgets (optional)<text:tab/>26</text:a></text:p>
          <text:p text:style-name="P110"><text:a xlink:type="simple" xlink:href="#__RefHeading___Toc2289_3553356107" text:style-name="Index_20_Link" text:visited-style-name="Index_20_Link">If configure or make fails – problems and possible solutions<text:tab/>28</text:a></text:p>
          <text:p text:style-name="P110"><text:a xlink:type="simple" xlink:href="#__RefHeading___Toc2291_3553356107" text:style-name="Index_20_Link" text:visited-style-name="Index_20_Link">Using CodeBlocks to build Adapt It against a custom or locally built wxWidgets library<text:tab/>30</text:a></text:p>
          <text:p text:style-name="P109"><text:a xlink:type="simple" xlink:href="#__RefHeading___Toc5362_2768333006" text:style-name="Index_20_Link" text:visited-style-name="Index_20_Link">CodeBlocks provided configurations for building Adapt It<text:tab/>31</text:a></text:p>
          <text:p text:style-name="P109"><text:a xlink:type="simple" xlink:href="#__RefHeading___Toc5364_2768333006" text:style-name="Index_20_Link" text:visited-style-name="Index_20_Link">Using a symlink in the file system root /<text:tab/>32</text:a></text:p>
          <text:p text:style-name="P109"><text:a xlink:type="simple" xlink:href="#__RefHeading___Toc5161_1656430271" text:style-name="Index_20_Link" text:visited-style-name="Index_20_Link">Using CodeBlocks variable expansion macros to simplify paths in build options<text:tab/>34</text:a></text:p>
        </text:index-body>
      </text:table-of-content>
      <text:p text:style-name="P98"><text:bookmark-start text:name="Forward notes"/><text:bookmark-start text:name="__RefHeading___Toc2899_3553356107"/>Forward <text:span text:style-name="T308">n</text:span>otes<text:bookmark-end text:name="Forward notes"/>:<text:bookmark-end text:name="__RefHeading___Toc2899_3553356107"/></text:p>
      <text:list xml:id="list1974192391" text:style-name="WWNum4">
        <text:list-item>
          <text:p text:style-name="P104"><text:span text:style-name="T11">These instructions assume you are running a recent version of Ubuntu or Wasta Linux. Setup for other Linux distributions, such as Debian Jessie, may differ in details, but should be similar. At the time of writing, the latest distribution of Ubuntu is 20.04 Focal, an LTS release. The</text:span><text:span text:style-name="T12">se</text:span><text:span text:style-name="T11"> instructions involve downloading software, so they assume you have access to the Internet.</text:span></text:p>
        </text:list-item>
        <text:list-item>
          <text:p text:style-name="P105"><text:span text:style-name="T11">We recommend you install a </text:span><text:span text:style-name="T13">64-bit amd64</text:span><text:span text:style-name="T11"> version of Ubuntu, Linux Mint or Wasta Linux on your development computer in case you need to create the Linux packages for </text:span><text:soft-page-break/><text:span text:style-name="T11">Adapt It. The amd64 version is compatible with any 64-bit Intel machine, including Intel-based Macs, and will allow you to create both 32- and 64-bit package versions for distribution. The Ubuntu/Wasta distributions of Linux from Focal (20.04) and newer are only available in 64-bit architectures.</text:span></text:p>
        </text:list-item>
      </text:list>
      <text:p text:style-name="P98"><text:bookmark text:name="_Toc50b5725b6"/><text:bookmark-start text:name="__RefHeading___Toc2243_3553356107"/><text:bookmark-start text:name="Repository organization"/><text:bookmark text:name="_Toc50b5725b"/>Repository <text:span text:style-name="T308">o</text:span>rganization<text:bookmark-end text:name="__RefHeading___Toc2243_3553356107"/><text:bookmark-end text:name="Repository organization"/></text:p>
      <text:p text:style-name="P76"><text:span text:style-name="T11">The Adapt It project repository is organized to keep the build environments separate for building on individual platforms. Since Adapt It is a cross-platform project that uses the same set of sources for each platform, the single set of source files are stored in a </text:span><text:span text:style-name="T13">source</text:span><text:span text:style-name="T11"> folder, and the individual platform specific setup and build products are kept in separate sub-folders of a </text:span><text:span text:style-name="T13">bin</text:span><text:span text:style-name="T11"> folder. The project is organized within the following directory structure:</text:span></text:p>
      <text:p text:style-name="P11"><text:span text:style-name="T227">adaptit</text:span><text:span text:style-name="T229"> <text:s/>[the top or trunk folder for the adaptit project]</text:span></text:p>
      <text:p text:style-name="P11"><text:span text:style-name="T230"><text:s text:c="3"/></text:span><text:span text:style-name="T227">|__ bin</text:span></text:p>
      <text:p text:style-name="P11"><text:span text:style-name="T228"><text:s text:c="3"/></text:span><text:span text:style-name="T227">| <text:s text:c="2"/>|</text:span></text:p>
      <text:p text:style-name="P11"><text:span text:style-name="T228"><text:s text:c="3"/></text:span><text:span text:style-name="T227">| <text:s text:c="2"/>|__ linux </text:span><text:span text:style-name="T231">[contains the main Linux build environment folders, files and the</text:span><text:line-break/><text:span text:style-name="T231"> <text:s text:c="2"/></text:span><text:span text:style-name="T227">|</text:span><text:span text:style-name="T231"> <text:s text:c="2"/></text:span><text:span text:style-name="T227">|</text:span><text:span text:style-name="T231"> <text:s text:c="10"/>CodeBlocks IDE project file]</text:span></text:p>
      <text:p text:style-name="P11"><text:span text:style-name="T228"><text:s text:c="3"/></text:span><text:span text:style-name="T227">| <text:s text:c="2"/>|</text:span></text:p>
      <text:p text:style-name="P11"><text:span text:style-name="T228"><text:s text:c="3"/></text:span><text:span text:style-name="T227">| <text:s text:c="2"/>|__ mac <text:s text:c="2"/></text:span><text:span text:style-name="T231">[contains all of the Windows build environment folders, files and the</text:span><text:line-break/><text:span text:style-name="T231"> <text:s text:c="2"/></text:span><text:span text:style-name="T227">|</text:span><text:span text:style-name="T231"> <text:s text:c="2"/></text:span><text:span text:style-name="T227">|</text:span><text:span text:style-name="T231"> <text:s text:c="10"/>Xcode IDE project file]</text:span></text:p>
      <text:p text:style-name="P11"><text:span text:style-name="T228"><text:s text:c="3"/></text:span><text:span text:style-name="T227">| <text:s text:c="2"/>|</text:span></text:p>
      <text:p text:style-name="P11"><text:span text:style-name="T228"><text:s text:c="3"/></text:span><text:span text:style-name="T227">| <text:s text:c="2"/>|__ win32 </text:span><text:span text:style-name="T231">[contains all of the Windows build environment folders, files and the</text:span><text:line-break/><text:span text:style-name="T231"> <text:s text:c="2"/></text:span><text:span text:style-name="T227">|</text:span><text:span text:style-name="T231"> <text:s text:c="2"/></text:span><text:span text:style-name="T227">|</text:span><text:span text:style-name="T231"> <text:s text:c="10"/>CodeBlocks project file]</text:span></text:p>
      <text:p text:style-name="P11"><text:span text:style-name="T228"><text:s text:c="3"/></text:span><text:span text:style-name="T227">| <text:s text:c="2"/>|</text:span></text:p>
      <text:p text:style-name="P11"><text:span text:style-name="T228"><text:s text:c="3"/></text:span><text:span text:style-name="T227">|__ source</text:span><text:span text:style-name="T229"> <text:s text:c="3"/>[contains all .cpp and .h source files]</text:span></text:p>
      <text:p text:style-name="P11"><text:span text:style-name="T228"><text:s text:c="3"/></text:span><text:span text:style-name="T227">|</text:span></text:p>
      <text:p text:style-name="P11"><text:span text:style-name="T228"><text:s text:c="3"/></text:span><text:span text:style-name="T227">|__ ... other adaptit project folders</text:span><text:span text:style-name="T231"> [debian, debian-src, design_docs, docs, hlp,</text:span><text:line-break/><text:span text:style-name="T231"> <text:s text:c="10"/>Inno_Setup_Scripts, license, packaging_and_distribution, php,</text:span><text:line-break/><text:span text:style-name="T231"> <text:s text:c="10"/>platform_setup_docs, po, rdwrtp7, res, scripts, testdocs, xml, etc.]</text:span></text:p>
      <text:p text:style-name="P82">Note: There are other folders in the repository that are part of a full clone of the project, but they are not shown in the above directory tree for purposes of illustration.</text:p>
      <text:p text:style-name="P76"><text:span text:style-name="T14">The </text:span><text:span text:style-name="T140">adaptit/bin/linux</text:span><text:span text:style-name="T14"> folder is where the project builds are performed for the Linux port. All of the configuration and Makefile related files are also located there, as well as CodeBlocks IDE project file for adaptit which is called </text:span><text:span text:style-name="T140">adaptit.cbp</text:span><text:span text:style-name="T193">).</text:span><text:span text:style-name="T14"> </text:span></text:p>
      <text:p text:style-name="P31">The default Ubuntu distribution does not come with all the software packages that are needed to actually develop software from sources. This documentation describes how to set up your Linux development machine to be able to develop Adapt It.</text:p>
      <text:p text:style-name="P99"><text:bookmark-start text:name="Automated setup via the aid-dev-setup.sh script"/><text:bookmark-start text:name="__RefHeading___Toc2245_3553356107"/>Automated <text:span text:style-name="T308">s</text:span>etup via the aid-dev-setup.sh <text:span text:style-name="T308">s</text:span>cript<text:bookmark-end text:name="Automated setup via the aid-dev-setup.sh script"/><text:bookmark-end text:name="__RefHeading___Toc2245_3553356107"/></text:p>
      <text:p text:style-name="P27"><text:span text:style-name="T100">We have developed a script that, when run at the command-line, is designed to do the entire setup process on your Ubuntu, Linux Mint or Wasta Linux system. The script is called </text:span><text:span text:style-name="T174">aid-dev-setup.sh</text:span><text:span text:style-name="T100">, and is located within the </text:span><text:span text:style-name="T174">scripts</text:span><text:span text:style-name="T100"> directory of the adaptit repository.</text:span></text:p>
      <text:p text:style-name="P51"><text:span text:style-name="T108">The </text:span><text:span text:style-name="T177">aid-dev-setup.sh</text:span><text:span text:style-name="T108"> script automates the following setup functions:</text:span></text:p>
      <text:list xml:id="list2805290900" text:style-name="WWNum3">
        <text:list-item>
          <text:p text:style-name="P106"><text:soft-page-break/>Ensures that the developer machine's list of sources is up to date and includes the packages.sil.org/ubuntu repository, and the proper GPG key is installed.</text:p>
        </text:list-item>
        <text:list-item>
          <text:p text:style-name="P106">Installs the developer tools and libraries that are necessary to develop Adapt It. The version of some of the libraries depends on the distribution of Linux you are using.</text:p>
        </text:list-item>
        <text:list-item>
          <text:p text:style-name="P106">Offers to clone (or pull down) the latest state of the Adapt It repository to the development computer.</text:p>
        </text:list-item>
        <text:list-item>
          <text:p text:style-name="P106">Queries the developer for their GitHub user.name and user.email and configures git with those values if they weren't previously configured.</text:p>
        </text:list-item>
        <text:list-item>
          <text:p text:style-name="P106">Offers to configure and build the Adapt It project (both Debug and Release versions) by automatically making the necessary command-line calls.</text:p>
        </text:list-item>
      </text:list>
      <text:p text:style-name="P62">The aid-dev-setup.sh script can be downloaded from the Adapt-It GitHub repository, <text:span text:style-name="T319">if you don’t yet have the adaptit repository available</text:span>. Go to the script's "raw" data page at the following URL:</text:p>
      <text:p text:style-name="P70">https://raw.githubusercontent.com/adapt-it/adaptit/master/scripts/aid-dev-setup.sh</text:p>
      <text:p text:style-name="P51"><text:span text:style-name="T108">The "raw" data page simply displays the text of the aid-dev-setup.sh script in the browser window. Once the raw data is displayed, you can save the script to your computer from your browser (such as Firefox) by choosing "Save Page As..." from the File menu. The </text:span><text:span text:style-name="T109">file </text:span><text:span text:style-name="T108">name should be </text:span><text:span text:style-name="T177">aid-dev-setup.sh</text:span><text:span text:style-name="T108">. Save the file to the desktop or any convenient location.</text:span></text:p>
      <text:p text:style-name="P27"><text:span text:style-name="T108">Before you can run the aid-dev-setup.sh script, you need to </text:span><text:span text:style-name="T177">make it executable</text:span><text:span text:style-name="T108">. You can do </text:span><text:span text:style-name="T177">Ctrl+Alt+T</text:span><text:span text:style-name="T108"> to open a terminal, then execute the following commands (assuming you saved the aid-dev-setup.sh script to your Desktop):</text:span></text:p>
      <text:p text:style-name="P51"><text:span text:style-name="T232"><text:s text:c="2"/></text:span><text:span text:style-name="T233">cd ~/Desktop</text:span></text:p>
      <text:p text:style-name="P51"><text:span text:style-name="T232"><text:s text:c="2"/></text:span><text:span text:style-name="T233">chmod +x aid-dev-setup.sh</text:span></text:p>
      <text:p text:style-name="P62">When you are ready to run the script (with the Desktop directory still being current), simply invoke it in the terminal using this command:</text:p>
      <text:p text:style-name="P51"><text:span text:style-name="T232"><text:s text:c="2"/></text:span><text:span text:style-name="T233">./aid-dev-setup.sh</text:span></text:p>
      <text:p text:style-name="P62">The aid-dev-setup.sh script is somewhat interactive, so you should be in attendance while it is running. It offers to clone the adaptit project for you if you have not already done so. By default it puts your working copy of the adaptit project at the following location on your computer:</text:p>
      <text:p text:style-name="P51"><text:span text:style-name="T232"><text:s text:c="2"/></text:span><text:span text:style-name="T233">~/projects/adaptit/</text:span></text:p>
      <text:p text:style-name="P51"><text:span text:style-name="T108">The </text:span><text:span text:style-name="T177">base</text:span><text:span text:style-name="T108"> directory where the Linux </text:span><text:span text:style-name="T109">project and configuration</text:span><text:span text:style-name="T108"> files are located is at:</text:span></text:p>
      <text:p text:style-name="P51"><text:span text:style-name="T241"><text:s text:c="2"/></text:span><text:span text:style-name="T242">~/projects/adaptit/bin/linux/</text:span></text:p>
      <text:p text:style-name="P62">The debug and release builds are kept in separate child directories of the base directory, so the <text:soft-page-break/>debug build along with its object files and the adaptit debug executable is located at:</text:p>
      <text:p text:style-name="P51"><text:span text:style-name="T232"><text:s text:c="2"/></text:span><text:span text:style-name="T233">~/projects/adaptit/bin/linux/build_debug/</text:span></text:p>
      <text:p text:style-name="P62">and the release build along with its oject files and the adaptit release executable is located at:</text:p>
      <text:p text:style-name="P51"><text:span text:style-name="T232"><text:s text:c="2"/></text:span><text:span text:style-name="T233">~/projects/adaptit/bin/linux/build_release/</text:span></text:p>
      <text:p text:style-name="P62">You can now build the Adapt It project on your Linux development computer at any time without needing to re-run the aid-dev-setup.sh script. </text:p>
      <text:p text:style-name="P101"><text:bookmark-start text:name="Build Adapt It using the make command"/><text:bookmark-start text:name="__RefHeading___Toc2247_3553356107"/>Build Adapt It using the make command<text:bookmark-end text:name="Build Adapt It using the make command"/><text:bookmark-end text:name="__RefHeading___Toc2247_3553356107"/></text:p>
      <text:p text:style-name="P27"><text:span text:style-name="T14">After the aid-dev-setup.sh script has run at least once successfully, you can build the </text:span><text:span text:style-name="T144">debug</text:span><text:span text:style-name="T14"> version again by changing to the </text:span><text:span text:style-name="T140">build_debug</text:span><text:span text:style-name="T14"> directory and invoking the </text:span><text:span text:style-name="T140">make</text:span><text:span text:style-name="T14"> command:</text:span></text:p>
      <text:p text:style-name="P51"><text:span text:style-name="T232"><text:s text:c="2"/></text:span><text:span text:style-name="T233">cd ~/Desktop/adaptit/bin/linux/build_debug</text:span></text:p>
      <text:p text:style-name="P51"><text:span text:style-name="T232"><text:s text:c="2"/></text:span><text:span text:style-name="T233">make</text:span></text:p>
      <text:p text:style-name="P51"><text:span text:style-name="T14">You can build the </text:span><text:span text:style-name="T144">release</text:span><text:span text:style-name="T14"> version again by changing to the </text:span><text:span text:style-name="T140">build_release</text:span><text:span text:style-name="T14"> directory and invoking the </text:span><text:span text:style-name="T140">make</text:span><text:span text:style-name="T14"> command:</text:span></text:p>
      <text:p text:style-name="P51"><text:span text:style-name="T232"><text:s text:c="2"/></text:span><text:span text:style-name="T233">cd ~/Desktop/adaptit/bin/linux/build_release</text:span></text:p>
      <text:p text:style-name="P51"><text:span text:style-name="T232"><text:s text:c="2"/></text:span><text:span text:style-name="T233">make</text:span></text:p>
      <text:p text:style-name="P51"><text:span text:style-name="T14">If you want to force the build to rebuild all of the sources, and not just those source files that have changed, you can invoke the </text:span><text:span text:style-name="T140">make clean</text:span><text:span text:style-name="T14"> command, followed by the </text:span><text:span text:style-name="T140">make</text:span><text:span text:style-name="T14"> command from within the appropriate build directory:</text:span></text:p>
      <text:p text:style-name="P51"><text:span text:style-name="T232"><text:s text:c="2"/></text:span><text:span text:style-name="T233">cd ~/Desktop/adaptit/bin/linux/build_debug</text:span></text:p>
      <text:p text:style-name="P51"><text:span text:style-name="T232"><text:s text:c="2"/></text:span><text:span text:style-name="T233">make clean</text:span></text:p>
      <text:p text:style-name="P51"><text:span text:style-name="T232"><text:s text:c="2"/></text:span><text:span text:style-name="T233">make</text:span></text:p>
      <text:p text:style-name="P63">If you have added or removed source files, or changed the configuration in some way you can invoke the configure script afresh for each of the build_debug and build_release directories. For debug builds use the following commands:</text:p>
      <text:p text:style-name="P51"><text:span text:style-name="T232"><text:s text:c="2"/></text:span><text:span text:style-name="T233">cd ~/Desktop/adaptit/bin/linux/build_debug</text:span></text:p>
      <text:p text:style-name="P51"><text:span text:style-name="T232"><text:s text:c="2"/></text:span><text:span text:style-name="T233">../configure --prefix=/usr --enable-debug</text:span></text:p>
      <text:p text:style-name="P51"><text:span text:style-name="T232"><text:s text:c="2"/></text:span><text:span text:style-name="T233">make</text:span></text:p>
      <text:p text:style-name="P63">For release builds use the following commands:</text:p>
      <text:p text:style-name="P51"><text:span text:style-name="T232"><text:s text:c="2"/></text:span><text:span text:style-name="T233">cd ~/Desktop/adaptit/bin/linux/build_release</text:span></text:p>
      <text:p text:style-name="P51"><text:soft-page-break/><text:span text:style-name="T232"><text:s text:c="2"/></text:span><text:span text:style-name="T233">../configure --prefix=/usr</text:span></text:p>
      <text:p text:style-name="P51"><text:span text:style-name="T232"><text:s text:c="2"/></text:span><text:span text:style-name="T233">make</text:span></text:p>
      <text:p text:style-name="P51"><text:span text:style-name="T14">As you work you will want to actually run the freshly built debug or release executable. You just invoke the adaptit executable after a successful build from within the build_debug or build_release directories. To run the freshly built </text:span><text:span text:style-name="T144">debug</text:span><text:span text:style-name="T14"> executable, do the following commands:</text:span></text:p>
      <text:p text:style-name="P51"><text:span text:style-name="T232"><text:s text:c="2"/></text:span><text:span text:style-name="T233">cd ~/Desktop/adaptit/bin/linux/build_debug</text:span></text:p>
      <text:p text:style-name="P51"><text:span text:style-name="T232"><text:s text:c="2"/></text:span><text:span text:style-name="T233">./adaptit</text:span></text:p>
      <text:p text:style-name="P51"><text:span text:style-name="T193">Notice that invoking an executable that resides within the current directory you must prefix it with </text:span><text:span text:style-name="T233">./</text:span><text:span text:style-name="T282"> </text:span><text:span text:style-name="T283">which is needed to execute the just-built adaptit executable in the current directory rather than some other adaptit executable installed on the system path.</text:span></text:p>
      <text:p text:style-name="P51"><text:span text:style-name="T14">Likewise, to run the freshly built </text:span><text:span text:style-name="T144">release</text:span><text:span text:style-name="T14"> executable, do the following commands:</text:span></text:p>
      <text:p text:style-name="P51"><text:span text:style-name="T232"><text:s text:c="2"/></text:span><text:span text:style-name="T233">cd ~/Desktop/adaptit/bin/linux/build_release</text:span></text:p>
      <text:p text:style-name="P51"><text:span text:style-name="T232"><text:s text:c="2"/></text:span><text:span text:style-name="T233">./adaptit</text:span></text:p>
      <text:p text:style-name="P51"><text:span text:style-name="T14">Most of the remaining sections of this document detail how to accomplish manually what the aid-dev-setup.sh script does for you automatically. Toward the end of the main document is a </text:span><text:span text:style-name="T60">section</text:span><text:span text:style-name="T14"> expla</text:span><text:span text:style-name="T60">ining</text:span><text:span text:style-name="T14"> how to </text:span><text:a xlink:type="simple" xlink:href="#Building and running Adapt It from the the CodeBlocks IDE" text:style-name="Internet_20_link" text:visited-style-name="Visited_20_Internet_20_Link"><text:span text:style-name="T289">Build and run Adapt It from the CodeBlocks IDE</text:span></text:a><text:span text:style-name="T14"> - build debug and release versions of adaptit. The Appendix discusses how to </text:span><text:span text:style-name="T61">build Adapt It against custom builds of the wxWidgets library </text:span><text:span text:style-name="T14">– </text:span><text:span text:style-name="T26">both at the </text:span><text:a xlink:type="simple" xlink:href="#Building Adapt It at the command line against a custom build of wxWidgets (optional)" text:style-name="Internet_20_link" text:visited-style-name="Visited_20_Internet_20_Link">command line</text:a><text:span text:style-name="T26"> and in </text:span><text:a xlink:type="simple" xlink:href="#Using CodeBlocks to build Adapt It against a custom or locally built wxWidgets library" text:style-name="Internet_20_link" text:visited-style-name="Visited_20_Internet_20_Link">CodeBlocks</text:a><text:span text:style-name="T14">.</text:span></text:p>
      <text:p text:style-name="P102"><text:bookmark-start text:name="Side note about wxDesigner"/><text:bookmark-start text:name="__RefHeading___Toc2249_3553356107"/><text:span text:style-name="T305">Side n</text:span>ote about wxDesigner<text:bookmark-end text:name="Side note about wxDesigner"/><text:bookmark-end text:name="__RefHeading___Toc2249_3553356107"/></text:p>
      <text:p text:style-name="P31">Since 2003 (when Adapt It was ported over to use the wxWidgets library) the Adapt It team has used wxDesigner to manage its C++ resources. The wxDesigner software, however, is no longer available from its original creator's (Robert Roebling) web site. <text:span text:style-name="T320">Now, t</text:span>he C++ code that wxDesigner generates gives some deprecation warnings in the latest wxWidgets 3.x release that are not appreciated by normal users <text:span text:style-name="T321">(nor us developers!)</text:span>, so we'll eventually need to pick another UI tool such as DialogBlocks or wxSmith and migrate <text:span text:style-name="T321">all </text:span>our resource code to those resource management applications for future releases. <text:span text:style-name="T322">Due to</text:span> its <text:span text:style-name="T322">current </text:span>limitations, any changes made within wxDesigner need to be made ONLY in the Windows version of wxDesigner on the Windows platform, and then the code needs to be compiled within the Visual Studio IDE so that Visual Studio can run a Pre-Build Event script that calls our WdrTweaks.exe application from the IDE. WdrTweaks.exe scans through certain source files where wxDesigner generated code resides, detects if wxDesigner has made coding changes, and if so, WdrTweaks.exe massages or tweaks that code to avoid certain problems that the old wxDesigner application creates by default. Note that WdrTweaks is not currently available on the Linux platform.</text:p>
      <text:p text:style-name="P99"><text:bookmark-start text:name="Setting up your development environment from the command line"/><text:bookmark-start text:name="__RefHeading___Toc2251_3553356107"/><text:soft-page-break/>Set<text:span text:style-name="T305">ting </text:span>up <text:span text:style-name="T305">your development environment from</text:span> the command line<text:bookmark-end text:name="Setting up your development environment from the command line"/><text:bookmark-end text:name="__RefHeading___Toc2251_3553356107"/></text:p>
      <text:p text:style-name="P20">You may wish to open the aid-dev-setup.sh script and see how the script automates the functions that are described for the manual setup step below.</text:p>
      <text:p text:style-name="P12"><text:span text:style-name="T15">You can use a single </text:span><text:span text:style-name="T141">sudo apt-get</text:span><text:span text:style-name="T15"> call to install all the packages needed to setup wxWidgets and Adapt It directly from the command line. The packages you need to install will depend on whether you are using a Focal based Linux (20.04), a Bionic based Linux (18.04), a Xenial based Linux (16.04), or an earlier version of Linux (before 16.04). If you are viewing this document on your developer machine, you can </text:span><text:span text:style-name="T16">save typing by</text:span><text:span text:style-name="T15"> copy</text:span><text:span text:style-name="T16">ing</text:span><text:span text:style-name="T15"> and past</text:span><text:span text:style-name="T16">ing</text:span><text:span text:style-name="T15"> the whole command line that is appropriate for your version of Linux below into a terminal and execute them in one go:</text:span></text:p>
      <text:p text:style-name="P12"><text:span text:style-name="T15">If you are using a </text:span><text:span text:style-name="T141">Focal</text:span><text:span text:style-name="T15"> based Linux (20.04 or newer), copy and paste the following into your terminal </text:span><text:span text:style-name="T17">(the wxWidgets version number for its libraries in this list is </text:span><text:span text:style-name="T143">3.0.4</text:span><text:span text:style-name="T17">)</text:span><text:span text:style-name="T15">:</text:span></text:p>
      <text:p text:style-name="P13">sudo apt-get install codeblocks poedit git gnome-common libgtk-3-dev build-essential gcc-multilib uuid-dev curl libcurl4-gnutls-dev libwxbase3.0-0v5 libwxbase3.0-dev libwxgtk3.0-gtk3-0v5 libwxgtk3.0-gtk3-dev wx-common wx3.0-headers wx3.0-i18n libcanberra-gtk-module</text:p>
      <text:p text:style-name="P18"><text:span text:style-name="T15">If you are using a </text:span><text:span text:style-name="T141">Bionic</text:span><text:span text:style-name="T15"> or </text:span><text:span text:style-name="T141">Xenial </text:span><text:span text:style-name="T15">based Linux (18.04 or 16.04), copy and paste the following into your terminal </text:span><text:span text:style-name="T17">(the wxWidgets version number for its libraries in this list is </text:span><text:span text:style-name="T143">3.0.2</text:span><text:span text:style-name="T17">)</text:span><text:span text:style-name="T15">:</text:span></text:p>
      <text:p text:style-name="P21">sudo apt-get install codeblocks poedit git gnome-common libgtk-3-dev build-essential gcc-multilib uuid-dev curl libcurl4-gnutls-dev libwxbase3.0-0v5 libwxbase3.0-dev libwxgtk3.0-0v5 libwxgtk3.0-dev wx-common wx3.0-headers wx3.0-i18n libcanberra-gtk-module</text:p>
      <text:p text:style-name="P18"><text:span text:style-name="T15">If you are using a </text:span><text:span text:style-name="T141">Trusty</text:span><text:span text:style-name="T15"> based Linux (14.04 or older – I hope not!), copy and paste the following into your terminal </text:span><text:span text:style-name="T17">(the wxWidgets version number for its libraries in this list is 2</text:span><text:span text:style-name="T143">.8.12</text:span><text:span text:style-name="T17">)</text:span><text:span text:style-name="T15">:</text:span></text:p>
      <text:p text:style-name="P21">sudo apt-get install codeblocks poedit git gnome-common libgtk2.0-0-dbg libgtk2.0-dev build-essential gcc-multilib uuid-dev curl libcurl4-gnutls-dev libwxbase2.8-0 libwxbase2.8-dbg libwxbase2.8-dev libwxgtk2.8-0 libwxgtk2.8-dbg libwxgtk2.8-dev wx-common wx2.8-headers wx2.8-i18n</text:p>
      <text:p text:style-name="P22"><text:span text:style-name="T15">Notice that there are some subtle differences in the libwx… and libwxgtk… library names and versions in each of the 3 install lists above. These wxWidgets libraries are being installed as </text:span><text:span text:style-name="T142">system-wide libraries</text:span><text:span text:style-name="T15"> from the Ubuntu universal repositories.</text:span></text:p>
      <text:p text:style-name="P17"><text:span text:style-name="T15">Respond </text:span><text:span text:style-name="T141">yes</text:span><text:span text:style-name="T15"> or </text:span><text:span text:style-name="T141">y</text:span><text:span text:style-name="T15"> to the prompt telling you how much will be installed. Apt-get will download and install about 115 MB of additional packages (taking about 367 MB of additional disk space). Note: In addition to installing the Linux development command line tools and the </text:span><text:span text:style-name="T141">–dbg</text:span><text:span text:style-name="T15"> and </text:span><text:span text:style-name="T141">–dev</text:span><text:span text:style-name="T15"> </text:span><text:span text:style-name="T18">system-wide </text:span><text:span text:style-name="T15">libraries needed to build Adapt It, the above </text:span><text:span text:style-name="T141">apt-get install</text:span><text:span text:style-name="T15"> command also installs the </text:span><text:span text:style-name="T141">git</text:span><text:span text:style-name="T15"> </text:span><text:span text:style-name="T18">and</text:span><text:span text:style-name="T15"> </text:span><text:span text:style-name="T141">Poedit</text:span><text:span text:style-name="T15"> client</text:span><text:span text:style-name="T18">s</text:span><text:span text:style-name="T15">, and the </text:span><text:span text:style-name="T141">CodeBlocks</text:span><text:span text:style-name="T15"> IDE for Linux - if they have not already been installed. Remember: You do not have to use the above apt-get install commands in a Terminal if you invoke the </text:span><text:span text:style-name="T141">aid-dev-setup.sh</text:span><text:span text:style-name="T15"> script described in the section above titled </text:span><text:a xlink:type="simple" xlink:href="#Automated setup via the aid-dev-setup.sh script" text:style-name="Internet_20_link" text:visited-style-name="Visited_20_Internet_20_Link"><text:span text:style-name="T304">Automated Setup via the aid-dev-setup.sh Script</text:span></text:a><text:span text:style-name="T15">, which automatically determines which Linux system you are using and determines which </text:span><text:span text:style-name="T18">of the above list</text:span><text:span text:style-name="T15"> of tools and libraries that should be installed.</text:span></text:p>
      <text:p text:style-name="P99"><text:bookmark text:name="_Toc6edbdb509"/><text:bookmark-start text:name="__RefHeading___Toc2253_3553356107"/><text:bookmark-start text:name="The packages.sil.org ubuntu (PSO) repository"/><text:bookmark text:name="_Toc6edbdb50"/><text:soft-page-break/>The packages.sil.org/ubuntu <text:span text:style-name="T315">(PSO) </text:span>repository<text:bookmark-end text:name="__RefHeading___Toc2253_3553356107"/><text:bookmark-end text:name="The packages.sil.org ubuntu (PSO) repository"/></text:p>
      <text:p text:style-name="P27"><text:span text:style-name="T14">You may wish to open the </text:span><text:span text:style-name="T140">aid-dev-setup.sh</text:span><text:span text:style-name="T14"> script and see how the script automates the functions that are described for the manual setup step below.</text:span></text:p>
      <text:p text:style-name="P31">Note: If you are using <text:span text:style-name="T297">Wasta Linux</text:span>, the steps in this section have already been done for you, so that the SIL Linux software repository <text:span text:style-name="T323">is</text:span> already available <text:span text:style-name="T323">to you (</text:span>all versions of Wasta Linux<text:span text:style-name="T323">)</text:span>.</text:p>
      <text:p text:style-name="P51"><text:span text:style-name="T14">SIL has a repository for Ubuntu Linux software packages of particular interest to those involved in language and translation programs. This repository is the one where the Adapt It team releases Adapt It versions for Linux. The version of Adapt It that is available from the </text:span><text:a xlink:type="simple" xlink:href="http://packages.sil.org/ubuntu" text:style-name="Internet_20_link" text:visited-style-name="Visited_20_Internet_20_Link">packages.sil.org/ubuntu</text:a><text:span text:style-name="T14"> </text:span><text:span text:style-name="T62">(PSO) </text:span><text:span text:style-name="T14">repository varies over time, because the Linux distributions within the packages.sil.org/ubuntu repository are generally only available while a particular distribution is actively supported by Canonical. The Long Term Support (LTS) distributions are available for at least 5 years. Other interim distributions are generally only available for 9 months. See the schedule for Ubuntu releases at: </text:span><text:a xlink:type="simple" xlink:href="https://ubuntu.com/about/release-cycle" text:style-name="ListLabel_20_10" text:visited-style-name="ListLabel_20_10"><text:span text:style-name="T286">https://ubuntu.com/about/release-cycle</text:span></text:a><text:span text:style-name="T14">. </text:span></text:p>
      <text:p text:style-name="P51"><text:span text:style-name="T14">In order to obtain Adapt It and other software from the packages.sil.org repository, if you are </text:span><text:span text:style-name="T140">not</text:span><text:span text:style-name="T14"> running Wasta Linux, you need to:</text:span></text:p>
      <text:p text:style-name="P67">(1) download the SIL Repository public key file,</text:p>
      <text:p text:style-name="P67">(2) Access your Software Sources dialog</text:p>
      <text:p text:style-name="P67">(3) Import the SIL repository key into your software sources, and</text:p>
      <text:p text:style-name="P67">(4) Add the SIL repository to your software sources. </text:p>
      <text:p text:style-name="P63">These steps are detailed below:</text:p>
      <text:p text:style-name="P51"><text:span text:style-name="T140">(1) Download the SIL Repository public key</text:span><text:span text:style-name="T14">. The key is available over the Internet. Run your browser and go to the </text:span><text:a xlink:type="simple" xlink:href="http://packages.sil.org/" text:style-name="Internet_20_link" text:visited-style-name="Visited_20_Internet_20_Link">http://packages.sil.org</text:a><text:span text:style-name="T14"> web page. As instructed there, right click on the link labeled </text:span><text:span text:style-name="T221">this link</text:span><text:span text:style-name="T14"> and select “Save Link As...”. In the file dialog navigate to the folder where you want to save the </text:span><text:span text:style-name="T140">sil.gpg</text:span><text:span text:style-name="T14"> key file. The Downloads folder is fine. Click Save. You can </text:span><text:span text:style-name="T63">now </text:span><text:span text:style-name="T14">close or minimize your browser.</text:span></text:p>
      <text:p text:style-name="P17"><text:span text:style-name="T141">(2) Access your Software Sources dialog</text:span><text:span text:style-name="T15">. To use the SIL repository you have to set up your computer's Software Sources. Finding the Software Sources depends on what version of Linux you are using. If using the </text:span><text:span text:style-name="T19">Ubuntu </text:span><text:span text:style-name="T15">Unity interface you can access the </text:span><text:span text:style-name="T141">Software Sources </text:span><text:span text:style-name="T15">applet by clicking on Dash Home and typing “software sources” in the search bar (or running the Ubuntu Software Center and selecting Software Sources... from its Edit</text:span><text:span text:style-name="T141"> </text:span><text:span text:style-name="T15">menu). Alternately, if the Synaptic Package Manager is installed, you can run it and select </text:span><text:span text:style-name="T141">Settings</text:span><text:span text:style-name="T15">-&gt;</text:span><text:span text:style-name="T141">Repositories</text:span><text:span text:style-name="T15">. In any case, your </text:span><text:span text:style-name="T141">Software Sources</text:span><text:span text:style-name="T15"> dialog should be in view.</text:span></text:p>
      <text:p text:style-name="P27"><text:span text:style-name="T140">(3) Import the SIL repository key into your software sources. </text:span><text:span text:style-name="T14">First, click on the Software Sources' </text:span><text:span text:style-name="T140">Authentication</text:span><text:span text:style-name="T14"> tab. Click the </text:span><text:span text:style-name="T140">Import Key File...</text:span><text:span text:style-name="T14"> button, and navigate to the </text:span><text:span text:style-name="T140">sil.gpg</text:span><text:span text:style-name="T14"> key file you </text:span><text:span text:style-name="T64">downloaded and </text:span><text:span text:style-name="T14">saved in (1) above, select it and click OK. Leave the Software </text:span><text:soft-page-break/><text:span text:style-name="T14">Sources dialog open for the next step below.</text:span></text:p>
      <text:p text:style-name="P51"><text:span text:style-name="T140">(4) Add the SIL repository to your software sources. </text:span><text:span text:style-name="T14">Next, click on the Software Sources' </text:span><text:span text:style-name="T140">Other Software</text:span><text:span text:style-name="T14"> tab. Click the </text:span><text:span text:style-name="T140">Add...</text:span><text:span text:style-name="T14"> button, and enter the following in the APT line:</text:span></text:p>
      <text:p text:style-name="P12"><text:span text:style-name="T7"><text:tab/></text:span><text:span text:style-name="T243">deb http://packages.sil.org/ubuntu bionic main</text:span></text:p>
      <text:p text:style-name="P12"><text:span text:style-name="T15">If you have a Linux computer that is running a different version of Ubuntu </text:span><text:span text:style-name="T20">than bionic</text:span><text:span text:style-name="T15">, just substitute instead the distribution name that you are actually running: </text:span><text:span text:style-name="T141">xenial</text:span><text:span text:style-name="T194">,</text:span><text:span text:style-name="T141"> </text:span><text:span text:style-name="T194">or</text:span><text:span text:style-name="T141"> focal</text:span><text:span text:style-name="T15">.</text:span></text:p>
      <text:p text:style-name="P12"><text:span text:style-name="T15">If using Ubuntu Unity it may take a minute or two for it to recognize the change and read the new repositories. If using the Synaptic Package Manager click </text:span><text:span text:style-name="T141">Reload</text:span><text:span text:style-name="T15"> to get the package manager to read the new repositories. You should now be able to find the </text:span><text:span text:style-name="T141">adaptit</text:span><text:span text:style-name="T15"> application. In Unity's Ubuntu Software Center search for </text:span><text:span text:style-name="T141">adaptit</text:span><text:span text:style-name="T15">. (In the Synaptic Package manager, click on the Search button and search for </text:span><text:span text:style-name="T141">adaptit</text:span><text:span text:style-name="T15">.) You should see two packages for Adapt It: </text:span><text:span text:style-name="T141">adaptit</text:span><text:span text:style-name="T15"> and </text:span><text:span text:style-name="T141">adaptit-docs</text:span><text:span text:style-name="T15"> (you may need to click on the “show 1 technical item” link in the Ubuntu Software Center to see the adaptit-docs package). Go ahead and install both Adapt It packages. Once installed Adapt It will be available </text:span><text:span text:style-name="T21">(system-wide) </text:span><text:span text:style-name="T15">in the Unity interface by clicking on the Dash Home button and start typing </text:span><text:span text:style-name="T141">adaptit</text:span><text:span text:style-name="T15"> in the search field and select the Adapt It icon when it appears. Adapt It will be a menu item under </text:span><text:span text:style-name="T141">Applications &gt; Office</text:span><text:span text:style-name="T15"> in the classic Gnome/Ubuntu interface.</text:span></text:p>
      <text:p text:style-name="P14">Now, you can close the Software Sources (or Synaptic Package Manager). </text:p>
      <text:p text:style-name="P99"><text:bookmark text:name="_Toc6edbdb501011"/><text:bookmark-start text:name="__RefHeading___Toc2255_3553356107"/><text:bookmark-start text:name="Notes about the wxWidgets library"/><text:bookmark text:name="_Toc6edbdb5010"/>Notes about the wxWidgets library<text:bookmark-end text:name="__RefHeading___Toc2255_3553356107"/><text:bookmark-end text:name="Notes about the wxWidgets library"/></text:p>
      <text:p text:style-name="P27"><text:span text:style-name="T14">The current </text:span><text:span text:style-name="T149">s</text:span><text:span text:style-name="T144">table </text:span><text:span text:style-name="T149">r</text:span><text:span text:style-name="T144">elease</text:span><text:span text:style-name="T14"> of the wxWidgets library at </text:span><text:a xlink:type="simple" xlink:href="http://www.wxwidgets.org/" text:style-name="ListLabel_20_10" text:visited-style-name="ListLabel_20_10"><text:span text:style-name="T286">www.wxwidgets.org</text:span></text:a><text:span text:style-name="T14"> as of June 2021 is </text:span><text:span text:style-name="T144">3.0.5</text:span><text:span text:style-name="T14">. The wxWidgets team is always issuing new development releases. The current </text:span><text:span text:style-name="T144">development release</text:span><text:span text:style-name="T14"> is version </text:span><text:span text:style-name="T144">3.1.5</text:span><text:span text:style-name="T14">. The Adapt It code base is currently compatible with any of the 3.x.x stable releases of the wxWidgets library. For the Windows port of Adapt It (which statically links with the wxWidgets library) we are currently building Adapt It releases against the </text:span><text:span text:style-name="T65">3.0.2, 3.0.4 and </text:span><text:span text:style-name="T14">3.1.</text:span><text:span text:style-name="T65">5</text:span><text:span text:style-name="T14"> wxWidgets librar</text:span><text:span text:style-name="T65">ies.</text:span><text:span text:style-name="T14"> </text:span><text:span text:style-name="T65">We</text:span><text:span text:style-name="T14"> test builds against </text:span><text:span text:style-name="T65">all those</text:span><text:span text:style-name="T14"> librar</text:span><text:span text:style-name="T65">ies</text:span><text:span text:style-name="T14"> (testing for possible bugs). On Linux we normally build against whatever dynamic library version of wxWidgets that comes as part of that particular Linux distribution. For the Linux distributions we support, this is either the 3.0.2 or 3.0.4 version of the wxWidgets library, depending on which Ubuntu distribution is running on the computer that Adapt It is run from. Note: Since Adapt It </text:span><text:span text:style-name="T66">can run </text:span><text:span text:style-name="T14">against the dynamic wxWidgets library that comes with your Linux distribution, </text:span><text:span text:style-name="T66">therefore </text:span><text:span text:style-name="T14">it is </text:span><text:span text:style-name="T140">not</text:span><text:span text:style-name="T14"> </text:span><text:span text:style-name="T66">strictly </text:span><text:span text:style-name="T14">necessary to build the wxWidgets library on your Linux development system in order to build </text:span><text:span text:style-name="T66">and test </text:span><text:span text:style-name="T14">Adapt It. See the </text:span><text:a xlink:type="simple" xlink:href="#Appendix" text:style-name="Internet_20_link" text:visited-style-name="Visited_20_Internet_20_Link">Appendix</text:a><text:span text:style-name="T14"> of this document if you want to build the latest daily snapshot version of wxWidgets and build Adapt It for Linux against that </text:span><text:span text:style-name="T66">latest</text:span><text:span text:style-name="T14"> </text:span><text:span text:style-name="T66">wxWidgets </text:span><text:span text:style-name="T14">version – something you might do if you want to check out a new feature of wxWidgets that is only available in the latest version, or if you’re chasing an obscure bug that may require you to debug right into the wxWidgets code.</text:span></text:p>
      <text:p text:style-name="P31">You can determine which version of the wxWidgets library is available as a dynamic library <text:soft-page-break/><text:span text:style-name="T305">(system wide) </text:span>in the distribution of Ubuntu you are running by typing the following command in a terminal window <text:span text:style-name="T324">(from any directory – this shows the system-wide installation of wxWidgets)</text:span>:</text:p>
      <text:p text:style-name="P71">wx-config --version</text:p>
      <text:p text:style-name="P51"><text:span text:style-name="T14">The </text:span><text:span text:style-name="T140">wx-config</text:span><text:span text:style-name="T14"> command will return something like </text:span><text:span text:style-name="T150">3.0.2</text:span><text:span text:style-name="T30"> or</text:span><text:span text:style-name="T14"> </text:span><text:span text:style-name="T140">3.0.4</text:span><text:span text:style-name="T14"> in the terminal window. Again, please note that, if for some reason you wish to build Adapt It for Linux against a later/</text:span><text:span text:style-name="T30">newer</text:span><text:span text:style-name="T14"> version of the wxWidgets library (or a local </text:span><text:span text:style-name="T30">non-system-wide </text:span><text:span text:style-name="T14">build of the version 3.0.4 library), it is possible (but entirely optional) to do so. Again, see the </text:span><text:a xlink:type="simple" xlink:href="#Appendix" text:style-name="Internet_20_link" text:visited-style-name="Visited_20_Internet_20_Link">Appendix</text:a><text:span text:style-name="T14"> in this document for more information on how to set up a newer or non-distribution build of the wxWidgets library and build Adapt It against that different library.</text:span></text:p>
      <text:p text:style-name="P51"><text:span text:style-name="T14">Now we </text:span><text:span text:style-name="T67">will</text:span><text:span text:style-name="T14"> focus on getting the </text:span><text:span text:style-name="T140">adaptit</text:span><text:span text:style-name="T14"> project sources from GitHub cloned to your development computer, and compiling them at the command line. A later section describes how to </text:span><text:a xlink:type="simple" xlink:href="#Building and running Adapt It from the the CodeBlocks IDE" text:style-name="Internet_20_link" text:visited-style-name="Visited_20_Internet_20_Link">build adaptit within the Linux version of the CodeBlocks IDE</text:a><text:span text:style-name="T14">.</text:span></text:p>
      <text:p text:style-name="P99"><text:bookmark text:name="_Toc6d9445a812"/><text:bookmark-start text:name="__RefHeading___Toc2257_3553356107"/><text:bookmark-start text:name="Cloning the adaptit project from GitHub"/><text:bookmark text:name="_Toc6d9445a8"/>Cloning the adaptit project from GitHub<text:bookmark-end text:name="__RefHeading___Toc2257_3553356107"/><text:bookmark-end text:name="Cloning the adaptit project from GitHub"/></text:p>
      <text:p text:style-name="P33">You may wish to open the aid-dev-setup.sh script and see how the script automates the functions that are described for the manual setup steps below.</text:p>
      <text:p text:style-name="P63">Start a Terminal session <text:span text:style-name="T325">(Ctrl+Alt+T) </text:span>and type the following at the command line:</text:p>
      <text:p text:style-name="P71">git --version</text:p>
      <text:p text:style-name="P51"><text:span text:style-name="T14">If your system reports that "the program 'git' is not currently installed", you should go back to the </text:span><text:a xlink:type="simple" xlink:href="#Setting up your development environment from the command line" text:style-name="Internet_20_link" text:visited-style-name="Visited_20_Internet_20_Link"><text:span text:style-name="T289">Manual Setup using apt-get command line</text:span></text:a><text:span text:style-name="T14"> section of this document above, and ensure that you have installed </text:span><text:span text:style-name="T140">all</text:span><text:span text:style-name="T14"> of the Linux packages that are listed there, which include the </text:span><text:span text:style-name="T140">git</text:span><text:span text:style-name="T14"> client.</text:span></text:p>
      <text:p text:style-name="P51"><text:span text:style-name="T14">We recommend that you place/</text:span><text:span text:style-name="T68">clone</text:span><text:span text:style-name="T14"> your working copy of the adaptit repository within a directory named </text:span><text:span text:style-name="T253">projects</text:span><text:span text:style-name="T14"> located in your Home directory. This location </text:span><text:span text:style-name="T68">is also</text:span><text:span text:style-name="T14"> the default location where the aid-dev-setup.sh script </text:span><text:span text:style-name="T68">places/clones</text:span><text:span text:style-name="T14"> the adaptit working copy:</text:span></text:p>
      <text:p text:style-name="P71">~/projects/adaptit</text:p>
      <text:p text:style-name="P51"><text:span text:style-name="T14">If a </text:span><text:span text:style-name="T140">projects</text:span><text:span text:style-name="T14"> folder does not yet exist at this path you can open a terminal and execute these commands:</text:span></text:p>
      <text:p text:style-name="P42">cd</text:p>
      <text:p text:style-name="P43">mkdir projects</text:p>
      <text:p text:style-name="P85">cd ~/projects</text:p>
      <text:p text:style-name="P27"><text:span text:style-name="T14">Then, from within your projects folder, you can clone the </text:span><text:span text:style-name="T140">adaptit</text:span><text:span text:style-name="T14"> project from its open source repository by typing this command:</text:span></text:p>
      <text:p text:style-name="P36"><text:soft-page-break/>git clone https://github.com/adapt-it/adaptit.git</text:p>
      <text:p text:style-name="P51"><text:span text:style-name="T14">This command will clone the entire adaptit repository to your local computer and it can function as your working directory for Adapt It development. If you are contributing to the Adapt It project you need to communicate with the Adapt It team (</text:span><text:a xlink:type="simple" xlink:href="mailto:bill_martin@sil.org" text:style-name="ListLabel_20_10" text:visited-style-name="ListLabel_20_10"><text:span text:style-name="T287">bill_martin@sil.org</text:span></text:a><text:a xlink:type="simple" xlink:href="mailto:bill_martin@sil.org" text:style-name="ListLabel_20_10" text:visited-style-name="ListLabel_20_10"><text:span text:style-name="T286">, </text:span></text:a><text:a xlink:type="simple" xlink:href="mailto:bruce_waters@sil.org" text:style-name="ListLabel_20_11" text:visited-style-name="ListLabel_20_11"><text:span text:style-name="T287">bruce_waters@sil.org</text:span></text:a><text:span text:style-name="T14">, or</text:span><text:span text:style-name="T287"> erik_brommers@sil.org</text:span><text:span text:style-name="T14">) and obtain permission from them to commit any changes you contribute to the GitHub repository. Note: If you wish to commit any changes to the adaptit repository at GitHub, GitHub will ask you for a user name and password.</text:span></text:p>
      <text:p text:style-name="P63">If you do not have commit privileges, you can still clone the Adapt It source tree as described above and do whatever you wish to it under the terms of its open source license.</text:p>
      <text:p text:style-name="P63">At this point we should have everything set up in the project so that we can now focus on building Adapt It either from the Linux command line or from within the CodeBlocks IDE.</text:p>
      <text:p text:style-name="P99"><text:bookmark-start text:name="Building and running Adapt It from the command line"/><text:bookmark text:name="_Toc6d9445a81315"/><text:bookmark-start text:name="__RefHeading___Toc2259_3553356107"/><text:bookmark text:name="_Toc6d9445a813"/>Building and <text:span text:style-name="T308">r</text:span>unning Adapt It from the <text:span text:style-name="T308">c</text:span>ommand <text:span text:style-name="T308">l</text:span>ine<text:bookmark-end text:name="Building and running Adapt It from the command line"/><text:bookmark-end text:name="__RefHeading___Toc2259_3553356107"/></text:p>
      <text:p text:style-name="P19">You may wish to open the aid-dev-setup.sh script and see how the script automates the functions that are described for the manual setup steps below.</text:p>
      <text:p text:style-name="P4"><text:span text:style-name="T15">With the build packages installed and the adaptit project cloned to your development computer, it is now possible to build Adapt It from the command line. </text:span><text:span text:style-name="T22">The building process described here builds Adapt It to run against the installed system-wide wxWidgets library that is available for the particular Linux distribution you are using. </text:span><text:span text:style-name="T23">T</text:span><text:span text:style-name="T22">he Appendix </text:span><text:span text:style-name="T23">has a section</text:span><text:span text:style-name="T22"> </text:span><text:a xlink:type="simple" xlink:href="#Building Adapt It at the command line against a custom build of wxWidgets (optional)" text:style-name="Internet_20_link" text:visited-style-name="Visited_20_Internet_20_Link"><text:span text:style-name="T289">Building Adapt It against a custom build of wxWidgets</text:span></text:a><text:span text:style-name="T22">, </text:span><text:span text:style-name="T23">that describes</text:span><text:span text:style-name="T22"> how to build Adapt It to run against custom or locally built (newer) wxWidgets versions.</text:span></text:p>
      <text:p text:style-name="P10">Here are the steps <text:span text:style-name="T326">for building Adapt It to run against an installed system-wide wxWidgets library</text:span>:</text:p>
      <text:p text:style-name="P102"><text:bookmark text:name="_Toc3feb12bf15"/><text:bookmark-start text:name="__RefHeading___Toc2261_3553356107"/><text:bookmark-start text:name="Building a debug version of Adapt It"/><text:bookmark text:name="_Toc3feb12bf"/>Building a debug version of Adapt It<text:bookmark-end text:name="__RefHeading___Toc2261_3553356107"/><text:bookmark-end text:name="Building a debug version of Adapt It"/></text:p>
      <text:list xml:id="list3383863257" text:style-name="WWNum2">
        <text:list-item>
          <text:list>
            <text:list-item>
              <text:list>
                <text:list-item>
                  <text:list>
                    <text:list-item>
                      <text:p text:style-name="P107"><text:bookmark-start text:name="__RefHeading___Toc2263_3553356107"/>Initial one-time setup steps (usually not repeated):<text:bookmark-end text:name="__RefHeading___Toc2263_3553356107"/></text:p>
                    </text:list-item>
                  </text:list>
                </text:list-item>
              </text:list>
            </text:list-item>
          </text:list>
        </text:list-item>
      </text:list>
      <text:p text:style-name="P27"><text:span text:style-name="T14">1. We keep the build products for debugging in a separate folder which I’ll name </text:span><text:span text:style-name="T140">build_debug</text:span><text:span text:style-name="T14"> </text:span><text:span text:style-name="T69">and we </text:span><text:span text:style-name="T14">create </text:span><text:span text:style-name="T69">it </text:span><text:span text:style-name="T14">as a child directory of </text:span><text:span text:style-name="T140">~/projects/adaptit/bin/linux.</text:span></text:p>
      <text:p text:style-name="P51"><text:span text:style-name="T14">2. So, </text:span><text:span text:style-name="T140">cd</text:span><text:span text:style-name="T14"> into the </text:span><text:span text:style-name="T140">~/projects/adaptit/bin/linux</text:span><text:span text:style-name="T14"> folder and create a </text:span><text:span text:style-name="T140">build_debug</text:span><text:span text:style-name="T14"> folder there:</text:span></text:p>
      <text:p text:style-name="P71">cd ~/projects/adaptit/bin/linux</text:p>
      <text:p text:style-name="P71">mkdir build_debug</text:p>
      <text:p text:style-name="P51"><text:span text:style-name="T14">3. Change to the </text:span><text:span text:style-name="T140">build_debug</text:span><text:span text:style-name="T14"> directory you just created:</text:span></text:p>
      <text:p text:style-name="P71">cd build_debug</text:p>
      <text:p text:style-name="P51"><text:span text:style-name="T14">4. From within the build directory, invoke configure from the parent </text:span><text:span text:style-name="T140">linux</text:span><text:span text:style-name="T14"> directory:</text:span></text:p>
      <text:p text:style-name="P71">../configure --prefix=/usr –enable-debug</text:p>
      <text:p text:style-name="P51"><text:soft-page-break/><text:span text:style-name="T14">Note: The invocation of </text:span><text:span text:style-name="T140">configure</text:span><text:span text:style-name="T14"> here is done initially, but subsequently it needs to be invoked only as needed - if something changes about the configuration, or if some error during the next </text:span><text:span text:style-name="T140">make</text:span><text:span text:style-name="T14"> step indicates that configure should be called again.</text:span></text:p>
      <text:list xml:id="list215260767961678" text:continue-numbering="true" text:style-name="WWNum2">
        <text:list-item>
          <text:list>
            <text:list-item>
              <text:list>
                <text:list-item>
                  <text:list>
                    <text:list-item>
                      <text:p text:style-name="P107"><text:bookmark-start text:name="__RefHeading___Toc2265_3553356107"/>Routine steps (for routine builds after configure has been called):<text:bookmark-end text:name="__RefHeading___Toc2265_3553356107"/></text:p>
                    </text:list-item>
                  </text:list>
                </text:list-item>
              </text:list>
            </text:list-item>
          </text:list>
        </text:list-item>
      </text:list>
      <text:p text:style-name="P27"><text:span text:style-name="T144">1.</text:span><text:span text:style-name="T14"> For routine builds just change to the </text:span><text:span text:style-name="T140">build_debug</text:span><text:span text:style-name="T14"> folder and invoke the </text:span><text:span text:style-name="T140">make</text:span><text:span text:style-name="T193"> command</text:span><text:span text:style-name="T14">:</text:span></text:p>
      <text:p text:style-name="P71">cd ~/projects/adaptit/bin/linux/build_debug</text:p>
      <text:p text:style-name="P71">make</text:p>
      <text:p text:style-name="P51"><text:span text:style-name="T14">The </text:span><text:span text:style-name="T140">make</text:span><text:span text:style-name="T14"> command builds the </text:span><text:span text:style-name="T140">adaptit</text:span><text:span text:style-name="T14"> executable program file, by compiling all of its source files using the g++ compiler, and linking it dynamically with the distribution’s existing wxWidgets library. If programming errors are encountered, the make process exits with an </text:span><text:span text:style-name="T140">error message</text:span><text:span text:style-name="T14">. When that happens, correct the code within the indicated source file(s) that are in error using </text:span><text:span text:style-name="T140">gedit</text:span><text:span text:style-name="T14"> or your favorite Linux text editor, save the source file, and invoke </text:span><text:span text:style-name="T140">make</text:span><text:span text:style-name="T14"> again. Repeat this process until you get a clean </text:span><text:span text:style-name="T140">make</text:span><text:span text:style-name="T14"> report (no error) and the </text:span><text:span text:style-name="T140">adaptit</text:span><text:span text:style-name="T14"> binary is created in the current </text:span><text:span text:style-name="T140">build_debug</text:span><text:span text:style-name="T14"> folder.</text:span></text:p>
      <text:p text:style-name="P51"><text:span text:style-name="T144">2.</text:span><text:span text:style-name="T193"> </text:span><text:span text:style-name="T140">Run the freshly built adaptit executable from the command line</text:span><text:span text:style-name="T14">. If the </text:span><text:span text:style-name="T140">make</text:span><text:span text:style-name="T14"> step (above) completes without error, the Adapt It application will be called </text:span><text:span text:style-name="T140">adaptit</text:span><text:span text:style-name="T14"> and can be run by invoking it (while you are in the </text:span><text:span text:style-name="T140">build_debug</text:span><text:span text:style-name="T226"> </text:span><text:span text:style-name="T14">folder):</text:span><text:line-break/><text:span text:style-name="T233">./adaptit</text:span></text:p>
      <text:p text:style-name="P51"><text:span text:style-name="T14">If you get any errors when invoking the </text:span><text:span text:style-name="T140">../configure –prefix=/usr –enable-debug</text:span><text:span text:style-name="T14"> and </text:span><text:span text:style-name="T140">make</text:span><text:span text:style-name="T14"> commands from within the </text:span><text:span text:style-name="T140">build_debug</text:span><text:span text:style-name="T14"> directory, it might help to invoke the following command:</text:span><text:line-break/><text:span text:style-name="T233">make clean</text:span><text:line-break/><text:span text:style-name="T14">or change temporarily back to the </text:span><text:span text:style-name="T243">~/adaptit/bin/linux</text:span><text:span text:style-name="T6"> </text:span><text:span text:style-name="T14">folder and invoke:</text:span></text:p>
      <text:p text:style-name="P71">./autogen.sh</text:p>
      <text:p text:style-name="P51"><text:span text:style-name="T14">which will refresh the Linux autotools, and try invoking the</text:span><text:span text:style-name="T6"> </text:span><text:span text:style-name="T243">.</text:span><text:span text:style-name="T233">./configure</text:span><text:span text:style-name="T6"> and </text:span><text:span text:style-name="T233">make</text:span><text:span text:style-name="T6"> </text:span><text:span text:style-name="T14">commands again as described above.</text:span></text:p>
      <text:p text:style-name="P102"><text:bookmark text:name="_Toc3feb12bf1619"/><text:bookmark-start text:name="__RefHeading___Toc2267_3553356107"/><text:bookmark-start text:name="Building a release (non-debug) version of Adapt It"/><text:bookmark text:name="_Toc3feb12bf16"/>Building a release (non-debug) version of Adapt It<text:bookmark-end text:name="__RefHeading___Toc2267_3553356107"/><text:bookmark-end text:name="Building a release (non-debug) version of Adapt It"/></text:p>
      <text:p text:style-name="P27"><text:span text:style-name="T14">This is similar to the process described for building a debug version, except that we use a separate directory that we create named </text:span><text:span text:style-name="T140">build_release</text:span><text:span text:style-name="T14"> for the release build products, and we call the configure script without the </text:span><text:span text:style-name="T140">--enable-debug</text:span><text:span text:style-name="T14"> option. Here are the abbreviated command line steps:</text:span></text:p>
      <text:p text:style-name="P93"><text:soft-page-break/>cd ~/projects/adaptit/bin/linux</text:p>
      <text:p text:style-name="P93">mkdir build_release</text:p>
      <text:p text:style-name="P93">cd build_release</text:p>
      <text:p text:style-name="P93">../configure –prefix=/usr</text:p>
      <text:p text:style-name="P94">make</text:p>
      <text:p text:style-name="P31">Again the release version you just built can be executed by running:</text:p>
      <text:p text:style-name="P97">./adaptit</text:p>
      <text:p text:style-name="P3"><text:span text:style-name="T15">from within the </text:span><text:span text:style-name="T233">~/adaptit/bin/linux/build_release</text:span><text:span text:style-name="T15"> directory.</text:span></text:p>
      <text:p text:style-name="P5">Note: When adaptit is run from the terminal, you may see a variety of warnings and even some CRITICAL warning messages, mostly relating to the Glib-Gobject library. For example:</text:p>
      <text:p text:style-name="P95">(adaptit:7071): GLib-GObject-WARNING **: instance of invalid non-instantiatable type `(null)'</text:p>
      <text:p text:style-name="P96">(adaptit:7071): GLib-GObject-CRITICAL **: g_signal_handlers_disconnect_matched: assertion `G_TYPE_CHECK_INSTANCE (instance)' failed</text:p>
      <text:p text:style-name="P33"><text:span text:style-name="T327">These sorts of warnings </text:span>are not triggered from within Adapt It, but are generated from within GTK components <text:span text:style-name="T327">that are used </text:span>within the wxWidgets library - which wraps the GTK library on the Linux port. The messages do not appear to affect the running or stability of Adapt It, so you can safely ignore them. Someday, we may figure out how to avoid them. They do not appear when the Adapt It code is built on the Windows platform using the Visual Studio compiler, <text:span text:style-name="T327">because wxWidgets doesn’t use the GTK toolset for the Windows part of wxWidgets</text:span>.</text:p>
      <text:p text:style-name="P51"><text:span text:style-name="T108">See the </text:span><text:a xlink:type="simple" xlink:href="#Appendix" text:style-name="Internet_20_link" text:visited-style-name="Visited_20_Internet_20_Link">Appendix</text:a><text:span text:style-name="T108"> for information if you encounter errors when invoking the configure command. In such cases you might need to recreate the configuration by the </text:span><text:span text:style-name="T233">autogen.sh</text:span><text:span text:style-name="T108"> script, or by "Running the autotools" individually as described </text:span><text:a xlink:type="simple" xlink:href="#If configure or make fails – problems and possible solutions" text:style-name="Internet_20_link" text:visited-style-name="Visited_20_Internet_20_Link">there</text:a><text:span text:style-name="T108">.</text:span></text:p>
      <text:p text:style-name="P102"><text:bookmark-start text:name="Adding or removing source files from the Linux project – in Makefile.am"/><text:bookmark-start text:name="__RefHeading___Toc2269_3553356107"/>Adding or <text:span text:style-name="T308">r</text:span>emoving <text:span text:style-name="T308">s</text:span>ource <text:span text:style-name="T308">f</text:span>iles from the Linux project – in Makefile.am<text:bookmark-end text:name="Adding or removing source files from the Linux project – in Makefile.am"/><text:bookmark-end text:name="__RefHeading___Toc2269_3553356107"/></text:p>
      <text:p text:style-name="P8"><text:span text:style-name="T15">The </text:span><text:span text:style-name="T141">Makefile.am</text:span><text:span text:style-name="T15"> file is where we indicate which source files are used to build the application in command line Linux builds. The Makefile.am file for the adaptit project is located at:</text:span></text:p>
      <text:p text:style-name="P6">projects/adaptit/bin/linux/Makefile.am</text:p>
      <text:p text:style-name="P15">From time to time a developer needs to add new source files (or remove existing ones) from the adaptit project. To add or remove source files from the Linux command line build system, just do the following:</text:p>
      <text:p text:style-name="P51"><text:span text:style-name="T140">1. Edit the Makefile.am file</text:span><text:span text:style-name="T14"> – you can use gedit or your favorite plain text editor. The Makefile.am is structured so that it automatically includes all header (*.h) files via the following lines at the top of the Makefile.am file:</text:span></text:p>
      <text:p text:style-name="P71"># these are the headers for your project</text:p>
      <text:p text:style-name="P71"><text:soft-page-break/>noinst_HEADERS = $(wildcard $(srcdir)/../../source/*.h)</text:p>
      <text:p text:style-name="P51"><text:span text:style-name="T14">Therefore, </text:span><text:span text:style-name="T140">you only need to add cpp files explicitly by name</text:span><text:span text:style-name="T14">. </text:span><text:span text:style-name="T70">The cpp s</text:span><text:span text:style-name="T14">ource files are added or removed by editing the long</text:span></text:p>
      <text:p text:style-name="P71">adaptit_SOURCES = </text:p>
      <text:p text:style-name="P27"><text:span text:style-name="T14">line farther down in the file. Note: Each cpp file is given with its relative path (relative to the </text:span><text:span text:style-name="T233">projects/adaptit/bin/linux</text:span><text:span text:style-name="T14"> directory where the Makefile.am is located). Use the backslash </text:span><text:span text:style-name="T140">\</text:span><text:span text:style-name="T14"> character to indicate soft line breaks in the long line, and to keep some semblance of alphabetical ordering to the list of sources in the long line. You can insert new sources into the list – just separate the new entries from the others by a space and ensure that each cpp source file has the </text:span><text:span text:style-name="T233">../../source/</text:span><text:span text:style-name="T14"> relative path prefix, and each line in the list has a backslash character as the last character in the line once editing is complete. Sources can be removed from the long </text:span><text:span text:style-name="T233">adaptit_SOURCES =</text:span><text:span text:style-name="T14"> line in the same way.</text:span></text:p>
      <text:p text:style-name="P51"><text:span text:style-name="T140">2. Save the Makefile.am with the new content</text:span><text:span text:style-name="T14">. After saving, you will need to rebuild the project at the command line, of course, for the changes to be built into the app. See the </text:span><text:a xlink:type="simple" xlink:href="#Building and running Adapt It from the command line" text:style-name="Internet_20_link" text:visited-style-name="Visited_20_Internet_20_Link"><text:span text:style-name="T289">Building and Running Adapt It from the Command Line</text:span></text:a><text:span text:style-name="T14"> section above. In most cases you only need to call the </text:span><text:span text:style-name="T233">make</text:span><text:span text:style-name="T14"> command to rebuild after editing Makefile.am. In some rare cases, or if there is a build error, you may need to execute the </text:span><text:span text:style-name="T233">autogen.sh</text:span><text:span text:style-name="T14"> script from within the </text:span><text:span text:style-name="T233">projects/adaptit/bin/linux/</text:span><text:span text:style-name="T14"> directory followed by the usual </text:span><text:span text:style-name="T233">../configure</text:span><text:span text:style-name="T14"> and </text:span><text:span text:style-name="T233">make</text:span><text:span text:style-name="T14"> calls from within the </text:span><text:span text:style-name="T233">adaptit/bin/linux/build_debug/</text:span><text:span text:style-name="T14"> directory.</text:span></text:p>
      <text:p text:style-name="P51"><text:span text:style-name="T140">3. Commit the changed Makefile.am and Makefile.in files to the repository using appropriate git commit commands</text:span><text:span text:style-name="T14">. </text:span><text:span text:style-name="T71">Here is how to use git to do that. </text:span><text:span text:style-name="T14">Open a Terminal </text:span><text:span text:style-name="T71">(Ctrl+Alt+T) </text:span><text:span text:style-name="T14">and execute the following commands. </text:span><text:span text:style-name="T71">The </text:span><text:span text:style-name="T265">git status</text:span><text:span text:style-name="T71"> command</text:span><text:span text:style-name="T14"> display</text:span><text:span text:style-name="T71">s</text:span><text:span text:style-name="T14"> any changed files:</text:span></text:p>
      <text:p text:style-name="P43">cd ~/projects/adaptit</text:p>
      <text:p text:style-name="P36">git status</text:p>
      <text:p text:style-name="P27"><text:span text:style-name="T14">Look at the list of </text:span><text:span text:style-name="T140">"modified"</text:span><text:span text:style-name="T14"> files (listed under </text:span><text:span text:style-name="T140">"Changes not staged for commit:"</text:span><text:span text:style-name="T14"> and showing their relative path prefixed to their file names). If you want to commit all changed files (in the list that are not yet staged for commit), you can simply invoke git as follows:</text:span></text:p>
      <text:p text:style-name="P71">git commit -m"Comment …"</text:p>
      <text:p text:style-name="P63">If, however, you only want to specify certain changed files to commit, you can do so using wild cards or by including path/filename path/filename … on the command line, as shown in the following examples:</text:p>
      <text:p text:style-name="P85">git commit source/Adapt_It* -m"Comment …"</text:p>
      <text:p text:style-name="P82"><text:soft-page-break/>or</text:p>
      <text:p text:style-name="P85">git commit source/Adapt_It.cpp source/helpers.h -m"Comment …"</text:p>
      <text:p text:style-name="P27"><text:span text:style-name="T140">4. Push the committed files to the repository using appropriate git push commands.</text:span><text:span text:style-name="T14"> Under the git system, committed files remain on the local user's machine until they are pushed to the external GitHub repository. After executing the commit command described above, execute the push command </text:span><text:span text:style-name="T72">to send them to the remote GitHub repository</text:span><text:span text:style-name="T14">:</text:span></text:p>
      <text:p text:style-name="P71">git push</text:p>
      <text:p text:style-name="P51"><text:span text:style-name="T14">Git will ask you for your git user name and password. If someone else has pushed changes to the adaptit repository since your last pull request, the git push command might issue an error and inform you that you need to execute a </text:span><text:span text:style-name="T140">git pull</text:span><text:span text:style-name="T14"> before you can successfully do a </text:span><text:span text:style-name="T140">git push</text:span><text:span text:style-name="T14"> operation. </text:span><text:span text:style-name="T73">Hence, y</text:span><text:span text:style-name="T14">ou should routinely do a </text:span><text:span text:style-name="T140">git pull</text:span><text:span text:style-name="T14"> before doing a </text:span><text:span text:style-name="T140">git push</text:span><text:span text:style-name="T14"> command.</text:span></text:p>
      <text:p text:style-name="Heading_20_3"><text:bookmark-start text:name="__RefHeading___Toc2271_3553356107"/><text:bookmark-start text:name="Building and running Adapt It from the the CodeBlocks IDE"/><text:bookmark text:name="_Toc34ae35b3"/><text:span text:style-name="T289">Building and </text:span><text:span text:style-name="T293">r</text:span><text:span text:style-name="T289">unning Adapt It from the </text:span><text:bookmark text:name="_Toc34ae35b31"/><text:span text:style-name="T289">the CodeBlocks IDE</text:span><text:bookmark-end text:name="__RefHeading___Toc2271_3553356107"/><text:bookmark-end text:name="Building and running Adapt It from the the CodeBlocks IDE"/></text:p>
      <text:p text:style-name="P28"><text:span text:style-name="T14">CodeBlocks </text:span><text:span text:style-name="T27">and a working copy of the </text:span><text:span text:style-name="T145">adaptit</text:span><text:span text:style-name="T27"> repository from GitHub </text:span><text:span text:style-name="T14">should be installed on your system if you followed the instructions in the </text:span><text:a xlink:type="simple" xlink:href="#Automated setup via the aid-dev-setup.sh script" text:style-name="Internet_20_link" text:visited-style-name="Visited_20_Internet_20_Link"><text:span text:style-name="T289">Automated Setup via the aid-dev-setup.sh script</text:span></text:a><text:span text:style-name="T295"> </text:span><text:span text:style-name="T14">section near the beginning of this document </text:span><text:span text:style-name="T74">which uses</text:span><text:span text:style-name="T14"> the </text:span><text:span text:style-name="T140">aid-dev-setup.sh</text:span><text:span text:style-name="T14"> script, </text:span><text:span text:style-name="T32">or if you manually installed the appropriate list of software tools described in the </text:span><text:a xlink:type="simple" xlink:href="#Setting up your development environment from the command line" text:style-name="Internet_20_link" text:visited-style-name="Visited_20_Internet_20_Link"><text:span text:style-name="T289">Setting up your development environment from the command line</text:span></text:a><text:span text:style-name="T32"> section</text:span><text:span text:style-name="T14">. </text:span><text:span text:style-name="T59">This document assumes you are using </text:span><text:span text:style-name="T98">either </text:span><text:span text:style-name="T59">CodeBlocks version </text:span><text:span text:style-name="T164">17.12</text:span><text:span text:style-name="T215"> </text:span><text:span text:style-name="T216">or CodeBlocks version </text:span><text:span text:style-name="T170">20.03</text:span><text:span text:style-name="T216">.</text:span></text:p>
      <text:p text:style-name="P51"><text:span text:style-name="T108">To use CodeBlocks </text:span><text:span text:style-name="T110">for</text:span><text:span text:style-name="T108"> build</text:span><text:span text:style-name="T110">ing</text:span><text:span text:style-name="T108"> Adapt It, simply do the following:</text:span></text:p>
      <text:p text:style-name="P51"><text:span text:style-name="T100">1.<text:tab/></text:span><text:span text:style-name="T174">Run CodeBlocks</text:span><text:span text:style-name="T100">. CodeBlocks is located in the Programming menu folder on Wasta Linux. </text:span><text:span text:style-name="T105">If using Ubuntu</text:span><text:span text:style-name="T100"> Unity, </text:span><text:span text:style-name="T105">in</text:span><text:span text:style-name="T100"> Dash home, start typing CodeBlocks in the Search bar, and click on the </text:span><text:span text:style-name="T233">CodeBlocks</text:span><text:span text:style-name="T100"> icon. </text:span></text:p>
      <text:p text:style-name="P51"><text:span text:style-name="T100">2.<text:tab/></text:span><text:span text:style-name="T192">Open the adaptit.cbp project</text:span><text:span text:style-name="T100">. From within CodeBlocks click on File &gt; Open, and navigate to your </text:span><text:span text:style-name="T233">~/projects/adaptit/bin/linux/</text:span><text:span text:style-name="T238"> </text:span><text:span text:style-name="T100">folder. Click on the </text:span><text:span text:style-name="T233">adaptit.cbp</text:span><text:span text:style-name="T100"> file and Click </text:span><text:span text:style-name="T192">Open</text:span><text:span text:style-name="T100">.</text:span></text:p>
      <text:p text:style-name="P51"><text:span text:style-name="T100">3.<text:tab/></text:span><text:span text:style-name="T192">Build Adapt It</text:span><text:span text:style-name="T100">. Set the “Build target” to either </text:span><text:span text:style-name="T192">Debug_wx3.0</text:span><text:span text:style-name="T100"> or </text:span><text:bookmark-start text:name="__DdeLink__1719_4036002881"/><text:span text:style-name="T192">Release_wx3.0</text:span><text:bookmark-end text:name="__DdeLink__1719_4036002881"/><text:span text:style-name="T100">. <text:s/>Other possible targets may appear in the </text:span><text:span text:style-name="T105">build target list</text:span><text:span text:style-name="T100">, but normally you won’t need to use them </text:span><text:span text:style-name="T106">for routine testing of Adapt It</text:span><text:span text:style-name="T100">. (They’re for either building Adapt It statically or against other versions of wxWidgets than the </text:span><text:span text:style-name="T107">system-wide </text:span><text:span text:style-name="T100">one</text:span><text:span text:style-name="T107">s</text:span><text:span text:style-name="T100"> installed by default in Ubuntu). </text:span><text:span text:style-name="T107">For now</text:span><text:span text:style-name="T100"> just choose either </text:span><text:span text:style-name="T192">Debug_wx3.0</text:span><text:span text:style-name="T100"> or </text:span><text:span text:style-name="T192">Release_wx3.0</text:span><text:span text:style-name="T100">. </text:span><text:span text:style-name="T107">S</text:span><text:span text:style-name="T100">elect </text:span><text:span text:style-name="T192">Clean</text:span><text:span text:style-name="T100"> from the </text:span><text:span text:style-name="T192">Build</text:span><text:span text:style-name="T100"> menu, and then </text:span><text:span text:style-name="T192">Build</text:span><text:span text:style-name="T100"> from the </text:span><text:span text:style-name="T192">Build</text:span><text:span text:style-name="T100"> menu (or Ctrl+F9, or click on the sprocket shaped icon at the left end of the CodeBlocks toolbar). Note: The builds are always Unicode on Linux even though the “Build target” indicates just “</text:span><text:span text:style-name="T192">Debug_wx3.0</text:span><text:span text:style-name="T100">” or “</text:span><text:span text:style-name="T192">Release_wx3.0 </text:span><text:span text:style-name="T100">.”</text:span></text:p>
      <text:p text:style-name="P62"><text:soft-page-break/>If CodeBlocks generates a compile error about a missing function or symbol, it might be that a developer has forgotten to update the CodeBlocks’ <text:span text:style-name="T328">list of</text:span> project <text:span text:style-name="T328">source files </text:span>after adding one or more new source files to the <text:span text:style-name="T328">V</text:span>isual Studio <text:span text:style-name="T328">project’s list of source files </text:span>on the Windows platform or <text:span text:style-name="T328">to </text:span>Xcode <text:span text:style-name="T328">project’s list of source files </text:span>on the Mac platform). <text:span text:style-name="T328">The</text:span> next section <text:span text:style-name="T328">describes how to</text:span> add or remov<text:span text:style-name="T328">e</text:span> source files from the <text:span text:style-name="T328">Linux </text:span>CodeBlocks project.</text:p>
      <text:p text:style-name="P102"><text:bookmark text:name="_Toc6618880221"/><text:bookmark-start text:name="__RefHeading___Toc2273_3553356107"/><text:bookmark-start text:name="Adding or removing source files from the CodeBlocks project"/><text:bookmark text:name="_Toc66188802"/>Adding or <text:span text:style-name="T308">r</text:span>emoving <text:span text:style-name="T308">s</text:span>ource <text:span text:style-name="T308">f</text:span>iles from the CodeBlocks <text:span text:style-name="T308">p</text:span>roject<text:bookmark-end text:name="__RefHeading___Toc2273_3553356107"/><text:bookmark-end text:name="Adding or removing source files from the CodeBlocks project"/></text:p>
      <text:p text:style-name="P33">Occasionally, new source files need to be added to the CodeBlocks adaptit project, or existing source files need to be removed from the project to keep the Linux CodeBlocks project in sync with the adaptit project in the other development <text:span text:style-name="T329">platforms/</text:span>environments. The inventory of files can get out of sync if a developer adds or removes source files in <text:span text:style-name="T330">the command-line tools or </text:span>one of the other developer <text:span text:style-name="T330">IDEs</text:span> (on a different platform) and that developer is not able, <text:span text:style-name="T329">or </text:span>for<text:span text:style-name="T329">gets</text:span> to <text:span text:style-name="T330">also </text:span>update the project’s <text:span text:style-name="T329">source </text:span>file <text:span text:style-name="T329">list</text:span> that are included in the Linux CodeBlocks project).</text:p>
      <text:p text:style-name="P51"><text:span text:style-name="T144">1.</text:span><text:span text:style-name="T14"><text:tab/></text:span><text:span text:style-name="T140">To add new source files</text:span><text:span text:style-name="T14"> to the CodeBlocks adaptit project, select </text:span><text:span text:style-name="T140">Project &gt; Add files…</text:span><text:span text:style-name="T14"> and navigate to the </text:span><text:span text:style-name="T233">adaptit/source</text:span><text:span text:style-name="T14"> folder. Select the files to be added and click on the Open button. In the Multiple Selection dialog, verify that both </text:span><text:span text:style-name="T140">Debug_wx3.0</text:span><text:span text:style-name="T14"> and </text:span><text:span text:style-name="T140">Release_wx3.0</text:span><text:span text:style-name="T14"> configurations have ticks in their check boxes and click </text:span><text:span text:style-name="T140">OK</text:span><text:span text:style-name="T14">. The source files are now part of the CodeBlocks adaptit project </text:span><text:span text:style-name="T75">for those </text:span><text:span text:style-name="T76">ticked/selected </text:span><text:span text:style-name="T75">configurations</text:span><text:span text:style-name="T14">. </text:span></text:p>
      <text:p text:style-name="P51"><text:span text:style-name="T144">2.</text:span><text:span text:style-name="T14"><text:tab/></text:span><text:span text:style-name="T140">To remove existing source files </text:span><text:span text:style-name="T14">from the CodeBlocks adaptit project, the preferred (and safest) way is to select the </text:span><text:span text:style-name="T140">Projects</text:span><text:span text:style-name="T14"> tab of the </text:span><text:span text:style-name="T140">Management</text:span><text:span text:style-name="T14"> window. Open the </text:span><text:span text:style-name="T140">Sources</text:span><text:span text:style-name="T14"> &gt; </text:span><text:span text:style-name="T140">source</text:span><text:span text:style-name="T14"> tree and remove the appropriate cpp source file by right-clicking on the </text:span><text:span text:style-name="T77">source </text:span><text:span text:style-name="T14">file name and selecting “</text:span><text:span text:style-name="T140">Remove file from project</text:span><text:span text:style-name="T14">.” Similarly, open the </text:span><text:span text:style-name="T140">Headers</text:span><text:span text:style-name="T14"> &gt; </text:span><text:span text:style-name="T140">source</text:span><text:span text:style-name="T14"> tree and remove the corresponding </text:span><text:span text:style-name="T140">.h</text:span><text:span text:style-name="T14"> file by right-clicking on the </text:span><text:span text:style-name="T77">header </text:span><text:span text:style-name="T14">file name and selecting “</text:span><text:span text:style-name="T140">Remove file from project</text:span><text:span text:style-name="T14">.” </text:span><text:span text:style-name="T28">Now, select </text:span><text:span text:style-name="T146">Build</text:span><text:span text:style-name="T28"> from the </text:span><text:span text:style-name="T146">Build</text:span><text:span text:style-name="T28"> menu again to check for a successful build.</text:span></text:p>
      <text:p text:style-name="P51"><text:span text:style-name="T28">[</text:span><text:span text:style-name="T14">If you need to remove many files at once you can do so utilizing the Project &gt; Remove files.. menu selection. But </text:span><text:span text:style-name="T140">beware – this Multiple selection dialog is dangerous!</text:span><text:span text:style-name="T14"> All files in the entire project are selected by default! Before you click on the OK button, you will need to </text:span><text:span text:style-name="T140">first click on the “Deselect All” button</text:span><text:span text:style-name="T14">, then use the “Wildcard select” button and select the files that are to be deleted by entering a wild card </text:span><text:span text:style-name="T28">selection</text:span><text:span text:style-name="T14">, or just scroll through the lengthy list and manually selecting the files to be removed by ticking the appropriate check boxes.</text:span><text:span text:style-name="T28">]</text:span></text:p>
      <text:p text:style-name="P51"><text:span text:style-name="T144">3.</text:span><text:span text:style-name="T14"><text:tab/></text:span><text:span text:style-name="T140">Remember to commit and push the changed CodeBlocks project (adaptit.cbp) file to the repository using the git client.</text:span><text:span text:style-name="T14"> Open a Terminal and execute the following commands to first display any changed files, and then commit the appropriate ones to the external git repository:</text:span></text:p>
      <text:p text:style-name="P43">cd ~/projects/adaptit</text:p>
      <text:p text:style-name="P36"><text:soft-page-break/>git status</text:p>
      <text:p text:style-name="P31">Look at the list of changed files (those in the "Changes not staged for commit" list). If you want to commit all changed files, you can simply invoke git as follows:</text:p>
      <text:p text:style-name="P71">git commit -m"Comment …"</text:p>
      <text:p text:style-name="P31">If, however, you only want to specify certain changed files you can do so using wild cards or by including path/filename path/filename … on the command line, as shown in the following examples:</text:p>
      <text:p text:style-name="P71">git commit source/Adapt_It* -m"Comment …"</text:p>
      <text:p text:style-name="P63">or</text:p>
      <text:p text:style-name="P71">git commit source/Adapt_It.cpp source/helpers.h -m"Comment …"</text:p>
      <text:p text:style-name="P69">Finally, make sure you push the files to the GitHub repository:</text:p>
      <text:p text:style-name="P71">git push</text:p>
      <text:p text:style-name="P69">and enter your git username and password.</text:p>
      <text:p text:style-name="P102"><text:bookmark-start text:name="Working with Git on Linux (after initial cloning of the adaptit project)"/><text:bookmark text:name="_Toc661888022225"/><text:bookmark-start text:name="__RefHeading___Toc2275_3553356107"/><text:bookmark text:name="_Toc6618880222"/>Working with Git on Linux (after initial cloning of the adaptit project)<text:bookmark-end text:name="Working with Git on Linux (after initial cloning of the adaptit project)"/>:<text:bookmark-end text:name="__RefHeading___Toc2275_3553356107"/></text:p>
      <text:p text:style-name="P31">Some IDEs are supposed to be capable of working with Git internally, but I've not tried to use git within CodeBlocks or any other Linux IDE. I've just used git from the command line (as demonstrated above) when working on the Linux port.</text:p>
      <text:p text:style-name="P51"><text:span text:style-name="T14">The initial cloning of the adaptit project’s repository tree was described above in the </text:span><text:a xlink:type="simple" xlink:href="#Cloning the adaptit project from GitHub" text:style-name="Internet_20_link" text:visited-style-name="Visited_20_Internet_20_Link"><text:span text:style-name="T289">Cloning the adaptit project from GitHub</text:span></text:a><text:span text:style-name="T14"> section of this document.</text:span></text:p>
      <text:p text:style-name="P51"><text:span text:style-name="T14">You may want to use one or more of the following common Git commands at the command line (from within the </text:span><text:span text:style-name="T233">~/projects/adaptit/</text:span><text:span text:style-name="T14"> project folder):</text:span></text:p>
      <text:p text:style-name="P7"><text:tab/>git clone https://github.com/adapt-it/adaptit.git</text:p>
      <text:p text:style-name="P7"><text:tab/>git pull</text:p>
      <text:p text:style-name="P7"><text:tab/>git status</text:p>
      <text:p text:style-name="P7"><text:tab/>git checkout &lt;file&gt; [to revert changes made in the working copy]</text:p>
      <text:p text:style-name="P7"><text:tab/>git diff source/&lt;filename&gt;</text:p>
      <text:p text:style-name="P7"><text:tab/>git commit -m"comment ..." [only with adaptit commit rights]</text:p>
      <text:p text:style-name="P7"><text:tab/>git add source/&lt;filename&gt; [only with adaptit member commit rights]</text:p>
      <text:p text:style-name="P7"><text:tab/>git rm source/&lt;filename&gt; [only with adaptit member commit rights]</text:p>
      <text:p text:style-name="P51"><text:span text:style-name="T14">Note: The </text:span><text:span text:style-name="T140">git add</text:span><text:span text:style-name="T14"> and </text:span><text:span text:style-name="T140">git rm</text:span><text:span text:style-name="T14"> commands must be followed by a </text:span><text:span text:style-name="T140">git commit </text:span><text:span text:style-name="T193">and a</text:span><text:span text:style-name="T140"> git push</text:span><text:span text:style-name="T14"> command to commit the additions or removals in the external repository. There are many other git commands that you might find useful. See the git man pages or an online git tutorial for more </text:span><text:soft-page-break/><text:span text:style-name="T14">information </text:span><text:span text:style-name="T78">(for example: </text:span><text:a xlink:type="simple" xlink:href="https://www.gitkraken.com/learn/git/tutorials" text:style-name="Internet_20_link" text:visited-style-name="Visited_20_Internet_20_Link">https://www.gitkraken.com/learn/git/tutorials</text:a><text:span text:style-name="T78">)</text:span><text:span text:style-name="T14">.</text:span></text:p>
      <text:p text:style-name="P9"><text:span text:style-name="T141">1.</text:span><text:span text:style-name="T15"> </text:span><text:span text:style-name="T141">git clone ...</text:span><text:span text:style-name="T15"> I described how to do the initial clone of the adaptit project using git in the instructions above. If ever you need to </text:span><text:span text:style-name="T24">remove</text:span><text:span text:style-name="T15"> a previous clone of the project and re-clone the project, you can do so easily </text:span><text:span text:style-name="T25">(i.e., in a case you’ve made too many uncommitted changes to revert them all easily)</text:span><text:span text:style-name="T15">. Just delete the whole adaptit project folder from your local machine and clone the project again. Usually, though you would only do a checkout once on a given computer.</text:span></text:p>
      <text:p text:style-name="P3"><text:span text:style-name="T141">2.</text:span><text:span text:style-name="T15"> </text:span><text:span text:style-name="T141">git pull</text:span><text:span text:style-name="T15">. You should invoke this command often to keep your sources up to date. The </text:span><text:span text:style-name="T141">git pull</text:span><text:span text:style-name="T15"> command will go through the usual process of comparing your files with those on GitHub's server, updating any changes made by other users, merging if necessary, etc., and reporting the results. </text:span></text:p>
      <text:p text:style-name="P51"><text:span text:style-name="T140">3.</text:span><text:span text:style-name="T14"> </text:span><text:span text:style-name="T140">git status</text:span><text:span text:style-name="T14">. The </text:span><text:span text:style-name="T140">git status</text:span><text:span text:style-name="T14"> command will tell you which versioned files in your local working copy have been modified, added or removed etc. To avoid possible conflicts it is a good idea to always do a quick </text:span><text:span text:style-name="T140">git status</text:span><text:span text:style-name="T14"> before you do a </text:span><text:span text:style-name="T140">git pull</text:span><text:span text:style-name="T14"> command from the </text:span><text:span text:style-name="T140">~/projects/adaptit/</text:span><text:span text:style-name="T14"> folder. The reason is you will be reminded of any temporary changes you may have made to your sources in your working copy, and will have a chance to revert them (using </text:span><text:span text:style-name="T140">git checkout &lt;filename&gt;</text:span><text:span text:style-name="T14">) if desired before you do a</text:span><text:span text:style-name="T140"> git</text:span><text:span text:style-name="T14"> </text:span><text:span text:style-name="T140">pull</text:span><text:span text:style-name="T14">.</text:span></text:p>
      <text:p text:style-name="P51"><text:span text:style-name="T140">4.</text:span><text:span text:style-name="T14"> </text:span><text:span text:style-name="T140">git checkout &lt;file&gt;</text:span><text:span text:style-name="T14">. The git checkout command has many uses. Its use for branching is very useful but will not be described here. One of the main uses of the git checkout command is to revert changes that you have made to a file. A </text:span><text:span text:style-name="T140">git checkout &lt;file&gt;</text:span><text:span text:style-name="T14"> will revert any pending changes in the file named &lt;file&gt; (before you have committed those changes). The file will revert to its former content that it had before you made any local changes to it in your working copy. If you are thinking of doing an </text:span><text:span text:style-name="T140">git checkout</text:span><text:span text:style-name="T14"> command it is handy to first do the </text:span><text:span text:style-name="T140">git status</text:span><text:span text:style-name="T14"> command, which will remind you of what files have changed and show you the relative path you should prefix the &lt;file&gt;’s name with for the </text:span><text:span text:style-name="T140">git checkout &lt;file&gt;</text:span><text:span text:style-name="T14"> command.</text:span></text:p>
      <text:p text:style-name="P51"><text:span text:style-name="T140">5.</text:span><text:span text:style-name="T14"> </text:span><text:span text:style-name="T140">git diff source/&lt;filename&gt;</text:span><text:span text:style-name="T14">. The diff command compares a modified file on your local machine to the version before local modifications were made. The results are output to the command line terminal in plain text format. You basically look for the lines preceded by </text:span><text:span text:style-name="T140">-</text:span><text:span text:style-name="T14"> and </text:span><text:span text:style-name="T140">+</text:span><text:span text:style-name="T14"> to see the changes (</text:span><text:span text:style-name="T140">+</text:span><text:span text:style-name="T14"> lines are additions, </text:span><text:span text:style-name="T140">-</text:span><text:span text:style-name="T14"> lines are removed lines). See online tutorials on how to get a diff for a file against the version in the external repository.</text:span></text:p>
      <text:p text:style-name="P51"><text:span text:style-name="T140">6. git commit -m"comment ..."</text:span><text:span text:style-name="T14">. The </text:span><text:span text:style-name="T140">git commit</text:span><text:span text:style-name="T14"> command commits your changes to your local working copy of the repository. You should always do an </text:span><text:span text:style-name="T140">git pull</text:span><text:span text:style-name="T14"> </text:span><text:span text:style-name="T221">before</text:span><text:span text:style-name="T14"> you do a </text:span><text:span text:style-name="T140">git commit</text:span><text:span text:style-name="T14">. The commit command also takes a little more explanation. Usually you would use the -m"comment …" to add a comment explaining the nature of the commit. If you only type </text:span><text:span text:style-name="T140">git commit </text:span><text:span text:style-name="T14">at the command line (without a comment), it opens the GNU </text:span><text:span text:style-name="T140">vi </text:span><text:span text:style-name="T193">or</text:span><text:span text:style-name="T140"> nano</text:span><text:span text:style-name="T14"> editor for you to enter the text of a comment for the commit command. After typing a comment in the editor, just press </text:span><text:span text:style-name="T140">Ctrl-X</text:span><text:span text:style-name="T14"> to exit the editor; then </text:span><text:span text:style-name="T140">y</text:span><text:span text:style-name="T14"> to permit it to use the temporary file it created for the git comment, or </text:span><text:span text:style-name="T140">n</text:span><text:span text:style-name="T14"> to abort the commit process. The output details the results of the commit. </text:span></text:p>
      <text:p text:style-name="P51"><text:soft-page-break/><text:span text:style-name="T14">If you only want to commit changes to the repository for a single file or two (regardless of changes to other source files) you can optionally include one or more paths and filenames in the git commit command, for example (if invoked from within the </text:span><text:span text:style-name="T140">~/projects/adaptit/</text:span><text:span text:style-name="T14"> folder):</text:span></text:p>
      <text:p text:style-name="P51"><text:span text:style-name="T140"><text:tab/></text:span><text:span text:style-name="T233">git commit source/Adapt_It.h source/helpers.cpp -m"comment"</text:span></text:p>
      <text:p text:style-name="P63">Where "comment" would tell what you've changed in Adapt_It.h.</text:p>
      <text:p text:style-name="P51"><text:span text:style-name="T140">7.</text:span><text:span text:style-name="T14"> </text:span><text:span text:style-name="T140">git add source/&lt;filename&gt;</text:span><text:span text:style-name="T14">. The add command only marks the file to be added to the repository. You have to follow up with an </text:span><text:span text:style-name="T140">git commit -m"comment ..."</text:span><text:span text:style-name="T14"> command for the file to be actually added to the remote repository.</text:span></text:p>
      <text:p text:style-name="P51"><text:span text:style-name="T140">8.</text:span><text:span text:style-name="T14"> </text:span><text:span text:style-name="T140">git rm source/&lt;filename&gt;</text:span><text:span text:style-name="T14">. The </text:span><text:span text:style-name="T140">rm</text:span><text:span text:style-name="T14"> remove command likewise, only marks the file to be removed from the repository. Again, you have to follow up with a </text:span><text:span text:style-name="T140">git commit -m"comment ..."</text:span><text:span text:style-name="T14"> command and a </text:span><text:span text:style-name="T140">git push</text:span><text:span text:style-name="T14"> for the file to be actually removed from the remote repository.</text:span></text:p>
      <text:p text:style-name="Heading_20_1"><text:bookmark-start text:name="Appendix"/><text:bookmark-start text:name="__RefHeading___Toc2277_3553356107"/>A<text:span text:style-name="T309">ppendix</text:span><text:bookmark-end text:name="Appendix"/><text:bookmark-end text:name="__RefHeading___Toc2277_3553356107"/></text:p>
      <text:p text:style-name="Heading_20_2"><text:bookmark text:name="_Toc4c6be90a24"/><text:bookmark-start text:name="__RefHeading___Toc2279_3553356107"/><text:bookmark-start text:name="Downloading a specific version of the wxWidgets library for testing on Linux (optional)"/><text:bookmark text:name="_Toc4c6be90a"/><text:span text:style-name="T289">Downloading a specific version of the wxWidgets library <text:line-break/>for </text:span><text:span text:style-name="T291">testing</text:span><text:span text:style-name="T289"> on Linux (optional)</text:span><text:bookmark-end text:name="__RefHeading___Toc2279_3553356107"/><text:bookmark-end text:name="Downloading a specific version of the wxWidgets library for testing on Linux (optional)"/></text:p>
      <text:p text:style-name="P27"><text:span text:style-name="T14">The following steps make reference to versions</text:span><text:span text:style-name="T140"> 3.0.5</text:span><text:span text:style-name="T14">,</text:span><text:span text:style-name="T193"> and </text:span><text:span text:style-name="T140">3.1.5</text:span><text:span text:style-name="T14"> </text:span><text:span text:style-name="T79">and the </text:span><text:span text:style-name="T165">nightly version</text:span><text:span text:style-name="T79"> </text:span><text:span text:style-name="T14">of the wxWidgets library. </text:span><text:span text:style-name="T39">The official wxWidgets releases are available from</text:span><text:span text:style-name="T14"> the main wxWidgets website at:</text:span></text:p>
      <text:p text:style-name="P51"><text:span text:style-name="T99"><text:s/></text:span><text:a xlink:type="simple" xlink:href="http://www.wxwidgets.org/downloads/" text:style-name="ListLabel_20_12" text:visited-style-name="ListLabel_20_12"><text:span text:style-name="T268">http://www.wxwidgets.org/downloads/</text:span></text:a></text:p>
      <text:p text:style-name="P64">The instructions below assume you will <text:span text:style-name="T311">want to download and </text:span>build <text:span text:style-name="T311">these wxWidgets versions:</text:span></text:p>
      <text:p text:style-name="P83"><text:span text:style-name="T298">1. </text:span><text:span text:style-name="T297">wxWidgets 3.0.5</text:span> <text:span text:style-name="T312">(this is the “latest stable” release of wxWidgets)</text:span></text:p>
      <text:p text:style-name="P84"><text:span text:style-name="T298">2. wxWidgets-3.1.5</text:span><text:span text:style-name="T312"> (this is the “latest development” release of wxWidgets. It is not yet included with any Ubuntu/Wasta LTS distribution.) </text:span></text:p>
      <text:p text:style-name="P83"><text:span text:style-name="T298">3.</text:span><text:span text:style-name="T312"> The </text:span><text:span text:style-name="T298">latest nightly version of wxWidgets</text:span><text:span text:style-name="T312"> – cloned to </text:span><text:span text:style-name="T298">wxWidgets-git</text:span><text:span text:style-name="T312">.</text:span></text:p>
      <text:p text:style-name="P65"><text:span text:style-name="T311">We recommend that you</text:span> <text:span text:style-name="T311">download</text:span> <text:span text:style-name="T331">and prepare (configure and build) all three of the wxWidgets versions listed above. Below are the detailed steps for downloading them:</text:span></text:p>
      <text:p text:style-name="P77"><text:span text:style-name="T154">1.</text:span><text:span text:style-name="T40"> To download the </text:span><text:span text:style-name="T154">latest stable release wxWidgets-3.0.5</text:span><text:span text:style-name="T40"> from the www.wxwidgets.org/</text:span><text:span text:style-name="T41">downloads</text:span><text:span text:style-name="T40"> site do the following steps:</text:span></text:p>
      <text:p text:style-name="P29"><text:span text:style-name="T140">*</text:span><text:span text:style-name="T14"> In your browser go to </text:span><text:a xlink:type="simple" xlink:href="http://www.wxwidgets.org/downloads" text:style-name="Internet_20_link" text:visited-style-name="Visited_20_Internet_20_Link"><text:span text:style-name="T289">www.wxwidgets.org/downloads</text:span></text:a><text:span text:style-name="T288"> </text:span><text:span text:style-name="T14">and click on the "Source for Linux, macOS, etc" link in the “Source Code” section of the </text:span><text:span text:style-name="T140">Latest </text:span><text:span text:style-name="T171">Stable</text:span><text:span text:style-name="T140"> Release 3.</text:span><text:span text:style-name="T171">0</text:span><text:span text:style-name="T140">.5</text:span><text:span text:style-name="T14"> which allows you to download/open/save an archive file named </text:span><text:span text:style-name="T140">wxWidgets-3.</text:span><text:span text:style-name="T171">0</text:span><text:span text:style-name="T140">.5.tar.bz2</text:span><text:span text:style-name="T14">.</text:span></text:p>
      <text:p text:style-name="P29"><text:soft-page-break/><text:span text:style-name="T140">*</text:span><text:span text:style-name="T14"> Click on the </text:span><text:span text:style-name="T140">Save File</text:span><text:span text:style-name="T14"> radio button, then click </text:span><text:span text:style-name="T140">OK</text:span><text:span text:style-name="T14">. In the file dialog that appears navigate if necessary to </text:span><text:span text:style-name="T42">the</text:span><text:span text:style-name="T14"> </text:span><text:span text:style-name="T144">projects</text:span><text:span text:style-name="T14"> folder of your home directory, and click the </text:span><text:span text:style-name="T144">Save</text:span><text:span text:style-name="T14"> button at lower right. [Note: You could try using the </text:span><text:span text:style-name="T140">Open with &lt;Archive Manager&gt;</text:span><text:span text:style-name="T14"> radio button, and possibly skip </text:span><text:span text:style-name="T41">next </text:span><text:span text:style-name="T14">point below, but I’ve found that downloading the archive directly into the Archive Manager sometimes doesn’t work correctly and results in an error when clicking on the Extract button in </text:span><text:span text:style-name="T41">the last</text:span><text:span text:style-name="T14"> step </text:span><text:span text:style-name="T41">below</text:span><text:span text:style-name="T14">. Therefore my recommendation is to first save the download of the archive file to the </text:span><text:span text:style-name="T234">projects</text:span><text:span text:style-name="T14"> folder, and then load it directly into the Archive Manager by double clicking the archive file from within your file manager (</text:span><text:span text:style-name="T41">next </text:span><text:span text:style-name="T14">step below).]</text:span></text:p>
      <text:p text:style-name="P53"><text:span text:style-name="T140">*</text:span><text:span text:style-name="T14"> </text:span><text:span text:style-name="T193">Start your File Manager (“Files” in Wasta) and navigate to the </text:span><text:span text:style-name="T234">projects</text:span><text:span text:style-name="T193"> folder in your home directory. </text:span><text:span text:style-name="T144">Double click</text:span><text:span text:style-name="T193"> on the just downloaded archive file named </text:span><text:span text:style-name="T144">wxWidgets-3.</text:span><text:span text:style-name="T155">0</text:span><text:span text:style-name="T144">.5.tar.bz2</text:span><text:span text:style-name="T193">. This should </text:span><text:span text:style-name="T217">invoke the Archive Manager and </text:span><text:span text:style-name="T193">load the archive file into </text:span><text:span text:style-name="T217">it</text:span><text:span text:style-name="T193">.</text:span></text:p>
      <text:p text:style-name="P53"><text:span text:style-name="T140">*</text:span><text:span text:style-name="T14"> In the Archive Manager, click on the </text:span><text:span text:style-name="T144">Extract</text:span><text:span text:style-name="T14"> button near the top left. In the list in the left pane of the dialog that pops up, select your home user directory if it is not already selected, then open a sub-folder within your home directory called </text:span><text:span text:style-name="T234">projects</text:span><text:span text:style-name="T14">. If you do not have a subdirectory in your home directory named project</text:span><text:span text:style-name="T80">s</text:span><text:span text:style-name="T14">, you should create a sub-folder there by that name and open it. </text:span><text:span text:style-name="T80">P</text:span><text:span text:style-name="T14">lacing the wxWidgets folder</text:span><text:span text:style-name="T80">(s)</text:span><text:span text:style-name="T14"> in the <text:s/></text:span><text:span text:style-name="T234">~/projects/</text:span><text:span text:style-name="T14"> location will enable you to use the default settings found in the CodeBlocks IDE, for example). Now click on the </text:span><text:span text:style-name="T144">Extract</text:span><text:span text:style-name="T14"> button at bottom right. The Archive Manager (similar to Winzip in Windows) extracts the tarball placing everything in a folder called </text:span><text:span text:style-name="T140">wxWidgets-3.</text:span><text:span text:style-name="T171">0</text:span><text:span text:style-name="T140">.5</text:span><text:span text:style-name="T14"> located </text:span><text:span text:style-name="T81">with</text:span><text:span text:style-name="T14">in a folder named </text:span><text:span text:style-name="T234">projects</text:span><text:span text:style-name="T14"> which is located within your home </text:span><text:span text:style-name="T193">user</text:span><text:span text:style-name="T14"> folder - at: </text:span><text:span text:style-name="T234">~/projects/wxWidgets-3.</text:span><text:span text:style-name="T235">0</text:span><text:span text:style-name="T234">.5/</text:span><text:span text:style-name="T14">. Close the Archive Manager.</text:span></text:p>
      <text:p text:style-name="P53"><text:span text:style-name="T154">2.</text:span><text:span text:style-name="T40"> </text:span><text:span text:style-name="T41">Similarly, to download the </text:span><text:span text:style-name="T155">latest development release wxWidgets-3.1.5</text:span><text:span text:style-name="T41"> from the www.wxwidgets.org/downloads site, do the following steps:</text:span></text:p>
      <text:p text:style-name="P51"><text:span text:style-name="T140">*</text:span><text:span text:style-name="T14"> In your browser go to </text:span><text:a xlink:type="simple" xlink:href="http://www.wxwidgets.org/downloads" text:style-name="Internet_20_link" text:visited-style-name="Visited_20_Internet_20_Link"><text:span text:style-name="T289">www.wxwidgets.org/downloads</text:span></text:a><text:span text:style-name="T289"> </text:span><text:span text:style-name="T14">and click on the "Source for Linux, macOS, etc" link in the “Source Code” section of the </text:span><text:span text:style-name="T140">Latest Development Release 3.1.5</text:span><text:span text:style-name="T14"> which allows you to download/open/save an archive file named </text:span><text:span text:style-name="T140">wxWidgets-3.1.5.tar.bz2</text:span><text:span text:style-name="T14">.</text:span></text:p>
      <text:p text:style-name="P27"><text:span text:style-name="T140">*</text:span><text:span text:style-name="T14"> Click on the </text:span><text:span text:style-name="T140">Save File</text:span><text:span text:style-name="T14"> radio button, then click </text:span><text:span text:style-name="T140">OK</text:span><text:span text:style-name="T14">. In the file dialog that appears navigate if necessary to </text:span><text:span text:style-name="T144">projects</text:span><text:span text:style-name="T14"> folder of your home directory, and click the </text:span><text:span text:style-name="T144">Save</text:span><text:span text:style-name="T14"> button at lower right. [Note: You could try using the </text:span><text:span text:style-name="T140">Open with &lt;Archive Manager&gt;</text:span><text:span text:style-name="T14"> radio button, and possibly skip </text:span><text:span text:style-name="T41">the next </text:span><text:span text:style-name="T14">point below, but I’ve found that downloading the archive directly into the Archive Manager sometimes doesn’t work correctly and results in an error when clicking on the Extract button in </text:span><text:span text:style-name="T41">the last </text:span><text:span text:style-name="T14">step </text:span><text:span text:style-name="T41">below</text:span><text:span text:style-name="T14">. Therefore my recommendation is to first save the download of the archive file to the </text:span><text:span text:style-name="T234">projects</text:span><text:span text:style-name="T14"> folder, and then load it directly into the Archive Manager by double clicking the archive file from within your file manager (</text:span><text:span text:style-name="T41">next </text:span><text:span text:style-name="T14">step below).]</text:span></text:p>
      <text:p text:style-name="P51"><text:span text:style-name="T140">*</text:span><text:span text:style-name="T14"> </text:span><text:span text:style-name="T193">Start your File Manager (“Files” in Wasta) and navigate to the </text:span><text:span text:style-name="T234">projects</text:span><text:span text:style-name="T193"> folder in your home directory. </text:span><text:span text:style-name="T144">Double click</text:span><text:span text:style-name="T193"> on the just downloaded archive file named </text:span><text:span text:style-name="T144">wxWidgets-3.1.5.tar.bz2</text:span><text:span text:style-name="T193">. </text:span><text:soft-page-break/><text:span text:style-name="T193">This should load the archive file into the Archive Manager.</text:span></text:p>
      <text:p text:style-name="P51"><text:span text:style-name="T140">*</text:span><text:span text:style-name="T14"> In the Archive Manager, click on the </text:span><text:span text:style-name="T144">Extract</text:span><text:span text:style-name="T14"> button near the top left. In the list in the left pane of the dialog that pops up, select your home user directory if it is not already selected, then open a sub-folder within your home directory called </text:span><text:span text:style-name="T234">projects</text:span><text:span text:style-name="T14">. If you do not have a subdirectory in your home directory named project, you should create a sub-folder there by that name and open it. (placing the wxWidgets folder in the <text:s/></text:span><text:span text:style-name="T234">~/projects/</text:span><text:span text:style-name="T14"> location will enable you to use the default settings found in the CodeBlocks IDE, for example) Now click on the </text:span><text:span text:style-name="T144">Extract</text:span><text:span text:style-name="T14"> button at bottom right. The Archive Manager (similar to Winzip in Windows) extracts the tarball placing everything in a folder called </text:span><text:span text:style-name="T140">wxWidgets-3.1.5</text:span><text:span text:style-name="T14"> located in a folder named </text:span><text:span text:style-name="T234">projects</text:span><text:span text:style-name="T14"> which is located within your home </text:span><text:span text:style-name="T193">user</text:span><text:span text:style-name="T14"> folder - at: </text:span><text:span text:style-name="T234">~/projects/wxWidgets-3.1.5/</text:span><text:span text:style-name="T14">. Close the Archive Manager.</text:span></text:p>
      <text:p text:style-name="P44"><text:span text:style-name="T299">3.</text:span><text:span text:style-name="T313"> To download</text:span> the <text:span text:style-name="T297">latest nightly version </text:span><text:span text:style-name="T298">of wxWidgets</text:span><text:span text:style-name="T312"> from GitHub</text:span>, you’ll use <text:span text:style-name="T300">git clone</text:span> to obtain it. To do this - assuming you have git installed - follow these steps:</text:p>
      <text:p text:style-name="P54"><text:span text:style-name="T140">* </text:span><text:span text:style-name="T14">Open a terminal (Ctrl+Alt+T). The current directory will be your home user directory. </text:span><text:span text:style-name="T42">Go to the </text:span><text:span text:style-name="T156">projects</text:span><text:span text:style-name="T42"> directory by typing this command:</text:span></text:p>
      <text:p text:style-name="P86"><text:s text:c="2"/>cd projects</text:p>
      <text:p text:style-name="P54"><text:span text:style-name="T140">*</text:span><text:span text:style-name="T14"> Now type the following command:</text:span></text:p>
      <text:p text:style-name="P87"><text:s text:c="2"/>git clone https://github.com/wxWidgets/wxWidgets.git wxWidgets-git</text:p>
      <text:p text:style-name="P54"><text:span text:style-name="T14">This will create for you a </text:span><text:span text:style-name="T253">wxWidgets-</text:span><text:span text:style-name="T266">git</text:span><text:span text:style-name="T14"> directory containing the very latest development version. It will be a download of about </text:span><text:span text:style-name="T40">331</text:span><text:span text:style-name="T14">MB of data.</text:span></text:p>
      <text:p text:style-name="P54"><text:span text:style-name="T14">Note: For ease of </text:span><text:span text:style-name="T43">making use of </text:span><text:span text:style-name="T14">the CodeBlocks </text:span><text:span text:style-name="T43">configurations</text:span><text:span text:style-name="T14"> (and possibly other IDEs) I recommend saving the various wxWidgets version folders within your </text:span><text:span text:style-name="T234">~/projects/</text:span><text:span text:style-name="T14"> folder. </text:span><text:span text:style-name="T43">Y</text:span><text:span text:style-name="T14">ou can, </text:span><text:span text:style-name="T43">of course,</text:span><text:span text:style-name="T14"> put it </text:span><text:span text:style-name="T43">elsewhere if</text:span><text:span text:style-name="T14"> you want, especially if you don’t plan to use CodeBlocks, and </text:span><text:span text:style-name="T31">you </text:span><text:span text:style-name="T14">mainly build </text:span><text:span text:style-name="T31">and test </text:span><text:span text:style-name="T14">Adapt It from the command line.</text:span></text:p>
      <text:p text:style-name="P99"><text:bookmark-start text:name="Building specific versions of the wxWidgets library (optional)"/><text:bookmark-start text:name="__RefHeading___Toc2281_3553356107"/><text:span text:style-name="T306">B</text:span>uild<text:span text:style-name="T306">ing</text:span> <text:span text:style-name="T306">specific versions of </text:span>the wxWidgets library (optional)<text:bookmark-end text:name="Building specific versions of the wxWidgets library (optional)"/><text:bookmark-end text:name="__RefHeading___Toc2281_3553356107"/></text:p>
      <text:p text:style-name="P32">“Building” the wxWidgets library consists of “configuring” <text:span text:style-name="T307">separate </text:span>debug and release versions of the library (<text:span text:style-name="T314">by</text:span> <text:span text:style-name="T307">calling </text:span><text:span text:style-name="T301">../configure</text:span><text:span text:style-name="T302"> </text:span><text:span text:style-name="T303">with options, </text:span><text:span text:style-name="T302">from those folders</text:span>), “<text:span text:style-name="T307">cleaning” each version (if needed) using </text:span><text:span text:style-name="T301">make clean</text:span><text:span text:style-name="T307">, and “making” each version of the library using </text:span><text:span text:style-name="T301">make</text:span><text:span text:style-name="T307">. </text:span></text:p>
      <text:p text:style-name="P82">Note: It is entirely optional to build special or experimental versions of the wxWidgets library and use them to link together with Adapt It. One possible reason for doing this might be if an obscure bug turns up and you want to step the Debugger right into the wxWidgets library code. This requires you to link Adapt It together with a version of wxWidgets that has been built from source on your system, so the <text:span text:style-name="T314">d</text:span>ebugger can find the source files and display them correctly.</text:p>
      <text:p text:style-name="P51"><text:soft-page-break/><text:span text:style-name="T14">These instructions assume you have used </text:span><text:span text:style-name="T140">sudo apt-get</text:span><text:span text:style-name="T14"> to install all of the developer packages/</text:span><text:span text:style-name="T82">tools, either via running the aid-dev-setup.sh script, </text:span><text:span text:style-name="T83">(</text:span><text:span text:style-name="T82">or manually at the command line</text:span><text:span text:style-name="T83">)</text:span><text:span text:style-name="T14"> as described in the </text:span><text:a xlink:type="simple" xlink:href="#Automated setup via the aid-dev-setup.sh script" text:style-name="Internet_20_link" text:visited-style-name="Visited_20_Internet_20_Link"><text:span text:style-name="T289">Automated setup via the aid-dev-setup.sh script</text:span></text:a><text:span text:style-name="T14"> section of the main document above.</text:span></text:p>
      <text:p text:style-name="P102"><text:bookmark text:name="_Toc1eb3e3b727"/><text:bookmark-start text:name="__RefHeading___Toc2283_3553356107"/><text:bookmark-start text:name="Building the Unicode Debug version of the wxWidgets library (optional)"/><text:bookmark text:name="_Toc1eb3e3b7"/>Building the Unicode Debug version of the wxWidgets library (optional)<text:bookmark-end text:name="__RefHeading___Toc2283_3553356107"/><text:bookmark-end text:name="Building the Unicode Debug version of the wxWidgets library (optional)"/></text:p>
      <text:p text:style-name="P27"><text:span text:style-name="T14">OK, let's get the wxWidgets 3.1.5 library compiled and ready to go. We will be creating the binary library files for </text:span><text:span text:style-name="T140">two configurations</text:span><text:span text:style-name="T14"> of the library: </text:span><text:span text:style-name="T193">Unicode Debug</text:span><text:span text:style-name="T14"> and </text:span><text:span text:style-name="T193">Unicode Release</text:span><text:span text:style-name="T14"> (The wxWidgets versions – and Adapt It - currently only support Unicode on all platforms). We'll keep the debug and release configurations of the library in separate child directories within the wxWidgets library tree: </text:span><text:span text:style-name="T254">buildgtkud</text:span><text:span text:style-name="T14"> and </text:span><text:span text:style-name="T254">buildgtku</text:span><text:span text:style-name="T14">. First we’ll prepare the debug configuration at </text:span><text:span text:style-name="T253">~/projects/wxWidgets-3.1.5/buildgtkud/</text:span><text:span text:style-name="T14">. </text:span></text:p>
      <text:p text:style-name="P51"><text:span text:style-name="T140">1.</text:span><text:span text:style-name="T14"> Change to the </text:span><text:span text:style-name="T234">wxWidgets-3.1.5</text:span><text:span text:style-name="T14"> folder by giving the following command:</text:span></text:p>
      <text:p text:style-name="P51"><text:span text:style-name="T14"><text:tab/></text:span><text:span text:style-name="T233">cd ~/wxWidgets-3.1.5</text:span></text:p>
      <text:p text:style-name="P51"><text:span text:style-name="T172">2</text:span><text:span text:style-name="T140">.</text:span><text:span text:style-name="T14"> Create a </text:span><text:span text:style-name="T234">buildgtkud</text:span><text:span text:style-name="T14"> sub-directory. Now, from within the wxWidgets-3.1.4 directory, create a folder called </text:span><text:span text:style-name="T234">buildgtkud</text:span><text:span text:style-name="T14"> for the Unicode Debug build of the library, by typing the following command:</text:span></text:p>
      <text:p text:style-name="P51"><text:span text:style-name="T140"><text:tab/></text:span><text:span text:style-name="T233">mkdir buildgtkud</text:span></text:p>
      <text:p text:style-name="P51"><text:span text:style-name="T172">3</text:span><text:span text:style-name="T140">.</text:span><text:span text:style-name="T14"> Change into the </text:span><text:span text:style-name="T234">buildgtkud</text:span><text:span text:style-name="T14"> directory by typing:</text:span></text:p>
      <text:p text:style-name="P51"><text:span text:style-name="T140"><text:tab/></text:span><text:span text:style-name="T233">cd buildgtkud</text:span></text:p>
      <text:p text:style-name="P51"><text:span text:style-name="T193">Note: The directory name is somewhat arbitrary, but by using </text:span><text:span text:style-name="T234">buildgtkud</text:span><text:span text:style-name="T193"> it will make the configuration more self-documenting and </text:span><text:span text:style-name="T218">those names will be</text:span><text:span text:style-name="T193"> compatible with </text:span><text:span text:style-name="T218">the settings/options we use within</text:span><text:span text:style-name="T193"> CodeBlocks </text:span><text:span text:style-name="T218">and/</text:span><text:span text:style-name="T193">or other IDE settings.</text:span></text:p>
      <text:p text:style-name="P51"><text:span text:style-name="T172">4</text:span><text:span text:style-name="T140">.</text:span><text:span text:style-name="T14"> The wxWidgets download provides a huge configure script to create the appropriate make files for building the library on a given machine. We'll use an option to tell configure that we want to create a </text:span><text:span text:style-name="T140">debug</text:span><text:span text:style-name="T14"> configuration of the library within </text:span><text:span text:style-name="T234">buildgtkud</text:span><text:span text:style-name="T14">. While within the </text:span><text:span text:style-name="T234">buildgtkud</text:span><text:span text:style-name="T14"> directory, we invoke the configure script that resides in the top-level parent directory. We prefix the command with </text:span><text:span text:style-name="T140">../</text:span><text:span text:style-name="T14"> This invokes the configure script residing in the parent directory, but outputs the necessary make files into the current working directory </text:span><text:span text:style-name="T234">buildgtkud</text:span><text:span text:style-name="T14">. </text:span><text:span text:style-name="T44">(and creates the correct setup.h file in its proper place in the source code tree for the configuration).</text:span><text:span text:style-name="T14"> So now type the following configure command (Note that the option parameter </text:span><text:span text:style-name="T233">--enable-debug</text:span><text:span text:style-name="T14"> begins with </text:span><text:span text:style-name="T140">two</text:span><text:span text:style-name="T14"> </text:span><text:span text:style-name="T140">dashes</text:span><text:span text:style-name="T14"> and has </text:span><text:span text:style-name="T140">a single dash in the middle</text:span><text:span text:style-name="T14">):</text:span></text:p>
      <text:p text:style-name="P24">../configure --enable-debug</text:p>
      <text:p text:style-name="P51"><text:soft-page-break/><text:span text:style-name="T108">The </text:span><text:span text:style-name="T233">--enable-debug</text:span><text:span text:style-name="T108"> option configures the code within </text:span><text:span text:style-name="T236">buildgtkud</text:span><text:span text:style-name="T108"> so that the make call (below) will create the library with debugging symbols.</text:span></text:p>
      <text:p text:style-name="P62">There are other options available, some of which were used with previous versions of this document, but not really needed for our current purposes. Those no longer needed/redundant options were:</text:p>
      <text:p text:style-name="P26">--with-gtk</text:p>
      <text:p text:style-name="P26">--enable-aui</text:p>
      <text:p text:style-name="P26">--with-gnomeprint</text:p>
      <text:p text:style-name="P24">--enable-monolithic</text:p>
      <text:p text:style-name="P24">--enable-unicode</text:p>
      <text:p text:style-name="P26">--disable-compat28</text:p>
      <text:p text:style-name="P63">One option that <text:span text:style-name="T332">is</text:span> used for testing purposes <text:span text:style-name="T332">is</text:span> a <text:span text:style-name="T297">static linking</text:span> configuration that uses the option:</text:p>
      <text:p text:style-name="P25">--disable-shared</text:p>
      <text:p text:style-name="P51"><text:span text:style-name="T14">This option </text:span><text:span text:style-name="T84">we use </text:span><text:span text:style-name="T14">for testing </text:span><text:span text:style-name="T84">the</text:span><text:span text:style-name="T14"> newer wxWidgets library version</text:span><text:span text:style-name="T84">s</text:span><text:span text:style-name="T14">, </text:span><text:span text:style-name="T84">and might be useful for distributing</text:span><text:span text:style-name="T14"> a version of Adapt It for Linux that runs against a newer version of wxWidgets than what is available in the Linux repositories. Currently within CodeBlocks </text:span><text:span text:style-name="T84">most of the supplied</text:span><text:span text:style-name="T14"> configurations </text:span><text:span text:style-name="T84">(other than </text:span><text:span text:style-name="T166">debug_wx3.0</text:span><text:span text:style-name="T84"> and </text:span><text:span text:style-name="T166">release_wx3.0</text:span><text:span text:style-name="T84">) </text:span><text:span text:style-name="T14">utilize a static build of wxWidgets (</text:span><text:span text:style-name="T84">and are </text:span><text:span text:style-name="T14">configured with the above </text:span><text:span text:style-name="T233">--disable-shared</text:span><text:span text:style-name="T14"> option). </text:span></text:p>
      <text:p text:style-name="P51"><text:span text:style-name="T14">If all is well, the </text:span><text:span text:style-name="T233">../configure --enable-debug</text:span><text:span text:style-name="T14"> configure command will display a bunch of messages as it checks the programming environment of the computer and configures various settings. </text:span><text:span text:style-name="T85">Y</text:span><text:span text:style-name="T14">ou </text:span><text:span text:style-name="T85">notice</text:span><text:span text:style-name="T14"> a few WARNINGs </text:span><text:span text:style-name="T85">in the output</text:span><text:span text:style-name="T14">, but there should not be any ERRORs in the </text:span><text:span text:style-name="T85">configure command </text:span><text:span text:style-name="T14">output. If there are no errors, the end of the configure output will actually say it is creating the wxWidgets sample programs; and finally it should display a summary at the end that looks like this:</text:span></text:p>
      <text:p text:style-name="P40">Configured wxWidgets 3.1.5 for `x86_64-pc-linux-gnu'</text:p>
      <text:p text:style-name="P47"/>
      <text:p text:style-name="P47"><text:s text:c="2"/>Which GUI toolkit should wxWidgets use? <text:s text:c="16"/>GTK+ 3 with support for GTK+ printing</text:p>
      <text:p text:style-name="P47"><text:s text:c="2"/>Should wxWidgets be compiled into single library? <text:s text:c="6"/>no</text:p>
      <text:p text:style-name="P47"><text:s text:c="2"/>Should wxWidgets be linked as a shared library? <text:s text:c="8"/>yes</text:p>
      <text:p text:style-name="P47"><text:s text:c="2"/>Should wxWidgets support Unicode? <text:s text:c="22"/>yes (using wchar_t)</text:p>
      <text:p text:style-name="P47"><text:s text:c="2"/>What level of wxWidgets compatibility should be enabled?</text:p>
      <text:p text:style-name="P47"><text:s text:c="39"/>wxWidgets 2.8 <text:s text:c="5"/>no</text:p>
      <text:p text:style-name="P47"><text:s text:c="39"/>wxWidgets 3.0 <text:s text:c="5"/>yes</text:p>
      <text:p text:style-name="P47"><text:s text:c="2"/>Which libraries should wxWidgets use?</text:p>
      <text:p text:style-name="P47"><text:s text:c="39"/>STL <text:s text:c="15"/>no</text:p>
      <text:p text:style-name="P47"><text:s text:c="39"/>jpeg <text:s text:c="14"/>builtin</text:p>
      <text:p text:style-name="P47"><text:s text:c="39"/>png <text:s text:c="15"/>sys</text:p>
      <text:p text:style-name="P47"><text:s text:c="39"/>regex <text:s text:c="13"/>builtin</text:p>
      <text:p text:style-name="P47"><text:s text:c="39"/>tiff <text:s text:c="14"/>builtin</text:p>
      <text:p text:style-name="P47"><text:s text:c="39"/>lzma <text:s text:c="14"/>no</text:p>
      <text:p text:style-name="P47"><text:s text:c="39"/>zlib <text:s text:c="14"/>sys</text:p>
      <text:p text:style-name="P47"><text:s text:c="39"/>expat <text:s text:c="13"/>sys</text:p>
      <text:p text:style-name="P47"><text:s text:c="39"/>libmspack <text:s text:c="9"/>no</text:p>
      <text:p text:style-name="P47"><text:s text:c="39"/>sdl <text:s text:c="15"/>no</text:p>
      <text:p text:style-name="P63"><text:soft-page-break/>If you find that the sample programs aren’t created and no summary like the above is output, you should scroll back through the output to see what errors might have occurred. </text:p>
      <text:p text:style-name="P63">If you cloned a nightly version of the library, you may find that it doesn’t contain three submodules that are required to configure the library using the above configure command. <text:span text:style-name="T333">If those are missing, t</text:span>he configure command may result in the following error output:</text:p>
      <text:p text:style-name="P91">. . . </text:p>
      <text:p text:style-name="P92">[after a few dozen lines of console output]</text:p>
      <text:p text:style-name="P91">checking for jpeglib.h... no</text:p>
      <text:p text:style-name="P91">configure: WARNING: system jpeg library not found, will use built-in instead</text:p>
      <text:p text:style-name="P91">checking whether jpeglib.h file exists... no</text:p>
      <text:p text:style-name="P91">configure: error: </text:p>
      <text:p text:style-name="P41"><text:s text:c="4"/>Configured to use built-in jpeg library, but the required file</text:p>
      <text:p text:style-name="P41"><text:s text:c="4"/>../src/jpeg/jpeglib.h couldn't be found.</text:p>
      <text:p text:style-name="P41"><text:s text:c="4"/>You might need to run</text:p>
      <text:p text:style-name="P48"/>
      <text:p text:style-name="P48"><text:s text:c="8"/>git submodule update --init src/jpeg</text:p>
      <text:p text:style-name="P48"/>
      <text:p text:style-name="P41"><text:s text:c="4"/>to fix this.</text:p>
      <text:p text:style-name="P27"><text:span text:style-name="T14">If this error occurs, the “You might need to run...” hint tells how to fix this error, but there </text:span><text:span text:style-name="T86">may be</text:span><text:span text:style-name="T14"> two additional similar errors that will be encountered for two other missing modules. The command to “fix this” can be used to fix all three problem</text:span><text:span text:style-name="T86">s via</text:span><text:span text:style-name="T14"> a single </text:span><text:span text:style-name="T234">git submodule update –init</text:span><text:span text:style-name="T14"> command (made from the top level parent directory) as shown below:</text:span></text:p>
      <text:p text:style-name="P23"><text:span text:style-name="T233">cd ~/projects/wxWidgets </text:span><text:span text:style-name="T240">[or simply</text:span><text:span text:style-name="T233"> cd .. </text:span><text:span text:style-name="T240">to the parent dir]</text:span></text:p>
      <text:p text:style-name="P24">git submodule update --init src/jpeg src/tiff 3rdparty/catch</text:p>
      <text:p text:style-name="P51"><text:span text:style-name="T14">Assuming git fetches the submodules, you will then need to change back to the </text:span><text:span text:style-name="T234">buildgtkud</text:span><text:span text:style-name="T14"> directory and, </text:span><text:span text:style-name="T86">from there</text:span><text:span text:style-name="T14"> repeat the configure command, which should now be successful.</text:span></text:p>
      <text:p text:style-name="P51"><text:span text:style-name="T14">If configure reported other errors, check that you’ve installed everything with the </text:span><text:span text:style-name="T140">sudo apt-get install</text:span><text:span text:style-name="T14"> command as described in the </text:span><text:a xlink:type="simple" xlink:href="#Setting up your development environment from the command line" text:style-name="Internet_20_link" text:visited-style-name="Visited_20_Internet_20_Link"><text:span text:style-name="T289">Setting up your development environment from the command line</text:span></text:a><text:span text:style-name="T14"> section, and that there are no typos in the </text:span><text:span text:style-name="T234">../configure</text:span><text:span text:style-name="T239">...</text:span><text:span text:style-name="T14"> command line, and repeat the </text:span><text:span text:style-name="T233">../configure --enable-debug</text:span><text:span text:style-name="T14"> command line call until it completes successfully without errors.</text:span></text:p>
      <text:p text:style-name="P51"><text:span text:style-name="T173">5</text:span><text:span text:style-name="T140">.</text:span><text:span text:style-name="T14"> Now, actually create a fresh version of the library binaries by typing the following commands at the command line:</text:span></text:p>
      <text:p text:style-name="P37"><text:tab/>make clean</text:p>
      <text:p text:style-name="P51"><text:span text:style-name="T140"><text:tab/></text:span><text:span text:style-name="T233">make</text:span></text:p>
      <text:p text:style-name="P51"><text:span text:style-name="T14">The </text:span><text:span text:style-name="T234">make clean</text:span><text:span text:style-name="T14"> operation is very quick. The </text:span><text:span text:style-name="T234">make</text:span><text:span text:style-name="T14"> library build process will take a while (about 9 minutes on my relatively fast desktop computer). You’ll see the verbose output from the make process dancing around on the screen. The make command runs the Makefile which </text:span><text:soft-page-break/><text:span text:style-name="T14">invokes the g++ compiler (with many command line parameters!) on the scores of source files building them into the wxWidgets libraries.</text:span></text:p>
      <text:p text:style-name="P51"><text:span text:style-name="T14">Since we are creating a special or experimental wxWidgets library for development we will be keeping the libraries created in local folders rather than installing the wxWidgets library into the system-wide software locations. Therefore, we will </text:span><text:span text:style-name="T140">NOT</text:span><text:span text:style-name="T14"> install the wxWidgets libraries system-wide by typing something like <text:s/></text:span><text:span text:style-name="T234">sudo make install</text:span><text:span text:style-name="T14"> followed by </text:span><text:span text:style-name="T234">sudo ldconfig</text:span><text:span text:style-name="T14">. Instead, if working in a IDE (CodeBlocks), the IDE itself can call a wxWidgets provided script named </text:span><text:span text:style-name="T234">wx-config</text:span><text:span text:style-name="T14"> with options that provide the required parameters to the compiler and/or linker. In Example 1 below the CodeBlocks project </text:span><text:span text:style-name="T140">adaptit.cbp</text:span><text:span text:style-name="T14"> uses the following Linker settings (Other linker options) string for its </text:span><text:span text:style-name="T140">Debug_wx3.0</text:span><text:span text:style-name="T14"> configuration (which uses existing installed </text:span><text:span text:style-name="T140">shared</text:span><text:span text:style-name="T14"> libraries and the system-wide wx-config):</text:span></text:p>
      <text:p text:style-name="P35">Example 1:</text:p>
      <text:p text:style-name="P71">`wx-config <text:s/>--version=3.0 --unicode=yes --debug=yes --libs core,base,aui,html,xrc,qa,adv,xml,net`</text:p>
      <text:p text:style-name="P71">-lcurl -luuid</text:p>
      <text:p text:style-name="P51"><text:span text:style-name="T14">In the next example we show the Linker settings string from the CodeBlocks </text:span><text:span text:style-name="T140">DebugWX31Static</text:span><text:span text:style-name="T14"> configuration, in which the </text:span><text:span text:style-name="T140">wx-config</text:span><text:span text:style-name="T14"> call has a path prefixed to it in order to supply the specific linker options required for building Adapt It against the </text:span><text:span text:style-name="T140">static</text:span><text:span text:style-name="T14"> wxWidgets libraries contained in a specially built </text:span><text:span text:style-name="T140">wxWidgets-3.1.5-Static</text:span><text:span text:style-name="T14"> directory - whose </text:span><text:span text:style-name="T234">buildgtkud</text:span><text:span text:style-name="T14"> build folder was configured with:</text:span></text:p>
      <text:p text:style-name="P73">../configure –enable-debug --disable-shared</text:p>
      <text:p text:style-name="P51"><text:span text:style-name="T87">followed by</text:span><text:span text:style-name="T14"> invoking the </text:span><text:span text:style-name="T234">make</text:span><text:span text:style-name="T14"> command to build that configuration’s static libraries. </text:span></text:p>
      <text:p text:style-name="P51"><text:span text:style-name="T14">In Example 2 below the Linker settings string points to a specific path where the </text:span><text:span text:style-name="T234">wx-config</text:span><text:span text:style-name="T14"> script is invoked from:</text:span></text:p>
      <text:p text:style-name="P67">Example 2:</text:p>
      <text:p text:style-name="P73">`$(GET_DOCUMENTS_DIR)/projects/wxWidgets-3.1.5-Static/buildgtkud/wx-config <text:s/>--version=3.0 --unicode=yes --debug=yes --libs`</text:p>
      <text:p text:style-name="P73">-lcurl -luuid</text:p>
      <text:p text:style-name="P51"><text:span text:style-name="T14">Note that the information passed to the linker via the </text:span><text:span text:style-name="T234">--libs</text:span><text:span text:style-name="T14"> option is very different in both cases. In Example 1 the </text:span><text:span text:style-name="T234">--libs</text:span><text:span text:style-name="T14"> option in the </text:span><text:span text:style-name="T234">wx-config</text:span><text:span text:style-name="T14"> call generates the </text:span><text:span text:style-name="T88">following</text:span><text:span text:style-name="T14"> instructions to the Linker:</text:span></text:p>
      <text:p text:style-name="P74">-L/home/bill/projects/wxWidgets-3.0.5/buildgtkud/lib -pthread <text:s text:c="2"/>-Wl,-rpath,/home/bill/projects/wxWidgets-3.0.5/buildgtkud/lib -lwx_gtk2u_xrc-3.0 -lwx_gtk2u_webview-3.0 -lwx_gtk2u_html-3.0 <text:soft-page-break/>-lwx_gtk2u_qa-3.0 -lwx_gtk2u_adv-3.0 -lwx_gtk2u_core-3.0 -lwx_baseu_xml-3.0 -lwx_baseu_net-3.0 -lwx_baseu-3.0</text:p>
      <text:p text:style-name="P51"><text:span text:style-name="T14">In Example 2 the </text:span><text:span text:style-name="T234">--libs</text:span><text:span text:style-name="T14"> option in the </text:span><text:span text:style-name="T234">wx-config</text:span><text:span text:style-name="T14"> call generates these instructions to the Linker:</text:span></text:p>
      <text:p text:style-name="P74">-L/home/bill/projects/wxWidgets-3.1.5-Static/buildgtkud/lib -pthread <text:s text:c="2"/>/home/bill/projects/wxWidgets-3.1.5-Static/buildgtkud/lib/libwx_gtk3u_xrc-3.1.a /home/bill/projects/wxWidgets-3.1.5-Static/buildgtkud/lib/libwx_gtk3u_qa-3.1.a /home/bill/projects/wxWidgets-3.1.5-Static/buildgtkud/lib/libwx_baseu_net-3.1.a /home/bill/projects/wxWidgets-3.1.5-Static/buildgtkud/lib/libwx_gtk3u_html-3.1.a /home/bill/projects/wxWidgets-3.1.5-Static/buildgtkud/lib/libwx_gtk3u_core-3.1.a /home/bill/projects/wxWidgets-3.1.5-Static/buildgtkud/lib/libwx_baseu_xml-3.1.a /home/bill/projects/wxWidgets-3.1.5-Static/buildgtkud/lib/libwx_baseu-3.1.a -lgthread-2.0 -pthread -lX11 -lXxf86vm -lSM -lgtk-3 -lgdk-3 -lpangocairo-1.0 -latk-1.0 -lcairo-gobject -lcairo -lgdk_pixbuf-2.0 -lgio-2.0 -lXtst -lpangoft2-1.0 -lpango-1.0 -lgobject-2.0 -lglib-2.0 -lfontconfig -lfreetype -lwxtiff-3.1 -lwxjpeg-3.1 -lwxregexu-3.1 -lwxscintilla-3.1 -lexpat -lpng -lz -ldl -lcurl -lm</text:p>
      <text:p text:style-name="P51"><text:span text:style-name="T14">There are similar differences in the <text:s/></text:span><text:span text:style-name="T234">--cppflags</text:span><text:span text:style-name="T14"> complier option in the </text:span><text:span text:style-name="T234">wx-config</text:span><text:span text:style-name="T14"> calls used in the same two CodeBlocks configurations. The Unicode Debug build of the wxWidgets library is now finished. </text:span></text:p>
      <text:p text:style-name="P63">Note: <text:span text:style-name="T334">Building and installing Linux software</text:span> <text:span text:style-name="T334">traditionally uses the following steps </text:span>for creating <text:span text:style-name="T334">and installing </text:span>software on Unix/Linux systems: </text:p>
      <text:p text:style-name="P51"><text:span text:style-name="T14">(1) </text:span><text:span text:style-name="T140">configure</text:span></text:p>
      <text:p text:style-name="P51"><text:span text:style-name="T193">(2) </text:span><text:span text:style-name="T140">make clean</text:span></text:p>
      <text:p text:style-name="P51"><text:span text:style-name="T14">(3) </text:span><text:span text:style-name="T140">make</text:span></text:p>
      <text:p text:style-name="P51"><text:span text:style-name="T14">(4) </text:span><text:span text:style-name="T140">sudo make install</text:span></text:p>
      <text:p text:style-name="P51"><text:span text:style-name="T14">(5) </text:span><text:span text:style-name="T140">sudo ldconfig</text:span></text:p>
      <text:p text:style-name="P63">but we <text:span text:style-name="T334">don’t want to install wxWidgets binaries system-wide, so we </text:span>won't do steps (4) and (5) for our wxWidgets library builds. <text:s/><text:span text:style-name="T334">W</text:span>e don’t want <text:span text:style-name="T334">our testing wxWidgets</text:span> library binaries to take the place of the older libraries that <text:span text:style-name="T334">we’ve installed system-wide</text:span> from our distribution’s public <text:soft-page-break/>repositories. We choose to keep the newer/special libraries separate and available only for <text:span text:style-name="T335">our</text:span> <text:span text:style-name="T335">development</text:span> builds of Adapt It against <text:span text:style-name="T334">our </text:span>special<text:span text:style-name="T334">ly configured and built</text:span> <text:span text:style-name="T335">libraries.</text:span> For normal builds and releases <text:span text:style-name="T336">that we distribute to users</text:span>, we <text:span text:style-name="T334">build</text:span> Adapt It <text:span text:style-name="T334">to run against existing wxWidgets library binaries that are available (at Adapt It installation time) from </text:span>the <text:span text:style-name="T334">user’s Linux version’s distribution </text:span>wxWidgets library (3.0.2 or 3.0.4).</text:p>
      <text:p text:style-name="P63">Next, let's build the Unicode Release library.</text:p>
      <text:p text:style-name="P102"><text:bookmark text:name="_Toc1eb3e3b72833"/><text:bookmark-start text:name="__RefHeading___Toc2285_3553356107"/><text:bookmark-start text:name="Building the Unicode Release version of the wxWidgets library (optional)"/><text:bookmark text:name="_Toc1eb3e3b728"/>Building the Unicode Release version of the wxWidgets library (optional)<text:bookmark-end text:name="__RefHeading___Toc2285_3553356107"/><text:bookmark-end text:name="Building the Unicode Release version of the wxWidgets library (optional)"/></text:p>
      <text:p text:style-name="P31">Building the Unicode Release version is very similar to the steps <text:span text:style-name="T337">followed </text:span>for the Unicode Debug version above, but we create a different folder name for the build and <text:span text:style-name="T297">leave out the</text:span> <text:span text:style-name="T300">--enable-debug</text:span> <text:span text:style-name="T297">parameter</text:span> <text:span text:style-name="T338">from </text:span>the configure command. Here are the <text:span text:style-name="T338">essential </text:span>steps (see above for detailed explanations):</text:p>
      <text:p text:style-name="P50"><text:span text:style-name="T244"><text:tab/></text:span><text:span text:style-name="T233">cd ..</text:span></text:p>
      <text:p text:style-name="P50"><text:span text:style-name="T238"><text:tab/></text:span><text:span text:style-name="T233">cd wxWidgets-3.1.5</text:span></text:p>
      <text:p text:style-name="P49"><text:tab/>mkdir buildgtku</text:p>
      <text:p text:style-name="P49"><text:tab/>cd buildgtku</text:p>
      <text:p text:style-name="P49"><text:tab/>../configure <text:s text:c="2"/>[no options needed for release build]</text:p>
      <text:p text:style-name="P50"><text:span text:style-name="T244"><text:tab/></text:span><text:span text:style-name="T233">make clean</text:span></text:p>
      <text:p text:style-name="P50"><text:span text:style-name="T10"><text:tab/></text:span><text:span text:style-name="T236">make</text:span></text:p>
      <text:p text:style-name="P62"><text:span text:style-name="T339">Once you’ve done the above steps, t</text:span>he Unicode Release build of the library is now finished. </text:p>
      <text:p text:style-name="Heading_20_2"><text:bookmark text:name="_Toc670db20630"/><text:bookmark-start text:name="__RefHeading___Toc2287_3553356107"/><text:bookmark-start text:name="Building Adapt It at the command line against a custom build of wxWidgets (optional)"/><text:bookmark text:name="_Toc670db206"/><text:span text:style-name="T289">Building Adapt It </text:span><text:span text:style-name="T294">at the command line <text:line-break/></text:span><text:span text:style-name="T292">a</text:span><text:span text:style-name="T289">gainst </text:span><text:span text:style-name="T290">a</text:span><text:span text:style-name="T289"> </text:span><text:span text:style-name="T292">c</text:span><text:span text:style-name="T289">ustom </text:span><text:span text:style-name="T292">b</text:span><text:span text:style-name="T289">uil</text:span><text:span text:style-name="T292">d of</text:span><text:span text:style-name="T289"> wxWidgets (optional)</text:span><text:bookmark-end text:name="__RefHeading___Toc2287_3553356107"/><text:bookmark-end text:name="Building Adapt It at the command line against a custom build of wxWidgets (optional)"/></text:p>
      <text:p text:style-name="P27"><text:span text:style-name="T14">Again, this is an entirely </text:span><text:span text:style-name="T140">optional</text:span><text:span text:style-name="T14"> thing to do. Development work normally builds Adapt It against whatever version of the wxWidgets dynamic library that comes with a particular distribution of </text:span><text:span text:style-name="T33">Ubuntu/Wasta </text:span><text:span text:style-name="T14">Linux (currently 3.0.2 or 3.0.4). The following description is for those developers who want to build Adapt It on Linux against </text:span><text:span text:style-name="T144">a </text:span><text:span text:style-name="T167">custom or newer</text:span><text:span text:style-name="T144"> </text:span><text:span text:style-name="T140">build of wxWidgets </text:span><text:span text:style-name="T14">(3.1.5) than is available out of the box in a particular distribution of Linux.</text:span></text:p>
      <text:p text:style-name="P63">Building Adapt It against a <text:span text:style-name="T340">custom build of the</text:span> wxWidgets library mainly involves pointing the build tools (or CodeBlocks’ build settings if using CodeBlocks) to <text:span text:style-name="T341">pull in</text:span> the locally built wxWidgets 3.1.5 binaries.</text:p>
      <text:p text:style-name="P51"><text:span text:style-name="T14">This section assumes you have already followed the previous sections in this Appendix under the </text:span><text:a xlink:type="simple" xlink:href="#Building specific versions of the wxWidgets library (optional)" text:style-name="Internet_20_link" text:visited-style-name="Visited_20_Internet_20_Link">Build</text:a><text:a xlink:type="simple" xlink:href="#Building specific versions of the wxWidgets library (optional)" text:style-name="Internet_20_link" text:visited-style-name="Visited_20_Internet_20_Link"><text:span text:style-name="T89">ing specific versions of</text:span></text:a><text:a xlink:type="simple" xlink:href="#Building specific versions of the wxWidgets library (optional)" text:style-name="Internet_20_link" text:visited-style-name="Visited_20_Internet_20_Link"> the wxWidgets library (optional)</text:a><text:span text:style-name="T14"> heading, which placed the build products for the Unicode Debug build in</text:span><text:span text:style-name="T89">to</text:span><text:span text:style-name="T14"> the </text:span><text:span text:style-name="T140">~/wxWidgets-3.1.5/buildgtkud</text:span><text:span text:style-name="T14"> directory, and placed the build products for the Unicode Release build in</text:span><text:span text:style-name="T89">to</text:span><text:span text:style-name="T14"> the </text:span><text:span text:style-name="T140">~/wxWidgets-3.1.5/buildgtku</text:span><text:span text:style-name="T14"> directory.</text:span></text:p>
      <text:p text:style-name="P27"><text:span text:style-name="T14">This section also assumes you have already followed the section above under the heading </text:span><text:soft-page-break/><text:a xlink:type="simple" xlink:href="#Building and running Adapt It from the command line" text:style-name="Internet_20_link" text:visited-style-name="Visited_20_Internet_20_Link">Building and Running Adapt It from the Command Line</text:a><text:span text:style-name="T14">. In that section you created a build directory at: </text:span><text:span text:style-name="T140">~/projects/adaptit/bin/linux/build_debug</text:span><text:span text:style-name="T14"> and </text:span><text:span text:style-name="T140">~/projects/adaptit/bin/linux/build_release</text:span><text:span text:style-name="T14"> to contain the build products for shared/dynamic linking with whatever wxWidgets library (3.0.2 or 3.0.4) was available by default in the current Linux distribution. In the steps below we will create two additional directories within the </text:span><text:span text:style-name="T140">~/projects/adaptit/bin/linux/</text:span><text:span text:style-name="T14"> folder. They will be named </text:span><text:span text:style-name="T140">build_315_debug</text:span><text:span text:style-name="T14"> and </text:span><text:span text:style-name="T140">build_315_release</text:span><text:span text:style-name="T14">. These directories will contain the build products for builds of Adapt It linking against the newer wxWidgets 3.1.5 library (containing shared/dynamic libraries). We won’t touch the </text:span><text:span text:style-name="T140">~/projects/adaptit/bin/linux/build_debug</text:span><text:span text:style-name="T14"> or </text:span><text:span text:style-name="T140">~/adaptit/bin/linux/build_release</text:span><text:span text:style-name="T14"> directories which will continue to contain the build products for linking against the default wxWidgets 3.0.2 or 3.0.4 dynamic library.</text:span></text:p>
      <text:p text:style-name="P51"><text:span text:style-name="T14">Change to the projects/adaptit/bin/linux/ directory:</text:span><text:line-break/><text:span text:style-name="T244"><text:tab/></text:span><text:span text:style-name="T233">cd ~/projects/adaptit/bin/linux</text:span></text:p>
      <text:p text:style-name="P62">Create the two directories to hold the build products for debug and release:</text:p>
      <text:p text:style-name="P51"><text:span text:style-name="T244"><text:tab/></text:span><text:span text:style-name="T233">mkdir build_315_debug</text:span><text:line-break/><text:span text:style-name="T233"><text:tab/>mkdir build_315_release</text:span></text:p>
      <text:p text:style-name="P66">Change to the debug directory:</text:p>
      <text:p text:style-name="P51"><text:span text:style-name="T244"><text:tab/></text:span><text:span text:style-name="T233">cd build_315_debug</text:span></text:p>
      <text:p text:style-name="P62">Configure the adaptit project by specifying where the wx-config script for the custom wxWidgets library is to be found: </text:p>
      <text:p text:style-name="P51"><text:span text:style-name="T245"><text:tab/></text:span><text:span text:style-name="T233">../configure --enable-debug --with-wx-config=/home/&lt;user&gt;/projects/wxWidgets-3.1.5/buildgtkud/wx-config</text:span></text:p>
      <text:p text:style-name="P51"><text:span text:style-name="T14">Note: In this case too we are calling the configure script (located the parent </text:span><text:span text:style-name="T33">L</text:span><text:span text:style-name="T14">inux directory), from our current </text:span><text:span text:style-name="T140">build_315_debug</text:span><text:span text:style-name="T14"> directory (substitute your user name for </text:span><text:span text:style-name="T140">&lt;user&gt;</text:span><text:span text:style-name="T14">). The </text:span><text:span text:style-name="T140">--enable-debug</text:span><text:span text:style-name="T14"> option makes it a debug build. The </text:span><text:span text:style-name="T140">--with-wx-config=/home/...</text:span><text:span text:style-name="T14"> option specifies the path to the actual </text:span><text:span text:style-name="T144">wx-config</text:span><text:span text:style-name="T14"> script for the custom wxWdigets-3.1.5 library build that we want to use in building Adapt It.</text:span></text:p>
      <text:p text:style-name="P62">We can verify that the new library will be used by typing:</text:p>
      <text:p text:style-name="P51"><text:span text:style-name="T108"><text:tab/></text:span><text:span text:style-name="T233">/home/&lt;user&gt;/wxWidgets-3.1.5/buildgtkud/wx-config --version</text:span></text:p>
      <text:p text:style-name="P51"><text:span text:style-name="T14">again substituting your user name for </text:span><text:span text:style-name="T254">&lt;user&gt;</text:span><text:span text:style-name="T14">. The output should show the new wxWidgets library version number as: </text:span><text:span text:style-name="T140">3.1.5.</text:span></text:p>
      <text:p text:style-name="P51"><text:span text:style-name="T14">Finally, build adaptit for the above configuration by invoking </text:span><text:span text:style-name="T234">make clean</text:span><text:span text:style-name="T14"> and </text:span><text:span text:style-name="T234">make</text:span><text:span text:style-name="T14">:</text:span></text:p>
      <text:p text:style-name="P51"><text:span text:style-name="T108"><text:tab/></text:span><text:span text:style-name="T236">make clean</text:span></text:p>
      <text:p text:style-name="P51"><text:soft-page-break/><text:span text:style-name="T108"><text:tab/></text:span><text:span text:style-name="T233">make</text:span></text:p>
      <text:p text:style-name="P51"><text:span text:style-name="T14">The application sources should be compiled and linked against the wxWidgets-3.1.5 dynamic libraries located in the </text:span><text:span text:style-name="T253">~/wxWidgets-3.1.5/buildgtkud/lib/</text:span><text:span text:style-name="T14"> folder.</text:span></text:p>
      <text:p text:style-name="P63">You can then run <text:span text:style-name="T342">the just-built </text:span>Adapt It <text:span text:style-name="T342">executable </text:span>from the current directory by calling:</text:p>
      <text:p text:style-name="P51"><text:span text:style-name="T14"><text:tab/></text:span><text:span text:style-name="T233">./adaptit</text:span></text:p>
      <text:p text:style-name="P51"><text:span text:style-name="T14">Configuring and building the </text:span><text:span text:style-name="T140">release</text:span><text:span text:style-name="T14"> version of Adapt It is similar, but is done from the </text:span><text:span text:style-name="T140">build_315_release</text:span><text:span text:style-name="T14"> directory. In this case the configure script does </text:span><text:span text:style-name="T140">not</text:span><text:span text:style-name="T14"> call </text:span><text:span text:style-name="T140">--enable-debug</text:span><text:span text:style-name="T14">, and it points to the </text:span><text:span text:style-name="T168">wx-config</text:span><text:span text:style-name="T90"> tool found at:</text:span><text:span text:style-name="T14"> </text:span><text:span text:style-name="T140">wxWidgets-3.1.5/buildgtku/wx-config</text:span><text:span text:style-name="T14">:</text:span></text:p>
      <text:p text:style-name="P51"><text:span text:style-name="T244"><text:tab/></text:span><text:span text:style-name="T233">cd ~/projects/adaptit/build_315_release</text:span><text:line-break/><text:span text:style-name="T238"><text:tab/></text:span><text:span text:style-name="T233">../configure –-with-wx-config=/home/&lt;user&gt;/projects/wxWidgets-3.1.5/buildgtku/wx-config</text:span><text:line-break/><text:span text:style-name="T108"><text:tab/></text:span><text:span text:style-name="T236">make clean</text:span></text:p>
      <text:p text:style-name="P71"><text:tab/>make</text:p>
      <text:p text:style-name="P62">You can then run Adapt It from the current directory by calling:</text:p>
      <text:p text:style-name="P51"><text:span text:style-name="T108"><text:tab/></text:span><text:span text:style-name="T233">./adaptit</text:span></text:p>
      <text:p text:style-name="P99"><text:bookmark-start text:name="__RefHeading___Toc2289_3553356107"/><text:bookmark-start text:name="If configure or make fails – problems and possible solutions"/><text:bookmark text:name="_Toc670db2063036"/>If configure or make fails – problems and possible solutions<text:bookmark-end text:name="__RefHeading___Toc2289_3553356107"/><text:bookmark-end text:name="If configure or make fails – problems and possible solutions"/></text:p>
      <text:p text:style-name="P27"><text:span text:style-name="T175">Problem 1.</text:span><text:span text:style-name="T101"> The </text:span><text:span text:style-name="T8">make</text:span><text:span text:style-name="T6"> </text:span><text:span text:style-name="T101">process successfully compiles the adaptit sources, but fails at the linking step at the end of the make process.</text:span></text:p>
      <text:p text:style-name="P51"><text:span text:style-name="T175">Solution for problem 1.</text:span><text:span text:style-name="T101"> Th</text:span><text:span text:style-name="T102">is</text:span><text:span text:style-name="T101"> linking failure is usually due to not having properly called the configure command within the library’s buildgtkud and/or buildgtku directories, or </text:span><text:span text:style-name="T102">the </text:span><text:span text:style-name="T101">linking failure can be caused by not having called </text:span><text:span text:style-name="T176">make clean</text:span><text:span text:style-name="T101"> and </text:span><text:span text:style-name="T176">make</text:span><text:span text:style-name="T101"> after configuring those buildgtkud and/or buildgtku build directories. Check for typos in the commands.</text:span></text:p>
      <text:p text:style-name="P51"><text:span text:style-name="T175">Problem 2.</text:span><text:span text:style-name="T101"> The </text:span><text:span text:style-name="T175">make</text:span><text:span text:style-name="T101"> process stops at an error during compilation.</text:span></text:p>
      <text:p text:style-name="P51"><text:span text:style-name="T175">Solution for Problem 2.</text:span><text:span text:style-name="T101"> Compilation errors are usually due to a coding problem. The error will generally </text:span><text:span text:style-name="T103">reference</text:span><text:span text:style-name="T101"> the source file and line number where the error occurred. Correct the source, and call </text:span><text:span text:style-name="T8">make</text:span><text:span text:style-name="T6"> </text:span><text:span text:style-name="T101">again (you don’t need to call </text:span><text:span text:style-name="T8">make clean</text:span><text:span text:style-name="T6"> </text:span><text:span text:style-name="T101">unless you want all the source files recompiled again!).</text:span></text:p>
      <text:p text:style-name="P51"><text:span text:style-name="T222">Problem 3.</text:span><text:span text:style-name="T101"> The make process successfully compiles the adaptit sources, but there is an “undefined reference” mentioned in the linking step. </text:span></text:p>
      <text:p text:style-name="P27"><text:span text:style-name="T175">Solution for Problem 3.</text:span><text:span text:style-name="T101"> An undefined reference in the linking step usually indicates that a new source file was not added to the list of cpp files in the</text:span><text:span text:style-name="T6"> </text:span><text:span text:style-name="T237">Makefile.am</text:span><text:span text:style-name="T6"> </text:span><text:span text:style-name="T101">file located at</text:span><text:span text:style-name="T6"> </text:span><text:soft-page-break/><text:span text:style-name="T237">adaptit/bin/linux/Makefile.am</text:span><text:span text:style-name="T6">. </text:span><text:span text:style-name="T101">Edit the</text:span><text:span text:style-name="T6"> </text:span><text:span text:style-name="T237">Makefile.am</text:span><text:span text:style-name="T6"> </text:span><text:span text:style-name="T101">file and check for a missing source file in the long </text:span><text:span text:style-name="T237">adaptit_SOURCES = </text:span><text:span text:style-name="T175">…</text:span><text:span text:style-name="T101"> line. Ensure that any added source file is prefixed with</text:span><text:span text:style-name="T6"> </text:span><text:span text:style-name="T8">.</text:span><text:span text:style-name="T237">./../source/ </text:span><text:span text:style-name="T284">path </text:span><text:span text:style-name="T285">in front of the cpp source file</text:span><text:span text:style-name="T6">.</text:span></text:p>
      <text:p text:style-name="P51"><text:span text:style-name="T175">Problem 4.</text:span><text:span text:style-name="T101"> The configure process produces strange errors and/or the make process aborts after talking about a failure to find or process the target.</text:span></text:p>
      <text:p text:style-name="P51"><text:span text:style-name="T175">Solution for Problem 4.</text:span><text:span text:style-name="T101"> This </text:span><text:span text:style-name="T104">problem is </text:span><text:span text:style-name="T101">usually is due to the configure and make scripts being stale for some reason. Sometimes – when all else seems to fail – you can try running a group of tools called</text:span><text:span text:style-name="T6"> </text:span><text:span text:style-name="T8">autotools</text:span><text:span text:style-name="T6"> </text:span><text:span text:style-name="T101">at the command line from inside the</text:span><text:span text:style-name="T6"> </text:span><text:span text:style-name="T243">projects/adaptit/bin/linux</text:span><text:span text:style-name="T6"> </text:span><text:span text:style-name="T101">directory. This refreshes the command line build environment. </text:span></text:p>
      <text:p text:style-name="P51"><text:span text:style-name="T101">The easy way to invoke the autotools is by executing the </text:span><text:span text:style-name="T267">autogen.sh</text:span><text:span text:style-name="T101"> script which is located at</text:span><text:span text:style-name="T6"> </text:span><text:span text:style-name="T237">adaptit/bin/linux/autogen.sh</text:span><text:span text:style-name="T6">. </text:span><text:span text:style-name="T101">Use these commands to execute the autogen.sh script:</text:span></text:p>
      <text:p text:style-name="P71"><text:tab/>cd ~/projects/adaptit/bin/linux</text:p>
      <text:p text:style-name="P71"><text:tab/>./autogen.sh</text:p>
      <text:p text:style-name="P34">Historically the autotools were developed in order to automate the process of creating "make" files which are capable of building programs that will run correctly on any of the variety of unix-type systems. It is hard to explain everything the autotools do (but I’ve briefly summarized them below). If you are interested, you can directly invoke each of the autotools that are called within the autogen.sh script using these <text:span text:style-name="T343">individual commands</text:span>:</text:p>
      <text:p text:style-name="P51"><text:span text:style-name="T140">1.</text:span><text:span text:style-name="T14"> Go to the </text:span><text:span text:style-name="T144">linux</text:span><text:span text:style-name="T14"> project directory by typing the following at the command line:</text:span></text:p>
      <text:p text:style-name="P51"><text:span text:style-name="T244"><text:tab/></text:span><text:span text:style-name="T233">cd</text:span></text:p>
      <text:p text:style-name="P71"><text:bookmark text:name="__DdeLink__2006_590683790"/><text:tab/>cd projects/adaptit/bin/linux</text:p>
      <text:p text:style-name="P51"><text:bookmark text:name="__DdeLink__2006_5906837901"/><text:span text:style-name="T140">2.</text:span><text:span text:style-name="T14"> Now, invok</text:span><text:span text:style-name="T91">e</text:span><text:span text:style-name="T14"> the following commands in succession:</text:span></text:p>
      <text:p text:style-name="P51"><text:span text:style-name="T244"><text:tab/></text:span><text:span text:style-name="T233">libtoolize --force --copy</text:span></text:p>
      <text:p text:style-name="P71"><text:tab/>aclocal</text:p>
      <text:p text:style-name="P71"><text:tab/>touch NEWS README AUTHORS ChangeLog</text:p>
      <text:p text:style-name="P71"><text:tab/>autoconf</text:p>
      <text:p text:style-name="P71"><text:tab/>automake --add-missing</text:p>
      <text:p text:style-name="P62">In case you are interested, here is a very rough summary of what each of the above <text:span text:style-name="T344">tools</text:span> do:</text:p>
      <text:p text:style-name="P51"><text:span text:style-name="T14"><text:tab/></text:span><text:span text:style-name="T253">libtoolize --force --copy</text:span><text:span text:style-name="T14"> - The libtool package contains the GNU libtool, a set of shell script </text:span><text:span text:style-name="T92">tool</text:span><text:span text:style-name="T14">s which automatically configure UNIX and UNIX-like architectures to </text:span><text:soft-page-break/><text:span text:style-name="T14">generically build shared libraries. <text:s/>Libtool provides a consistent, portable interface which simplifies the process of using shared libraries. </text:span><text:span text:style-name="T274">libtoolize</text:span><text:span text:style-name="T14"> also creates the ltmain.sh symbolic link. The </text:span><text:span text:style-name="T274">--force</text:span><text:span text:style-name="T14"> and </text:span><text:span text:style-name="T274">--copy</text:span><text:span text:style-name="T14"> command options make libtoolize replace existing libtool files, and copy files from the libtool data directory rather than creating symlinks. These options can help to prevent build problems due to the system having different versions of the libtool utility.</text:span></text:p>
      <text:p text:style-name="P51"><text:span text:style-name="T14"><text:tab/></text:span><text:span text:style-name="T253">aclocal</text:span><text:span text:style-name="T14"> - aclocal generates an aclocal.m4 file that contains definitions of all m4 macros required by autoconf (see below).</text:span></text:p>
      <text:p text:style-name="P51"><text:span text:style-name="T14"><text:tab/></text:span><text:span text:style-name="T253">touch NEWS README AUTHORS ChangeLog</text:span><text:span text:style-name="T14"> - the </text:span><text:span text:style-name="T274">touch</text:span><text:span text:style-name="T14"> command creates the files listed in the command, if they don't already exist. If they already exists the accessed or modification times are updated to all be the current date/time. This is done to make the </text:span><text:span text:style-name="T274">automake</text:span><text:span text:style-name="T14"> command happy (see about </text:span><text:span text:style-name="T274">automake</text:span><text:span text:style-name="T14"> below).</text:span></text:p>
      <text:p text:style-name="P51"><text:span text:style-name="T14"><text:tab/></text:span><text:span text:style-name="T253">autoconf</text:span><text:span text:style-name="T14"> - creates a "configure" script that can be called by the user to build a program/package on any kind of unix/linux system. </text:span><text:span text:style-name="T274">autoconf</text:span><text:span text:style-name="T14"> uses a list of features that the program needs and which are contained in a </text:span><text:span text:style-name="T274">configure.in</text:span><text:span text:style-name="T14"> file.</text:span></text:p>
      <text:p text:style-name="P51"><text:span text:style-name="T14"><text:tab/></text:span><text:span text:style-name="T253">automake --add-missing</text:span><text:span text:style-name="T14"> <text:s/>- </text:span><text:span text:style-name="T274">automake</text:span><text:span text:style-name="T14"> automatically creates the </text:span><text:span text:style-name="T274">Makefile.in</text:span><text:span text:style-name="T14"> file(s) from </text:span><text:span text:style-name="T274">Makefile.am</text:span><text:span text:style-name="T14"> file(s). </text:span><text:span text:style-name="T274">Makefile.am</text:span><text:span text:style-name="T14"> </text:span><text:span text:style-name="T92">contains</text:span><text:span text:style-name="T14"> a list of the source files (.h and .cpp) using a simple syntax (we need to change </text:span><text:span text:style-name="T274">Makefile.am</text:span><text:span text:style-name="T14"> any time we add or remove source files from the adaptit project – then run </text:span><text:span text:style-name="T274">automake</text:span><text:span text:style-name="T14"> again from the command line. </text:span><text:span text:style-name="T274">Makefile.in</text:span><text:span text:style-name="T14"> files are in a form that feeds </text:span><text:span text:style-name="T140">in </text:span><text:span text:style-name="T14">to the make command. The </text:span><text:span text:style-name="T254">--add-missing</text:span><text:span text:style-name="T14"> option helps to insure that certain common files exist in certain situations, if they were not distributed with the version of </text:span><text:span text:style-name="T274">automake</text:span><text:span text:style-name="T14"> on the current system.</text:span></text:p>
      <text:p text:style-name="P51"><text:span text:style-name="T14">I have tried to be careful to use relative paths as much as possible and/or provided macros within CodeBlocks’ </text:span><text:span text:style-name="T92">Adapt It </text:span><text:span text:style-name="T14">project file (</text:span><text:span text:style-name="T140">adaptit.cbp</text:span><text:span text:style-name="T14">) so that it should be able to work essentially without modification on any system that is set up following the procedures in this document. </text:span><text:span text:style-name="T92">T</text:span><text:span text:style-name="T14">he </text:span><text:span text:style-name="T140">adaptit.cbp</text:span><text:span text:style-name="T14"> project file is included in the </text:span><text:span text:style-name="T92">adaptit </text:span><text:span text:style-name="T14">git repository and will be located within the </text:span><text:span text:style-name="T140">projects/adaptit/bin/linux</text:span><text:span text:style-name="T14"> folder created during a git clone operation.</text:span></text:p>
      <text:p text:style-name="P100"><text:bookmark-start text:name="Using CodeBlocks to build Adapt It against a custom or locally built wxWidgets library"/><text:bookmark-start text:name="__RefHeading___Toc2291_3553356107"/>Using CodeBlocks to build Adapt It against a <text:line-break/>custom <text:span text:style-name="T310">or </text:span>locally built wxWidgets library<text:bookmark-end text:name="Using CodeBlocks to build Adapt It against a custom or locally built wxWidgets library"/><text:bookmark-end text:name="__RefHeading___Toc2291_3553356107"/></text:p>
      <text:p text:style-name="P39"><text:span text:style-name="T296">(</text:span>Created by Mike Hore, revised 15 June 2021 by Bill Martin<text:span text:style-name="T296">)</text:span></text:p>
      <text:p text:style-name="P45"><text:span text:style-name="T185">IMPORTANT: Before you can use CodeBlocks to build any of the configurations mentioned below you need to </text:span><text:span text:style-name="T186">download, </text:span><text:span text:style-name="T185">configure and make the wxWidgets librar</text:span><text:span text:style-name="T187">ies for each </text:span><text:span text:style-name="T188">custom/specific </text:span><text:span text:style-name="T187">version </text:span><text:span text:style-name="T189">you want</text:span><text:span text:style-name="T187"> by following the command-line instructions given </text:span><text:span text:style-name="T190">earlier </text:span><text:span text:style-name="T189">sections </text:span><text:span text:style-name="T190">in</text:span><text:span text:style-name="T187"> this </text:span><text:span text:style-name="T190">Appendix:</text:span><text:span text:style-name="T187"> </text:span><text:a xlink:type="simple" xlink:href="#Downloading a specific version of the wxWidgets library for testing on Linux (optional)" text:style-name="Internet_20_link" text:visited-style-name="Visited_20_Internet_20_Link"><text:span text:style-name="T289">Downloading a specific version of the wxWidgets library for </text:span></text:a><text:soft-page-break/><text:a xlink:type="simple" xlink:href="#Downloading a specific version of the wxWidgets library for testing on Linux (optional)" text:style-name="Internet_20_link" text:visited-style-name="Visited_20_Internet_20_Link"><text:span text:style-name="T289">testing on Linux</text:span></text:a><text:span text:style-name="T187">,</text:span><text:span text:style-name="T219"> </text:span><text:span text:style-name="T220">and</text:span><text:span text:style-name="T219"> </text:span><text:a xlink:type="simple" xlink:href="#Building specific versions of the wxWidgets library (optional)" text:style-name="Internet_20_link" text:visited-style-name="Visited_20_Internet_20_Link"><text:span text:style-name="T289">Building specific versions of the wxWidgets library</text:span></text:a><text:span text:style-name="T219">.</text:span></text:p>
      <text:p text:style-name="P58"><text:span text:style-name="T120">The </text:span><text:span text:style-name="T108">CodeBlocks </text:span><text:span text:style-name="T120">configuration settings (</text:span><text:span text:style-name="T122">P</text:span><text:span text:style-name="T120">roject </text:span><text:span text:style-name="T122">&gt; B</text:span><text:span text:style-name="T120">uild options...) need to </text:span><text:span text:style-name="T122">be able to find</text:span><text:span text:style-name="T120"> </text:span><text:span text:style-name="T108">the location of your custom wxWidgets directory </text:span><text:span text:style-name="T122">(with its own unique </text:span><text:span text:style-name="T191">wx-config</text:span><text:span text:style-name="T122"> tool)</text:span><text:span text:style-name="T108">. Under Windows we use the WXWIN environment variable, but CodeBlocks is unreliable in dealing with </text:span><text:span text:style-name="T123">Linux </text:span><text:span text:style-name="T108">environment variables. </text:span><text:span text:style-name="T136">So, r</text:span><text:span text:style-name="T123">ather than trying to use environment variables in CodeBlocks for Linux, </text:span><text:span text:style-name="T136">there are other strategies we can use. W</text:span><text:span text:style-name="T123">e can use </text:span><text:span text:style-name="T124">the wxWidgets supplied wx-config utility, symbolic links </text:span><text:span text:style-name="T136">(</text:span><text:span text:style-name="T124">or a combination of both of these strategies</text:span><text:span text:style-name="T136">) or a variable expansion macro along with wx-config</text:span><text:span text:style-name="T124">. </text:span><text:span text:style-name="T132">The wx-config utility is used in all of the configurations that are provided by default in CodeBlocks. </text:span><text:span text:style-name="T124">The use of the wx-config utility has been described in earlier sections of this document. </text:span></text:p>
      <text:p text:style-name="Heading_20_3"><text:bookmark-start text:name="CodeBlocks provided configurations for building Adapt It"/><text:bookmark-start text:name="__RefHeading___Toc5362_2768333006"/><text:span text:style-name="T124">C</text:span><text:span text:style-name="T108">odeBlocks provided configurations </text:span><text:span text:style-name="T134">for </text:span><text:span text:style-name="T135">building </text:span><text:span text:style-name="T134">Adapt It</text:span><text:bookmark-end text:name="CodeBlocks provided configurations for building Adapt It"/><text:bookmark-end text:name="__RefHeading___Toc5362_2768333006"/></text:p>
      <text:p text:style-name="P46"><text:span text:style-name="T34">The </text:span><text:span text:style-name="T45">CodeBlocks </text:span><text:span text:style-name="T34">project </text:span><text:span text:style-name="T46">for Adapt It (</text:span><text:span text:style-name="T34">adaptit.cbp </text:span><text:span text:style-name="T46">) </text:span><text:span text:style-name="T38">currently</text:span><text:span text:style-name="T34"> </text:span><text:span text:style-name="T45">has</text:span><text:span text:style-name="T34"> </text:span><text:span text:style-name="T46">a fairly large number of</text:span><text:span text:style-name="T14"> </text:span><text:span text:style-name="T93">b</text:span><text:span text:style-name="T14">uild “target</text:span><text:span text:style-name="T34">s</text:span><text:span text:style-name="T14">” </text:span><text:span text:style-name="T93">or “configurations” </text:span><text:span text:style-name="T46">supplied for developer use</text:span><text:span text:style-name="T14">. </text:span><text:span text:style-name="T46">They can be used as examples for constructing other build targets. If you follow the earlier procedures in this Appendix, you should be able to use these targets as is, </text:span><text:span text:style-name="T45">without modification. </text:span><text:span text:style-name="T46">That is</text:span><text:span text:style-name="T45">, if you have downloaded the appropriate wxWidgets versions, configured those versions, and buil</text:span><text:span text:style-name="T46">t </text:span><text:span text:style-name="T45">them as described earlier in this document, </text:span><text:span text:style-name="T46">these targets should build to completion without problems. </text:span></text:p>
      <text:p text:style-name="P80"><text:span text:style-name="T46">Here are the supplied build targets </text:span><text:span text:style-name="T93">supplied in CodeBlocks</text:span><text:span text:style-name="T46">:</text:span></text:p>
      <text:p text:style-name="P30"><text:span text:style-name="T144">Debug_</text:span><text:span text:style-name="T151">wx</text:span><text:span text:style-name="T148">3</text:span><text:span text:style-name="T144">.</text:span><text:span text:style-name="T148">0</text:span><text:span text:style-name="T196"> </text:span><text:span text:style-name="T197">and</text:span><text:span text:style-name="T195"> </text:span><text:span text:style-name="T151">Release_wx3.0</text:span><text:span text:style-name="T197"> (</text:span><text:span text:style-name="T200">Builds debug/release versions of Adapt It that link </text:span><text:span text:style-name="T201">dynamically</text:span><text:span text:style-name="T200"> to </text:span><text:span text:style-name="T199">the </text:span><text:span text:style-name="T201">wxWidgets </text:span><text:span text:style-name="T202">shared </text:span><text:span text:style-name="T201">libraries that are installed system-wide in the current Ubuntu/Wasta distributions</text:span><text:span text:style-name="T200"> </text:span><text:span text:style-name="T199">wxWidgets, version 3.</text:span><text:span text:style-name="T201">0</text:span><text:span text:style-name="T199">.</text:span><text:span text:style-name="T201">2 or 3.0.4</text:span><text:span text:style-name="T197">. </text:span><text:span text:style-name="T205">These will allow you to build Adapt It and test it with your Linux distribution’s available dynamic wxWidgets libraries.)</text:span></text:p>
      <text:p text:style-name="P60"><text:span text:style-name="T144">Debug_</text:span><text:span text:style-name="T151">wx</text:span><text:span text:style-name="T144">3</text:span><text:span text:style-name="T148">1Static</text:span><text:span text:style-name="T14"> </text:span><text:span text:style-name="T34">and </text:span><text:span text:style-name="T151">Release_wx31Static</text:span><text:span text:style-name="T197"> (</text:span><text:span text:style-name="T200">Builds debug/release versions of Adapt It that link statically to </text:span><text:span text:style-name="T199">the latest development release of</text:span><text:span text:style-name="T200"> </text:span><text:span text:style-name="T199">wxWidgets,version 3.1.5. These configurations should be the main test configurations, testing Adapt It against th</text:span><text:span text:style-name="T211">is</text:span><text:span text:style-name="T199"> latest officially released version of wxWidgets).</text:span></text:p>
      <text:p text:style-name="P61"><text:span text:style-name="T144">Debug</text:span><text:span text:style-name="T151">_wx</text:span><text:span text:style-name="T144">-git</text:span><text:span text:style-name="T195"> </text:span><text:span text:style-name="T197">and </text:span><text:span text:style-name="T151">Release_wx-git</text:span><text:span text:style-name="T197"> </text:span><text:span text:style-name="T34">(</text:span><text:span text:style-name="T36">Builds debug/release versions of Adapt It that link statically to </text:span><text:span text:style-name="T47">the</text:span><text:span text:style-name="T199"> </text:span><text:span text:style-name="T169">latest nightly version</text:span><text:span text:style-name="T199"> of wxWidgets </text:span><text:span text:style-name="T203">which </text:span><text:span text:style-name="T212">earlier </text:span><text:span text:style-name="T206">you’</text:span><text:span text:style-name="T203">ve cloned to a folder called </text:span><text:span text:style-name="T255">wxWidgets-git</text:span><text:span text:style-name="T203">. The code within wxWidgets-git is a full git working copy of the wxWidgets remote repository at GitHub. </text:span><text:span text:style-name="T204">Therefore, a</text:span><text:span text:style-name="T203">s often as you please, you can do a </text:span><text:span text:style-name="T153">git pull</text:span><text:span text:style-name="T203"> in a terminal that is opened to the top level of the wxWidgets-git folder. That </text:span><text:span text:style-name="T153">git pull</text:span><text:span text:style-name="T203"> will get the latest nightly changes, additions </text:span><text:span text:style-name="T204">and</text:span><text:span text:style-name="T203"> fixes made by the wxWidgets team. Remember that after a git pull </text:span><text:span text:style-name="T204">operation</text:span><text:span text:style-name="T203">, you will need to </text:span><text:span text:style-name="T256">cd</text:span><text:span text:style-name="T203"> into the </text:span><text:span text:style-name="T255">buildgtkud</text:span><text:span text:style-name="T203"> and </text:span><text:span text:style-name="T255">buildgtku</text:span><text:span text:style-name="T203"> sub-folders, and call the </text:span><text:span text:style-name="T255">make</text:span><text:span text:style-name="T203"> command to rebuild the library so that its library </text:span><text:span text:style-name="T212">binaries are</text:span><text:span text:style-name="T203"> updated with any changes </text:span><text:span text:style-name="T204">that were </text:span><text:span text:style-name="T203">pulled down. </text:span><text:span text:style-name="T206">Once you’ve done that</text:span><text:span text:style-name="T203"> you can use these CodeBlocks </text:span><text:soft-page-break/><text:span text:style-name="T203">configurations to build Adapt It and run again</text:span><text:span text:style-name="T204">st</text:span><text:span text:style-name="T203"> that </text:span><text:span text:style-name="T206">git </text:span><text:span text:style-name="T203">updated </text:span><text:span text:style-name="T206">nightly </text:span><text:span text:style-name="T203">library</text:span><text:span text:style-name="T34">).</text:span></text:p>
      <text:p text:style-name="P75"><text:span text:style-name="T144">Link2DebugWX</text:span><text:span text:style-name="T158">git</text:span><text:span text:style-name="T144">Static</text:span><text:span text:style-name="T195"> and </text:span><text:span text:style-name="T144">Link2ReleaseWX</text:span><text:span text:style-name="T158">git</text:span><text:span text:style-name="T144">Static</text:span><text:span text:style-name="T195"> </text:span><text:span text:style-name="T198">(</text:span><text:span text:style-name="T199">Builds debug/release versions of Adapt It that link statically to </text:span><text:span text:style-name="T207">the git cloned nightly version of wxWidgets kept in</text:span><text:span text:style-name="T199"> </text:span><text:span text:style-name="T257">wxWidgets-</text:span><text:span text:style-name="T258">git</text:span><text:span text:style-name="T199">, </text:span><text:span text:style-name="T212">as described above, but </text:span><text:span text:style-name="T199">doing it through a symlink </text:span><text:span text:style-name="T207">named </text:span><text:span text:style-name="T158">wxgit</text:span><text:span text:style-name="T207"> </text:span><text:span text:style-name="T212">placed </text:span><text:span text:style-name="T199">in the root </text:span><text:span text:style-name="T257">/</text:span><text:span text:style-name="T199"> of the filesystem. </text:span><text:span text:style-name="T212">That</text:span><text:span text:style-name="T199"> </text:span><text:span text:style-name="T207">sym</text:span><text:span text:style-name="T199">link’</text:span><text:span text:style-name="T212">s</text:span><text:span text:style-name="T199"> “target” is the </text:span><text:span text:style-name="T257">wxWidgets-</text:span><text:span text:style-name="T258">git</text:span><text:span text:style-name="T199"> folder in the user’s </text:span><text:span text:style-name="T257">~/projects/</text:span><text:span text:style-name="T199"> folder – illustrating the use of a symlink as described </text:span><text:span text:style-name="T208">in the section </text:span><text:span text:style-name="T212">below </text:span><text:a xlink:type="simple" xlink:href="#Using a symlink in the file system root" text:style-name="Internet_20_link" text:visited-style-name="Visited_20_Internet_20_Link">Using a symlink in the file system root</text:a><text:span text:style-name="T198">).</text:span></text:p>
      <text:p text:style-name="P60"><text:span text:style-name="T151">X</text:span><text:span text:style-name="T159">DebugWX3Static</text:span><text:span text:style-name="T48"> and </text:span><text:span text:style-name="T159">XReleaseWX3Static</text:span><text:span text:style-name="T48"> (</text:span><text:span text:style-name="T35">Builds debug/release versions of Adapt It that link statically to </text:span><text:span text:style-name="T36">wxWidgets. These</text:span><text:span text:style-name="T48"> CodeBlocks configurations call a </text:span><text:span text:style-name="T159">Pre-build </text:span><text:span text:style-name="T152">step</text:span><text:span text:style-name="T35"> </text:span><text:span text:style-name="T159">script</text:span><text:span text:style-name="T48"> </text:span><text:span text:style-name="T36">(called </text:span><text:span text:style-name="T275">makewx.sh</text:span><text:span text:style-name="T36">) that</text:span><text:span text:style-name="T48"> download</text:span><text:span text:style-name="T36">s</text:span><text:span text:style-name="T48"> </text:span><text:span text:style-name="T35">wxWidgets-3.0.2 (or a specific wx version in the second parameter) if it doesn’t already exist</text:span><text:span text:style-name="T48">, configure</text:span><text:span text:style-name="T36">s</text:span><text:span text:style-name="T48"> </text:span><text:span text:style-name="T35">it as a static, monolithic library, </text:span><text:span text:style-name="T48">and </text:span><text:span text:style-name="T35">build</text:span><text:span text:style-name="T36">s</text:span><text:span text:style-name="T35">/</text:span><text:span text:style-name="T48">make</text:span><text:span text:style-name="T36">s</text:span><text:span text:style-name="T48"> </text:span><text:span text:style-name="T35">it </text:span><text:span text:style-name="T36">into</text:span><text:span text:style-name="T35"> </text:span><text:span text:style-name="T48">a custom wxWidgets version, </text:span><text:span text:style-name="T35">then </text:span><text:span text:style-name="T36">CodeBlocks builds</text:span><text:span text:style-name="T35"> Adapt It against it. These configurations are highly experimental and </text:span><text:span text:style-name="T95">were created some time ago, and </text:span><text:span text:style-name="T94">are at a developmental stage unlikely to</text:span><text:span text:style-name="T48"> work on your computer.</text:span><text:span text:style-name="T35">)</text:span></text:p>
      <text:p text:style-name="P38"><text:span text:style-name="T35">N</text:span><text:span text:style-name="T14">ote: All of the above CodeBlocks configurations expect debug build products to be located in a </text:span><text:span text:style-name="T254">buildgtkud</text:span><text:span text:style-name="T14"> sub-directory of the top level wxWidgets folder, and release build products to be located in a separate </text:span><text:span text:style-name="T254">buildgtku</text:span><text:span text:style-name="T14"> sub-directory of the top level wxWidgets folder – just as described in earlier sections of this document.</text:span></text:p>
      <text:p text:style-name="Heading_20_3"><text:bookmark-start text:name="Using a symlink in the file system root"/><text:bookmark-start text:name="__RefHeading___Toc5364_2768333006"/><text:span text:style-name="T129">U</text:span><text:span text:style-name="T108">sing a symlink in the file system root</text:span><text:bookmark-end text:name="Using a symlink in the file system root"/><text:span text:style-name="T108"> /</text:span><text:bookmark-end text:name="__RefHeading___Toc5364_2768333006"/></text:p>
      <text:p text:style-name="P78"><text:span text:style-name="T124">In this current section we’ll describe the</text:span><text:span text:style-name="T108"> use symbolic links </text:span><text:span text:style-name="T124">for informing CodeBlocks the location or path to the wxWidgets folder that has been configured and built for use in building Adapt It. Symbolic links</text:span><text:span text:style-name="T108"> are the Linux equivalents of shortcuts on Windows or aliases on the Mac. </text:span><text:span text:style-name="T124">Although symbolic links can be created at the command line using the Linux </text:span><text:span text:style-name="T251">ln</text:span><text:span text:style-name="T124"> command, t</text:span><text:span text:style-name="T108">he easiest way to create a symbolic link (also called a symlink) is </text:span><text:span text:style-name="T124">by using</text:span><text:span text:style-name="T108"> the File Manager. </text:span><text:span text:style-name="T111">On some Linux systems</text:span><text:span text:style-name="T108">, </text:span><text:span text:style-name="T111">you </text:span><text:span text:style-name="T121">may be able to</text:span><text:span text:style-name="T108"> drag the icon for a file </text:span><text:span text:style-name="T125">within its File Manager </text:span><text:span text:style-name="T108">to another location., </text:span><text:span text:style-name="T121">select “Link here” from the d</text:span><text:span text:style-name="T108">rop-down menu th</text:span><text:span text:style-name="T121">at</text:span><text:span text:style-name="T108"> appears </text:span><text:span text:style-name="T121">and give the new link a name. Recent versions of Ubuntu Linux come with the </text:span><text:span text:style-name="T182">Nautilus</text:span><text:span text:style-name="T121"> File Manager. </text:span><text:span text:style-name="T111">Wasta Linux </text:span><text:span text:style-name="T115">comes with</text:span><text:span text:style-name="T112"> the </text:span><text:span text:style-name="T179">Nemo</text:span><text:span text:style-name="T111"> File Manager. </text:span><text:span text:style-name="T121">In both of these File Managers</text:span><text:span text:style-name="T111">, you </text:span><text:span text:style-name="T121">can </text:span><text:span text:style-name="T111">right-click on </text:span><text:span text:style-name="T121">a</text:span><text:span text:style-name="T111"> file or folder and select “</text:span><text:span text:style-name="T179">Make a Link</text:span><text:span text:style-name="T111">” </text:span><text:span text:style-name="T112">in the pop-up menu </text:span><text:span text:style-name="T121">that appears</text:span><text:span text:style-name="T111">. The link is created </text:span><text:span text:style-name="T115">immediately </text:span><text:span text:style-name="T111">in the same folder location </text:span><text:span text:style-name="T128">that </text:span><text:span text:style-name="T111">the original file/folder </text:span><text:span text:style-name="T128">is in, but</text:span><text:span text:style-name="T111"> will have </text:span><text:span text:style-name="T128">its</text:span><text:span text:style-name="T111"> name prefixed with “</text:span><text:span text:style-name="T179">Link to </text:span><text:span text:style-name="T180">&lt;name&gt;</text:span><text:span text:style-name="T111">“.</text:span></text:p>
      <text:p text:style-name="P56"><text:span text:style-name="T108">We </text:span><text:span text:style-name="T137">will</text:span><text:span text:style-name="T108"> create </text:span><text:span text:style-name="T129">a </text:span><text:span text:style-name="T108">symbolic link for </text:span><text:span text:style-name="T129">a </text:span><text:span text:style-name="T112">wxWidgets</text:span><text:span text:style-name="T108"> </text:span><text:span text:style-name="T133">nightly </text:span><text:span text:style-name="T108">repository version</text:span><text:span text:style-name="T112"> that </text:span><text:span text:style-name="T129">was</text:span><text:span text:style-name="T112"> previously downloaded, </text:span><text:span text:style-name="T126">configured and built, </text:span><text:span text:style-name="T129">and </text:span><text:span text:style-name="T126">that reside</text:span><text:span text:style-name="T129">s</text:span><text:span text:style-name="T126"> in</text:span><text:span text:style-name="T112"> </text:span><text:span text:style-name="T129">the </text:span><text:span text:style-name="T112">folder named </text:span><text:span text:style-name="T180">wxWidgets-</text:span><text:span text:style-name="T184">git</text:span><text:span text:style-name="T108">. </text:span><text:span text:style-name="T112">By changing the link name to predictable/</text:span><text:span text:style-name="T108">specific name and putting </text:span><text:span text:style-name="T129">that</text:span><text:span text:style-name="T112"> link </text:span><text:span text:style-name="T129">in</text:span><text:span text:style-name="T108"> a specific place </text:span><text:span text:style-name="T112">(in the Linux root or </text:span><text:span text:style-name="T250">/</text:span><text:span text:style-name="T112"> directory)</text:span><text:span text:style-name="T108">, the CodeBlocks project will be able to locate </text:span><text:span text:style-name="T129">it</text:span><text:span text:style-name="T108"> </text:span><text:span text:style-name="T126">relatively easily </text:span><text:soft-page-break/><text:span text:style-name="T108">and link that version of wxWidgets to </text:span><text:span text:style-name="T112">the </text:span><text:span text:style-name="T128">Adapt It project</text:span><text:span text:style-name="T112"> in CodeBlocks </text:span><text:span text:style-name="T133">using its </text:span><text:span text:style-name="T151">Link2DebugWX</text:span><text:span text:style-name="T158">git</text:span><text:span text:style-name="T151">Static</text:span><text:span text:style-name="T197"> and </text:span><text:span text:style-name="T151">Link2ReleaseWX</text:span><text:span text:style-name="T158">git</text:span><text:span text:style-name="T151">Static</text:span><text:span text:style-name="T197"> </text:span><text:span text:style-name="T213">example </text:span><text:span text:style-name="T209">configuration targets</text:span><text:span text:style-name="T108">.</text:span></text:p>
      <text:p text:style-name="P79"><text:span text:style-name="T131">I</text:span><text:span text:style-name="T108">f you didn’t </text:span><text:span text:style-name="T133">clone the nightly</text:span><text:span text:style-name="T129"> version of</text:span><text:span text:style-name="T108"> wxWidgets, </text:span><text:span text:style-name="T129">you might wis</text:span><text:span text:style-name="T133">h </text:span><text:span text:style-name="T129">to do so </text:span><text:span text:style-name="T130">now so you can</text:span><text:span text:style-name="T129"> see how the symlink works. </text:span><text:span text:style-name="T133">That process is described in an earlier section of this Appendix called </text:span><text:a xlink:type="simple" xlink:href="#Downloading a specific version of the wxWidgets library for testing on Linux (optional)" text:style-name="Internet_20_link" text:visited-style-name="Visited_20_Internet_20_Link"><text:span text:style-name="T289">Downloading a specific version of the wxWidgets library for testing on Linux (optional)</text:span></text:a><text:span text:style-name="T133">. </text:span><text:span text:style-name="T129">As with other wxWidgets downloads, you’ll </text:span><text:span text:style-name="T130">also </text:span><text:span text:style-name="T129">need to create the </text:span><text:span text:style-name="T252">buildgtkud</text:span><text:span text:style-name="T129"> and </text:span><text:span text:style-name="T252">buildgtku</text:span><text:span text:style-name="T129"> sub-directories in the top level </text:span><text:span text:style-name="T252">wxWidgets-</text:span><text:span text:style-name="T248">git</text:span><text:span text:style-name="T129"> directory, configure those builds from within those sub-directories with the appropriate </text:span><text:span text:style-name="T252">../configure --enable-debug --disable-shared</text:span><text:span text:style-name="T129">, and </text:span><text:span text:style-name="T252">../configure --disable-shared</text:span><text:span text:style-name="T129"> commands, then call </text:span><text:span text:style-name="T252">make clean</text:span><text:span text:style-name="T129"> and </text:span><text:span text:style-name="T252">make</text:span><text:span text:style-name="T129"> to build the libraries, </text:span><text:span text:style-name="T138">all </text:span><text:span text:style-name="T129">before testing the </text:span><text:span text:style-name="T133">CodeBlocks</text:span><text:span text:style-name="T129"> </text:span><text:span text:style-name="T151">Link2DebugWX</text:span><text:span text:style-name="T158">git</text:span><text:span text:style-name="T151">Static</text:span><text:span text:style-name="T197"> and </text:span><text:span text:style-name="T151">Link2ReleaseWX</text:span><text:span text:style-name="T158">git</text:span><text:span text:style-name="T151">Static</text:span><text:span text:style-name="T129"> configurations. </text:span><text:span text:style-name="T139">Now let’s make the symlink:</text:span></text:p>
      <text:p text:style-name="P55"><text:span text:style-name="T178">1.</text:span><text:span text:style-name="T108"> In the File Manager, </text:span><text:span text:style-name="T111">navigate to</text:span><text:span text:style-name="T108"> </text:span><text:span text:style-name="T111">the </text:span><text:span text:style-name="T179">projects</text:span><text:span text:style-name="T111"> directory of</text:span><text:span text:style-name="T108"> your </text:span><text:span text:style-name="T178">home</text:span><text:span text:style-name="T108"> folder </text:span><text:span text:style-name="T112">(where this document earlier </text:span><text:span text:style-name="T127">suggested </text:span><text:span text:style-name="T112">you store </text:span><text:span text:style-name="T127">your</text:span><text:span text:style-name="T112"> downloaded wxWidgets versions)</text:span><text:span text:style-name="T108">.</text:span></text:p>
      <text:p text:style-name="P51"><text:span text:style-name="T178">2.</text:span><text:span text:style-name="T108"> </text:span><text:span text:style-name="T118">U</text:span><text:span text:style-name="T112">sing </text:span><text:span text:style-name="T118">your </text:span><text:span text:style-name="T112">File Manager </text:span><text:span text:style-name="T116">(Nemo </text:span><text:span text:style-name="T118">or Nautilus</text:span><text:span text:style-name="T116">)</text:span><text:span text:style-name="T112">, right-click on the </text:span><text:span text:style-name="T250">wxWidgets-</text:span><text:span text:style-name="T248">git</text:span><text:span text:style-name="T112"> folder name, and select “Make a Link”. </text:span><text:span text:style-name="T117">A link appears named </text:span><text:span text:style-name="T249">Link to wxWidgets-</text:span><text:span text:style-name="T248">git</text:span><text:span text:style-name="T117"> in the same window. </text:span></text:p>
      <text:p text:style-name="P52"><text:span text:style-name="T178">5.</text:span><text:span text:style-name="T108"> </text:span><text:span text:style-name="T117">Right-click on the </text:span><text:span text:style-name="T249">Link to wxWidgets-3.0.4 </text:span><text:span text:style-name="T117">link, and </text:span><text:span text:style-name="T112">on the popup menu</text:span><text:span text:style-name="T113"> select </text:span><text:span text:style-name="T181">Rename…</text:span><text:span text:style-name="T113"> </text:span><text:span text:style-name="T108">Rename the link to </text:span><text:span text:style-name="T246">wx</text:span><text:span text:style-name="T248">git</text:span><text:span text:style-name="T108">.</text:span></text:p>
      <text:p text:style-name="P56"><text:span text:style-name="T108">We now need to move th</text:span><text:span text:style-name="T130">is</text:span><text:span text:style-name="T108"> symbolic link to your </text:span><text:span text:style-name="T247">r</text:span><text:span text:style-name="T246">oot </text:span><text:span text:style-name="T247">(/)</text:span><text:span text:style-name="T114"> </text:span><text:span text:style-name="T108">directory. (The home directories for different users will have different names, but the </text:span><text:span text:style-name="T114">r</text:span><text:span text:style-name="T108">oot directory always has a blank name – </text:span><text:span text:style-name="T114">represented as </text:span><text:span text:style-name="T247">/</text:span><text:span text:style-name="T108">, </text:span><text:span text:style-name="T130">and as such,</text:span><text:span text:style-name="T108"> the CodeBlocks project </text:span><text:span text:style-name="T114">configuration</text:span><text:span text:style-name="T130">s</text:span><text:span text:style-name="T114"> </text:span><text:span text:style-name="T151">Link2DebugWX</text:span><text:span text:style-name="T158">git</text:span><text:span text:style-name="T151">Static</text:span><text:span text:style-name="T197"> and </text:span><text:span text:style-name="T151">Link2ReleaseWX</text:span><text:span text:style-name="T158">git</text:span><text:span text:style-name="T151">Static</text:span><text:span text:style-name="T114"> </text:span><text:span text:style-name="T108">can </text:span><text:span text:style-name="T119">more efficiently</text:span><text:span text:style-name="T108"> locate it.)</text:span></text:p>
      <text:p text:style-name="P51"><text:span text:style-name="T183">6</text:span><text:span text:style-name="T178">.</text:span><text:span text:style-name="T108"> Open a Terminal window </text:span><text:span text:style-name="T114">[Ctrl+Alt+T] </text:span><text:span text:style-name="T108">(which should have your home directory as its initial current directory). <text:s/></text:span></text:p>
      <text:p text:style-name="P51"><text:span text:style-name="T183">7</text:span><text:span text:style-name="T178">.</text:span><text:span text:style-name="T108"> Type th</text:span><text:span text:style-name="T114">ese</text:span><text:span text:style-name="T108"> command</text:span><text:span text:style-name="T114">s</text:span><text:span text:style-name="T108">:</text:span></text:p>
      <text:p text:style-name="P72">cd projects</text:p>
      <text:p text:style-name="P85">sudo cp -d wx<text:span text:style-name="T316">git</text:span> /wx<text:span text:style-name="T316">git</text:span></text:p>
      <text:p text:style-name="P51"><text:span text:style-name="T14">Type your password when prompted. The </text:span><text:span text:style-name="T29">r</text:span><text:span text:style-name="T14">oot directory needs superuser permissions to write to it, which is why we need to use </text:span><text:span text:style-name="T144">sudo</text:span><text:span text:style-name="T14">.</text:span></text:p>
      <text:p text:style-name="P51"><text:span text:style-name="T14">Once you’ve completed these steps, you won’t normally need to repeat them. Even if you use </text:span><text:span text:style-name="T147">git</text:span><text:span text:style-name="T14"> to update your copy of </text:span><text:span text:style-name="T29">the nightly </text:span><text:span text:style-name="T144">wxWidgets-git</text:span><text:span text:style-name="T14"> </text:span><text:span text:style-name="T29">version </text:span><text:span text:style-name="T14">and rebuild it, the directory locations remain the same, so the symbolic links don’t need to change. You can also delete the original </text:span><text:soft-page-break/><text:span text:style-name="T14">symbolic link </text:span><text:span text:style-name="T147">wxgit</text:span><text:span text:style-name="T29"> </text:span><text:span text:style-name="T49">from</text:span><text:span text:style-name="T14"> </text:span><text:span text:style-name="T29">the </text:span><text:span text:style-name="T147">projects</text:span><text:span text:style-name="T29"> folder of </text:span><text:span text:style-name="T14">your home directory if you want to.</text:span></text:p>
      <text:p text:style-name="P59"><text:span text:style-name="T157">8</text:span><text:span text:style-name="T144">. </text:span><text:span text:style-name="T14">Open the </text:span><text:span text:style-name="T140">adaptit.cbp</text:span><text:span text:style-name="T14"> project in CodeBlocks. </text:span><text:span text:style-name="T49">Select the </text:span><text:span text:style-name="T151">Link2DebugWX</text:span><text:span text:style-name="T158">git</text:span><text:span text:style-name="T151">Static</text:span><text:span text:style-name="T197"> </text:span><text:span text:style-name="T209">configuration, do a </text:span><text:span text:style-name="T160">Build &gt; Clean</text:span><text:span text:style-name="T209">, then a </text:span><text:span text:style-name="T160">Build &gt; Build</text:span><text:span text:style-name="T209"> operation. Adapt It should build against the nightly version stored in </text:span><text:span text:style-name="T259">wxWidgets-git</text:span><text:span text:style-name="T209"> via the </text:span><text:span text:style-name="T160">wxgit</text:span><text:span text:style-name="T209"> </text:span><text:span text:style-name="T160">symlink</text:span><text:span text:style-name="T209"> located in the filesystem root. </text:span><text:span text:style-name="T210">Look at the </text:span><text:span text:style-name="T260">Project &gt; Build options &gt; Link2DebugWXgitStatic &gt; Linker settings tab &gt; Other linker options</text:span><text:span text:style-name="T210"> (right window pane). You should notice that the path indicated to </text:span><text:span text:style-name="T214">the</text:span><text:span text:style-name="T210"> </text:span><text:span text:style-name="T260">wx-config</text:span><text:span text:style-name="T210"> tool starts at the root </text:span><text:span text:style-name="T260">/wxgit...</text:span><text:span text:style-name="T278">Th</text:span><text:span text:style-name="T279">at path is:</text:span></text:p>
      <text:p text:style-name="P103">`/wxgit/buildgtkud/wx-config <text:s/>--version=3.0 --unicode=yes --debug=yes --libs core,base,aui,html,xrc,qa,adv,xml,net`</text:p>
      <text:p text:style-name="P103">-lcurl -luuid</text:p>
      <text:p text:style-name="P81"><text:span text:style-name="T225">Note that the f</text:span><text:span text:style-name="T224">orward slash </text:span><text:span text:style-name="T225">on </text:span><text:span text:style-name="T272">/wxgit...</text:span><text:span text:style-name="T225"> </text:span><text:span text:style-name="T224">indicates it is a path </text:span><text:span text:style-name="T225">that starts at the files ystem root</text:span><text:span text:style-name="T224">.</text:span><text:span text:style-name="T223"> </text:span><text:span text:style-name="T277">Look also at the </text:span><text:span text:style-name="T269">Project &gt; Build options &gt; Link2DebugWXgitStatic &gt; Compiler settings tab &gt; Other compiler options</text:span><text:span text:style-name="T223"> sub-tab. </text:span><text:span text:style-name="T225">The path is:</text:span></text:p>
      <text:p text:style-name="P103">`/wxgit/buildgtkud/wx-config <text:s/>--version=3.0 --unicode=yes --debug=yes --cppflags`</text:p>
      <text:p text:style-name="P81"><text:span text:style-name="T225">Here too, y</text:span><text:span text:style-name="T223">ou can see the same symlink </text:span><text:span text:style-name="T269">/wxgit...</text:span><text:span text:style-name="T277">used. </text:span><text:span text:style-name="T279">And here too the </text:span><text:span text:style-name="T278">symlink target is</text:span><text:span text:style-name="T277"> </text:span><text:span text:style-name="T278">actually </text:span><text:span text:style-name="T279">pointing </text:span><text:span text:style-name="T278">at </text:span><text:span text:style-name="T279">the </text:span><text:span text:style-name="T281">wx-config</text:span><text:span text:style-name="T279"> tool at</text:span><text:span text:style-name="T278">:</text:span><text:span text:style-name="T277"> </text:span><text:span text:style-name="T271">~/projects/wxWidgets-git/</text:span><text:span text:style-name="T269">wx-config</text:span><text:span text:style-name="T277"> t</text:span><text:span text:style-name="T279">in the </text:span><text:span text:style-name="T281">projects</text:span><text:span text:style-name="T279"> folder of the user’s Home directory</text:span><text:span text:style-name="T277">.</text:span></text:p>
      <text:p text:style-name="P90"><text:span text:style-name="T276">Similar root paths simlinks are used to point to the appropriate </text:span><text:span text:style-name="T280">wx-config</text:span><text:span text:style-name="T276"> tool within the </text:span><text:span text:style-name="T280">Link2ReleaseWXgitStatic</text:span><text:span text:style-name="T276"> target configuration.</text:span></text:p>
      <text:p text:style-name="P57"><text:span text:style-name="T14">If you’ve followed the above steps successfully, you should get </text:span><text:span text:style-name="T37">CodeBlocks to produce </text:span><text:span text:style-name="T14">a successful build of Adapt It against the version of wxWidgets that you chose, and if debugging you should be able to step right into the source code for wxWidgets.</text:span></text:p>
      <text:p text:style-name="Heading_20_3"><text:bookmark-start text:name="Using CodeBlocks variable expansion macros to simplify paths in build options"/><text:bookmark-start text:name="__RefHeading___Toc5161_1656430271"/>Using CodeBlocks <text:span text:style-name="T318">variable expansion </text:span>macros to <text:line-break/>simplify paths in <text:span text:style-name="T317">build </text:span>options<text:bookmark-end text:name="Using CodeBlocks variable expansion macros to simplify paths in build options"/><text:bookmark-end text:name="__RefHeading___Toc5161_1656430271"/></text:p>
      <text:p text:style-name="P88"><text:span text:style-name="T14">CodeBlocks has some built-in macros that </text:span><text:span text:style-name="T53">provide “variable expansion” when used within its p</text:span><text:span text:style-name="T14">roject settings </text:span><text:span text:style-name="T57">and </text:span><text:span text:style-name="T50">build </text:span><text:span text:style-name="T14">options. </text:span><text:span text:style-name="T53">The available macros are listed in the CodeBlocks’ Wiki page at: </text:span><text:a xlink:type="simple" xlink:href="https://wiki.codeblocks.org/index.php/Variable_expansion" text:style-name="Internet_20_link" text:visited-style-name="Visited_20_Internet_20_Link">https://wiki.codeblocks.org/index.php/Variable_expansion</text:a><text:span text:style-name="T53"> </text:span><text:span text:style-name="T56">and also here: </text:span><text:a xlink:type="simple" xlink:href="https://docs.huihoo.com/codeblocks/1.0/main_codeblocks_ench3.html#x4-790003" text:style-name="Internet_20_link" text:visited-style-name="Visited_20_Internet_20_Link">https://docs.huihoo.com/codeblocks/1.0/main_codeblocks_ench3.html#x4-790003</text:a><text:span text:style-name="T56">. </text:span><text:span text:style-name="T54">There are may macros listed </text:span><text:span text:style-name="T57">in those</text:span><text:span text:style-name="T54"> web page</text:span><text:span text:style-name="T57">s</text:span><text:span text:style-name="T54">, but most a</text:span><text:span text:style-name="T57">re</text:span><text:span text:style-name="T54"> not really helpful within our build options settings. One helpful</text:span><text:span text:style-name="T14"> macro </text:span><text:span text:style-name="T96">there </text:span><text:span text:style-name="T54">is </text:span><text:span text:style-name="T51">named </text:span><text:span text:style-name="T262">$</text:span><text:span text:style-name="T264">(</text:span><text:span text:style-name="T262">GET_DOCUMENTS_DIR)</text:span><text:span text:style-name="T50">. </text:span><text:span text:style-name="T54">But, that name is misleading. </text:span><text:span text:style-name="T51">You might expect that </text:span><text:span text:style-name="T54">it </text:span><text:span text:style-name="T51">resolves to something like </text:span><text:span text:style-name="T261">/</text:span><text:span text:style-name="T273">home</text:span><text:span text:style-name="T270">/&lt;user&gt;/Documents/</text:span><text:span text:style-name="T51"> since Ubuntu/Wasta </text:span><text:span text:style-name="T52">L</text:span><text:span text:style-name="T51">inux </text:span><text:span text:style-name="T55">distributions </text:span><text:span text:style-name="T52">come pre-installed </text:span><text:soft-page-break/><text:span text:style-name="T52">with </text:span><text:span text:style-name="T51">a </text:span><text:span text:style-name="T261">Documents</text:span><text:span text:style-name="T51"> directory </text:span><text:span text:style-name="T52">as a sub-directory of the user’s Home directory</text:span><text:span text:style-name="T51">. But no, in all Linux systems, this </text:span><text:span text:style-name="T262">$</text:span><text:span text:style-name="T264">(</text:span><text:span text:style-name="T262">GET_DOCUMENTS_DIR)</text:span><text:span text:style-name="T52"> </text:span><text:span text:style-name="T51">macro actually resolves/</text:span><text:span text:style-name="T96">expands</text:span><text:span text:style-name="T51"> to the user’s Home directory </text:span><text:span text:style-name="T261">/</text:span><text:span text:style-name="T273">home</text:span><text:span text:style-name="T270">/&lt;user&gt;</text:span><text:span text:style-name="T51">. </text:span><text:span text:style-name="T53">or</text:span><text:span text:style-name="T51"> <text:s/></text:span><text:span text:style-name="T53">simply</text:span><text:span text:style-name="T51"> </text:span><text:span text:style-name="T263">~</text:span><text:span text:style-name="T53"> .</text:span><text:span text:style-name="T51">We </text:span><text:span text:style-name="T50">currently </text:span><text:span text:style-name="T51">make use of this macro i</text:span><text:span text:style-name="T50">n </text:span><text:span text:style-name="T51">the </text:span><text:span text:style-name="T161">Debug_wx31Static</text:span><text:span text:style-name="T51">, </text:span><text:span text:style-name="T161">Release_wx31Static</text:span><text:span text:style-name="T51">, </text:span><text:span text:style-name="T161">Debug_wx-git</text:span><text:span text:style-name="T51">, </text:span><text:span text:style-name="T161">Release_wx-git</text:span><text:span text:style-name="T51">, and t</text:span><text:span text:style-name="T50">he experimental configurations </text:span><text:span text:style-name="T162">XDebugWX3Static</text:span><text:span text:style-name="T50"> and </text:span><text:span text:style-name="T162">XReleaseWX3Static</text:span><text:span text:style-name="T50">, </text:span><text:span text:style-name="T53">where t</text:span><text:span text:style-name="T51">his macro </text:span><text:span text:style-name="T53">is</text:span><text:span text:style-name="T51"> </text:span><text:span text:style-name="T50">use</text:span><text:span text:style-name="T51">d</text:span><text:span text:style-name="T50"> as a path pre</text:span><text:span text:style-name="T51">f</text:span><text:span text:style-name="T50">ix </text:span><text:span text:style-name="T58">that points to the </text:span><text:span text:style-name="T163">wx-config</text:span><text:span text:style-name="T58"> tool that is </text:span><text:span text:style-name="T96">invoked </text:span><text:span text:style-name="T58">for </text:span><text:span text:style-name="T96">those </text:span><text:span text:style-name="T58">specific configuration</text:span><text:span text:style-name="T96">s</text:span><text:span text:style-name="T58"> and build</text:span><text:span text:style-name="T96">s</text:span><text:span text:style-name="T58"> of </text:span><text:span text:style-name="T96">Adapt It (being statically linked to </text:span><text:span text:style-name="T58">the </text:span><text:span text:style-name="T96">desired </text:span><text:span text:style-name="T58">wxWidgets library</text:span><text:span text:style-name="T96">)</text:span><text:span text:style-name="T58">. It is helpful because we can use it to represent the path to</text:span><text:span text:style-name="T51"> the user’s home directory </text:span><text:span text:style-name="T55">and avoids hard-coding the user’s actual user name - which is different for each user</text:span><text:span text:style-name="T51">. </text:span></text:p>
      <text:p text:style-name="P89"><text:span text:style-name="T51">T</text:span><text:span text:style-name="T14">here may be other CodeBlocks macros listed in the Wiki page that would be helpful to us, but it is fairly difficult to see the actual strings that result when these macros are “expanded”. There is no location that I can find within the CodeBlocks IDE that shows them expanded, so that the developer can determine what they resolve/</text:span><text:span text:style-name="T97">expand</text:span><text:span text:style-name="T14"> to without a lot of trial and error. Perhaps a later version of CodeBlocks will have a way (like Visual Studio’s IDE) to visualize what macros resolve/expand to, before actually using them.</text:span></text:p>
      <text:p text:style-name="P68"><text:bookmark-start text:name="End of Documentation"/>End of Documentation<text:bookmark-end text:name="End of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Arial-BoldMT" svg:font-family="Arial-BoldMT" style:font-family-generic="roman"/>
    <style:font-face style:name="Arial-ItalicMT" svg:font-family="Arial-ItalicMT" style:font-family-generic="roman"/>
    <style:font-face style:name="Courier New" svg:font-family="'Courier New'" style:font-family-generic="roman"/>
    <style:font-face style:name="CourierNewPS-BoldMT" svg:font-family="CourierNewPS-BoldMT" style:font-family-generic="roman"/>
    <style:font-face style:name="CourierNewPSMT" svg:font-family="CourierNewPSMT" style:font-family-generic="roman"/>
    <style:font-face style:name="Liberation Sans" svg:font-family="'Liberation Sans'" style:font-family-generic="roman"/>
    <style:font-face style:name="Liberation Serif" svg:font-family="'Liberation Serif'" style:font-family-generic="roman"/>
    <style:font-face style:name="OpenSymbol" svg:font-family="OpenSymbol" style:font-family-generic="roman"/>
    <style:font-face style:name="Times New Roman" svg:font-family="'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Liberation Sans1" svg:font-family="'Liberation Sans'"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BoldMT1" svg:font-family="Arial-BoldMT" style:font-family-generic="system" style:font-pitch="variable"/>
    <style:font-face style:name="Courier New2" svg:font-family="'Courier New'" style:font-family-generic="system" style:font-pitch="variable"/>
    <style:font-face style:name="CourierNewPS-BoldMT1" svg:font-family="CourierNewPS-BoldMT" style:font-family-generic="system" style:font-pitch="variable"/>
    <style:font-face style:name="CourierNewPSMT1" svg:font-family="CourierNewPSMT"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BoldMT1" svg:font-family="TimesNewRomanPS-BoldMT" style:font-family-generic="system" style:font-pitch="variable"/>
    <style:font-face style:name="TimesNewRomanPSMT1" svg:font-family="TimesNewRomanPSMT"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keep-together="always" fo:orphans="0" fo:widows="0" fo:hyphenation-ladder-count="no-limit" fo:keep-with-next="always" style:writing-mode="lr-tb"/>
      <style:text-properties fo:color="#000000" style:font-name="Liberation Serif" fo:font-family="'Liberation Serif'" style:font-family-generic="roman"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start" style:justify-single-word="false" fo:keep-together="always" fo:orphans="0" fo:widows="0" fo:hyphenation-ladder-count="no-limit" fo:keep-with-next="always" style:writing-mode="lr-tb"/>
      <style:text-properties fo:color="#000000" style:font-name="Liberation Sans" fo:font-family="'Liberation Sans'" style:font-family-generic="roman" fo:font-size="14pt" fo:language="en" fo:country="US" style:letter-kerning="true" style:font-name-asian="Liberation Serif1" style:font-family-asian="'Liberation Serif'" style:font-family-generic-asian="system" style:font-pitch-asian="variable" style:font-size-asian="14pt" style:language-asian="hi" style:country-asian="IN" fo:hyphenate="false" fo:hyphenation-remain-char-count="2" fo:hyphenation-push-char-count="2"/>
    </style:style>
    <style:style style:name="Text_20_body" style:display-name="Text body" style:family="paragraph" style:parent-style-name="Standard" style:default-outline-level="" style:class="text" style:master-page-name="">
      <style:paragraph-properties fo:margin-top="0in" fo:margin-bottom="0.0972in" loext:contextual-spacing="false" fo:line-height="120%" fo:text-align="start" style:justify-single-word="false" fo:keep-together="auto" fo:orphans="0" fo:widows="0" fo:hyphenation-ladder-count="no-limit" style:page-number="auto" fo:keep-with-next="auto" style:writing-mode="lr-tb"/>
      <style:text-properties fo:color="#000000" style:font-name="Times New Roman" fo:font-family="'Times New Roman'" style:font-family-generic="roman"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List" style:family="paragraph" style:parent-style-name="Text_20_body" style:default-outline-level="" style:class="list">
      <style:paragraph-properties fo:margin-top="0in" fo:margin-bottom="0.0835in" loext:contextual-spacing="false" fo:line-height="100%" fo:text-align="start" style:justify-single-word="false" fo:keep-together="always" fo:orphans="2" fo:widows="2" fo:hyphenation-ladder-count="no-limit" fo:keep-with-next="always" style:writing-mode="lr-tb"/>
      <style:text-properties fo:color="#000000" style:font-name="TimesNewRomanPSMT" fo:font-family="TimesNewRomanPSMT" style:font-family-generic="roman"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start" style:justify-single-word="false" fo:keep-together="always" fo:orphans="0" fo:widows="0" fo:hyphenation-ladder-count="no-limit" fo:keep-with-next="always" style:writing-mode="lr-tb"/>
      <style:text-properties fo:color="#000000" style:font-name="TimesNewRomanPS-ItalicMT" fo:font-family="TimesNewRomanPS-ItalicMT" style:font-family-generic="roman" fo:font-size="12pt" fo:language="en" fo:country="US" fo:font-style="italic" style:letter-kerning="true" style:font-name-asian="Liberation Serif1" style:font-family-asian="'Liberation Serif'" style:font-family-generic-asian="system" style:font-pitch-asian="variable" style:font-size-asian="12pt" style:language-asian="hi" style:country-asian="IN" style:font-style-asian="italic" fo:hyphenate="false" fo:hyphenation-remain-char-count="2" fo:hyphenation-push-char-count="2"/>
    </style:style>
    <style:style style:name="Index" style:family="paragraph" style:parent-style-name="Standard" style:default-outline-level="" style:class="index">
      <style:paragraph-properties fo:margin-top="0in" fo:margin-bottom="0in" loext:contextual-spacing="false" fo:line-height="100%" fo:text-align="start" style:justify-single-word="false" fo:keep-together="always" fo:orphans="0" fo:widows="0" fo:hyphenation-ladder-count="no-limit" fo:keep-with-next="always" style:writing-mode="lr-tb"/>
      <style:text-properties fo:color="#000000" style:font-name="Liberation Serif" fo:font-family="'Liberation Serif'" style:font-family-generic="roman"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default-outline-level="" style:class="text">
      <style:paragraph-properties fo:margin-top="0.1665in" fo:margin-bottom="0.0835in" loext:contextual-spacing="false" fo:line-height="100%" fo:text-align="center" style:justify-single-word="false" fo:keep-together="always" fo:orphans="0" fo:widows="0" fo:hyphenation-ladder-count="no-limit" fo:keep-with-next="always" style:writing-mode="lr-tb"/>
      <style:text-properties fo:color="#000000" style:font-name="Liberation Sans1" fo:font-family="'Liberation Sans'" style:font-family-generic="swiss" fo:font-size="16pt" fo:language="en" fo:country="US" fo:font-weight="bold"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2" style:display-name="Heading 2" style:family="paragraph" style:parent-style-name="Heading" style:default-outline-level="" style:class="text">
      <style:paragraph-properties fo:margin-top="0.1402in" fo:margin-bottom="0.0799in" loext:contextual-spacing="false" fo:line-height="100%" fo:text-align="center" style:justify-single-word="false" fo:keep-together="always" fo:orphans="0" fo:widows="0" fo:hyphenation-ladder-count="no-limit" fo:keep-with-next="always" style:writing-mode="lr-tb"/>
      <style:text-properties fo:color="#000000" style:font-name="Liberation Sans1" fo:font-family="'Liberation Sans'" style:font-family-generic="swiss" fo:font-size="14pt" fo:language="en" fo:country="US" fo:font-weight="bold"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3" style:display-name="Heading 3" style:family="paragraph" style:parent-style-name="Heading" style:default-outline-level="" style:class="text">
      <style:paragraph-properties fo:margin-top="0.1402in" fo:margin-bottom="0.0799in" loext:contextual-spacing="false" fo:line-height="100%" fo:text-align="start" style:justify-single-word="false" fo:keep-together="always" fo:orphans="0" fo:widows="0" fo:hyphenation-ladder-count="no-limit" fo:keep-with-next="always" style:writing-mode="lr-tb"/>
      <style:text-properties fo:color="#000000" style:font-name="Liberation Sans1" fo:font-family="'Liberation Sans'" style:font-family-generic="swiss" fo:font-size="13pt" fo:language="en" fo:country="US" fo:font-weight="bold" style:letter-kerning="true" style:font-name-asian="Liberation Serif1" style:font-family-asian="'Liberation Serif'" style:font-family-generic-asian="system" style:font-pitch-asian="variable" style:font-size-asian="12pt" style:language-asian="hi" style:country-asian="IN" style:font-weight-asian="bold" fo:hyphenate="false" fo:hyphenation-remain-char-count="2" fo:hyphenation-push-char-count="2"/>
    </style:style>
    <style:style style:name="Heading_20_4" style:display-name="Heading 4" style:family="paragraph" style:parent-style-name="Heading" style:default-outline-level="" style:class="text">
      <style:paragraph-properties fo:margin-top="0.0835in" fo:margin-bottom="0.0835in" loext:contextual-spacing="false" fo:line-height="100%" fo:text-align="start" style:justify-single-word="false" fo:keep-together="always" fo:orphans="0" fo:widows="0" fo:hyphenation-ladder-count="no-limit" fo:keep-with-next="always" style:writing-mode="lr-tb"/>
      <style:text-properties fo:color="#000000" style:font-name="Liberation Sans1" fo:font-family="'Liberation Sans'" style:font-family-generic="swiss" fo:font-size="12pt" fo:language="en" fo:country="US" fo:font-style="italic" fo:font-weight="bold" style:letter-kerning="true" style:font-name-asian="Liberation Serif1" style:font-family-asian="'Liberation Serif'" style:font-family-generic-asian="system" style:font-pitch-asian="variable" style:font-size-asian="13pt" style:language-asian="hi" style:country-asian="IN" style:font-style-asian="italic" style:font-weight-asian="bold" fo:hyphenate="false" fo:hyphenation-remain-char-count="2" fo:hyphenation-push-char-count="2"/>
    </style:style>
    <style:style style:name="Text_20_body_20__28_user_29_" style:display-name="Text body (user)" style:family="paragraph" style:parent-style-name="Standard" style:default-outline-level="">
      <style:paragraph-properties fo:margin-top="0in" fo:margin-bottom="0.0835in" loext:contextual-spacing="false" fo:line-height="100%" fo:text-align="start" style:justify-single-word="false" fo:keep-together="always" fo:orphans="2" fo:widows="2" fo:hyphenation-ladder-count="no-limit" fo:keep-with-next="always" style:writing-mode="lr-tb"/>
      <style:text-properties fo:color="#000000" style:font-name="TimesNewRomanPSMT" fo:font-family="TimesNewRomanPSMT" style:font-family-generic="roman"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Title" style:family="paragraph" style:parent-style-name="Heading" style:default-outline-level="" style:class="chapter">
      <style:paragraph-properties fo:margin-top="0.1665in" fo:margin-bottom="0.0417in" loext:contextual-spacing="false" fo:line-height="100%" fo:text-align="center" style:justify-single-word="false" fo:keep-together="always" fo:orphans="0" fo:widows="0" fo:hyphenation-ladder-count="no-limit" fo:keep-with-next="always" style:writing-mode="lr-tb"/>
      <style:text-properties fo:color="#000000" style:font-name="Arial-BoldMT" fo:font-family="Arial-BoldMT" style:font-family-generic="roman" fo:font-size="16pt" fo:language="en" fo:country="US" fo:font-weight="bold" style:letter-kerning="true" style:font-name-asian="Liberation Serif1" style:font-family-asian="'Liberation Serif'" style:font-family-generic-asian="system" style:font-pitch-asian="variable" style:font-size-asian="16pt" style:language-asian="hi" style:country-asian="IN" style:font-weight-asian="bold" fo:hyphenate="false" fo:hyphenation-remain-char-count="2" fo:hyphenation-push-char-count="2"/>
    </style:style>
    <style:style style:name="Subtitle" style:family="paragraph" style:parent-style-name="Heading" style:default-outline-level="" style:class="chapter">
      <style:paragraph-properties fo:margin-top="0.1665in" fo:margin-bottom="0.0835in" loext:contextual-spacing="false" fo:line-height="100%" fo:text-align="center" style:justify-single-word="false" fo:keep-together="always" fo:orphans="0" fo:widows="0" fo:hyphenation-ladder-count="no-limit" fo:keep-with-next="always" style:writing-mode="lr-tb"/>
      <style:text-properties fo:color="#000000" style:font-name="Arial-ItalicMT" fo:font-family="Arial-ItalicMT" style:font-family-generic="roman" fo:font-size="14pt" fo:language="en" fo:country="US" fo:font-style="italic" style:letter-kerning="true" style:font-name-asian="Liberation Serif1" style:font-family-asian="'Liberation Serif'" style:font-family-generic-asian="system" style:font-pitch-asian="variable" style:font-size-asian="14pt" style:language-asian="hi" style:country-asian="IN" style:font-style-asian="italic" fo:hyphenate="false" fo:hyphenation-remain-char-count="2" fo:hyphenation-push-char-count="2"/>
    </style:style>
    <style:style style:name="HTML_20_Preformatted" style:display-name="HTML Preformatted" style:family="paragraph" style:default-outline-level="">
      <style:paragraph-properties fo:margin-top="0in" fo:margin-bottom="0in" loext:contextual-spacing="false" fo:line-height="100%" fo:text-align="start" style:justify-single-word="false" fo:keep-together="always" fo:orphans="2" fo:widows="2" fo:hyphenation-ladder-count="no-limit"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family="'Courier New'" style:font-family-generic="roman"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start" style:justify-single-word="false" fo:keep-together="always" fo:orphans="0" fo:widows="0" fo:hyphenation-ladder-count="no-limit" fo:keep-with-next="always" text:number-lines="false" text:line-number="0" style:writing-mode="lr-tb">
        <style:tab-stops>
          <style:tab-stop style:position="3in" style:type="center"/>
          <style:tab-stop style:position="6in" style:type="right"/>
        </style:tab-stops>
      </style:paragraph-properties>
      <style:text-properties fo:color="#000000" style:font-name="Liberation Serif" fo:font-family="'Liberation Serif'" style:font-family-generic="roman"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start" style:justify-single-word="false" fo:keep-together="always" fo:orphans="0" fo:widows="0" fo:hyphenation-ladder-count="no-limit" fo:keep-with-next="always" text:number-lines="false" text:line-number="0" style:writing-mode="lr-tb">
        <style:tab-stops>
          <style:tab-stop style:position="3in" style:type="center"/>
          <style:tab-stop style:position="6in" style:type="right"/>
        </style:tab-stops>
      </style:paragraph-properties>
      <style:text-properties fo:color="#000000" style:font-name="Liberation Serif" fo:font-family="'Liberation Serif'" style:font-family-generic="roman"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Quotations" style:family="paragraph" style:parent-style-name="Standard" style:default-outline-level="" style:class="html">
      <style:paragraph-properties fo:margin-top="0in" fo:margin-bottom="0in" loext:contextual-spacing="false" fo:line-height="100%" fo:text-align="start" style:justify-single-word="false" fo:keep-together="always" fo:orphans="0" fo:widows="0" fo:hyphenation-ladder-count="no-limit" fo:keep-with-next="always" style:writing-mode="lr-tb"/>
      <style:text-properties fo:color="#000000" style:font-name="Liberation Serif" fo:font-family="'Liberation Serif'" style:font-family-generic="roman"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Contents_20_Heading" style:display-name="Contents Heading" style:family="paragraph" style:parent-style-name="Heading" style:default-outline-level="" style:class="index">
      <style:paragraph-properties fo:margin-top="0.1665in" fo:margin-bottom="0.0835in" loext:contextual-spacing="false" fo:line-height="100%" fo:text-align="start" style:justify-single-word="false" fo:keep-together="always" fo:orphans="0" fo:widows="0" fo:hyphenation-ladder-count="no-limit" fo:keep-with-next="always" style:writing-mode="lr-tb"/>
      <style:text-properties fo:color="#000000" style:font-name="Liberation Sans" fo:font-family="'Liberation Sans'" style:font-family-generic="roman" fo:font-size="14pt" fo:language="en" fo:country="US" style:letter-kerning="true" style:font-name-asian="Liberation Serif1" style:font-family-asian="'Liberation Serif'" style:font-family-generic-asian="system" style:font-pitch-asian="variable" style:font-size-asian="14pt" style:language-asian="hi" style:country-asian="IN"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Internet_20_link" style:display-name="Internet link" style:family="text">
      <style:text-properties fo:color="#0000ff" style:text-underline-style="solid" style:text-underline-width="auto" style:text-underline-color="font-color"/>
    </style:style>
    <style:style style:name="Line_20_numbering_20__28_user_29_" style:display-name="Line numbering (user)"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style>
    <style:style style:name="ListLabel_20_1" style:display-name="ListLabel 1" style:family="text">
      <style:text-properties style:font-name="TimesNewRomanPSMT" fo:font-family="TimesNewRomanPSMT" style:font-family-generic="roman" fo:font-size="12pt" fo:font-weight="bold" style:font-name-asian="OpenSymbol1" style:font-family-asian="OpenSymbol" style:font-family-generic-asian="system" style:font-pitch-asian="variable" style:font-size-asian="12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ff" style:font-name="TimesNewRomanPSMT" fo:font-family="TimesNewRomanPSMT" style:font-family-generic="roman" fo:font-size="12pt" fo:language="en" fo:country="US" style:text-underline-style="solid" style:text-underline-width="auto" style:text-underline-color="font-color" style:letter-kerning="true" style:font-name-asian="TimesNewRomanPSMT1" style:font-family-asian="TimesNewRomanPSMT" style:font-family-generic-asian="system" style:font-pitch-asian="variable" style:font-size-asian="12pt" style:language-asian="hi" style:country-asian="IN"/>
    </style:style>
    <style:style style:name="ListLabel_20_3" style:display-name="ListLabel 3" style:family="text">
      <style:text-properties fo:color="#000080" style:font-name="TimesNewRomanPSMT" fo:font-family="TimesNewRomanPSMT" style:font-family-generic="roman" fo:font-size="12pt" fo:language="en" fo:country="US" style:text-underline-style="solid" style:text-underline-width="auto" style:text-underline-color="font-color" style:letter-kerning="true" style:font-name-asian="TimesNewRomanPSMT1" style:font-family-asian="TimesNewRomanPSMT" style:font-family-generic-asian="system" style:font-pitch-asian="variable" style:font-size-asian="12pt" style:language-asian="hi" style:country-asian="IN"/>
    </style:style>
    <style:style style:name="ListLabel_20_4" style:display-name="ListLabel 4" style:family="text">
      <style:text-properties fo:color="#0000ff" style:font-name="Liberation Serif" fo:font-family="'Liberation Serif'" style:font-family-generic="roman" fo:font-size="12pt" fo:language="en" fo:country="US" style:text-underline-style="solid" style:text-underline-width="auto" style:text-underline-color="font-color" style:letter-kerning="true" style:font-name-asian="Liberation Serif1" style:font-family-asian="'Liberation Serif'" style:font-family-generic-asian="system" style:font-pitch-asian="variable" style:font-size-asian="12pt" style:language-asian="hi" style:country-asian="IN"/>
    </style:style>
    <style:style style:name="ListLabel_20_5" style:display-name="ListLabel 5" style:family="text">
      <style:text-properties fo:color="#000080" style:font-name="TimesNewRomanPS-BoldMT" fo:font-family="TimesNewRomanPS-BoldMT" style:font-family-generic="roman" fo:font-size="12pt" fo:language="en" fo:country="US" style:text-underline-style="solid" style:text-underline-width="auto" style:text-underline-color="font-color" fo:font-weight="bold" style:letter-kerning="true" style:font-name-asian="TimesNewRomanPS-BoldMT1" style:font-family-asian="TimesNewRomanPS-BoldMT" style:font-family-generic-asian="system" style:font-pitch-asian="variable" style:font-size-asian="12pt" style:language-asian="hi" style:country-asian="IN" style:font-weight-asian="bold"/>
    </style:style>
    <style:style style:name="ListLabel_20_6" style:display-name="ListLabel 6" style:family="text">
      <style:text-properties fo:color="#0000ff" style:font-name="Times New Roman" fo:font-family="'Times New Roman'" style:font-family-generic="roman" fo:font-size="12pt" fo:language="en" fo:country="US" style:text-underline-style="solid" style:text-underline-width="auto" style:text-underline-color="font-color" style:letter-kerning="true" style:font-name-asian="Times New Roman2" style:font-family-asian="'Times New Roman'" style:font-family-generic-asian="system" style:font-pitch-asian="variable" style:font-size-asian="12pt" style:language-asian="hi" style:country-asian="IN"/>
    </style:style>
    <style:style style:name="ListLabel_20_7" style:display-name="ListLabel 7" style:family="text">
      <style:text-properties fo:color="#0000ff" style:font-name="Times New Roman" fo:font-family="'Times New Roman'" style:font-family-generic="roman" fo:font-size="12pt" fo:language="en" fo:country="US" style:text-underline-style="solid" style:text-underline-width="auto" style:text-underline-color="font-color" style:letter-kerning="true" style:font-name-asian="Times New Roman2" style:font-family-asian="'Times New Roman'" style:font-family-generic-asian="system" style:font-pitch-asian="variable" style:font-size-asian="12pt" style:language-asian="hi" style:country-asian="IN"/>
    </style:style>
    <style:style style:name="ListLabel_20_8" style:display-name="ListLabel 8" style:family="text">
      <style:text-properties fo:color="#000080" style:font-name="Times New Roman" fo:font-family="'Times New Roman'" style:font-family-generic="roman" fo:font-size="12pt" fo:language="en" fo:country="US" style:text-underline-style="solid" style:text-underline-width="auto" style:text-underline-color="font-color" style:letter-kerning="true" style:font-name-asian="Times New Roman2" style:font-family-asian="'Times New Roman'" style:font-family-generic-asian="system" style:font-pitch-asian="variable" style:font-size-asian="12pt" style:language-asian="hi" style:country-asian="IN"/>
    </style:style>
    <style:style style:name="ListLabel_20_9" style:display-name="ListLabel 9" style:family="text">
      <style:text-properties fo:color="#000080" style:font-name="Times New Roman" fo:font-family="'Times New Roman'" style:font-family-generic="roman" fo:font-size="12pt" fo:language="en" fo:country="US" style:text-underline-style="solid" style:text-underline-width="auto" style:text-underline-color="font-color" fo:font-weight="bold" style:letter-kerning="true" style:font-name-asian="Times New Roman2" style:font-family-asian="'Times New Roman'" style:font-family-generic-asian="system" style:font-pitch-asian="variable" style:font-size-asian="12pt" style:language-asian="hi" style:country-asian="IN" style:font-weight-asian="bold"/>
    </style:style>
    <style:style style:name="ListLabel_20_10" style:display-name="ListLabel 10" style:family="text">
      <style:text-properties fo:color="#0000ff" style:font-name="Times New Roman" fo:font-family="'Times New Roman'" style:font-family-generic="roman" fo:font-size="12pt" fo:language="en" fo:country="US" style:text-underline-style="solid" style:text-underline-width="auto" style:text-underline-color="font-color" style:letter-kerning="true" style:font-name-asian="Times New Roman2" style:font-family-asian="'Times New Roman'" style:font-family-generic-asian="system" style:font-pitch-asian="variable" style:font-size-asian="12pt" style:language-asian="hi" style:country-asian="IN"/>
    </style:style>
    <style:style style:name="ListLabel_20_11" style:display-name="ListLabel 11" style:family="text">
      <style:text-properties fo:color="#000080" style:font-name="Times New Roman" fo:font-family="'Times New Roman'" style:font-family-generic="roman" fo:font-size="12pt" fo:language="en" fo:country="US" style:text-underline-style="solid" style:text-underline-width="auto" style:text-underline-color="font-color" style:letter-kerning="true" style:font-name-asian="Times New Roman2" style:font-family-asian="'Times New Roman'" style:font-family-generic-asian="system" style:font-pitch-asian="variable" style:font-size-asian="12pt" style:language-asian="hi" style:country-asian="IN"/>
    </style:style>
    <style:style style:name="ListLabel_20_12" style:display-name="ListLabel 12" style:family="text">
      <style:text-properties fo:color="#000000" style:font-name="Times New Roman" fo:font-family="'Times New Roman'" style:font-family-generic="roman" fo:font-size="12pt" fo:language="en" fo:country="US" style:text-underline-style="solid" style:text-underline-width="auto" style:text-underline-color="font-color" fo:font-weight="bold" style:letter-kerning="true" style:font-name-asian="Times New Roman2" style:font-family-asian="'Times New Roman'" style:font-family-generic-asian="system" style:font-pitch-asian="variable" style:font-size-asian="12pt" style:language-asian="hi" style:country-asian="IN" style:font-weight-asian="bold"/>
    </style:style>
    <style:style style:name="ListLabel_20_13" style:display-name="ListLabel 13" style:family="text">
      <style:text-properties fo:color="#000080" style:font-name="Times New Roman" fo:font-family="'Times New Roman'" style:font-family-generic="roman" fo:font-size="12pt" fo:language="en" fo:country="US" style:text-underline-style="solid" style:text-underline-width="auto" style:text-underline-color="font-color" fo:font-weight="bold" style:letter-kerning="true" style:font-name-asian="Times New Roman2" style:font-family-asian="'Times New Roman'" style:font-family-generic-asian="system" style:font-pitch-asian="variable" style:font-size-asian="12pt" style:language-asian="hi" style:country-asian="IN" style:font-weight-asian="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margin-top="0in" fo:margin-bottom="0in" loext:contextual-spacing="false" fo:line-height="100%" fo:text-align="start" style:justify-single-word="false" fo:keep-together="always" fo:orphans="0" fo:widows="0" fo:hyphenation-ladder-count="no-limit" fo:text-indent="0in" style:auto-text-indent="false" fo:keep-with-next="always" style:writing-mode="lr-tb">
        <style:tab-stops>
          <style:tab-stop style:position="3in" style:type="center"/>
          <style:tab-stop style:position="6in" style:type="right"/>
        </style:tab-stops>
      </style:paragraph-properties>
      <style:text-properties fo:color="#000000" style:font-name="Liberation Serif" fo:font-size="12pt" fo:language="en" fo:country="US" style:letter-kerning="true" style:font-name-asian="Liberation Sans2" style:font-size-asian="12pt" style:language-asian="hi" style:country-asian="IN" fo:hyphenate="false" fo:hyphenation-remain-char-count="2" fo:hyphenation-push-char-count="2"/>
    </style:style>
    <style:style style:name="MP2" style:family="paragraph" style:parent-style-name="Footer">
      <style:paragraph-properties fo:margin-left="0in" fo:margin-right="0in" fo:margin-top="0in" fo:margin-bottom="0in" loext:contextual-spacing="false" fo:line-height="100%" fo:text-align="start" style:justify-single-word="false" fo:keep-together="always" fo:orphans="0" fo:widows="0" fo:hyphenation-ladder-count="no-limit" fo:text-indent="0in" style:auto-text-indent="false" fo:keep-with-next="always" style:writing-mode="lr-tb">
        <style:tab-stops>
          <style:tab-stop style:position="3in" style:type="center"/>
          <style:tab-stop style:position="6in" style:type="right"/>
        </style:tab-stops>
      </style:paragraph-properties>
      <style:text-properties fo:hyphenate="false" fo:hyphenation-remain-char-count="2" fo:hyphenation-push-char-count="2"/>
    </style:style>
    <style:style style:name="MT1" style:family="text">
      <style:text-properties fo:color="#000000" style:font-name="Arial-BoldMT" fo:font-size="9pt" fo:language="en" fo:country="US" fo:font-weight="bold" style:letter-kerning="true" style:font-name-asian="Arial-BoldMT1" style:font-size-asian="9pt" style:language-asian="hi" style:country-asian="IN" style:font-weight-asian="bold" style:font-name-complex="Arial-BoldMT1"/>
    </style:style>
    <style:style style:name="MT2" style:family="text">
      <style:text-properties fo:color="#000000" style:font-name="TimesNewRomanPSMT" fo:font-size="12pt" fo:language="en" fo:country="US" style:letter-kerning="true" style:font-name-asian="TimesNewRomanPSMT1" style:font-size-asian="12pt" style:language-asian="hi" style:country-asian="IN" style:font-name-complex="TimesNewRomanPSMT1"/>
    </style:style>
    <style:style style:name="MT3" style:family="text">
      <style:text-properties fo:color="#000000" style:font-name="Liberation Serif" fo:font-size="9pt" fo:language="en" fo:country="US" fo:font-weight="bold" style:letter-kerning="true" style:font-name-asian="Liberation Sans2" style:font-size-asian="9pt" style:language-asian="hi" style:country-asian="IN" style:font-weight-asian="bold"/>
    </style:style>
    <style:page-layout style:name="Mpm1">
      <style:page-layout-properties fo:page-width="8.5in" fo:page-height="11in" style:num-format="1" style:print-orientation="portrait" fo:margin-top="0.5in" fo:margin-bottom="0.7618in" fo:margin-left="1in" fo:margin-right="1in" style:writing-mode="lr-tb" style:layout-grid-color="#c0c0c0" style:layout-grid-lines="2275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807in" fo:margin-left="0in" fo:margin-right="0in" fo:margin-top="0.2417in" style:dynamic-spacing="true"/>
      </style:footer-style>
    </style:page-layout>
  </office:automatic-styles>
  <office:master-styles>
    <style:master-page style:name="Standard" style:page-layout-name="Mpm1">
      <style:header>
        <text:p text:style-name="MP1"/>
      </style:header>
      <style:footer>
        <text:p text:style-name="MP2"><text:span text:style-name="MT1">Setting up wxWidgets and Adapt It on Ubuntu Linux</text:span><text:span text:style-name="MT2"><text:tab/></text:span><text:span text:style-name="MT1">Page </text:span><text:span text:style-name="MT3"><text:page-number text:select-page="current">35</text:page-number></text:span><text:span text:style-name="MT1"><text:s/>of </text:span><text:span text:style-name="MT3"><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eta:initial-creator>
    <meta:creation-date>2012-11-18T13:58:00</meta:creation-date>
    <dc:date>2021-06-22T21:52:59.166278417</dc:date>
    <meta:print-date>2013-12-19T09:42:00</meta:print-date>
    <meta:editing-duration>PT14H57M59S</meta:editing-duration>
    <meta:editing-cycles>193</meta:editing-cycles>
    <meta:generator>LibreOffice/6.0.6.2$Linux_X86_64 LibreOffice_project/00m0$Build-2</meta:generator>
    <meta:document-statistic meta:table-count="0" meta:image-count="0" meta:object-count="0" meta:page-count="35" meta:paragraph-count="489" meta:word-count="13045" meta:character-count="84217" meta:non-whitespace-character-count="70733"/>
  </office:meta>
</office:document-meta>
</file>